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097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5362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able-cell-properties style:vertical-align="automatic"/>
    </style:style>
    <style:style style:name="ce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5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6" style:family="table-cell" style:parent-style-name="Default">
      <style:map style:condition="cell-content()!=[$Classic.B2:$Classic.J91]" style:apply-style-name="Accent_20_3" style:base-cell-address="Unleveled.B2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0">
      <style:table-cell-properties fo:background-color="#81d41a"/>
    </style:style>
    <style:style style:name="ce19" style:family="table-cell" style:parent-style-name="Default">
      <style:table-cell-properties fo:background-color="#81d41a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 style:data-style-name="N0">
      <style:table-cell-properties fo:background-color="#ffbf00"/>
    </style:style>
    <style:style style:name="ce22" style:family="table-cell" style:parent-style-name="Default">
      <style:table-cell-properties fo:background-color="#ffbf00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 style:data-style-name="N0">
      <style:table-cell-properties fo:background-color="#b4c7dc"/>
    </style:style>
    <style:style style:name="ce25" style:family="table-cell" style:parent-style-name="Default">
      <style:table-cell-properties fo:background-color="#b4c7dc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ur. Base</text:p>
          </table:table-cell>
          <table:table-cell office:value-type="string" calcext:value-type="string">
            <text:p>Dur. Scale</text:p>
          </table:table-cell>
          <table:table-cell office:value-type="string" calcext:value-type="string">
            <text:p>Dur. PerLevel</text:p>
          </table:table-cell>
          <table:table-cell office:value-type="string" calcext:value-type="string">
            <text:p>Cha. Base</text:p>
          </table:table-cell>
          <table:table-cell office:value-type="string" calcext:value-type="string">
            <text:p>Cha. Scale</text:p>
          </table:table-cell>
          <table:table-cell office:value-type="string" calcext:value-type="string">
            <text:p>Cha. PerLevel</text:p>
          </table:table-cell>
          <table:table-cell office:value-type="string" calcext:value-type="string">
            <text:p>Mag. Base Min</text:p>
          </table:table-cell>
          <table:table-cell office:value-type="string" calcext:value-type="string">
            <text:p>Mag. Base Max</text:p>
          </table:table-cell>
          <table:table-cell office:value-type="string" calcext:value-type="string">
            <text:p>Mag. Scale Min</text:p>
          </table:table-cell>
          <table:table-cell office:value-type="string" calcext:value-type="string">
            <text:p>Mag. Scale Max</text:p>
          </table:table-cell>
          <table:table-cell office:value-type="string" calcext:value-type="string">
            <text:p>Mag. PerLev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lassic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bing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lyz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fal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erBreath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inuousDamage-Fatig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Health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SpellPoint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Fatigu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SpellPoint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Agi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Endura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Intellige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Luck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Persona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peed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treng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Willpower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Fatigu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Heal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meleon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meleon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Norma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Tru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rehendLanguages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Item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pel-Daedra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Magic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lTrap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e-Disea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aralys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o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ify-Agi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Endura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Intellige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Luck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Persona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peed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trength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Willpow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Acti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string" calcext:value-type="string">
            <text:p>Heal-Agi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string" calcext:value-type="string">
            <text:p>Heal-Endura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Intellige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Luck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Persona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peed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trength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Willpower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 Fati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 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 Absorp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Enem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Mag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Treasur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itate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ify-Anim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Daed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Humano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llReflec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llResista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Walk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Classic.O1:Classic.O2 Classic.O4:Classic.O65 Classic.O75:Classic.O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3:Classic.O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6:Classic.O66 Classic.O68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7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leveled" table:style-name="ta1"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number-columns-repeated="3" table:default-cell-style-name="ce17"/>
        <table:table-column table:style-name="co12" table:default-cell-style-name="ce17"/>
        <table:table-column table:style-name="co13" table:number-columns-repeated="3" table:default-cell-style-name="ce17"/>
        <table:table-column table:style-name="co14" table:number-columns-repeated="3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4" table:number-columns-repeated="3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2]); [.$B2] * [$Parameters.$A$2]; IF(ISBLANK([$Classic.$B2]);1;POWER([$Parameters.$A$2]; IF(ISBLANK([.$B2]);1; [.$B2]))))" office:value-type="float" office:value="200" calcext:value-type="float">
            <text:p>200</text:p>
          </table:table-cell>
          <table:table-cell table:formula="of:=IF(ISBLANK([.$K2]); [.$E2] * [$Parameters.$D$2]; IF(ISBLANK([$Classic.$E2]);1;POWER([$Parameters.$D$2]/100; IF(ISBLANK([.$E2]);1; [.$E2]))))" office:value-type="float" office:value="0" calcext:value-type="float">
            <text:p>0</text:p>
          </table:table-cell>
          <table:table-cell table:style-name="ce18" table:formula="of:=IF(ISBLANK([.$K2]);[.$H2]*AVERAGE([$Parameters.$G$2:.$H$2]);IF(ISBLANK([$Classic.$H2]);1;POWER(AVERAGE([$Parameters.$G$2:.$H$2]);IF(ISBLANK([.$H2]);1;[.$H2]))))" office:value-type="float" office:value="0" calcext:value-type="float">
            <text:p>0</text:p>
          </table:table-cell>
          <table:table-cell table:formula="of:=IF(ISBLANK([.$K2]); SUM([.L2:.N2]);  ROUND([.L2] * [.M2] * [.N2] * [.$K2] * 40 / 6))" office:value-type="float" office:value="200" calcext:value-type="float">
            <text:p>200</text:p>
          </table:table-cell>
          <table:table-cell table:style-name="ce19" table:formula="of:=MAX(FLOOR([.O2] * (60 - 2) / 400); 5)" office:value-type="float" office:value="29" calcext:value-type="float">
            <text:p>29</text:p>
          </table:table-cell>
          <table:table-cell table:style-name="ce19" table:formula="of:=MAX(FLOOR([.O2] * (60 - 25) / 400); 5)" office:value-type="float" office:value="17" calcext:value-type="float">
            <text:p>17</text:p>
          </table:table-cell>
          <table:table-cell table:style-name="ce19" table:formula="of:=MAX(FLOOR([.O2] * (60 - 50) / 400); 5)" office:value-type="float" office:value="5" calcext:value-type="float">
            <text:p>5</text:p>
          </table:table-cell>
          <table:table-cell table:style-name="ce21" table:formula="of:=IF(ISBLANK([.$K2]); [.$B2] * [$Parameters.$A$3]; IF(ISBLANK([$Classic.$B2]);1;POWER([$Parameters.$A$3]; IF(ISBLANK([.$B2]);1; [.$B2]))))" office:value-type="float" office:value="400" calcext:value-type="float">
            <text:p>400</text:p>
          </table:table-cell>
          <table:table-cell table:formula="of:=IF(ISBLANK([.$K2]); [.$E2] * [$Parameters.$D$3]; IF(ISBLANK([$Classic.$E2]);1;POWER([$Parameters.$D$3]/100; IF(ISBLANK([.$E2]);1; [.$E2]))))" office:value-type="float" office:value="0" calcext:value-type="float">
            <text:p>0</text:p>
          </table:table-cell>
          <table:table-cell table:style-name="ce21" table:formula="of:=IF(ISBLANK([.$K2]);[.$H2]*AVERAGE([$Parameters.$G$3:.$H$3]);IF(ISBLANK([$Classic.$H2]);1;POWER(AVERAGE([$Parameters.$G$3:.$H$3]);IF(ISBLANK([.$H2]);1;[.$H2]))))" office:value-type="float" office:value="0" calcext:value-type="float">
            <text:p>0</text:p>
          </table:table-cell>
          <table:table-cell table:formula="of:=IF(ISBLANK([.$K2]); SUM([.S2:.U2]);  ROUND([.S2] * [.T2] * [.U2] * [.$K2] * 40 / 6))" office:value-type="float" office:value="400" calcext:value-type="float">
            <text:p>400</text:p>
          </table:table-cell>
          <table:table-cell table:style-name="ce22" table:formula="of:=MAX(FLOOR([.V2] * (60 - 2) / 400); 5)" office:value-type="float" office:value="58" calcext:value-type="float">
            <text:p>58</text:p>
          </table:table-cell>
          <table:table-cell table:style-name="ce22" table:formula="of:=MAX(FLOOR([.V2] * (60 - 25) / 400); 5)" office:value-type="float" office:value="35" calcext:value-type="float">
            <text:p>35</text:p>
          </table:table-cell>
          <table:table-cell table:style-name="ce22" table:formula="of:=MAX(FLOOR([.V2] * (60 - 50) / 400); 5)" office:value-type="float" office:value="10" calcext:value-type="float">
            <text:p>10</text:p>
          </table:table-cell>
          <table:table-cell table:style-name="ce24" table:formula="of:=IF(ISBLANK([.$K2]); [.$B2] * [$Parameters.$A$4]; IF(ISBLANK([$Classic.$B2]);1;POWER([$Parameters.$A$4]; IF(ISBLANK([.$B2]);1; [.$B2]))))" office:value-type="float" office:value="20" calcext:value-type="float">
            <text:p>20</text:p>
          </table:table-cell>
          <table:table-cell table:formula="of:=IF(ISBLANK([.$K2]); [.$E2] * [$Parameters.$D$4]; IF(ISBLANK([$Classic.$E2]);1;POWER([$Parameters.$D$4]/100; IF(ISBLANK([.$E2]);1; [.$E2]))))" office:value-type="float" office:value="0" calcext:value-type="float">
            <text:p>0</text:p>
          </table:table-cell>
          <table:table-cell table:style-name="ce24" table:formula="of:=IF(ISBLANK([.$K2]);[.$H2]*AVERAGE([$Parameters.$G$4:.$H$4]);IF(ISBLANK([$Classic.$H2]);1;POWER(AVERAGE([$Parameters.$G$4:.$H$4]);IF(ISBLANK([.$H2]);1;[.$H2]))))" office:value-type="float" office:value="0" calcext:value-type="float">
            <text:p>0</text:p>
          </table:table-cell>
          <table:table-cell table:formula="of:=IF(ISBLANK([.$K2]); SUM([.Z2:.AB2]);  ROUND([.Z2] * [.AA2] * [.AB2] * [.$K2] * 40 / 6))" office:value-type="float" office:value="20" calcext:value-type="float">
            <text:p>20</text:p>
          </table:table-cell>
          <table:table-cell table:style-name="ce25" table:formula="of:=MAX(FLOOR([.AC2] * (60 - 2) / 400); 5)" office:value-type="float" office:value="5" calcext:value-type="float">
            <text:p>5</text:p>
          </table:table-cell>
          <table:table-cell table:style-name="ce25" table:formula="of:=MAX(FLOOR([.AC2] * (60 - 25) / 400); 5)" office:value-type="float" office:value="5" calcext:value-type="float">
            <text:p>5</text:p>
          </table:table-cell>
          <table:table-cell table:style-name="ce25" table:formula="of:=MAX(FLOOR([.AC2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3]); [.$B3] * [$Parameters.$A$2]; IF(ISBLANK([$Classic.$B3]);1;POWER([$Parameters.$A$2]; IF(ISBLANK([.$B3]);1; [.$B3]))))" office:value-type="float" office:value="10" calcext:value-type="float">
            <text:p>10</text:p>
          </table:table-cell>
          <table:table-cell table:formula="of:=IF(ISBLANK([.$K3]); [.$E3] * [$Parameters.$D$2]; IF(ISBLANK([$Classic.$E3]);1;POWER([$Parameters.$D$2]/100; IF(ISBLANK([.$E3]);1; [.$E3]))))" office:value-type="float" office:value="0.411795508633787" calcext:value-type="float">
            <text:p>0.411795508633787</text:p>
          </table:table-cell>
          <table:table-cell table:style-name="ce18" table:formula="of:=IF(ISBLANK([.$K3]);[.$H3]*AVERAGE([$Parameters.$G$2:.$H$2]);IF(ISBLANK([$Classic.$H3]);1;POWER(AVERAGE([$Parameters.$G$2:.$H$2]);IF(ISBLANK([.$H3]);1;[.$H3]))))" office:value-type="float" office:value="1" calcext:value-type="float">
            <text:p>1</text:p>
          </table:table-cell>
          <table:table-cell table:formula="of:=IF(ISBLANK([.$K3]); SUM([.L3:.N3]);  ROUND([.L3] * [.M3] * [.N3] * [.$K3] * 40 / 6))" office:value-type="float" office:value="1373" calcext:value-type="float">
            <text:p>1373</text:p>
          </table:table-cell>
          <table:table-cell table:style-name="ce19" table:formula="of:=MAX(FLOOR([.O3] * (60 - 2) / 400); 5)" office:value-type="float" office:value="199" calcext:value-type="float">
            <text:p>199</text:p>
          </table:table-cell>
          <table:table-cell table:style-name="ce19" table:formula="of:=MAX(FLOOR([.O3] * (60 - 25) / 400); 5)" office:value-type="float" office:value="120" calcext:value-type="float">
            <text:p>120</text:p>
          </table:table-cell>
          <table:table-cell table:style-name="ce19" table:formula="of:=MAX(FLOOR([.O3] * (60 - 50) / 400); 5)" office:value-type="float" office:value="34" calcext:value-type="float">
            <text:p>34</text:p>
          </table:table-cell>
          <table:table-cell table:style-name="ce21" table:formula="of:=IF(ISBLANK([.$K3]); [.$B3] * [$Parameters.$A$3]; IF(ISBLANK([$Classic.$B3]);1;POWER([$Parameters.$A$3]; IF(ISBLANK([.$B3]);1; [.$B3]))))" office:value-type="float" office:value="20" calcext:value-type="float">
            <text:p>20</text:p>
          </table:table-cell>
          <table:table-cell table:formula="of:=IF(ISBLANK([.$K3]); [.$E3] * [$Parameters.$D$3]; IF(ISBLANK([$Classic.$E3]);1;POWER([$Parameters.$D$3]/100; IF(ISBLANK([.$E3]);1; [.$E3]))))" office:value-type="float" office:value="0.169575540930959" calcext:value-type="float">
            <text:p>0.169575540930959</text:p>
          </table:table-cell>
          <table:table-cell table:style-name="ce21" table:formula="of:=IF(ISBLANK([.$K3]);[.$H3]*AVERAGE([$Parameters.$G$3:.$H$3]);IF(ISBLANK([$Classic.$H3]);1;POWER(AVERAGE([$Parameters.$G$3:.$H$3]);IF(ISBLANK([.$H3]);1;[.$H3]))))" office:value-type="float" office:value="1" calcext:value-type="float">
            <text:p>1</text:p>
          </table:table-cell>
          <table:table-cell table:formula="of:=IF(ISBLANK([.$K3]); SUM([.S3:.U3]);  ROUND([.S3] * [.T3] * [.U3] * [.$K3] * 40 / 6))" office:value-type="float" office:value="1131" calcext:value-type="float">
            <text:p>1131</text:p>
          </table:table-cell>
          <table:table-cell table:style-name="ce22" table:formula="of:=MAX(FLOOR([.V3] * (60 - 2) / 400); 5)" office:value-type="float" office:value="163" calcext:value-type="float">
            <text:p>163</text:p>
          </table:table-cell>
          <table:table-cell table:style-name="ce22" table:formula="of:=MAX(FLOOR([.V3] * (60 - 25) / 400); 5)" office:value-type="float" office:value="98" calcext:value-type="float">
            <text:p>98</text:p>
          </table:table-cell>
          <table:table-cell table:style-name="ce22" table:formula="of:=MAX(FLOOR([.V3] * (60 - 50) / 400); 5)" office:value-type="float" office:value="28" calcext:value-type="float">
            <text:p>28</text:p>
          </table:table-cell>
          <table:table-cell table:style-name="ce24" table:formula="of:=IF(ISBLANK([.$K3]); [.$B3] * [$Parameters.$A$4]; IF(ISBLANK([$Classic.$B3]);1;POWER([$Parameters.$A$4]; IF(ISBLANK([.$B3]);1; [.$B3]))))" office:value-type="float" office:value="1" calcext:value-type="float">
            <text:p>1</text:p>
          </table:table-cell>
          <table:table-cell table:formula="of:=IF(ISBLANK([.$K3]); [.$E3] * [$Parameters.$D$4]; IF(ISBLANK([$Classic.$E3]);1;POWER([$Parameters.$D$4]/100; IF(ISBLANK([.$E3]);1; [.$E3]))))" office:value-type="float" office:value="0" calcext:value-type="float">
            <text:p>0</text:p>
          </table:table-cell>
          <table:table-cell table:style-name="ce24" table:formula="of:=IF(ISBLANK([.$K3]);[.$H3]*AVERAGE([$Parameters.$G$4:.$H$4]);IF(ISBLANK([$Classic.$H3]);1;POWER(AVERAGE([$Parameters.$G$4:.$H$4]);IF(ISBLANK([.$H3]);1;[.$H3]))))" office:value-type="float" office:value="1" calcext:value-type="float">
            <text:p>1</text:p>
          </table:table-cell>
          <table:table-cell table:formula="of:=IF(ISBLANK([.$K3]); SUM([.Z3:.AB3]);  ROUND([.Z3] * [.AA3] * [.AB3] * [.$K3] * 40 / 6))" office:value-type="float" office:value="0" calcext:value-type="float">
            <text:p>0</text:p>
          </table:table-cell>
          <table:table-cell table:style-name="ce25" table:formula="of:=MAX(FLOOR([.AC3] * (60 - 2) / 400); 5)" office:value-type="float" office:value="5" calcext:value-type="float">
            <text:p>5</text:p>
          </table:table-cell>
          <table:table-cell table:style-name="ce25" table:formula="of:=MAX(FLOOR([.AC3] * (60 - 25) / 400); 5)" office:value-type="float" office:value="5" calcext:value-type="float">
            <text:p>5</text:p>
          </table:table-cell>
          <table:table-cell table:style-name="ce25" table:formula="of:=MAX(FLOOR([.AC3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4]); [.$B4] * [$Parameters.$A$2]; IF(ISBLANK([$Classic.$B4]);1;POWER([$Parameters.$A$2]; IF(ISBLANK([.$B4]);1; [.$B4]))))" office:value-type="float" office:value="10" calcext:value-type="float">
            <text:p>10</text:p>
          </table:table-cell>
          <table:table-cell table:formula="of:=IF(ISBLANK([.$K4]); [.$E4] * [$Parameters.$D$2]; IF(ISBLANK([$Classic.$E4]);1;POWER([$Parameters.$D$2]/100; IF(ISBLANK([.$E4]);1; [.$E4]))))" office:value-type="float" office:value="0.411795508633787" calcext:value-type="float">
            <text:p>0.411795508633787</text:p>
          </table:table-cell>
          <table:table-cell table:style-name="ce18" table:formula="of:=IF(ISBLANK([.$K4]);[.$H4]*AVERAGE([$Parameters.$G$2:.$H$2]);IF(ISBLANK([$Classic.$H4]);1;POWER(AVERAGE([$Parameters.$G$2:.$H$2]);IF(ISBLANK([.$H4]);1;[.$H4]))))" office:value-type="float" office:value="1" calcext:value-type="float">
            <text:p>1</text:p>
          </table:table-cell>
          <table:table-cell table:formula="of:=IF(ISBLANK([.$K4]); SUM([.L4:.N4]);  ROUND([.L4] * [.M4] * [.N4] * [.$K4] * 40 / 6))" office:value-type="float" office:value="1373" calcext:value-type="float">
            <text:p>1373</text:p>
          </table:table-cell>
          <table:table-cell table:style-name="ce19" table:formula="of:=MAX(FLOOR([.O4] * (60 - 2) / 400); 5)" office:value-type="float" office:value="199" calcext:value-type="float">
            <text:p>199</text:p>
          </table:table-cell>
          <table:table-cell table:style-name="ce19" table:formula="of:=MAX(FLOOR([.O4] * (60 - 25) / 400); 5)" office:value-type="float" office:value="120" calcext:value-type="float">
            <text:p>120</text:p>
          </table:table-cell>
          <table:table-cell table:style-name="ce19" table:formula="of:=MAX(FLOOR([.O4] * (60 - 50) / 400); 5)" office:value-type="float" office:value="34" calcext:value-type="float">
            <text:p>34</text:p>
          </table:table-cell>
          <table:table-cell table:style-name="ce21" table:formula="of:=IF(ISBLANK([.$K4]); [.$B4] * [$Parameters.$A$3]; IF(ISBLANK([$Classic.$B4]);1;POWER([$Parameters.$A$3]; IF(ISBLANK([.$B4]);1; [.$B4]))))" office:value-type="float" office:value="20" calcext:value-type="float">
            <text:p>20</text:p>
          </table:table-cell>
          <table:table-cell table:formula="of:=IF(ISBLANK([.$K4]); [.$E4] * [$Parameters.$D$3]; IF(ISBLANK([$Classic.$E4]);1;POWER([$Parameters.$D$3]/100; IF(ISBLANK([.$E4]);1; [.$E4]))))" office:value-type="float" office:value="0.169575540930959" calcext:value-type="float">
            <text:p>0.169575540930959</text:p>
          </table:table-cell>
          <table:table-cell table:style-name="ce21" table:formula="of:=IF(ISBLANK([.$K4]);[.$H4]*AVERAGE([$Parameters.$G$3:.$H$3]);IF(ISBLANK([$Classic.$H4]);1;POWER(AVERAGE([$Parameters.$G$3:.$H$3]);IF(ISBLANK([.$H4]);1;[.$H4]))))" office:value-type="float" office:value="1" calcext:value-type="float">
            <text:p>1</text:p>
          </table:table-cell>
          <table:table-cell table:formula="of:=IF(ISBLANK([.$K4]); SUM([.S4:.U4]);  ROUND([.S4] * [.T4] * [.U4] * [.$K4] * 40 / 6))" office:value-type="float" office:value="1131" calcext:value-type="float">
            <text:p>1131</text:p>
          </table:table-cell>
          <table:table-cell table:style-name="ce22" table:formula="of:=MAX(FLOOR([.V4] * (60 - 2) / 400); 5)" office:value-type="float" office:value="163" calcext:value-type="float">
            <text:p>163</text:p>
          </table:table-cell>
          <table:table-cell table:style-name="ce22" table:formula="of:=MAX(FLOOR([.V4] * (60 - 25) / 400); 5)" office:value-type="float" office:value="98" calcext:value-type="float">
            <text:p>98</text:p>
          </table:table-cell>
          <table:table-cell table:style-name="ce22" table:formula="of:=MAX(FLOOR([.V4] * (60 - 50) / 400); 5)" office:value-type="float" office:value="28" calcext:value-type="float">
            <text:p>28</text:p>
          </table:table-cell>
          <table:table-cell table:style-name="ce24" table:formula="of:=IF(ISBLANK([.$K4]); [.$B4] * [$Parameters.$A$4]; IF(ISBLANK([$Classic.$B4]);1;POWER([$Parameters.$A$4]; IF(ISBLANK([.$B4]);1; [.$B4]))))" office:value-type="float" office:value="1" calcext:value-type="float">
            <text:p>1</text:p>
          </table:table-cell>
          <table:table-cell table:formula="of:=IF(ISBLANK([.$K4]); [.$E4] * [$Parameters.$D$4]; IF(ISBLANK([$Classic.$E4]);1;POWER([$Parameters.$D$4]/100; IF(ISBLANK([.$E4]);1; [.$E4]))))" office:value-type="float" office:value="0" calcext:value-type="float">
            <text:p>0</text:p>
          </table:table-cell>
          <table:table-cell table:style-name="ce24" table:formula="of:=IF(ISBLANK([.$K4]);[.$H4]*AVERAGE([$Parameters.$G$4:.$H$4]);IF(ISBLANK([$Classic.$H4]);1;POWER(AVERAGE([$Parameters.$G$4:.$H$4]);IF(ISBLANK([.$H4]);1;[.$H4]))))" office:value-type="float" office:value="1" calcext:value-type="float">
            <text:p>1</text:p>
          </table:table-cell>
          <table:table-cell table:formula="of:=IF(ISBLANK([.$K4]); SUM([.Z4:.AB4]);  ROUND([.Z4] * [.AA4] * [.AB4] * [.$K4] * 40 / 6))" office:value-type="float" office:value="0" calcext:value-type="float">
            <text:p>0</text:p>
          </table:table-cell>
          <table:table-cell table:style-name="ce25" table:formula="of:=MAX(FLOOR([.AC4] * (60 - 2) / 400); 5)" office:value-type="float" office:value="5" calcext:value-type="float">
            <text:p>5</text:p>
          </table:table-cell>
          <table:table-cell table:style-name="ce25" table:formula="of:=MAX(FLOOR([.AC4] * (60 - 25) / 400); 5)" office:value-type="float" office:value="5" calcext:value-type="float">
            <text:p>5</text:p>
          </table:table-cell>
          <table:table-cell table:style-name="ce25" table:formula="of:=MAX(FLOOR([.AC4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5]); [.$B5] * [$Parameters.$A$2]; IF(ISBLANK([$Classic.$B5]);1;POWER([$Parameters.$A$2]; IF(ISBLANK([.$B5]);1; [.$B5]))))" office:value-type="float" office:value="10" calcext:value-type="float">
            <text:p>10</text:p>
          </table:table-cell>
          <table:table-cell table:formula="of:=IF(ISBLANK([.$K5]); [.$E5] * [$Parameters.$D$2]; IF(ISBLANK([$Classic.$E5]);1;POWER([$Parameters.$D$2]/100; IF(ISBLANK([.$E5]);1; [.$E5]))))" office:value-type="float" office:value="0.411795508633787" calcext:value-type="float">
            <text:p>0.411795508633787</text:p>
          </table:table-cell>
          <table:table-cell table:style-name="ce18" table:formula="of:=IF(ISBLANK([.$K5]);[.$H5]*AVERAGE([$Parameters.$G$2:.$H$2]);IF(ISBLANK([$Classic.$H5]);1;POWER(AVERAGE([$Parameters.$G$2:.$H$2]);IF(ISBLANK([.$H5]);1;[.$H5]))))" office:value-type="float" office:value="1" calcext:value-type="float">
            <text:p>1</text:p>
          </table:table-cell>
          <table:table-cell table:formula="of:=IF(ISBLANK([.$K5]); SUM([.L5:.N5]);  ROUND([.L5] * [.M5] * [.N5] * [.$K5] * 40 / 6))" office:value-type="float" office:value="1373" calcext:value-type="float">
            <text:p>1373</text:p>
          </table:table-cell>
          <table:table-cell table:style-name="ce19" table:formula="of:=MAX(FLOOR([.O5] * (60 - 2) / 400); 5)" office:value-type="float" office:value="199" calcext:value-type="float">
            <text:p>199</text:p>
          </table:table-cell>
          <table:table-cell table:style-name="ce19" table:formula="of:=MAX(FLOOR([.O5] * (60 - 25) / 400); 5)" office:value-type="float" office:value="120" calcext:value-type="float">
            <text:p>120</text:p>
          </table:table-cell>
          <table:table-cell table:style-name="ce19" table:formula="of:=MAX(FLOOR([.O5] * (60 - 50) / 400); 5)" office:value-type="float" office:value="34" calcext:value-type="float">
            <text:p>34</text:p>
          </table:table-cell>
          <table:table-cell table:style-name="ce21" table:formula="of:=IF(ISBLANK([.$K5]); [.$B5] * [$Parameters.$A$3]; IF(ISBLANK([$Classic.$B5]);1;POWER([$Parameters.$A$3]; IF(ISBLANK([.$B5]);1; [.$B5]))))" office:value-type="float" office:value="20" calcext:value-type="float">
            <text:p>20</text:p>
          </table:table-cell>
          <table:table-cell table:formula="of:=IF(ISBLANK([.$K5]); [.$E5] * [$Parameters.$D$3]; IF(ISBLANK([$Classic.$E5]);1;POWER([$Parameters.$D$3]/100; IF(ISBLANK([.$E5]);1; [.$E5]))))" office:value-type="float" office:value="0.169575540930959" calcext:value-type="float">
            <text:p>0.169575540930959</text:p>
          </table:table-cell>
          <table:table-cell table:style-name="ce21" table:formula="of:=IF(ISBLANK([.$K5]);[.$H5]*AVERAGE([$Parameters.$G$3:.$H$3]);IF(ISBLANK([$Classic.$H5]);1;POWER(AVERAGE([$Parameters.$G$3:.$H$3]);IF(ISBLANK([.$H5]);1;[.$H5]))))" office:value-type="float" office:value="1" calcext:value-type="float">
            <text:p>1</text:p>
          </table:table-cell>
          <table:table-cell table:formula="of:=IF(ISBLANK([.$K5]); SUM([.S5:.U5]);  ROUND([.S5] * [.T5] * [.U5] * [.$K5] * 40 / 6))" office:value-type="float" office:value="1131" calcext:value-type="float">
            <text:p>1131</text:p>
          </table:table-cell>
          <table:table-cell table:style-name="ce22" table:formula="of:=MAX(FLOOR([.V5] * (60 - 2) / 400); 5)" office:value-type="float" office:value="163" calcext:value-type="float">
            <text:p>163</text:p>
          </table:table-cell>
          <table:table-cell table:style-name="ce22" table:formula="of:=MAX(FLOOR([.V5] * (60 - 25) / 400); 5)" office:value-type="float" office:value="98" calcext:value-type="float">
            <text:p>98</text:p>
          </table:table-cell>
          <table:table-cell table:style-name="ce22" table:formula="of:=MAX(FLOOR([.V5] * (60 - 50) / 400); 5)" office:value-type="float" office:value="28" calcext:value-type="float">
            <text:p>28</text:p>
          </table:table-cell>
          <table:table-cell table:style-name="ce24" table:formula="of:=IF(ISBLANK([.$K5]); [.$B5] * [$Parameters.$A$4]; IF(ISBLANK([$Classic.$B5]);1;POWER([$Parameters.$A$4]; IF(ISBLANK([.$B5]);1; [.$B5]))))" office:value-type="float" office:value="1" calcext:value-type="float">
            <text:p>1</text:p>
          </table:table-cell>
          <table:table-cell table:formula="of:=IF(ISBLANK([.$K5]); [.$E5] * [$Parameters.$D$4]; IF(ISBLANK([$Classic.$E5]);1;POWER([$Parameters.$D$4]/100; IF(ISBLANK([.$E5]);1; [.$E5]))))" office:value-type="float" office:value="0" calcext:value-type="float">
            <text:p>0</text:p>
          </table:table-cell>
          <table:table-cell table:style-name="ce24" table:formula="of:=IF(ISBLANK([.$K5]);[.$H5]*AVERAGE([$Parameters.$G$4:.$H$4]);IF(ISBLANK([$Classic.$H5]);1;POWER(AVERAGE([$Parameters.$G$4:.$H$4]);IF(ISBLANK([.$H5]);1;[.$H5]))))" office:value-type="float" office:value="1" calcext:value-type="float">
            <text:p>1</text:p>
          </table:table-cell>
          <table:table-cell table:formula="of:=IF(ISBLANK([.$K5]); SUM([.Z5:.AB5]);  ROUND([.Z5] * [.AA5] * [.AB5] * [.$K5] * 40 / 6))" office:value-type="float" office:value="0" calcext:value-type="float">
            <text:p>0</text:p>
          </table:table-cell>
          <table:table-cell table:style-name="ce25" table:formula="of:=MAX(FLOOR([.AC5] * (60 - 2) / 400); 5)" office:value-type="float" office:value="5" calcext:value-type="float">
            <text:p>5</text:p>
          </table:table-cell>
          <table:table-cell table:style-name="ce25" table:formula="of:=MAX(FLOOR([.AC5] * (60 - 25) / 400); 5)" office:value-type="float" office:value="5" calcext:value-type="float">
            <text:p>5</text:p>
          </table:table-cell>
          <table:table-cell table:style-name="ce25" table:formula="of:=MAX(FLOOR([.AC5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6]); [.$B6] * [$Parameters.$A$2]; IF(ISBLANK([$Classic.$B6]);1;POWER([$Parameters.$A$2]; IF(ISBLANK([.$B6]);1; [.$B6]))))" office:value-type="float" office:value="10" calcext:value-type="float">
            <text:p>10</text:p>
          </table:table-cell>
          <table:table-cell table:formula="of:=IF(ISBLANK([.$K6]); [.$E6] * [$Parameters.$D$2]; IF(ISBLANK([$Classic.$E6]);1;POWER([$Parameters.$D$2]/100; IF(ISBLANK([.$E6]);1; [.$E6]))))" office:value-type="float" office:value="0.411795508633787" calcext:value-type="float">
            <text:p>0.411795508633787</text:p>
          </table:table-cell>
          <table:table-cell table:style-name="ce18" table:formula="of:=IF(ISBLANK([.$K6]);[.$H6]*AVERAGE([$Parameters.$G$2:.$H$2]);IF(ISBLANK([$Classic.$H6]);1;POWER(AVERAGE([$Parameters.$G$2:.$H$2]);IF(ISBLANK([.$H6]);1;[.$H6]))))" office:value-type="float" office:value="1" calcext:value-type="float">
            <text:p>1</text:p>
          </table:table-cell>
          <table:table-cell table:formula="of:=IF(ISBLANK([.$K6]); SUM([.L6:.N6]);  ROUND([.L6] * [.M6] * [.N6] * [.$K6] * 40 / 6))" office:value-type="float" office:value="1373" calcext:value-type="float">
            <text:p>1373</text:p>
          </table:table-cell>
          <table:table-cell table:style-name="ce19" table:formula="of:=MAX(FLOOR([.O6] * (60 - 2) / 400); 5)" office:value-type="float" office:value="199" calcext:value-type="float">
            <text:p>199</text:p>
          </table:table-cell>
          <table:table-cell table:style-name="ce19" table:formula="of:=MAX(FLOOR([.O6] * (60 - 25) / 400); 5)" office:value-type="float" office:value="120" calcext:value-type="float">
            <text:p>120</text:p>
          </table:table-cell>
          <table:table-cell table:style-name="ce19" table:formula="of:=MAX(FLOOR([.O6] * (60 - 50) / 400); 5)" office:value-type="float" office:value="34" calcext:value-type="float">
            <text:p>34</text:p>
          </table:table-cell>
          <table:table-cell table:style-name="ce21" table:formula="of:=IF(ISBLANK([.$K6]); [.$B6] * [$Parameters.$A$3]; IF(ISBLANK([$Classic.$B6]);1;POWER([$Parameters.$A$3]; IF(ISBLANK([.$B6]);1; [.$B6]))))" office:value-type="float" office:value="20" calcext:value-type="float">
            <text:p>20</text:p>
          </table:table-cell>
          <table:table-cell table:formula="of:=IF(ISBLANK([.$K6]); [.$E6] * [$Parameters.$D$3]; IF(ISBLANK([$Classic.$E6]);1;POWER([$Parameters.$D$3]/100; IF(ISBLANK([.$E6]);1; [.$E6]))))" office:value-type="float" office:value="0.169575540930959" calcext:value-type="float">
            <text:p>0.169575540930959</text:p>
          </table:table-cell>
          <table:table-cell table:style-name="ce21" table:formula="of:=IF(ISBLANK([.$K6]);[.$H6]*AVERAGE([$Parameters.$G$3:.$H$3]);IF(ISBLANK([$Classic.$H6]);1;POWER(AVERAGE([$Parameters.$G$3:.$H$3]);IF(ISBLANK([.$H6]);1;[.$H6]))))" office:value-type="float" office:value="1" calcext:value-type="float">
            <text:p>1</text:p>
          </table:table-cell>
          <table:table-cell table:formula="of:=IF(ISBLANK([.$K6]); SUM([.S6:.U6]);  ROUND([.S6] * [.T6] * [.U6] * [.$K6] * 40 / 6))" office:value-type="float" office:value="1131" calcext:value-type="float">
            <text:p>1131</text:p>
          </table:table-cell>
          <table:table-cell table:style-name="ce22" table:formula="of:=MAX(FLOOR([.V6] * (60 - 2) / 400); 5)" office:value-type="float" office:value="163" calcext:value-type="float">
            <text:p>163</text:p>
          </table:table-cell>
          <table:table-cell table:style-name="ce22" table:formula="of:=MAX(FLOOR([.V6] * (60 - 25) / 400); 5)" office:value-type="float" office:value="98" calcext:value-type="float">
            <text:p>98</text:p>
          </table:table-cell>
          <table:table-cell table:style-name="ce22" table:formula="of:=MAX(FLOOR([.V6] * (60 - 50) / 400); 5)" office:value-type="float" office:value="28" calcext:value-type="float">
            <text:p>28</text:p>
          </table:table-cell>
          <table:table-cell table:style-name="ce24" table:formula="of:=IF(ISBLANK([.$K6]); [.$B6] * [$Parameters.$A$4]; IF(ISBLANK([$Classic.$B6]);1;POWER([$Parameters.$A$4]; IF(ISBLANK([.$B6]);1; [.$B6]))))" office:value-type="float" office:value="1" calcext:value-type="float">
            <text:p>1</text:p>
          </table:table-cell>
          <table:table-cell table:formula="of:=IF(ISBLANK([.$K6]); [.$E6] * [$Parameters.$D$4]; IF(ISBLANK([$Classic.$E6]);1;POWER([$Parameters.$D$4]/100; IF(ISBLANK([.$E6]);1; [.$E6]))))" office:value-type="float" office:value="0" calcext:value-type="float">
            <text:p>0</text:p>
          </table:table-cell>
          <table:table-cell table:style-name="ce24" table:formula="of:=IF(ISBLANK([.$K6]);[.$H6]*AVERAGE([$Parameters.$G$4:.$H$4]);IF(ISBLANK([$Classic.$H6]);1;POWER(AVERAGE([$Parameters.$G$4:.$H$4]);IF(ISBLANK([.$H6]);1;[.$H6]))))" office:value-type="float" office:value="1" calcext:value-type="float">
            <text:p>1</text:p>
          </table:table-cell>
          <table:table-cell table:formula="of:=IF(ISBLANK([.$K6]); SUM([.Z6:.AB6]);  ROUND([.Z6] * [.AA6] * [.AB6] * [.$K6] * 40 / 6))" office:value-type="float" office:value="0" calcext:value-type="float">
            <text:p>0</text:p>
          </table:table-cell>
          <table:table-cell table:style-name="ce25" table:formula="of:=MAX(FLOOR([.AC6] * (60 - 2) / 400); 5)" office:value-type="float" office:value="5" calcext:value-type="float">
            <text:p>5</text:p>
          </table:table-cell>
          <table:table-cell table:style-name="ce25" table:formula="of:=MAX(FLOOR([.AC6] * (60 - 25) / 400); 5)" office:value-type="float" office:value="5" calcext:value-type="float">
            <text:p>5</text:p>
          </table:table-cell>
          <table:table-cell table:style-name="ce25" table:formula="of:=MAX(FLOOR([.AC6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7]); [.$B7] * [$Parameters.$A$2]; IF(ISBLANK([$Classic.$B7]);1;POWER([$Parameters.$A$2]; IF(ISBLANK([.$B7]);1; [.$B7]))))" office:value-type="float" office:value="10" calcext:value-type="float">
            <text:p>10</text:p>
          </table:table-cell>
          <table:table-cell table:formula="of:=IF(ISBLANK([.$K7]); [.$E7] * [$Parameters.$D$2]; IF(ISBLANK([$Classic.$E7]);1;POWER([$Parameters.$D$2]/100; IF(ISBLANK([.$E7]);1; [.$E7]))))" office:value-type="float" office:value="0.411795508633787" calcext:value-type="float">
            <text:p>0.411795508633787</text:p>
          </table:table-cell>
          <table:table-cell table:style-name="ce18" table:formula="of:=IF(ISBLANK([.$K7]);[.$H7]*AVERAGE([$Parameters.$G$2:.$H$2]);IF(ISBLANK([$Classic.$H7]);1;POWER(AVERAGE([$Parameters.$G$2:.$H$2]);IF(ISBLANK([.$H7]);1;[.$H7]))))" office:value-type="float" office:value="1" calcext:value-type="float">
            <text:p>1</text:p>
          </table:table-cell>
          <table:table-cell table:formula="of:=IF(ISBLANK([.$K7]); SUM([.L7:.N7]);  ROUND([.L7] * [.M7] * [.N7] * [.$K7] * 40 / 6))" office:value-type="float" office:value="1373" calcext:value-type="float">
            <text:p>1373</text:p>
          </table:table-cell>
          <table:table-cell table:style-name="ce19" table:formula="of:=MAX(FLOOR([.O7] * (60 - 2) / 400); 5)" office:value-type="float" office:value="199" calcext:value-type="float">
            <text:p>199</text:p>
          </table:table-cell>
          <table:table-cell table:style-name="ce19" table:formula="of:=MAX(FLOOR([.O7] * (60 - 25) / 400); 5)" office:value-type="float" office:value="120" calcext:value-type="float">
            <text:p>120</text:p>
          </table:table-cell>
          <table:table-cell table:style-name="ce19" table:formula="of:=MAX(FLOOR([.O7] * (60 - 50) / 400); 5)" office:value-type="float" office:value="34" calcext:value-type="float">
            <text:p>34</text:p>
          </table:table-cell>
          <table:table-cell table:style-name="ce21" table:formula="of:=IF(ISBLANK([.$K7]); [.$B7] * [$Parameters.$A$3]; IF(ISBLANK([$Classic.$B7]);1;POWER([$Parameters.$A$3]; IF(ISBLANK([.$B7]);1; [.$B7]))))" office:value-type="float" office:value="20" calcext:value-type="float">
            <text:p>20</text:p>
          </table:table-cell>
          <table:table-cell table:formula="of:=IF(ISBLANK([.$K7]); [.$E7] * [$Parameters.$D$3]; IF(ISBLANK([$Classic.$E7]);1;POWER([$Parameters.$D$3]/100; IF(ISBLANK([.$E7]);1; [.$E7]))))" office:value-type="float" office:value="0.169575540930959" calcext:value-type="float">
            <text:p>0.169575540930959</text:p>
          </table:table-cell>
          <table:table-cell table:style-name="ce21" table:formula="of:=IF(ISBLANK([.$K7]);[.$H7]*AVERAGE([$Parameters.$G$3:.$H$3]);IF(ISBLANK([$Classic.$H7]);1;POWER(AVERAGE([$Parameters.$G$3:.$H$3]);IF(ISBLANK([.$H7]);1;[.$H7]))))" office:value-type="float" office:value="1" calcext:value-type="float">
            <text:p>1</text:p>
          </table:table-cell>
          <table:table-cell table:formula="of:=IF(ISBLANK([.$K7]); SUM([.S7:.U7]);  ROUND([.S7] * [.T7] * [.U7] * [.$K7] * 40 / 6))" office:value-type="float" office:value="1131" calcext:value-type="float">
            <text:p>1131</text:p>
          </table:table-cell>
          <table:table-cell table:style-name="ce22" table:formula="of:=MAX(FLOOR([.V7] * (60 - 2) / 400); 5)" office:value-type="float" office:value="163" calcext:value-type="float">
            <text:p>163</text:p>
          </table:table-cell>
          <table:table-cell table:style-name="ce22" table:formula="of:=MAX(FLOOR([.V7] * (60 - 25) / 400); 5)" office:value-type="float" office:value="98" calcext:value-type="float">
            <text:p>98</text:p>
          </table:table-cell>
          <table:table-cell table:style-name="ce22" table:formula="of:=MAX(FLOOR([.V7] * (60 - 50) / 400); 5)" office:value-type="float" office:value="28" calcext:value-type="float">
            <text:p>28</text:p>
          </table:table-cell>
          <table:table-cell table:style-name="ce24" table:formula="of:=IF(ISBLANK([.$K7]); [.$B7] * [$Parameters.$A$4]; IF(ISBLANK([$Classic.$B7]);1;POWER([$Parameters.$A$4]; IF(ISBLANK([.$B7]);1; [.$B7]))))" office:value-type="float" office:value="1" calcext:value-type="float">
            <text:p>1</text:p>
          </table:table-cell>
          <table:table-cell table:formula="of:=IF(ISBLANK([.$K7]); [.$E7] * [$Parameters.$D$4]; IF(ISBLANK([$Classic.$E7]);1;POWER([$Parameters.$D$4]/100; IF(ISBLANK([.$E7]);1; [.$E7]))))" office:value-type="float" office:value="0" calcext:value-type="float">
            <text:p>0</text:p>
          </table:table-cell>
          <table:table-cell table:style-name="ce24" table:formula="of:=IF(ISBLANK([.$K7]);[.$H7]*AVERAGE([$Parameters.$G$4:.$H$4]);IF(ISBLANK([$Classic.$H7]);1;POWER(AVERAGE([$Parameters.$G$4:.$H$4]);IF(ISBLANK([.$H7]);1;[.$H7]))))" office:value-type="float" office:value="1" calcext:value-type="float">
            <text:p>1</text:p>
          </table:table-cell>
          <table:table-cell table:formula="of:=IF(ISBLANK([.$K7]); SUM([.Z7:.AB7]);  ROUND([.Z7] * [.AA7] * [.AB7] * [.$K7] * 40 / 6))" office:value-type="float" office:value="0" calcext:value-type="float">
            <text:p>0</text:p>
          </table:table-cell>
          <table:table-cell table:style-name="ce25" table:formula="of:=MAX(FLOOR([.AC7] * (60 - 2) / 400); 5)" office:value-type="float" office:value="5" calcext:value-type="float">
            <text:p>5</text:p>
          </table:table-cell>
          <table:table-cell table:style-name="ce25" table:formula="of:=MAX(FLOOR([.AC7] * (60 - 25) / 400); 5)" office:value-type="float" office:value="5" calcext:value-type="float">
            <text:p>5</text:p>
          </table:table-cell>
          <table:table-cell table:style-name="ce25" table:formula="of:=MAX(FLOOR([.AC7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mp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8]); [.$B8] * [$Parameters.$A$2]; IF(ISBLANK([$Classic.$B8]);1;POWER([$Parameters.$A$2]; IF(ISBLANK([.$B8]);1; [.$B8]))))" office:value-type="float" office:value="200" calcext:value-type="float">
            <text:p>200</text:p>
          </table:table-cell>
          <table:table-cell table:formula="of:=IF(ISBLANK([.$K8]); [.$E8] * [$Parameters.$D$2]; IF(ISBLANK([$Classic.$E8]);1;POWER([$Parameters.$D$2]/100; IF(ISBLANK([.$E8]);1; [.$E8]))))" office:value-type="float" office:value="0" calcext:value-type="float">
            <text:p>0</text:p>
          </table:table-cell>
          <table:table-cell table:style-name="ce18" table:formula="of:=IF(ISBLANK([.$K8]);[.$H8]*AVERAGE([$Parameters.$G$2:.$H$2]);IF(ISBLANK([$Classic.$H8]);1;POWER(AVERAGE([$Parameters.$G$2:.$H$2]);IF(ISBLANK([.$H8]);1;[.$H8]))))" office:value-type="float" office:value="0" calcext:value-type="float">
            <text:p>0</text:p>
          </table:table-cell>
          <table:table-cell table:formula="of:=IF(ISBLANK([.$K8]); SUM([.L8:.N8]);  ROUND([.L8] * [.M8] * [.N8] * [.$K8] * 40 / 6))" office:value-type="float" office:value="200" calcext:value-type="float">
            <text:p>200</text:p>
          </table:table-cell>
          <table:table-cell table:style-name="ce19" table:formula="of:=MAX(FLOOR([.O8] * (60 - 2) / 400); 5)" office:value-type="float" office:value="29" calcext:value-type="float">
            <text:p>29</text:p>
          </table:table-cell>
          <table:table-cell table:style-name="ce19" table:formula="of:=MAX(FLOOR([.O8] * (60 - 25) / 400); 5)" office:value-type="float" office:value="17" calcext:value-type="float">
            <text:p>17</text:p>
          </table:table-cell>
          <table:table-cell table:style-name="ce19" table:formula="of:=MAX(FLOOR([.O8] * (60 - 50) / 400); 5)" office:value-type="float" office:value="5" calcext:value-type="float">
            <text:p>5</text:p>
          </table:table-cell>
          <table:table-cell table:style-name="ce21" table:formula="of:=IF(ISBLANK([.$K8]); [.$B8] * [$Parameters.$A$3]; IF(ISBLANK([$Classic.$B8]);1;POWER([$Parameters.$A$3]; IF(ISBLANK([.$B8]);1; [.$B8]))))" office:value-type="float" office:value="400" calcext:value-type="float">
            <text:p>400</text:p>
          </table:table-cell>
          <table:table-cell table:formula="of:=IF(ISBLANK([.$K8]); [.$E8] * [$Parameters.$D$3]; IF(ISBLANK([$Classic.$E8]);1;POWER([$Parameters.$D$3]/100; IF(ISBLANK([.$E8]);1; [.$E8]))))" office:value-type="float" office:value="0" calcext:value-type="float">
            <text:p>0</text:p>
          </table:table-cell>
          <table:table-cell table:style-name="ce21" table:formula="of:=IF(ISBLANK([.$K8]);[.$H8]*AVERAGE([$Parameters.$G$3:.$H$3]);IF(ISBLANK([$Classic.$H8]);1;POWER(AVERAGE([$Parameters.$G$3:.$H$3]);IF(ISBLANK([.$H8]);1;[.$H8]))))" office:value-type="float" office:value="0" calcext:value-type="float">
            <text:p>0</text:p>
          </table:table-cell>
          <table:table-cell table:formula="of:=IF(ISBLANK([.$K8]); SUM([.S8:.U8]);  ROUND([.S8] * [.T8] * [.U8] * [.$K8] * 40 / 6))" office:value-type="float" office:value="400" calcext:value-type="float">
            <text:p>400</text:p>
          </table:table-cell>
          <table:table-cell table:style-name="ce22" table:formula="of:=MAX(FLOOR([.V8] * (60 - 2) / 400); 5)" office:value-type="float" office:value="58" calcext:value-type="float">
            <text:p>58</text:p>
          </table:table-cell>
          <table:table-cell table:style-name="ce22" table:formula="of:=MAX(FLOOR([.V8] * (60 - 25) / 400); 5)" office:value-type="float" office:value="35" calcext:value-type="float">
            <text:p>35</text:p>
          </table:table-cell>
          <table:table-cell table:style-name="ce22" table:formula="of:=MAX(FLOOR([.V8] * (60 - 50) / 400); 5)" office:value-type="float" office:value="10" calcext:value-type="float">
            <text:p>10</text:p>
          </table:table-cell>
          <table:table-cell table:style-name="ce24" table:formula="of:=IF(ISBLANK([.$K8]); [.$B8] * [$Parameters.$A$4]; IF(ISBLANK([$Classic.$B8]);1;POWER([$Parameters.$A$4]; IF(ISBLANK([.$B8]);1; [.$B8]))))" office:value-type="float" office:value="20" calcext:value-type="float">
            <text:p>20</text:p>
          </table:table-cell>
          <table:table-cell table:formula="of:=IF(ISBLANK([.$K8]); [.$E8] * [$Parameters.$D$4]; IF(ISBLANK([$Classic.$E8]);1;POWER([$Parameters.$D$4]/100; IF(ISBLANK([.$E8]);1; [.$E8]))))" office:value-type="float" office:value="0" calcext:value-type="float">
            <text:p>0</text:p>
          </table:table-cell>
          <table:table-cell table:style-name="ce24" table:formula="of:=IF(ISBLANK([.$K8]);[.$H8]*AVERAGE([$Parameters.$G$4:.$H$4]);IF(ISBLANK([$Classic.$H8]);1;POWER(AVERAGE([$Parameters.$G$4:.$H$4]);IF(ISBLANK([.$H8]);1;[.$H8]))))" office:value-type="float" office:value="0" calcext:value-type="float">
            <text:p>0</text:p>
          </table:table-cell>
          <table:table-cell table:formula="of:=IF(ISBLANK([.$K8]); SUM([.Z8:.AB8]);  ROUND([.Z8] * [.AA8] * [.AB8] * [.$K8] * 40 / 6))" office:value-type="float" office:value="20" calcext:value-type="float">
            <text:p>20</text:p>
          </table:table-cell>
          <table:table-cell table:style-name="ce25" table:formula="of:=MAX(FLOOR([.AC8] * (60 - 2) / 400); 5)" office:value-type="float" office:value="5" calcext:value-type="float">
            <text:p>5</text:p>
          </table:table-cell>
          <table:table-cell table:style-name="ce25" table:formula="of:=MAX(FLOOR([.AC8] * (60 - 25) / 400); 5)" office:value-type="float" office:value="5" calcext:value-type="float">
            <text:p>5</text:p>
          </table:table-cell>
          <table:table-cell table:style-name="ce25" table:formula="of:=MAX(FLOOR([.AC8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lyz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9]); [.$B9] * [$Parameters.$A$2]; IF(ISBLANK([$Classic.$B9]);1;POWER([$Parameters.$A$2]; IF(ISBLANK([.$B9]);1; [.$B9]))))" office:value-type="float" office:value="10" calcext:value-type="float">
            <text:p>10</text:p>
          </table:table-cell>
          <table:table-cell table:formula="of:=IF(ISBLANK([.$K9]); [.$E9] * [$Parameters.$D$2]; IF(ISBLANK([$Classic.$E9]);1;POWER([$Parameters.$D$2]/100; IF(ISBLANK([.$E9]);1; [.$E9]))))" office:value-type="float" office:value="0.411795508633787" calcext:value-type="float">
            <text:p>0.411795508633787</text:p>
          </table:table-cell>
          <table:table-cell table:style-name="ce18" table:formula="of:=IF(ISBLANK([.$K9]);[.$H9]*AVERAGE([$Parameters.$G$2:.$H$2]);IF(ISBLANK([$Classic.$H9]);1;POWER(AVERAGE([$Parameters.$G$2:.$H$2]);IF(ISBLANK([.$H9]);1;[.$H9]))))" office:value-type="float" office:value="1" calcext:value-type="float">
            <text:p>1</text:p>
          </table:table-cell>
          <table:table-cell table:formula="of:=IF(ISBLANK([.$K9]); SUM([.L9:.N9]);  ROUND([.L9] * [.M9] * [.N9] * [.$K9] * 40 / 6))" office:value-type="float" office:value="1373" calcext:value-type="float">
            <text:p>1373</text:p>
          </table:table-cell>
          <table:table-cell table:style-name="ce19" table:formula="of:=MAX(FLOOR([.O9] * (60 - 2) / 400); 5)" office:value-type="float" office:value="199" calcext:value-type="float">
            <text:p>199</text:p>
          </table:table-cell>
          <table:table-cell table:style-name="ce19" table:formula="of:=MAX(FLOOR([.O9] * (60 - 25) / 400); 5)" office:value-type="float" office:value="120" calcext:value-type="float">
            <text:p>120</text:p>
          </table:table-cell>
          <table:table-cell table:style-name="ce19" table:formula="of:=MAX(FLOOR([.O9] * (60 - 50) / 400); 5)" office:value-type="float" office:value="34" calcext:value-type="float">
            <text:p>34</text:p>
          </table:table-cell>
          <table:table-cell table:style-name="ce21" table:formula="of:=IF(ISBLANK([.$K9]); [.$B9] * [$Parameters.$A$3]; IF(ISBLANK([$Classic.$B9]);1;POWER([$Parameters.$A$3]; IF(ISBLANK([.$B9]);1; [.$B9]))))" office:value-type="float" office:value="20" calcext:value-type="float">
            <text:p>20</text:p>
          </table:table-cell>
          <table:table-cell table:formula="of:=IF(ISBLANK([.$K9]); [.$E9] * [$Parameters.$D$3]; IF(ISBLANK([$Classic.$E9]);1;POWER([$Parameters.$D$3]/100; IF(ISBLANK([.$E9]);1; [.$E9]))))" office:value-type="float" office:value="0.169575540930959" calcext:value-type="float">
            <text:p>0.169575540930959</text:p>
          </table:table-cell>
          <table:table-cell table:style-name="ce21" table:formula="of:=IF(ISBLANK([.$K9]);[.$H9]*AVERAGE([$Parameters.$G$3:.$H$3]);IF(ISBLANK([$Classic.$H9]);1;POWER(AVERAGE([$Parameters.$G$3:.$H$3]);IF(ISBLANK([.$H9]);1;[.$H9]))))" office:value-type="float" office:value="1" calcext:value-type="float">
            <text:p>1</text:p>
          </table:table-cell>
          <table:table-cell table:formula="of:=IF(ISBLANK([.$K9]); SUM([.S9:.U9]);  ROUND([.S9] * [.T9] * [.U9] * [.$K9] * 40 / 6))" office:value-type="float" office:value="1131" calcext:value-type="float">
            <text:p>1131</text:p>
          </table:table-cell>
          <table:table-cell table:style-name="ce22" table:formula="of:=MAX(FLOOR([.V9] * (60 - 2) / 400); 5)" office:value-type="float" office:value="163" calcext:value-type="float">
            <text:p>163</text:p>
          </table:table-cell>
          <table:table-cell table:style-name="ce22" table:formula="of:=MAX(FLOOR([.V9] * (60 - 25) / 400); 5)" office:value-type="float" office:value="98" calcext:value-type="float">
            <text:p>98</text:p>
          </table:table-cell>
          <table:table-cell table:style-name="ce22" table:formula="of:=MAX(FLOOR([.V9] * (60 - 50) / 400); 5)" office:value-type="float" office:value="28" calcext:value-type="float">
            <text:p>28</text:p>
          </table:table-cell>
          <table:table-cell table:style-name="ce24" table:formula="of:=IF(ISBLANK([.$K9]); [.$B9] * [$Parameters.$A$4]; IF(ISBLANK([$Classic.$B9]);1;POWER([$Parameters.$A$4]; IF(ISBLANK([.$B9]);1; [.$B9]))))" office:value-type="float" office:value="1" calcext:value-type="float">
            <text:p>1</text:p>
          </table:table-cell>
          <table:table-cell table:formula="of:=IF(ISBLANK([.$K9]); [.$E9] * [$Parameters.$D$4]; IF(ISBLANK([$Classic.$E9]);1;POWER([$Parameters.$D$4]/100; IF(ISBLANK([.$E9]);1; [.$E9]))))" office:value-type="float" office:value="0" calcext:value-type="float">
            <text:p>0</text:p>
          </table:table-cell>
          <table:table-cell table:style-name="ce24" table:formula="of:=IF(ISBLANK([.$K9]);[.$H9]*AVERAGE([$Parameters.$G$4:.$H$4]);IF(ISBLANK([$Classic.$H9]);1;POWER(AVERAGE([$Parameters.$G$4:.$H$4]);IF(ISBLANK([.$H9]);1;[.$H9]))))" office:value-type="float" office:value="1" calcext:value-type="float">
            <text:p>1</text:p>
          </table:table-cell>
          <table:table-cell table:formula="of:=IF(ISBLANK([.$K9]); SUM([.Z9:.AB9]);  ROUND([.Z9] * [.AA9] * [.AB9] * [.$K9] * 40 / 6))" office:value-type="float" office:value="0" calcext:value-type="float">
            <text:p>0</text:p>
          </table:table-cell>
          <table:table-cell table:style-name="ce25" table:formula="of:=MAX(FLOOR([.AC9] * (60 - 2) / 400); 5)" office:value-type="float" office:value="5" calcext:value-type="float">
            <text:p>5</text:p>
          </table:table-cell>
          <table:table-cell table:style-name="ce25" table:formula="of:=MAX(FLOOR([.AC9] * (60 - 25) / 400); 5)" office:value-type="float" office:value="5" calcext:value-type="float">
            <text:p>5</text:p>
          </table:table-cell>
          <table:table-cell table:style-name="ce25" table:formula="of:=MAX(FLOOR([.AC9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10]); [.$B10] * [$Parameters.$A$2]; IF(ISBLANK([$Classic.$B10]);1;POWER([$Parameters.$A$2]; IF(ISBLANK([.$B10]);1; [.$B10]))))" office:value-type="float" office:value="80" calcext:value-type="float">
            <text:p>80</text:p>
          </table:table-cell>
          <table:table-cell table:formula="of:=IF(ISBLANK([.$K10]); [.$E10] * [$Parameters.$D$2]; IF(ISBLANK([$Classic.$E10]);1;POWER([$Parameters.$D$2]/100; IF(ISBLANK([.$E10]);1; [.$E10]))))" office:value-type="float" office:value="0" calcext:value-type="float">
            <text:p>0</text:p>
          </table:table-cell>
          <table:table-cell table:style-name="ce18" table:formula="of:=IF(ISBLANK([.$K10]);[.$H10]*AVERAGE([$Parameters.$G$2:.$H$2]);IF(ISBLANK([$Classic.$H10]);1;POWER(AVERAGE([$Parameters.$G$2:.$H$2]);IF(ISBLANK([.$H10]);1;[.$H10]))))" office:value-type="float" office:value="80" calcext:value-type="float">
            <text:p>80</text:p>
          </table:table-cell>
          <table:table-cell table:formula="of:=IF(ISBLANK([.$K10]); SUM([.L10:.N10]);  ROUND([.L10] * [.M10] * [.N10] * [.$K10] * 40 / 6))" office:value-type="float" office:value="160" calcext:value-type="float">
            <text:p>160</text:p>
          </table:table-cell>
          <table:table-cell table:style-name="ce19" table:formula="of:=MAX(FLOOR([.O10] * (60 - 2) / 400); 5)" office:value-type="float" office:value="23" calcext:value-type="float">
            <text:p>23</text:p>
          </table:table-cell>
          <table:table-cell table:style-name="ce19" table:formula="of:=MAX(FLOOR([.O10] * (60 - 25) / 400); 5)" office:value-type="float" office:value="14" calcext:value-type="float">
            <text:p>14</text:p>
          </table:table-cell>
          <table:table-cell table:style-name="ce19" table:formula="of:=MAX(FLOOR([.O10] * (60 - 50) / 400); 5)" office:value-type="float" office:value="5" calcext:value-type="float">
            <text:p>5</text:p>
          </table:table-cell>
          <table:table-cell table:style-name="ce21" table:formula="of:=IF(ISBLANK([.$K10]); [.$B10] * [$Parameters.$A$3]; IF(ISBLANK([$Classic.$B10]);1;POWER([$Parameters.$A$3]; IF(ISBLANK([.$B10]);1; [.$B10]))))" office:value-type="float" office:value="160" calcext:value-type="float">
            <text:p>160</text:p>
          </table:table-cell>
          <table:table-cell table:formula="of:=IF(ISBLANK([.$K10]); [.$E10] * [$Parameters.$D$3]; IF(ISBLANK([$Classic.$E10]);1;POWER([$Parameters.$D$3]/100; IF(ISBLANK([.$E10]);1; [.$E10]))))" office:value-type="float" office:value="0" calcext:value-type="float">
            <text:p>0</text:p>
          </table:table-cell>
          <table:table-cell table:style-name="ce21" table:formula="of:=IF(ISBLANK([.$K10]);[.$H10]*AVERAGE([$Parameters.$G$3:.$H$3]);IF(ISBLANK([$Classic.$H10]);1;POWER(AVERAGE([$Parameters.$G$3:.$H$3]);IF(ISBLANK([.$H10]);1;[.$H10]))))" office:value-type="float" office:value="40" calcext:value-type="float">
            <text:p>40</text:p>
          </table:table-cell>
          <table:table-cell table:formula="of:=IF(ISBLANK([.$K10]); SUM([.S10:.U10]);  ROUND([.S10] * [.T10] * [.U10] * [.$K10] * 40 / 6))" office:value-type="float" office:value="200" calcext:value-type="float">
            <text:p>200</text:p>
          </table:table-cell>
          <table:table-cell table:style-name="ce22" table:formula="of:=MAX(FLOOR([.V10] * (60 - 2) / 400); 5)" office:value-type="float" office:value="29" calcext:value-type="float">
            <text:p>29</text:p>
          </table:table-cell>
          <table:table-cell table:style-name="ce22" table:formula="of:=MAX(FLOOR([.V10] * (60 - 25) / 400); 5)" office:value-type="float" office:value="17" calcext:value-type="float">
            <text:p>17</text:p>
          </table:table-cell>
          <table:table-cell table:style-name="ce22" table:formula="of:=MAX(FLOOR([.V10] * (60 - 50) / 400); 5)" office:value-type="float" office:value="5" calcext:value-type="float">
            <text:p>5</text:p>
          </table:table-cell>
          <table:table-cell table:style-name="ce24" table:formula="of:=IF(ISBLANK([.$K10]); [.$B10] * [$Parameters.$A$4]; IF(ISBLANK([$Classic.$B10]);1;POWER([$Parameters.$A$4]; IF(ISBLANK([.$B10]);1; [.$B10]))))" office:value-type="float" office:value="8" calcext:value-type="float">
            <text:p>8</text:p>
          </table:table-cell>
          <table:table-cell table:formula="of:=IF(ISBLANK([.$K10]); [.$E10] * [$Parameters.$D$4]; IF(ISBLANK([$Classic.$E10]);1;POWER([$Parameters.$D$4]/100; IF(ISBLANK([.$E10]);1; [.$E10]))))" office:value-type="float" office:value="0" calcext:value-type="float">
            <text:p>0</text:p>
          </table:table-cell>
          <table:table-cell table:style-name="ce24" table:formula="of:=IF(ISBLANK([.$K10]);[.$H10]*AVERAGE([$Parameters.$G$4:.$H$4]);IF(ISBLANK([$Classic.$H10]);1;POWER(AVERAGE([$Parameters.$G$4:.$H$4]);IF(ISBLANK([.$H10]);1;[.$H10]))))" office:value-type="float" office:value="800" calcext:value-type="float">
            <text:p>800</text:p>
          </table:table-cell>
          <table:table-cell table:formula="of:=IF(ISBLANK([.$K10]); SUM([.Z10:.AB10]);  ROUND([.Z10] * [.AA10] * [.AB10] * [.$K10] * 40 / 6))" office:value-type="float" office:value="808" calcext:value-type="float">
            <text:p>808</text:p>
          </table:table-cell>
          <table:table-cell table:style-name="ce25" table:formula="of:=MAX(FLOOR([.AC10] * (60 - 2) / 400); 5)" office:value-type="float" office:value="117" calcext:value-type="float">
            <text:p>117</text:p>
          </table:table-cell>
          <table:table-cell table:style-name="ce25" table:formula="of:=MAX(FLOOR([.AC10] * (60 - 25) / 400); 5)" office:value-type="float" office:value="70" calcext:value-type="float">
            <text:p>70</text:p>
          </table:table-cell>
          <table:table-cell table:style-name="ce25" table:formula="of:=MAX(FLOOR([.AC10] * (60 - 50) / 400); 5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owfal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1]); [.$B11] * [$Parameters.$A$2]; IF(ISBLANK([$Classic.$B11]);1;POWER([$Parameters.$A$2]; IF(ISBLANK([.$B11]);1; [.$B11]))))" office:value-type="float" office:value="200" calcext:value-type="float">
            <text:p>200</text:p>
          </table:table-cell>
          <table:table-cell table:formula="of:=IF(ISBLANK([.$K11]); [.$E11] * [$Parameters.$D$2]; IF(ISBLANK([$Classic.$E11]);1;POWER([$Parameters.$D$2]/100; IF(ISBLANK([.$E11]);1; [.$E11]))))" office:value-type="float" office:value="0" calcext:value-type="float">
            <text:p>0</text:p>
          </table:table-cell>
          <table:table-cell table:style-name="ce18" table:formula="of:=IF(ISBLANK([.$K11]);[.$H11]*AVERAGE([$Parameters.$G$2:.$H$2]);IF(ISBLANK([$Classic.$H11]);1;POWER(AVERAGE([$Parameters.$G$2:.$H$2]);IF(ISBLANK([.$H11]);1;[.$H11]))))" office:value-type="float" office:value="0" calcext:value-type="float">
            <text:p>0</text:p>
          </table:table-cell>
          <table:table-cell table:formula="of:=IF(ISBLANK([.$K11]); SUM([.L11:.N11]);  ROUND([.L11] * [.M11] * [.N11] * [.$K11] * 40 / 6))" office:value-type="float" office:value="200" calcext:value-type="float">
            <text:p>200</text:p>
          </table:table-cell>
          <table:table-cell table:style-name="ce19" table:formula="of:=MAX(FLOOR([.O11] * (60 - 2) / 400); 5)" office:value-type="float" office:value="29" calcext:value-type="float">
            <text:p>29</text:p>
          </table:table-cell>
          <table:table-cell table:style-name="ce19" table:formula="of:=MAX(FLOOR([.O11] * (60 - 25) / 400); 5)" office:value-type="float" office:value="17" calcext:value-type="float">
            <text:p>17</text:p>
          </table:table-cell>
          <table:table-cell table:style-name="ce19" table:formula="of:=MAX(FLOOR([.O11] * (60 - 50) / 400); 5)" office:value-type="float" office:value="5" calcext:value-type="float">
            <text:p>5</text:p>
          </table:table-cell>
          <table:table-cell table:style-name="ce21" table:formula="of:=IF(ISBLANK([.$K11]); [.$B11] * [$Parameters.$A$3]; IF(ISBLANK([$Classic.$B11]);1;POWER([$Parameters.$A$3]; IF(ISBLANK([.$B11]);1; [.$B11]))))" office:value-type="float" office:value="400" calcext:value-type="float">
            <text:p>400</text:p>
          </table:table-cell>
          <table:table-cell table:formula="of:=IF(ISBLANK([.$K11]); [.$E11] * [$Parameters.$D$3]; IF(ISBLANK([$Classic.$E11]);1;POWER([$Parameters.$D$3]/100; IF(ISBLANK([.$E11]);1; [.$E11]))))" office:value-type="float" office:value="0" calcext:value-type="float">
            <text:p>0</text:p>
          </table:table-cell>
          <table:table-cell table:style-name="ce21" table:formula="of:=IF(ISBLANK([.$K11]);[.$H11]*AVERAGE([$Parameters.$G$3:.$H$3]);IF(ISBLANK([$Classic.$H11]);1;POWER(AVERAGE([$Parameters.$G$3:.$H$3]);IF(ISBLANK([.$H11]);1;[.$H11]))))" office:value-type="float" office:value="0" calcext:value-type="float">
            <text:p>0</text:p>
          </table:table-cell>
          <table:table-cell table:formula="of:=IF(ISBLANK([.$K11]); SUM([.S11:.U11]);  ROUND([.S11] * [.T11] * [.U11] * [.$K11] * 40 / 6))" office:value-type="float" office:value="400" calcext:value-type="float">
            <text:p>400</text:p>
          </table:table-cell>
          <table:table-cell table:style-name="ce22" table:formula="of:=MAX(FLOOR([.V11] * (60 - 2) / 400); 5)" office:value-type="float" office:value="58" calcext:value-type="float">
            <text:p>58</text:p>
          </table:table-cell>
          <table:table-cell table:style-name="ce22" table:formula="of:=MAX(FLOOR([.V11] * (60 - 25) / 400); 5)" office:value-type="float" office:value="35" calcext:value-type="float">
            <text:p>35</text:p>
          </table:table-cell>
          <table:table-cell table:style-name="ce22" table:formula="of:=MAX(FLOOR([.V11] * (60 - 50) / 400); 5)" office:value-type="float" office:value="10" calcext:value-type="float">
            <text:p>10</text:p>
          </table:table-cell>
          <table:table-cell table:style-name="ce24" table:formula="of:=IF(ISBLANK([.$K11]); [.$B11] * [$Parameters.$A$4]; IF(ISBLANK([$Classic.$B11]);1;POWER([$Parameters.$A$4]; IF(ISBLANK([.$B11]);1; [.$B11]))))" office:value-type="float" office:value="20" calcext:value-type="float">
            <text:p>20</text:p>
          </table:table-cell>
          <table:table-cell table:formula="of:=IF(ISBLANK([.$K11]); [.$E11] * [$Parameters.$D$4]; IF(ISBLANK([$Classic.$E11]);1;POWER([$Parameters.$D$4]/100; IF(ISBLANK([.$E11]);1; [.$E11]))))" office:value-type="float" office:value="0" calcext:value-type="float">
            <text:p>0</text:p>
          </table:table-cell>
          <table:table-cell table:style-name="ce24" table:formula="of:=IF(ISBLANK([.$K11]);[.$H11]*AVERAGE([$Parameters.$G$4:.$H$4]);IF(ISBLANK([$Classic.$H11]);1;POWER(AVERAGE([$Parameters.$G$4:.$H$4]);IF(ISBLANK([.$H11]);1;[.$H11]))))" office:value-type="float" office:value="0" calcext:value-type="float">
            <text:p>0</text:p>
          </table:table-cell>
          <table:table-cell table:formula="of:=IF(ISBLANK([.$K11]); SUM([.Z11:.AB11]);  ROUND([.Z11] * [.AA11] * [.AB11] * [.$K11] * 40 / 6))" office:value-type="float" office:value="20" calcext:value-type="float">
            <text:p>20</text:p>
          </table:table-cell>
          <table:table-cell table:style-name="ce25" table:formula="of:=MAX(FLOOR([.AC11] * (60 - 2) / 400); 5)" office:value-type="float" office:value="5" calcext:value-type="float">
            <text:p>5</text:p>
          </table:table-cell>
          <table:table-cell table:style-name="ce25" table:formula="of:=MAX(FLOOR([.AC11] * (60 - 25) / 400); 5)" office:value-type="float" office:value="5" calcext:value-type="float">
            <text:p>5</text:p>
          </table:table-cell>
          <table:table-cell table:style-name="ce25" table:formula="of:=MAX(FLOOR([.AC11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reath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2]); [.$B12] * [$Parameters.$A$2]; IF(ISBLANK([$Classic.$B12]);1;POWER([$Parameters.$A$2]; IF(ISBLANK([.$B12]);1; [.$B12]))))" office:value-type="float" office:value="200" calcext:value-type="float">
            <text:p>200</text:p>
          </table:table-cell>
          <table:table-cell table:formula="of:=IF(ISBLANK([.$K12]); [.$E12] * [$Parameters.$D$2]; IF(ISBLANK([$Classic.$E12]);1;POWER([$Parameters.$D$2]/100; IF(ISBLANK([.$E12]);1; [.$E12]))))" office:value-type="float" office:value="0" calcext:value-type="float">
            <text:p>0</text:p>
          </table:table-cell>
          <table:table-cell table:style-name="ce18" table:formula="of:=IF(ISBLANK([.$K12]);[.$H12]*AVERAGE([$Parameters.$G$2:.$H$2]);IF(ISBLANK([$Classic.$H12]);1;POWER(AVERAGE([$Parameters.$G$2:.$H$2]);IF(ISBLANK([.$H12]);1;[.$H12]))))" office:value-type="float" office:value="0" calcext:value-type="float">
            <text:p>0</text:p>
          </table:table-cell>
          <table:table-cell table:formula="of:=IF(ISBLANK([.$K12]); SUM([.L12:.N12]);  ROUND([.L12] * [.M12] * [.N12] * [.$K12] * 40 / 6))" office:value-type="float" office:value="200" calcext:value-type="float">
            <text:p>200</text:p>
          </table:table-cell>
          <table:table-cell table:style-name="ce19" table:formula="of:=MAX(FLOOR([.O12] * (60 - 2) / 400); 5)" office:value-type="float" office:value="29" calcext:value-type="float">
            <text:p>29</text:p>
          </table:table-cell>
          <table:table-cell table:style-name="ce19" table:formula="of:=MAX(FLOOR([.O12] * (60 - 25) / 400); 5)" office:value-type="float" office:value="17" calcext:value-type="float">
            <text:p>17</text:p>
          </table:table-cell>
          <table:table-cell table:style-name="ce19" table:formula="of:=MAX(FLOOR([.O12] * (60 - 50) / 400); 5)" office:value-type="float" office:value="5" calcext:value-type="float">
            <text:p>5</text:p>
          </table:table-cell>
          <table:table-cell table:style-name="ce21" table:formula="of:=IF(ISBLANK([.$K12]); [.$B12] * [$Parameters.$A$3]; IF(ISBLANK([$Classic.$B12]);1;POWER([$Parameters.$A$3]; IF(ISBLANK([.$B12]);1; [.$B12]))))" office:value-type="float" office:value="400" calcext:value-type="float">
            <text:p>400</text:p>
          </table:table-cell>
          <table:table-cell table:formula="of:=IF(ISBLANK([.$K12]); [.$E12] * [$Parameters.$D$3]; IF(ISBLANK([$Classic.$E12]);1;POWER([$Parameters.$D$3]/100; IF(ISBLANK([.$E12]);1; [.$E12]))))" office:value-type="float" office:value="0" calcext:value-type="float">
            <text:p>0</text:p>
          </table:table-cell>
          <table:table-cell table:style-name="ce21" table:formula="of:=IF(ISBLANK([.$K12]);[.$H12]*AVERAGE([$Parameters.$G$3:.$H$3]);IF(ISBLANK([$Classic.$H12]);1;POWER(AVERAGE([$Parameters.$G$3:.$H$3]);IF(ISBLANK([.$H12]);1;[.$H12]))))" office:value-type="float" office:value="0" calcext:value-type="float">
            <text:p>0</text:p>
          </table:table-cell>
          <table:table-cell table:formula="of:=IF(ISBLANK([.$K12]); SUM([.S12:.U12]);  ROUND([.S12] * [.T12] * [.U12] * [.$K12] * 40 / 6))" office:value-type="float" office:value="400" calcext:value-type="float">
            <text:p>400</text:p>
          </table:table-cell>
          <table:table-cell table:style-name="ce22" table:formula="of:=MAX(FLOOR([.V12] * (60 - 2) / 400); 5)" office:value-type="float" office:value="58" calcext:value-type="float">
            <text:p>58</text:p>
          </table:table-cell>
          <table:table-cell table:style-name="ce22" table:formula="of:=MAX(FLOOR([.V12] * (60 - 25) / 400); 5)" office:value-type="float" office:value="35" calcext:value-type="float">
            <text:p>35</text:p>
          </table:table-cell>
          <table:table-cell table:style-name="ce22" table:formula="of:=MAX(FLOOR([.V12] * (60 - 50) / 400); 5)" office:value-type="float" office:value="10" calcext:value-type="float">
            <text:p>10</text:p>
          </table:table-cell>
          <table:table-cell table:style-name="ce24" table:formula="of:=IF(ISBLANK([.$K12]); [.$B12] * [$Parameters.$A$4]; IF(ISBLANK([$Classic.$B12]);1;POWER([$Parameters.$A$4]; IF(ISBLANK([.$B12]);1; [.$B12]))))" office:value-type="float" office:value="20" calcext:value-type="float">
            <text:p>20</text:p>
          </table:table-cell>
          <table:table-cell table:formula="of:=IF(ISBLANK([.$K12]); [.$E12] * [$Parameters.$D$4]; IF(ISBLANK([$Classic.$E12]);1;POWER([$Parameters.$D$4]/100; IF(ISBLANK([.$E12]);1; [.$E12]))))" office:value-type="float" office:value="0" calcext:value-type="float">
            <text:p>0</text:p>
          </table:table-cell>
          <table:table-cell table:style-name="ce24" table:formula="of:=IF(ISBLANK([.$K12]);[.$H12]*AVERAGE([$Parameters.$G$4:.$H$4]);IF(ISBLANK([$Classic.$H12]);1;POWER(AVERAGE([$Parameters.$G$4:.$H$4]);IF(ISBLANK([.$H12]);1;[.$H12]))))" office:value-type="float" office:value="0" calcext:value-type="float">
            <text:p>0</text:p>
          </table:table-cell>
          <table:table-cell table:formula="of:=IF(ISBLANK([.$K12]); SUM([.Z12:.AB12]);  ROUND([.Z12] * [.AA12] * [.AB12] * [.$K12] * 40 / 6))" office:value-type="float" office:value="20" calcext:value-type="float">
            <text:p>20</text:p>
          </table:table-cell>
          <table:table-cell table:style-name="ce25" table:formula="of:=MAX(FLOOR([.AC12] * (60 - 2) / 400); 5)" office:value-type="float" office:value="5" calcext:value-type="float">
            <text:p>5</text:p>
          </table:table-cell>
          <table:table-cell table:style-name="ce25" table:formula="of:=MAX(FLOOR([.AC12] * (60 - 25) / 400); 5)" office:value-type="float" office:value="5" calcext:value-type="float">
            <text:p>5</text:p>
          </table:table-cell>
          <table:table-cell table:style-name="ce25" table:formula="of:=MAX(FLOOR([.AC12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inuousDamage-Fatigue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6" calcext:value-type="float">
            <text:p>0.6</text:p>
          </table:table-cell>
          <table:table-cell table:style-name="ce18" table:formula="of:=IF(ISBLANK([.$K13]); [.$B13] * [$Parameters.$A$2]; IF(ISBLANK([$Classic.$B13]);1;POWER([$Parameters.$A$2]; IF(ISBLANK([.$B13]);1; [.$B13]))))" office:value-type="float" office:value="5.01187233627272" calcext:value-type="float">
            <text:p>5.01187233627272</text:p>
          </table:table-cell>
          <table:table-cell table:formula="of:=IF(ISBLANK([.$K13]); [.$E13] * [$Parameters.$D$2]; IF(ISBLANK([$Classic.$E13]);1;POWER([$Parameters.$D$2]/100; IF(ISBLANK([.$E13]);1; [.$E13]))))" office:value-type="float" office:value="1" calcext:value-type="float">
            <text:p>1</text:p>
          </table:table-cell>
          <table:table-cell table:style-name="ce18" table:formula="of:=IF(ISBLANK([.$K13]);[.$H13]*AVERAGE([$Parameters.$G$2:.$H$2]);IF(ISBLANK([$Classic.$H13]);1;POWER(AVERAGE([$Parameters.$G$2:.$H$2]);IF(ISBLANK([.$H13]);1;[.$H13]))))" office:value-type="float" office:value="10" calcext:value-type="float">
            <text:p>10</text:p>
          </table:table-cell>
          <table:table-cell table:formula="of:=IF(ISBLANK([.$K13]); SUM([.L13:.N13]);  ROUND([.L13] * [.M13] * [.N13] * [.$K13] * 40 / 6))" office:value-type="float" office:value="200" calcext:value-type="float">
            <text:p>200</text:p>
          </table:table-cell>
          <table:table-cell table:style-name="ce19" table:formula="of:=MAX(FLOOR([.O13] * (60 - 2) / 400); 5)" office:value-type="float" office:value="29" calcext:value-type="float">
            <text:p>29</text:p>
          </table:table-cell>
          <table:table-cell table:style-name="ce19" table:formula="of:=MAX(FLOOR([.O13] * (60 - 25) / 400); 5)" office:value-type="float" office:value="17" calcext:value-type="float">
            <text:p>17</text:p>
          </table:table-cell>
          <table:table-cell table:style-name="ce19" table:formula="of:=MAX(FLOOR([.O13] * (60 - 50) / 400); 5)" office:value-type="float" office:value="5" calcext:value-type="float">
            <text:p>5</text:p>
          </table:table-cell>
          <table:table-cell table:style-name="ce21" table:formula="of:=IF(ISBLANK([.$K13]); [.$B13] * [$Parameters.$A$3]; IF(ISBLANK([$Classic.$B13]);1;POWER([$Parameters.$A$3]; IF(ISBLANK([.$B13]);1; [.$B13]))))" office:value-type="float" office:value="8.14181063073809" calcext:value-type="float">
            <text:p>8.14181063073809</text:p>
          </table:table-cell>
          <table:table-cell table:formula="of:=IF(ISBLANK([.$K13]); [.$E13] * [$Parameters.$D$3]; IF(ISBLANK([$Classic.$E13]);1;POWER([$Parameters.$D$3]/100; IF(ISBLANK([.$E13]);1; [.$E13]))))" office:value-type="float" office:value="1" calcext:value-type="float">
            <text:p>1</text:p>
          </table:table-cell>
          <table:table-cell table:style-name="ce21" table:formula="of:=IF(ISBLANK([.$K13]);[.$H13]*AVERAGE([$Parameters.$G$3:.$H$3]);IF(ISBLANK([$Classic.$H13]);1;POWER(AVERAGE([$Parameters.$G$3:.$H$3]);IF(ISBLANK([.$H13]);1;[.$H13]))))" office:value-type="float" office:value="5" calcext:value-type="float">
            <text:p>5</text:p>
          </table:table-cell>
          <table:table-cell table:formula="of:=IF(ISBLANK([.$K13]); SUM([.S13:.U13]);  ROUND([.S13] * [.T13] * [.U13] * [.$K13] * 40 / 6))" office:value-type="float" office:value="163" calcext:value-type="float">
            <text:p>163</text:p>
          </table:table-cell>
          <table:table-cell table:style-name="ce22" table:formula="of:=MAX(FLOOR([.V13] * (60 - 2) / 400); 5)" office:value-type="float" office:value="23" calcext:value-type="float">
            <text:p>23</text:p>
          </table:table-cell>
          <table:table-cell table:style-name="ce22" table:formula="of:=MAX(FLOOR([.V13] * (60 - 25) / 400); 5)" office:value-type="float" office:value="14" calcext:value-type="float">
            <text:p>14</text:p>
          </table:table-cell>
          <table:table-cell table:style-name="ce22" table:formula="of:=MAX(FLOOR([.V13] * (60 - 50) / 400); 5)" office:value-type="float" office:value="5" calcext:value-type="float">
            <text:p>5</text:p>
          </table:table-cell>
          <table:table-cell table:style-name="ce24" table:formula="of:=IF(ISBLANK([.$K13]); [.$B13] * [$Parameters.$A$4]; IF(ISBLANK([$Classic.$B13]);1;POWER([$Parameters.$A$4]; IF(ISBLANK([.$B13]);1; [.$B13]))))" office:value-type="float" office:value="1" calcext:value-type="float">
            <text:p>1</text:p>
          </table:table-cell>
          <table:table-cell table:formula="of:=IF(ISBLANK([.$K13]); [.$E13] * [$Parameters.$D$4]; IF(ISBLANK([$Classic.$E13]);1;POWER([$Parameters.$D$4]/100; IF(ISBLANK([.$E13]);1; [.$E13]))))" office:value-type="float" office:value="1" calcext:value-type="float">
            <text:p>1</text:p>
          </table:table-cell>
          <table:table-cell table:style-name="ce24" table:formula="of:=IF(ISBLANK([.$K13]);[.$H13]*AVERAGE([$Parameters.$G$4:.$H$4]);IF(ISBLANK([$Classic.$H13]);1;POWER(AVERAGE([$Parameters.$G$4:.$H$4]);IF(ISBLANK([.$H13]);1;[.$H13]))))" office:value-type="float" office:value="100" calcext:value-type="float">
            <text:p>100</text:p>
          </table:table-cell>
          <table:table-cell table:formula="of:=IF(ISBLANK([.$K13]); SUM([.Z13:.AB13]);  ROUND([.Z13] * [.AA13] * [.AB13] * [.$K13] * 40 / 6))" office:value-type="float" office:value="400" calcext:value-type="float">
            <text:p>400</text:p>
          </table:table-cell>
          <table:table-cell table:style-name="ce25" table:formula="of:=MAX(FLOOR([.AC13] * (60 - 2) / 400); 5)" office:value-type="float" office:value="58" calcext:value-type="float">
            <text:p>58</text:p>
          </table:table-cell>
          <table:table-cell table:style-name="ce25" table:formula="of:=MAX(FLOOR([.AC13] * (60 - 25) / 400); 5)" office:value-type="float" office:value="35" calcext:value-type="float">
            <text:p>35</text:p>
          </table:table-cell>
          <table:table-cell table:style-name="ce25" table:formula="of:=MAX(FLOOR([.AC13] * (60 - 50) / 400); 5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inuousDamage-Health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75" calcext:value-type="float">
            <text:p>0.75</text:p>
          </table:table-cell>
          <table:table-cell table:style-name="ce18" table:formula="of:=IF(ISBLANK([.$K14]); [.$B14] * [$Parameters.$A$2]; IF(ISBLANK([$Classic.$B14]);1;POWER([$Parameters.$A$2]; IF(ISBLANK([.$B14]);1; [.$B14]))))" office:value-type="float" office:value="5.01187233627272" calcext:value-type="float">
            <text:p>5.01187233627272</text:p>
          </table:table-cell>
          <table:table-cell table:formula="of:=IF(ISBLANK([.$K14]); [.$E14] * [$Parameters.$D$2]; IF(ISBLANK([$Classic.$E14]);1;POWER([$Parameters.$D$2]/100; IF(ISBLANK([.$E14]);1; [.$E14]))))" office:value-type="float" office:value="1" calcext:value-type="float">
            <text:p>1</text:p>
          </table:table-cell>
          <table:table-cell table:style-name="ce18" table:formula="of:=IF(ISBLANK([.$K14]);[.$H14]*AVERAGE([$Parameters.$G$2:.$H$2]);IF(ISBLANK([$Classic.$H14]);1;POWER(AVERAGE([$Parameters.$G$2:.$H$2]);IF(ISBLANK([.$H14]);1;[.$H14]))))" office:value-type="float" office:value="10" calcext:value-type="float">
            <text:p>10</text:p>
          </table:table-cell>
          <table:table-cell table:formula="of:=IF(ISBLANK([.$K14]); SUM([.L14:.N14]);  ROUND([.L14] * [.M14] * [.N14] * [.$K14] * 40 / 6))" office:value-type="float" office:value="251" calcext:value-type="float">
            <text:p>251</text:p>
          </table:table-cell>
          <table:table-cell table:style-name="ce19" table:formula="of:=MAX(FLOOR([.O14] * (60 - 2) / 400); 5)" office:value-type="float" office:value="36" calcext:value-type="float">
            <text:p>36</text:p>
          </table:table-cell>
          <table:table-cell table:style-name="ce19" table:formula="of:=MAX(FLOOR([.O14] * (60 - 25) / 400); 5)" office:value-type="float" office:value="21" calcext:value-type="float">
            <text:p>21</text:p>
          </table:table-cell>
          <table:table-cell table:style-name="ce19" table:formula="of:=MAX(FLOOR([.O14] * (60 - 50) / 400); 5)" office:value-type="float" office:value="6" calcext:value-type="float">
            <text:p>6</text:p>
          </table:table-cell>
          <table:table-cell table:style-name="ce21" table:formula="of:=IF(ISBLANK([.$K14]); [.$B14] * [$Parameters.$A$3]; IF(ISBLANK([$Classic.$B14]);1;POWER([$Parameters.$A$3]; IF(ISBLANK([.$B14]);1; [.$B14]))))" office:value-type="float" office:value="8.14181063073809" calcext:value-type="float">
            <text:p>8.14181063073809</text:p>
          </table:table-cell>
          <table:table-cell table:formula="of:=IF(ISBLANK([.$K14]); [.$E14] * [$Parameters.$D$3]; IF(ISBLANK([$Classic.$E14]);1;POWER([$Parameters.$D$3]/100; IF(ISBLANK([.$E14]);1; [.$E14]))))" office:value-type="float" office:value="1" calcext:value-type="float">
            <text:p>1</text:p>
          </table:table-cell>
          <table:table-cell table:style-name="ce21" table:formula="of:=IF(ISBLANK([.$K14]);[.$H14]*AVERAGE([$Parameters.$G$3:.$H$3]);IF(ISBLANK([$Classic.$H14]);1;POWER(AVERAGE([$Parameters.$G$3:.$H$3]);IF(ISBLANK([.$H14]);1;[.$H14]))))" office:value-type="float" office:value="5" calcext:value-type="float">
            <text:p>5</text:p>
          </table:table-cell>
          <table:table-cell table:formula="of:=IF(ISBLANK([.$K14]); SUM([.S14:.U14]);  ROUND([.S14] * [.T14] * [.U14] * [.$K14] * 40 / 6))" office:value-type="float" office:value="204" calcext:value-type="float">
            <text:p>204</text:p>
          </table:table-cell>
          <table:table-cell table:style-name="ce22" table:formula="of:=MAX(FLOOR([.V14] * (60 - 2) / 400); 5)" office:value-type="float" office:value="29" calcext:value-type="float">
            <text:p>29</text:p>
          </table:table-cell>
          <table:table-cell table:style-name="ce22" table:formula="of:=MAX(FLOOR([.V14] * (60 - 25) / 400); 5)" office:value-type="float" office:value="17" calcext:value-type="float">
            <text:p>17</text:p>
          </table:table-cell>
          <table:table-cell table:style-name="ce22" table:formula="of:=MAX(FLOOR([.V14] * (60 - 50) / 400); 5)" office:value-type="float" office:value="5" calcext:value-type="float">
            <text:p>5</text:p>
          </table:table-cell>
          <table:table-cell table:style-name="ce24" table:formula="of:=IF(ISBLANK([.$K14]); [.$B14] * [$Parameters.$A$4]; IF(ISBLANK([$Classic.$B14]);1;POWER([$Parameters.$A$4]; IF(ISBLANK([.$B14]);1; [.$B14]))))" office:value-type="float" office:value="1" calcext:value-type="float">
            <text:p>1</text:p>
          </table:table-cell>
          <table:table-cell table:formula="of:=IF(ISBLANK([.$K14]); [.$E14] * [$Parameters.$D$4]; IF(ISBLANK([$Classic.$E14]);1;POWER([$Parameters.$D$4]/100; IF(ISBLANK([.$E14]);1; [.$E14]))))" office:value-type="float" office:value="1" calcext:value-type="float">
            <text:p>1</text:p>
          </table:table-cell>
          <table:table-cell table:style-name="ce24" table:formula="of:=IF(ISBLANK([.$K14]);[.$H14]*AVERAGE([$Parameters.$G$4:.$H$4]);IF(ISBLANK([$Classic.$H14]);1;POWER(AVERAGE([$Parameters.$G$4:.$H$4]);IF(ISBLANK([.$H14]);1;[.$H14]))))" office:value-type="float" office:value="100" calcext:value-type="float">
            <text:p>100</text:p>
          </table:table-cell>
          <table:table-cell table:formula="of:=IF(ISBLANK([.$K14]); SUM([.Z14:.AB14]);  ROUND([.Z14] * [.AA14] * [.AB14] * [.$K14] * 40 / 6))" office:value-type="float" office:value="500" calcext:value-type="float">
            <text:p>500</text:p>
          </table:table-cell>
          <table:table-cell table:style-name="ce25" table:formula="of:=MAX(FLOOR([.AC14] * (60 - 2) / 400); 5)" office:value-type="float" office:value="72" calcext:value-type="float">
            <text:p>72</text:p>
          </table:table-cell>
          <table:table-cell table:style-name="ce25" table:formula="of:=MAX(FLOOR([.AC14] * (60 - 25) / 400); 5)" office:value-type="float" office:value="43" calcext:value-type="float">
            <text:p>43</text:p>
          </table:table-cell>
          <table:table-cell table:style-name="ce25" table:formula="of:=MAX(FLOOR([.AC14] * (60 - 50) / 400); 5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inuousDamage-SpellPoints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9" calcext:value-type="float">
            <text:p>0.9</text:p>
          </table:table-cell>
          <table:table-cell table:style-name="ce18" table:formula="of:=IF(ISBLANK([.$K15]); [.$B15] * [$Parameters.$A$2]; IF(ISBLANK([$Classic.$B15]);1;POWER([$Parameters.$A$2]; IF(ISBLANK([.$B15]);1; [.$B15]))))" office:value-type="float" office:value="5.01187233627272" calcext:value-type="float">
            <text:p>5.01187233627272</text:p>
          </table:table-cell>
          <table:table-cell table:formula="of:=IF(ISBLANK([.$K15]); [.$E15] * [$Parameters.$D$2]; IF(ISBLANK([$Classic.$E15]);1;POWER([$Parameters.$D$2]/100; IF(ISBLANK([.$E15]);1; [.$E15]))))" office:value-type="float" office:value="1" calcext:value-type="float">
            <text:p>1</text:p>
          </table:table-cell>
          <table:table-cell table:style-name="ce18" table:formula="of:=IF(ISBLANK([.$K15]);[.$H15]*AVERAGE([$Parameters.$G$2:.$H$2]);IF(ISBLANK([$Classic.$H15]);1;POWER(AVERAGE([$Parameters.$G$2:.$H$2]);IF(ISBLANK([.$H15]);1;[.$H15]))))" office:value-type="float" office:value="10" calcext:value-type="float">
            <text:p>10</text:p>
          </table:table-cell>
          <table:table-cell table:formula="of:=IF(ISBLANK([.$K15]); SUM([.L15:.N15]);  ROUND([.L15] * [.M15] * [.N15] * [.$K15] * 40 / 6))" office:value-type="float" office:value="301" calcext:value-type="float">
            <text:p>301</text:p>
          </table:table-cell>
          <table:table-cell table:style-name="ce19" table:formula="of:=MAX(FLOOR([.O15] * (60 - 2) / 400); 5)" office:value-type="float" office:value="43" calcext:value-type="float">
            <text:p>43</text:p>
          </table:table-cell>
          <table:table-cell table:style-name="ce19" table:formula="of:=MAX(FLOOR([.O15] * (60 - 25) / 400); 5)" office:value-type="float" office:value="26" calcext:value-type="float">
            <text:p>26</text:p>
          </table:table-cell>
          <table:table-cell table:style-name="ce19" table:formula="of:=MAX(FLOOR([.O15] * (60 - 50) / 400); 5)" office:value-type="float" office:value="7" calcext:value-type="float">
            <text:p>7</text:p>
          </table:table-cell>
          <table:table-cell table:style-name="ce21" table:formula="of:=IF(ISBLANK([.$K15]); [.$B15] * [$Parameters.$A$3]; IF(ISBLANK([$Classic.$B15]);1;POWER([$Parameters.$A$3]; IF(ISBLANK([.$B15]);1; [.$B15]))))" office:value-type="float" office:value="8.14181063073809" calcext:value-type="float">
            <text:p>8.14181063073809</text:p>
          </table:table-cell>
          <table:table-cell table:formula="of:=IF(ISBLANK([.$K15]); [.$E15] * [$Parameters.$D$3]; IF(ISBLANK([$Classic.$E15]);1;POWER([$Parameters.$D$3]/100; IF(ISBLANK([.$E15]);1; [.$E15]))))" office:value-type="float" office:value="1" calcext:value-type="float">
            <text:p>1</text:p>
          </table:table-cell>
          <table:table-cell table:style-name="ce21" table:formula="of:=IF(ISBLANK([.$K15]);[.$H15]*AVERAGE([$Parameters.$G$3:.$H$3]);IF(ISBLANK([$Classic.$H15]);1;POWER(AVERAGE([$Parameters.$G$3:.$H$3]);IF(ISBLANK([.$H15]);1;[.$H15]))))" office:value-type="float" office:value="5" calcext:value-type="float">
            <text:p>5</text:p>
          </table:table-cell>
          <table:table-cell table:formula="of:=IF(ISBLANK([.$K15]); SUM([.S15:.U15]);  ROUND([.S15] * [.T15] * [.U15] * [.$K15] * 40 / 6))" office:value-type="float" office:value="244" calcext:value-type="float">
            <text:p>244</text:p>
          </table:table-cell>
          <table:table-cell table:style-name="ce22" table:formula="of:=MAX(FLOOR([.V15] * (60 - 2) / 400); 5)" office:value-type="float" office:value="35" calcext:value-type="float">
            <text:p>35</text:p>
          </table:table-cell>
          <table:table-cell table:style-name="ce22" table:formula="of:=MAX(FLOOR([.V15] * (60 - 25) / 400); 5)" office:value-type="float" office:value="21" calcext:value-type="float">
            <text:p>21</text:p>
          </table:table-cell>
          <table:table-cell table:style-name="ce22" table:formula="of:=MAX(FLOOR([.V15] * (60 - 50) / 400); 5)" office:value-type="float" office:value="6" calcext:value-type="float">
            <text:p>6</text:p>
          </table:table-cell>
          <table:table-cell table:style-name="ce24" table:formula="of:=IF(ISBLANK([.$K15]); [.$B15] * [$Parameters.$A$4]; IF(ISBLANK([$Classic.$B15]);1;POWER([$Parameters.$A$4]; IF(ISBLANK([.$B15]);1; [.$B15]))))" office:value-type="float" office:value="1" calcext:value-type="float">
            <text:p>1</text:p>
          </table:table-cell>
          <table:table-cell table:formula="of:=IF(ISBLANK([.$K15]); [.$E15] * [$Parameters.$D$4]; IF(ISBLANK([$Classic.$E15]);1;POWER([$Parameters.$D$4]/100; IF(ISBLANK([.$E15]);1; [.$E15]))))" office:value-type="float" office:value="1" calcext:value-type="float">
            <text:p>1</text:p>
          </table:table-cell>
          <table:table-cell table:style-name="ce24" table:formula="of:=IF(ISBLANK([.$K15]);[.$H15]*AVERAGE([$Parameters.$G$4:.$H$4]);IF(ISBLANK([$Classic.$H15]);1;POWER(AVERAGE([$Parameters.$G$4:.$H$4]);IF(ISBLANK([.$H15]);1;[.$H15]))))" office:value-type="float" office:value="100" calcext:value-type="float">
            <text:p>100</text:p>
          </table:table-cell>
          <table:table-cell table:formula="of:=IF(ISBLANK([.$K15]); SUM([.Z15:.AB15]);  ROUND([.Z15] * [.AA15] * [.AB15] * [.$K15] * 40 / 6))" office:value-type="float" office:value="600" calcext:value-type="float">
            <text:p>600</text:p>
          </table:table-cell>
          <table:table-cell table:style-name="ce25" table:formula="of:=MAX(FLOOR([.AC15] * (60 - 2) / 400); 5)" office:value-type="float" office:value="87" calcext:value-type="float">
            <text:p>87</text:p>
          </table:table-cell>
          <table:table-cell table:style-name="ce25" table:formula="of:=MAX(FLOOR([.AC15] * (60 - 25) / 400); 5)" office:value-type="float" office:value="52" calcext:value-type="float">
            <text:p>52</text:p>
          </table:table-cell>
          <table:table-cell table:style-name="ce25" table:formula="of:=MAX(FLOOR([.AC15] * (60 - 50) / 400); 5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mage-Fatigue</text:p>
          </table:table-cell>
          <table:table-cell table:style-name="ce16" table:number-columns-repeated="6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8" table:formula="of:=IF(ISBLANK([.$K16]); [.$B16] * [$Parameters.$A$2]; IF(ISBLANK([$Classic.$B16]);1;POWER([$Parameters.$A$2]; IF(ISBLANK([.$B16]);1; [.$B16]))))" office:value-type="float" office:value="0" calcext:value-type="float">
            <text:p>0</text:p>
          </table:table-cell>
          <table:table-cell table:formula="of:=IF(ISBLANK([.$K16]); [.$E16] * [$Parameters.$D$2]; IF(ISBLANK([$Classic.$E16]);1;POWER([$Parameters.$D$2]/100; IF(ISBLANK([.$E16]);1; [.$E16]))))" office:value-type="float" office:value="0" calcext:value-type="float">
            <text:p>0</text:p>
          </table:table-cell>
          <table:table-cell table:style-name="ce18" table:formula="of:=IF(ISBLANK([.$K16]);[.$H16]*AVERAGE([$Parameters.$G$2:.$H$2]);IF(ISBLANK([$Classic.$H16]);1;POWER(AVERAGE([$Parameters.$G$2:.$H$2]);IF(ISBLANK([.$H16]);1;[.$H16]))))" office:value-type="float" office:value="40" calcext:value-type="float">
            <text:p>40</text:p>
          </table:table-cell>
          <table:table-cell table:formula="of:=IF(ISBLANK([.$K16]); SUM([.L16:.N16]);  ROUND([.L16] * [.M16] * [.N16] * [.$K16] * 40 / 6))" office:value-type="float" office:value="40" calcext:value-type="float">
            <text:p>40</text:p>
          </table:table-cell>
          <table:table-cell table:style-name="ce19" table:formula="of:=MAX(FLOOR([.O16] * (60 - 2) / 400); 5)" office:value-type="float" office:value="5" calcext:value-type="float">
            <text:p>5</text:p>
          </table:table-cell>
          <table:table-cell table:style-name="ce19" table:formula="of:=MAX(FLOOR([.O16] * (60 - 25) / 400); 5)" office:value-type="float" office:value="5" calcext:value-type="float">
            <text:p>5</text:p>
          </table:table-cell>
          <table:table-cell table:style-name="ce19" table:formula="of:=MAX(FLOOR([.O16] * (60 - 50) / 400); 5)" office:value-type="float" office:value="5" calcext:value-type="float">
            <text:p>5</text:p>
          </table:table-cell>
          <table:table-cell table:style-name="ce21" table:formula="of:=IF(ISBLANK([.$K16]); [.$B16] * [$Parameters.$A$3]; IF(ISBLANK([$Classic.$B16]);1;POWER([$Parameters.$A$3]; IF(ISBLANK([.$B16]);1; [.$B16]))))" office:value-type="float" office:value="0" calcext:value-type="float">
            <text:p>0</text:p>
          </table:table-cell>
          <table:table-cell table:formula="of:=IF(ISBLANK([.$K16]); [.$E16] * [$Parameters.$D$3]; IF(ISBLANK([$Classic.$E16]);1;POWER([$Parameters.$D$3]/100; IF(ISBLANK([.$E16]);1; [.$E16]))))" office:value-type="float" office:value="0" calcext:value-type="float">
            <text:p>0</text:p>
          </table:table-cell>
          <table:table-cell table:style-name="ce21" table:formula="of:=IF(ISBLANK([.$K16]);[.$H16]*AVERAGE([$Parameters.$G$3:.$H$3]);IF(ISBLANK([$Classic.$H16]);1;POWER(AVERAGE([$Parameters.$G$3:.$H$3]);IF(ISBLANK([.$H16]);1;[.$H16]))))" office:value-type="float" office:value="20" calcext:value-type="float">
            <text:p>20</text:p>
          </table:table-cell>
          <table:table-cell table:formula="of:=IF(ISBLANK([.$K16]); SUM([.S16:.U16]);  ROUND([.S16] * [.T16] * [.U16] * [.$K16] * 40 / 6))" office:value-type="float" office:value="20" calcext:value-type="float">
            <text:p>20</text:p>
          </table:table-cell>
          <table:table-cell table:style-name="ce22" table:formula="of:=MAX(FLOOR([.V16] * (60 - 2) / 400); 5)" office:value-type="float" office:value="5" calcext:value-type="float">
            <text:p>5</text:p>
          </table:table-cell>
          <table:table-cell table:style-name="ce22" table:formula="of:=MAX(FLOOR([.V16] * (60 - 25) / 400); 5)" office:value-type="float" office:value="5" calcext:value-type="float">
            <text:p>5</text:p>
          </table:table-cell>
          <table:table-cell table:style-name="ce22" table:formula="of:=MAX(FLOOR([.V16] * (60 - 50) / 400); 5)" office:value-type="float" office:value="5" calcext:value-type="float">
            <text:p>5</text:p>
          </table:table-cell>
          <table:table-cell table:style-name="ce24" table:formula="of:=IF(ISBLANK([.$K16]); [.$B16] * [$Parameters.$A$4]; IF(ISBLANK([$Classic.$B16]);1;POWER([$Parameters.$A$4]; IF(ISBLANK([.$B16]);1; [.$B16]))))" office:value-type="float" office:value="0" calcext:value-type="float">
            <text:p>0</text:p>
          </table:table-cell>
          <table:table-cell table:formula="of:=IF(ISBLANK([.$K16]); [.$E16] * [$Parameters.$D$4]; IF(ISBLANK([$Classic.$E16]);1;POWER([$Parameters.$D$4]/100; IF(ISBLANK([.$E16]);1; [.$E16]))))" office:value-type="float" office:value="0" calcext:value-type="float">
            <text:p>0</text:p>
          </table:table-cell>
          <table:table-cell table:style-name="ce24" table:formula="of:=IF(ISBLANK([.$K16]);[.$H16]*AVERAGE([$Parameters.$G$4:.$H$4]);IF(ISBLANK([$Classic.$H16]);1;POWER(AVERAGE([$Parameters.$G$4:.$H$4]);IF(ISBLANK([.$H16]);1;[.$H16]))))" office:value-type="float" office:value="400" calcext:value-type="float">
            <text:p>400</text:p>
          </table:table-cell>
          <table:table-cell table:formula="of:=IF(ISBLANK([.$K16]); SUM([.Z16:.AB16]);  ROUND([.Z16] * [.AA16] * [.AB16] * [.$K16] * 40 / 6))" office:value-type="float" office:value="400" calcext:value-type="float">
            <text:p>400</text:p>
          </table:table-cell>
          <table:table-cell table:style-name="ce25" table:formula="of:=MAX(FLOOR([.AC16] * (60 - 2) / 400); 5)" office:value-type="float" office:value="58" calcext:value-type="float">
            <text:p>58</text:p>
          </table:table-cell>
          <table:table-cell table:style-name="ce25" table:formula="of:=MAX(FLOOR([.AC16] * (60 - 25) / 400); 5)" office:value-type="float" office:value="35" calcext:value-type="float">
            <text:p>35</text:p>
          </table:table-cell>
          <table:table-cell table:style-name="ce25" table:formula="of:=MAX(FLOOR([.AC16] * (60 - 50) / 400); 5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-Health</text:p>
          </table:table-cell>
          <table:table-cell table:style-name="ce16" table:number-columns-repeated="6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8" table:formula="of:=IF(ISBLANK([.$K17]); [.$B17] * [$Parameters.$A$2]; IF(ISBLANK([$Classic.$B17]);1;POWER([$Parameters.$A$2]; IF(ISBLANK([.$B17]);1; [.$B17]))))" office:value-type="float" office:value="0" calcext:value-type="float">
            <text:p>0</text:p>
          </table:table-cell>
          <table:table-cell table:formula="of:=IF(ISBLANK([.$K17]); [.$E17] * [$Parameters.$D$2]; IF(ISBLANK([$Classic.$E17]);1;POWER([$Parameters.$D$2]/100; IF(ISBLANK([.$E17]);1; [.$E17]))))" office:value-type="float" office:value="0" calcext:value-type="float">
            <text:p>0</text:p>
          </table:table-cell>
          <table:table-cell table:style-name="ce18" table:formula="of:=IF(ISBLANK([.$K17]);[.$H17]*AVERAGE([$Parameters.$G$2:.$H$2]);IF(ISBLANK([$Classic.$H17]);1;POWER(AVERAGE([$Parameters.$G$2:.$H$2]);IF(ISBLANK([.$H17]);1;[.$H17]))))" office:value-type="float" office:value="50" calcext:value-type="float">
            <text:p>50</text:p>
          </table:table-cell>
          <table:table-cell table:formula="of:=IF(ISBLANK([.$K17]); SUM([.L17:.N17]);  ROUND([.L17] * [.M17] * [.N17] * [.$K17] * 40 / 6))" office:value-type="float" office:value="50" calcext:value-type="float">
            <text:p>50</text:p>
          </table:table-cell>
          <table:table-cell table:style-name="ce19" table:formula="of:=MAX(FLOOR([.O17] * (60 - 2) / 400); 5)" office:value-type="float" office:value="7" calcext:value-type="float">
            <text:p>7</text:p>
          </table:table-cell>
          <table:table-cell table:style-name="ce19" table:formula="of:=MAX(FLOOR([.O17] * (60 - 25) / 400); 5)" office:value-type="float" office:value="5" calcext:value-type="float">
            <text:p>5</text:p>
          </table:table-cell>
          <table:table-cell table:style-name="ce19" table:formula="of:=MAX(FLOOR([.O17] * (60 - 50) / 400); 5)" office:value-type="float" office:value="5" calcext:value-type="float">
            <text:p>5</text:p>
          </table:table-cell>
          <table:table-cell table:style-name="ce21" table:formula="of:=IF(ISBLANK([.$K17]); [.$B17] * [$Parameters.$A$3]; IF(ISBLANK([$Classic.$B17]);1;POWER([$Parameters.$A$3]; IF(ISBLANK([.$B17]);1; [.$B17]))))" office:value-type="float" office:value="0" calcext:value-type="float">
            <text:p>0</text:p>
          </table:table-cell>
          <table:table-cell table:formula="of:=IF(ISBLANK([.$K17]); [.$E17] * [$Parameters.$D$3]; IF(ISBLANK([$Classic.$E17]);1;POWER([$Parameters.$D$3]/100; IF(ISBLANK([.$E17]);1; [.$E17]))))" office:value-type="float" office:value="0" calcext:value-type="float">
            <text:p>0</text:p>
          </table:table-cell>
          <table:table-cell table:style-name="ce21" table:formula="of:=IF(ISBLANK([.$K17]);[.$H17]*AVERAGE([$Parameters.$G$3:.$H$3]);IF(ISBLANK([$Classic.$H17]);1;POWER(AVERAGE([$Parameters.$G$3:.$H$3]);IF(ISBLANK([.$H17]);1;[.$H17]))))" office:value-type="float" office:value="25" calcext:value-type="float">
            <text:p>25</text:p>
          </table:table-cell>
          <table:table-cell table:formula="of:=IF(ISBLANK([.$K17]); SUM([.S17:.U17]);  ROUND([.S17] * [.T17] * [.U17] * [.$K17] * 40 / 6))" office:value-type="float" office:value="25" calcext:value-type="float">
            <text:p>25</text:p>
          </table:table-cell>
          <table:table-cell table:style-name="ce22" table:formula="of:=MAX(FLOOR([.V17] * (60 - 2) / 400); 5)" office:value-type="float" office:value="5" calcext:value-type="float">
            <text:p>5</text:p>
          </table:table-cell>
          <table:table-cell table:style-name="ce22" table:formula="of:=MAX(FLOOR([.V17] * (60 - 25) / 400); 5)" office:value-type="float" office:value="5" calcext:value-type="float">
            <text:p>5</text:p>
          </table:table-cell>
          <table:table-cell table:style-name="ce22" table:formula="of:=MAX(FLOOR([.V17] * (60 - 50) / 400); 5)" office:value-type="float" office:value="5" calcext:value-type="float">
            <text:p>5</text:p>
          </table:table-cell>
          <table:table-cell table:style-name="ce24" table:formula="of:=IF(ISBLANK([.$K17]); [.$B17] * [$Parameters.$A$4]; IF(ISBLANK([$Classic.$B17]);1;POWER([$Parameters.$A$4]; IF(ISBLANK([.$B17]);1; [.$B17]))))" office:value-type="float" office:value="0" calcext:value-type="float">
            <text:p>0</text:p>
          </table:table-cell>
          <table:table-cell table:formula="of:=IF(ISBLANK([.$K17]); [.$E17] * [$Parameters.$D$4]; IF(ISBLANK([$Classic.$E17]);1;POWER([$Parameters.$D$4]/100; IF(ISBLANK([.$E17]);1; [.$E17]))))" office:value-type="float" office:value="0" calcext:value-type="float">
            <text:p>0</text:p>
          </table:table-cell>
          <table:table-cell table:style-name="ce24" table:formula="of:=IF(ISBLANK([.$K17]);[.$H17]*AVERAGE([$Parameters.$G$4:.$H$4]);IF(ISBLANK([$Classic.$H17]);1;POWER(AVERAGE([$Parameters.$G$4:.$H$4]);IF(ISBLANK([.$H17]);1;[.$H17]))))" office:value-type="float" office:value="500" calcext:value-type="float">
            <text:p>500</text:p>
          </table:table-cell>
          <table:table-cell table:formula="of:=IF(ISBLANK([.$K17]); SUM([.Z17:.AB17]);  ROUND([.Z17] * [.AA17] * [.AB17] * [.$K17] * 40 / 6))" office:value-type="float" office:value="500" calcext:value-type="float">
            <text:p>500</text:p>
          </table:table-cell>
          <table:table-cell table:style-name="ce25" table:formula="of:=MAX(FLOOR([.AC17] * (60 - 2) / 400); 5)" office:value-type="float" office:value="72" calcext:value-type="float">
            <text:p>72</text:p>
          </table:table-cell>
          <table:table-cell table:style-name="ce25" table:formula="of:=MAX(FLOOR([.AC17] * (60 - 25) / 400); 5)" office:value-type="float" office:value="43" calcext:value-type="float">
            <text:p>43</text:p>
          </table:table-cell>
          <table:table-cell table:style-name="ce25" table:formula="of:=MAX(FLOOR([.AC17] * (60 - 50) / 400); 5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mage-SpellPoints</text:p>
          </table:table-cell>
          <table:table-cell table:style-name="ce16" table:number-columns-repeated="6"/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18" table:formula="of:=IF(ISBLANK([.$K18]); [.$B18] * [$Parameters.$A$2]; IF(ISBLANK([$Classic.$B18]);1;POWER([$Parameters.$A$2]; IF(ISBLANK([.$B18]);1; [.$B18]))))" office:value-type="float" office:value="0" calcext:value-type="float">
            <text:p>0</text:p>
          </table:table-cell>
          <table:table-cell table:formula="of:=IF(ISBLANK([.$K18]); [.$E18] * [$Parameters.$D$2]; IF(ISBLANK([$Classic.$E18]);1;POWER([$Parameters.$D$2]/100; IF(ISBLANK([.$E18]);1; [.$E18]))))" office:value-type="float" office:value="0" calcext:value-type="float">
            <text:p>0</text:p>
          </table:table-cell>
          <table:table-cell table:style-name="ce18" table:formula="of:=IF(ISBLANK([.$K18]);[.$H18]*AVERAGE([$Parameters.$G$2:.$H$2]);IF(ISBLANK([$Classic.$H18]);1;POWER(AVERAGE([$Parameters.$G$2:.$H$2]);IF(ISBLANK([.$H18]);1;[.$H18]))))" office:value-type="float" office:value="60" calcext:value-type="float">
            <text:p>60</text:p>
          </table:table-cell>
          <table:table-cell table:formula="of:=IF(ISBLANK([.$K18]); SUM([.L18:.N18]);  ROUND([.L18] * [.M18] * [.N18] * [.$K18] * 40 / 6))" office:value-type="float" office:value="60" calcext:value-type="float">
            <text:p>60</text:p>
          </table:table-cell>
          <table:table-cell table:style-name="ce19" table:formula="of:=MAX(FLOOR([.O18] * (60 - 2) / 400); 5)" office:value-type="float" office:value="8" calcext:value-type="float">
            <text:p>8</text:p>
          </table:table-cell>
          <table:table-cell table:style-name="ce19" table:formula="of:=MAX(FLOOR([.O18] * (60 - 25) / 400); 5)" office:value-type="float" office:value="5" calcext:value-type="float">
            <text:p>5</text:p>
          </table:table-cell>
          <table:table-cell table:style-name="ce19" table:formula="of:=MAX(FLOOR([.O18] * (60 - 50) / 400); 5)" office:value-type="float" office:value="5" calcext:value-type="float">
            <text:p>5</text:p>
          </table:table-cell>
          <table:table-cell table:style-name="ce21" table:formula="of:=IF(ISBLANK([.$K18]); [.$B18] * [$Parameters.$A$3]; IF(ISBLANK([$Classic.$B18]);1;POWER([$Parameters.$A$3]; IF(ISBLANK([.$B18]);1; [.$B18]))))" office:value-type="float" office:value="0" calcext:value-type="float">
            <text:p>0</text:p>
          </table:table-cell>
          <table:table-cell table:formula="of:=IF(ISBLANK([.$K18]); [.$E18] * [$Parameters.$D$3]; IF(ISBLANK([$Classic.$E18]);1;POWER([$Parameters.$D$3]/100; IF(ISBLANK([.$E18]);1; [.$E18]))))" office:value-type="float" office:value="0" calcext:value-type="float">
            <text:p>0</text:p>
          </table:table-cell>
          <table:table-cell table:style-name="ce21" table:formula="of:=IF(ISBLANK([.$K18]);[.$H18]*AVERAGE([$Parameters.$G$3:.$H$3]);IF(ISBLANK([$Classic.$H18]);1;POWER(AVERAGE([$Parameters.$G$3:.$H$3]);IF(ISBLANK([.$H18]);1;[.$H18]))))" office:value-type="float" office:value="30" calcext:value-type="float">
            <text:p>30</text:p>
          </table:table-cell>
          <table:table-cell table:formula="of:=IF(ISBLANK([.$K18]); SUM([.S18:.U18]);  ROUND([.S18] * [.T18] * [.U18] * [.$K18] * 40 / 6))" office:value-type="float" office:value="30" calcext:value-type="float">
            <text:p>30</text:p>
          </table:table-cell>
          <table:table-cell table:style-name="ce22" table:formula="of:=MAX(FLOOR([.V18] * (60 - 2) / 400); 5)" office:value-type="float" office:value="5" calcext:value-type="float">
            <text:p>5</text:p>
          </table:table-cell>
          <table:table-cell table:style-name="ce22" table:formula="of:=MAX(FLOOR([.V18] * (60 - 25) / 400); 5)" office:value-type="float" office:value="5" calcext:value-type="float">
            <text:p>5</text:p>
          </table:table-cell>
          <table:table-cell table:style-name="ce22" table:formula="of:=MAX(FLOOR([.V18] * (60 - 50) / 400); 5)" office:value-type="float" office:value="5" calcext:value-type="float">
            <text:p>5</text:p>
          </table:table-cell>
          <table:table-cell table:style-name="ce24" table:formula="of:=IF(ISBLANK([.$K18]); [.$B18] * [$Parameters.$A$4]; IF(ISBLANK([$Classic.$B18]);1;POWER([$Parameters.$A$4]; IF(ISBLANK([.$B18]);1; [.$B18]))))" office:value-type="float" office:value="0" calcext:value-type="float">
            <text:p>0</text:p>
          </table:table-cell>
          <table:table-cell table:formula="of:=IF(ISBLANK([.$K18]); [.$E18] * [$Parameters.$D$4]; IF(ISBLANK([$Classic.$E18]);1;POWER([$Parameters.$D$4]/100; IF(ISBLANK([.$E18]);1; [.$E18]))))" office:value-type="float" office:value="0" calcext:value-type="float">
            <text:p>0</text:p>
          </table:table-cell>
          <table:table-cell table:style-name="ce24" table:formula="of:=IF(ISBLANK([.$K18]);[.$H18]*AVERAGE([$Parameters.$G$4:.$H$4]);IF(ISBLANK([$Classic.$H18]);1;POWER(AVERAGE([$Parameters.$G$4:.$H$4]);IF(ISBLANK([.$H18]);1;[.$H18]))))" office:value-type="float" office:value="600" calcext:value-type="float">
            <text:p>600</text:p>
          </table:table-cell>
          <table:table-cell table:formula="of:=IF(ISBLANK([.$K18]); SUM([.Z18:.AB18]);  ROUND([.Z18] * [.AA18] * [.AB18] * [.$K18] * 40 / 6))" office:value-type="float" office:value="600" calcext:value-type="float">
            <text:p>600</text:p>
          </table:table-cell>
          <table:table-cell table:style-name="ce25" table:formula="of:=MAX(FLOOR([.AC18] * (60 - 2) / 400); 5)" office:value-type="float" office:value="87" calcext:value-type="float">
            <text:p>87</text:p>
          </table:table-cell>
          <table:table-cell table:style-name="ce25" table:formula="of:=MAX(FLOOR([.AC18] * (60 - 25) / 400); 5)" office:value-type="float" office:value="52" calcext:value-type="float">
            <text:p>52</text:p>
          </table:table-cell>
          <table:table-cell table:style-name="ce25" table:formula="of:=MAX(FLOOR([.AC18] * (60 - 50) / 400); 5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sintegrat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0" calcext:value-type="float">
            <text:p>500</text:p>
          </table:table-cell>
          <table:table-cell table:style-name="ce18" table:formula="of:=IF(ISBLANK([.$K19]); [.$B19] * [$Parameters.$A$2]; IF(ISBLANK([$Classic.$B19]);1;POWER([$Parameters.$A$2]; IF(ISBLANK([.$B19]);1; [.$B19]))))" office:value-type="float" office:value="1" calcext:value-type="float">
            <text:p>1</text:p>
          </table:table-cell>
          <table:table-cell table:formula="of:=IF(ISBLANK([.$K19]); [.$E19] * [$Parameters.$D$2]; IF(ISBLANK([$Classic.$E19]);1;POWER([$Parameters.$D$2]/100; IF(ISBLANK([.$E19]);1; [.$E19]))))" office:value-type="float" office:value="0.411795508633787" calcext:value-type="float">
            <text:p>0.411795508633787</text:p>
          </table:table-cell>
          <table:table-cell table:style-name="ce18" table:formula="of:=IF(ISBLANK([.$K19]);[.$H19]*AVERAGE([$Parameters.$G$2:.$H$2]);IF(ISBLANK([$Classic.$H19]);1;POWER(AVERAGE([$Parameters.$G$2:.$H$2]);IF(ISBLANK([.$H19]);1;[.$H19]))))" office:value-type="float" office:value="1" calcext:value-type="float">
            <text:p>1</text:p>
          </table:table-cell>
          <table:table-cell table:formula="of:=IF(ISBLANK([.$K19]); SUM([.L19:.N19]);  ROUND([.L19] * [.M19] * [.N19] * [.$K19] * 40 / 6))" office:value-type="float" office:value="1373" calcext:value-type="float">
            <text:p>1373</text:p>
          </table:table-cell>
          <table:table-cell table:style-name="ce19" table:formula="of:=MAX(FLOOR([.O19] * (60 - 2) / 400); 5)" office:value-type="float" office:value="199" calcext:value-type="float">
            <text:p>199</text:p>
          </table:table-cell>
          <table:table-cell table:style-name="ce19" table:formula="of:=MAX(FLOOR([.O19] * (60 - 25) / 400); 5)" office:value-type="float" office:value="120" calcext:value-type="float">
            <text:p>120</text:p>
          </table:table-cell>
          <table:table-cell table:style-name="ce19" table:formula="of:=MAX(FLOOR([.O19] * (60 - 50) / 400); 5)" office:value-type="float" office:value="34" calcext:value-type="float">
            <text:p>34</text:p>
          </table:table-cell>
          <table:table-cell table:style-name="ce21" table:formula="of:=IF(ISBLANK([.$K19]); [.$B19] * [$Parameters.$A$3]; IF(ISBLANK([$Classic.$B19]);1;POWER([$Parameters.$A$3]; IF(ISBLANK([.$B19]);1; [.$B19]))))" office:value-type="float" office:value="1" calcext:value-type="float">
            <text:p>1</text:p>
          </table:table-cell>
          <table:table-cell table:formula="of:=IF(ISBLANK([.$K19]); [.$E19] * [$Parameters.$D$3]; IF(ISBLANK([$Classic.$E19]);1;POWER([$Parameters.$D$3]/100; IF(ISBLANK([.$E19]);1; [.$E19]))))" office:value-type="float" office:value="0.169575540930959" calcext:value-type="float">
            <text:p>0.169575540930959</text:p>
          </table:table-cell>
          <table:table-cell table:style-name="ce21" table:formula="of:=IF(ISBLANK([.$K19]);[.$H19]*AVERAGE([$Parameters.$G$3:.$H$3]);IF(ISBLANK([$Classic.$H19]);1;POWER(AVERAGE([$Parameters.$G$3:.$H$3]);IF(ISBLANK([.$H19]);1;[.$H19]))))" office:value-type="float" office:value="1" calcext:value-type="float">
            <text:p>1</text:p>
          </table:table-cell>
          <table:table-cell table:formula="of:=IF(ISBLANK([.$K19]); SUM([.S19:.U19]);  ROUND([.S19] * [.T19] * [.U19] * [.$K19] * 40 / 6))" office:value-type="float" office:value="565" calcext:value-type="float">
            <text:p>565</text:p>
          </table:table-cell>
          <table:table-cell table:style-name="ce22" table:formula="of:=MAX(FLOOR([.V19] * (60 - 2) / 400); 5)" office:value-type="float" office:value="81" calcext:value-type="float">
            <text:p>81</text:p>
          </table:table-cell>
          <table:table-cell table:style-name="ce22" table:formula="of:=MAX(FLOOR([.V19] * (60 - 25) / 400); 5)" office:value-type="float" office:value="49" calcext:value-type="float">
            <text:p>49</text:p>
          </table:table-cell>
          <table:table-cell table:style-name="ce22" table:formula="of:=MAX(FLOOR([.V19] * (60 - 50) / 400); 5)" office:value-type="float" office:value="14" calcext:value-type="float">
            <text:p>14</text:p>
          </table:table-cell>
          <table:table-cell table:style-name="ce24" table:formula="of:=IF(ISBLANK([.$K19]); [.$B19] * [$Parameters.$A$4]; IF(ISBLANK([$Classic.$B19]);1;POWER([$Parameters.$A$4]; IF(ISBLANK([.$B19]);1; [.$B19]))))" office:value-type="float" office:value="1" calcext:value-type="float">
            <text:p>1</text:p>
          </table:table-cell>
          <table:table-cell table:formula="of:=IF(ISBLANK([.$K19]); [.$E19] * [$Parameters.$D$4]; IF(ISBLANK([$Classic.$E19]);1;POWER([$Parameters.$D$4]/100; IF(ISBLANK([.$E19]);1; [.$E19]))))" office:value-type="float" office:value="0" calcext:value-type="float">
            <text:p>0</text:p>
          </table:table-cell>
          <table:table-cell table:style-name="ce24" table:formula="of:=IF(ISBLANK([.$K19]);[.$H19]*AVERAGE([$Parameters.$G$4:.$H$4]);IF(ISBLANK([$Classic.$H19]);1;POWER(AVERAGE([$Parameters.$G$4:.$H$4]);IF(ISBLANK([.$H19]);1;[.$H19]))))" office:value-type="float" office:value="1" calcext:value-type="float">
            <text:p>1</text:p>
          </table:table-cell>
          <table:table-cell table:formula="of:=IF(ISBLANK([.$K19]); SUM([.Z19:.AB19]);  ROUND([.Z19] * [.AA19] * [.AB19] * [.$K19] * 40 / 6))" office:value-type="float" office:value="0" calcext:value-type="float">
            <text:p>0</text:p>
          </table:table-cell>
          <table:table-cell table:style-name="ce25" table:formula="of:=MAX(FLOOR([.AC19] * (60 - 2) / 400); 5)" office:value-type="float" office:value="5" calcext:value-type="float">
            <text:p>5</text:p>
          </table:table-cell>
          <table:table-cell table:style-name="ce25" table:formula="of:=MAX(FLOOR([.AC19] * (60 - 25) / 400); 5)" office:value-type="float" office:value="5" calcext:value-type="float">
            <text:p>5</text:p>
          </table:table-cell>
          <table:table-cell table:style-name="ce25" table:formula="of:=MAX(FLOOR([.AC19] * (60 - 50) / 400); 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0]); [.$B20] * [$Parameters.$A$2]; IF(ISBLANK([$Classic.$B20]);1;POWER([$Parameters.$A$2]; IF(ISBLANK([.$B20]);1; [.$B20]))))" office:value-type="float" office:value="0" calcext:value-type="float">
            <text:p>0</text:p>
          </table:table-cell>
          <table:table-cell table:formula="of:=IF(ISBLANK([.$K20]); [.$E20] * [$Parameters.$D$2]; IF(ISBLANK([$Classic.$E20]);1;POWER([$Parameters.$D$2]/100; IF(ISBLANK([.$E20]);1; [.$E20]))))" office:value-type="float" office:value="0" calcext:value-type="float">
            <text:p>0</text:p>
          </table:table-cell>
          <table:table-cell table:style-name="ce18" table:formula="of:=IF(ISBLANK([.$K20]);[.$H20]*AVERAGE([$Parameters.$G$2:.$H$2]);IF(ISBLANK([$Classic.$H20]);1;POWER(AVERAGE([$Parameters.$G$2:.$H$2]);IF(ISBLANK([.$H20]);1;[.$H20]))))" office:value-type="float" office:value="80" calcext:value-type="float">
            <text:p>80</text:p>
          </table:table-cell>
          <table:table-cell table:formula="of:=IF(ISBLANK([.$K20]); SUM([.L20:.N20]);  ROUND([.L20] * [.M20] * [.N20] * [.$K20] * 40 / 6))" office:value-type="float" office:value="80" calcext:value-type="float">
            <text:p>80</text:p>
          </table:table-cell>
          <table:table-cell table:style-name="ce19" table:formula="of:=MAX(FLOOR([.O20] * (60 - 2) / 400); 5)" office:value-type="float" office:value="11" calcext:value-type="float">
            <text:p>11</text:p>
          </table:table-cell>
          <table:table-cell table:style-name="ce19" table:formula="of:=MAX(FLOOR([.O20] * (60 - 25) / 400); 5)" office:value-type="float" office:value="7" calcext:value-type="float">
            <text:p>7</text:p>
          </table:table-cell>
          <table:table-cell table:style-name="ce19" table:formula="of:=MAX(FLOOR([.O20] * (60 - 50) / 400); 5)" office:value-type="float" office:value="5" calcext:value-type="float">
            <text:p>5</text:p>
          </table:table-cell>
          <table:table-cell table:style-name="ce21" table:formula="of:=IF(ISBLANK([.$K20]); [.$B20] * [$Parameters.$A$3]; IF(ISBLANK([$Classic.$B20]);1;POWER([$Parameters.$A$3]; IF(ISBLANK([.$B20]);1; [.$B20]))))" office:value-type="float" office:value="0" calcext:value-type="float">
            <text:p>0</text:p>
          </table:table-cell>
          <table:table-cell table:formula="of:=IF(ISBLANK([.$K20]); [.$E20] * [$Parameters.$D$3]; IF(ISBLANK([$Classic.$E20]);1;POWER([$Parameters.$D$3]/100; IF(ISBLANK([.$E20]);1; [.$E20]))))" office:value-type="float" office:value="0" calcext:value-type="float">
            <text:p>0</text:p>
          </table:table-cell>
          <table:table-cell table:style-name="ce21" table:formula="of:=IF(ISBLANK([.$K20]);[.$H20]*AVERAGE([$Parameters.$G$3:.$H$3]);IF(ISBLANK([$Classic.$H20]);1;POWER(AVERAGE([$Parameters.$G$3:.$H$3]);IF(ISBLANK([.$H20]);1;[.$H20]))))" office:value-type="float" office:value="40" calcext:value-type="float">
            <text:p>40</text:p>
          </table:table-cell>
          <table:table-cell table:formula="of:=IF(ISBLANK([.$K20]); SUM([.S20:.U20]);  ROUND([.S20] * [.T20] * [.U20] * [.$K20] * 40 / 6))" office:value-type="float" office:value="40" calcext:value-type="float">
            <text:p>40</text:p>
          </table:table-cell>
          <table:table-cell table:style-name="ce22" table:formula="of:=MAX(FLOOR([.V20] * (60 - 2) / 400); 5)" office:value-type="float" office:value="5" calcext:value-type="float">
            <text:p>5</text:p>
          </table:table-cell>
          <table:table-cell table:style-name="ce22" table:formula="of:=MAX(FLOOR([.V20] * (60 - 25) / 400); 5)" office:value-type="float" office:value="5" calcext:value-type="float">
            <text:p>5</text:p>
          </table:table-cell>
          <table:table-cell table:style-name="ce22" table:formula="of:=MAX(FLOOR([.V20] * (60 - 50) / 400); 5)" office:value-type="float" office:value="5" calcext:value-type="float">
            <text:p>5</text:p>
          </table:table-cell>
          <table:table-cell table:style-name="ce24" table:formula="of:=IF(ISBLANK([.$K20]); [.$B20] * [$Parameters.$A$4]; IF(ISBLANK([$Classic.$B20]);1;POWER([$Parameters.$A$4]; IF(ISBLANK([.$B20]);1; [.$B20]))))" office:value-type="float" office:value="0" calcext:value-type="float">
            <text:p>0</text:p>
          </table:table-cell>
          <table:table-cell table:formula="of:=IF(ISBLANK([.$K20]); [.$E20] * [$Parameters.$D$4]; IF(ISBLANK([$Classic.$E20]);1;POWER([$Parameters.$D$4]/100; IF(ISBLANK([.$E20]);1; [.$E20]))))" office:value-type="float" office:value="0" calcext:value-type="float">
            <text:p>0</text:p>
          </table:table-cell>
          <table:table-cell table:style-name="ce24" table:formula="of:=IF(ISBLANK([.$K20]);[.$H20]*AVERAGE([$Parameters.$G$4:.$H$4]);IF(ISBLANK([$Classic.$H20]);1;POWER(AVERAGE([$Parameters.$G$4:.$H$4]);IF(ISBLANK([.$H20]);1;[.$H20]))))" office:value-type="float" office:value="800" calcext:value-type="float">
            <text:p>800</text:p>
          </table:table-cell>
          <table:table-cell table:formula="of:=IF(ISBLANK([.$K20]); SUM([.Z20:.AB20]);  ROUND([.Z20] * [.AA20] * [.AB20] * [.$K20] * 40 / 6))" office:value-type="float" office:value="800" calcext:value-type="float">
            <text:p>800</text:p>
          </table:table-cell>
          <table:table-cell table:style-name="ce25" table:formula="of:=MAX(FLOOR([.AC20] * (60 - 2) / 400); 5)" office:value-type="float" office:value="116" calcext:value-type="float">
            <text:p>116</text:p>
          </table:table-cell>
          <table:table-cell table:style-name="ce25" table:formula="of:=MAX(FLOOR([.AC20] * (60 - 25) / 400); 5)" office:value-type="float" office:value="70" calcext:value-type="float">
            <text:p>70</text:p>
          </table:table-cell>
          <table:table-cell table:style-name="ce25" table:formula="of:=MAX(FLOOR([.AC20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1]); [.$B21] * [$Parameters.$A$2]; IF(ISBLANK([$Classic.$B21]);1;POWER([$Parameters.$A$2]; IF(ISBLANK([.$B21]);1; [.$B21]))))" office:value-type="float" office:value="0" calcext:value-type="float">
            <text:p>0</text:p>
          </table:table-cell>
          <table:table-cell table:formula="of:=IF(ISBLANK([.$K21]); [.$E21] * [$Parameters.$D$2]; IF(ISBLANK([$Classic.$E21]);1;POWER([$Parameters.$D$2]/100; IF(ISBLANK([.$E21]);1; [.$E21]))))" office:value-type="float" office:value="0" calcext:value-type="float">
            <text:p>0</text:p>
          </table:table-cell>
          <table:table-cell table:style-name="ce18" table:formula="of:=IF(ISBLANK([.$K21]);[.$H21]*AVERAGE([$Parameters.$G$2:.$H$2]);IF(ISBLANK([$Classic.$H21]);1;POWER(AVERAGE([$Parameters.$G$2:.$H$2]);IF(ISBLANK([.$H21]);1;[.$H21]))))" office:value-type="float" office:value="80" calcext:value-type="float">
            <text:p>80</text:p>
          </table:table-cell>
          <table:table-cell table:formula="of:=IF(ISBLANK([.$K21]); SUM([.L21:.N21]);  ROUND([.L21] * [.M21] * [.N21] * [.$K21] * 40 / 6))" office:value-type="float" office:value="80" calcext:value-type="float">
            <text:p>80</text:p>
          </table:table-cell>
          <table:table-cell table:style-name="ce19" table:formula="of:=MAX(FLOOR([.O21] * (60 - 2) / 400); 5)" office:value-type="float" office:value="11" calcext:value-type="float">
            <text:p>11</text:p>
          </table:table-cell>
          <table:table-cell table:style-name="ce19" table:formula="of:=MAX(FLOOR([.O21] * (60 - 25) / 400); 5)" office:value-type="float" office:value="7" calcext:value-type="float">
            <text:p>7</text:p>
          </table:table-cell>
          <table:table-cell table:style-name="ce19" table:formula="of:=MAX(FLOOR([.O21] * (60 - 50) / 400); 5)" office:value-type="float" office:value="5" calcext:value-type="float">
            <text:p>5</text:p>
          </table:table-cell>
          <table:table-cell table:style-name="ce21" table:formula="of:=IF(ISBLANK([.$K21]); [.$B21] * [$Parameters.$A$3]; IF(ISBLANK([$Classic.$B21]);1;POWER([$Parameters.$A$3]; IF(ISBLANK([.$B21]);1; [.$B21]))))" office:value-type="float" office:value="0" calcext:value-type="float">
            <text:p>0</text:p>
          </table:table-cell>
          <table:table-cell table:formula="of:=IF(ISBLANK([.$K21]); [.$E21] * [$Parameters.$D$3]; IF(ISBLANK([$Classic.$E21]);1;POWER([$Parameters.$D$3]/100; IF(ISBLANK([.$E21]);1; [.$E21]))))" office:value-type="float" office:value="0" calcext:value-type="float">
            <text:p>0</text:p>
          </table:table-cell>
          <table:table-cell table:style-name="ce21" table:formula="of:=IF(ISBLANK([.$K21]);[.$H21]*AVERAGE([$Parameters.$G$3:.$H$3]);IF(ISBLANK([$Classic.$H21]);1;POWER(AVERAGE([$Parameters.$G$3:.$H$3]);IF(ISBLANK([.$H21]);1;[.$H21]))))" office:value-type="float" office:value="40" calcext:value-type="float">
            <text:p>40</text:p>
          </table:table-cell>
          <table:table-cell table:formula="of:=IF(ISBLANK([.$K21]); SUM([.S21:.U21]);  ROUND([.S21] * [.T21] * [.U21] * [.$K21] * 40 / 6))" office:value-type="float" office:value="40" calcext:value-type="float">
            <text:p>40</text:p>
          </table:table-cell>
          <table:table-cell table:style-name="ce22" table:formula="of:=MAX(FLOOR([.V21] * (60 - 2) / 400); 5)" office:value-type="float" office:value="5" calcext:value-type="float">
            <text:p>5</text:p>
          </table:table-cell>
          <table:table-cell table:style-name="ce22" table:formula="of:=MAX(FLOOR([.V21] * (60 - 25) / 400); 5)" office:value-type="float" office:value="5" calcext:value-type="float">
            <text:p>5</text:p>
          </table:table-cell>
          <table:table-cell table:style-name="ce22" table:formula="of:=MAX(FLOOR([.V21] * (60 - 50) / 400); 5)" office:value-type="float" office:value="5" calcext:value-type="float">
            <text:p>5</text:p>
          </table:table-cell>
          <table:table-cell table:style-name="ce24" table:formula="of:=IF(ISBLANK([.$K21]); [.$B21] * [$Parameters.$A$4]; IF(ISBLANK([$Classic.$B21]);1;POWER([$Parameters.$A$4]; IF(ISBLANK([.$B21]);1; [.$B21]))))" office:value-type="float" office:value="0" calcext:value-type="float">
            <text:p>0</text:p>
          </table:table-cell>
          <table:table-cell table:formula="of:=IF(ISBLANK([.$K21]); [.$E21] * [$Parameters.$D$4]; IF(ISBLANK([$Classic.$E21]);1;POWER([$Parameters.$D$4]/100; IF(ISBLANK([.$E21]);1; [.$E21]))))" office:value-type="float" office:value="0" calcext:value-type="float">
            <text:p>0</text:p>
          </table:table-cell>
          <table:table-cell table:style-name="ce24" table:formula="of:=IF(ISBLANK([.$K21]);[.$H21]*AVERAGE([$Parameters.$G$4:.$H$4]);IF(ISBLANK([$Classic.$H21]);1;POWER(AVERAGE([$Parameters.$G$4:.$H$4]);IF(ISBLANK([.$H21]);1;[.$H21]))))" office:value-type="float" office:value="800" calcext:value-type="float">
            <text:p>800</text:p>
          </table:table-cell>
          <table:table-cell table:formula="of:=IF(ISBLANK([.$K21]); SUM([.Z21:.AB21]);  ROUND([.Z21] * [.AA21] * [.AB21] * [.$K21] * 40 / 6))" office:value-type="float" office:value="800" calcext:value-type="float">
            <text:p>800</text:p>
          </table:table-cell>
          <table:table-cell table:style-name="ce25" table:formula="of:=MAX(FLOOR([.AC21] * (60 - 2) / 400); 5)" office:value-type="float" office:value="116" calcext:value-type="float">
            <text:p>116</text:p>
          </table:table-cell>
          <table:table-cell table:style-name="ce25" table:formula="of:=MAX(FLOOR([.AC21] * (60 - 25) / 400); 5)" office:value-type="float" office:value="70" calcext:value-type="float">
            <text:p>70</text:p>
          </table:table-cell>
          <table:table-cell table:style-name="ce25" table:formula="of:=MAX(FLOOR([.AC21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2]); [.$B22] * [$Parameters.$A$2]; IF(ISBLANK([$Classic.$B22]);1;POWER([$Parameters.$A$2]; IF(ISBLANK([.$B22]);1; [.$B22]))))" office:value-type="float" office:value="0" calcext:value-type="float">
            <text:p>0</text:p>
          </table:table-cell>
          <table:table-cell table:formula="of:=IF(ISBLANK([.$K22]); [.$E22] * [$Parameters.$D$2]; IF(ISBLANK([$Classic.$E22]);1;POWER([$Parameters.$D$2]/100; IF(ISBLANK([.$E22]);1; [.$E22]))))" office:value-type="float" office:value="0" calcext:value-type="float">
            <text:p>0</text:p>
          </table:table-cell>
          <table:table-cell table:style-name="ce18" table:formula="of:=IF(ISBLANK([.$K22]);[.$H22]*AVERAGE([$Parameters.$G$2:.$H$2]);IF(ISBLANK([$Classic.$H22]);1;POWER(AVERAGE([$Parameters.$G$2:.$H$2]);IF(ISBLANK([.$H22]);1;[.$H22]))))" office:value-type="float" office:value="80" calcext:value-type="float">
            <text:p>80</text:p>
          </table:table-cell>
          <table:table-cell table:formula="of:=IF(ISBLANK([.$K22]); SUM([.L22:.N22]);  ROUND([.L22] * [.M22] * [.N22] * [.$K22] * 40 / 6))" office:value-type="float" office:value="80" calcext:value-type="float">
            <text:p>80</text:p>
          </table:table-cell>
          <table:table-cell table:style-name="ce19" table:formula="of:=MAX(FLOOR([.O22] * (60 - 2) / 400); 5)" office:value-type="float" office:value="11" calcext:value-type="float">
            <text:p>11</text:p>
          </table:table-cell>
          <table:table-cell table:style-name="ce19" table:formula="of:=MAX(FLOOR([.O22] * (60 - 25) / 400); 5)" office:value-type="float" office:value="7" calcext:value-type="float">
            <text:p>7</text:p>
          </table:table-cell>
          <table:table-cell table:style-name="ce19" table:formula="of:=MAX(FLOOR([.O22] * (60 - 50) / 400); 5)" office:value-type="float" office:value="5" calcext:value-type="float">
            <text:p>5</text:p>
          </table:table-cell>
          <table:table-cell table:style-name="ce21" table:formula="of:=IF(ISBLANK([.$K22]); [.$B22] * [$Parameters.$A$3]; IF(ISBLANK([$Classic.$B22]);1;POWER([$Parameters.$A$3]; IF(ISBLANK([.$B22]);1; [.$B22]))))" office:value-type="float" office:value="0" calcext:value-type="float">
            <text:p>0</text:p>
          </table:table-cell>
          <table:table-cell table:formula="of:=IF(ISBLANK([.$K22]); [.$E22] * [$Parameters.$D$3]; IF(ISBLANK([$Classic.$E22]);1;POWER([$Parameters.$D$3]/100; IF(ISBLANK([.$E22]);1; [.$E22]))))" office:value-type="float" office:value="0" calcext:value-type="float">
            <text:p>0</text:p>
          </table:table-cell>
          <table:table-cell table:style-name="ce21" table:formula="of:=IF(ISBLANK([.$K22]);[.$H22]*AVERAGE([$Parameters.$G$3:.$H$3]);IF(ISBLANK([$Classic.$H22]);1;POWER(AVERAGE([$Parameters.$G$3:.$H$3]);IF(ISBLANK([.$H22]);1;[.$H22]))))" office:value-type="float" office:value="40" calcext:value-type="float">
            <text:p>40</text:p>
          </table:table-cell>
          <table:table-cell table:formula="of:=IF(ISBLANK([.$K22]); SUM([.S22:.U22]);  ROUND([.S22] * [.T22] * [.U22] * [.$K22] * 40 / 6))" office:value-type="float" office:value="40" calcext:value-type="float">
            <text:p>40</text:p>
          </table:table-cell>
          <table:table-cell table:style-name="ce22" table:formula="of:=MAX(FLOOR([.V22] * (60 - 2) / 400); 5)" office:value-type="float" office:value="5" calcext:value-type="float">
            <text:p>5</text:p>
          </table:table-cell>
          <table:table-cell table:style-name="ce22" table:formula="of:=MAX(FLOOR([.V22] * (60 - 25) / 400); 5)" office:value-type="float" office:value="5" calcext:value-type="float">
            <text:p>5</text:p>
          </table:table-cell>
          <table:table-cell table:style-name="ce22" table:formula="of:=MAX(FLOOR([.V22] * (60 - 50) / 400); 5)" office:value-type="float" office:value="5" calcext:value-type="float">
            <text:p>5</text:p>
          </table:table-cell>
          <table:table-cell table:style-name="ce24" table:formula="of:=IF(ISBLANK([.$K22]); [.$B22] * [$Parameters.$A$4]; IF(ISBLANK([$Classic.$B22]);1;POWER([$Parameters.$A$4]; IF(ISBLANK([.$B22]);1; [.$B22]))))" office:value-type="float" office:value="0" calcext:value-type="float">
            <text:p>0</text:p>
          </table:table-cell>
          <table:table-cell table:formula="of:=IF(ISBLANK([.$K22]); [.$E22] * [$Parameters.$D$4]; IF(ISBLANK([$Classic.$E22]);1;POWER([$Parameters.$D$4]/100; IF(ISBLANK([.$E22]);1; [.$E22]))))" office:value-type="float" office:value="0" calcext:value-type="float">
            <text:p>0</text:p>
          </table:table-cell>
          <table:table-cell table:style-name="ce24" table:formula="of:=IF(ISBLANK([.$K22]);[.$H22]*AVERAGE([$Parameters.$G$4:.$H$4]);IF(ISBLANK([$Classic.$H22]);1;POWER(AVERAGE([$Parameters.$G$4:.$H$4]);IF(ISBLANK([.$H22]);1;[.$H22]))))" office:value-type="float" office:value="800" calcext:value-type="float">
            <text:p>800</text:p>
          </table:table-cell>
          <table:table-cell table:formula="of:=IF(ISBLANK([.$K22]); SUM([.Z22:.AB22]);  ROUND([.Z22] * [.AA22] * [.AB22] * [.$K22] * 40 / 6))" office:value-type="float" office:value="800" calcext:value-type="float">
            <text:p>800</text:p>
          </table:table-cell>
          <table:table-cell table:style-name="ce25" table:formula="of:=MAX(FLOOR([.AC22] * (60 - 2) / 400); 5)" office:value-type="float" office:value="116" calcext:value-type="float">
            <text:p>116</text:p>
          </table:table-cell>
          <table:table-cell table:style-name="ce25" table:formula="of:=MAX(FLOOR([.AC22] * (60 - 25) / 400); 5)" office:value-type="float" office:value="70" calcext:value-type="float">
            <text:p>70</text:p>
          </table:table-cell>
          <table:table-cell table:style-name="ce25" table:formula="of:=MAX(FLOOR([.AC22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3]); [.$B23] * [$Parameters.$A$2]; IF(ISBLANK([$Classic.$B23]);1;POWER([$Parameters.$A$2]; IF(ISBLANK([.$B23]);1; [.$B23]))))" office:value-type="float" office:value="0" calcext:value-type="float">
            <text:p>0</text:p>
          </table:table-cell>
          <table:table-cell table:formula="of:=IF(ISBLANK([.$K23]); [.$E23] * [$Parameters.$D$2]; IF(ISBLANK([$Classic.$E23]);1;POWER([$Parameters.$D$2]/100; IF(ISBLANK([.$E23]);1; [.$E23]))))" office:value-type="float" office:value="0" calcext:value-type="float">
            <text:p>0</text:p>
          </table:table-cell>
          <table:table-cell table:style-name="ce18" table:formula="of:=IF(ISBLANK([.$K23]);[.$H23]*AVERAGE([$Parameters.$G$2:.$H$2]);IF(ISBLANK([$Classic.$H23]);1;POWER(AVERAGE([$Parameters.$G$2:.$H$2]);IF(ISBLANK([.$H23]);1;[.$H23]))))" office:value-type="float" office:value="80" calcext:value-type="float">
            <text:p>80</text:p>
          </table:table-cell>
          <table:table-cell table:formula="of:=IF(ISBLANK([.$K23]); SUM([.L23:.N23]);  ROUND([.L23] * [.M23] * [.N23] * [.$K23] * 40 / 6))" office:value-type="float" office:value="80" calcext:value-type="float">
            <text:p>80</text:p>
          </table:table-cell>
          <table:table-cell table:style-name="ce19" table:formula="of:=MAX(FLOOR([.O23] * (60 - 2) / 400); 5)" office:value-type="float" office:value="11" calcext:value-type="float">
            <text:p>11</text:p>
          </table:table-cell>
          <table:table-cell table:style-name="ce19" table:formula="of:=MAX(FLOOR([.O23] * (60 - 25) / 400); 5)" office:value-type="float" office:value="7" calcext:value-type="float">
            <text:p>7</text:p>
          </table:table-cell>
          <table:table-cell table:style-name="ce19" table:formula="of:=MAX(FLOOR([.O23] * (60 - 50) / 400); 5)" office:value-type="float" office:value="5" calcext:value-type="float">
            <text:p>5</text:p>
          </table:table-cell>
          <table:table-cell table:style-name="ce21" table:formula="of:=IF(ISBLANK([.$K23]); [.$B23] * [$Parameters.$A$3]; IF(ISBLANK([$Classic.$B23]);1;POWER([$Parameters.$A$3]; IF(ISBLANK([.$B23]);1; [.$B23]))))" office:value-type="float" office:value="0" calcext:value-type="float">
            <text:p>0</text:p>
          </table:table-cell>
          <table:table-cell table:formula="of:=IF(ISBLANK([.$K23]); [.$E23] * [$Parameters.$D$3]; IF(ISBLANK([$Classic.$E23]);1;POWER([$Parameters.$D$3]/100; IF(ISBLANK([.$E23]);1; [.$E23]))))" office:value-type="float" office:value="0" calcext:value-type="float">
            <text:p>0</text:p>
          </table:table-cell>
          <table:table-cell table:style-name="ce21" table:formula="of:=IF(ISBLANK([.$K23]);[.$H23]*AVERAGE([$Parameters.$G$3:.$H$3]);IF(ISBLANK([$Classic.$H23]);1;POWER(AVERAGE([$Parameters.$G$3:.$H$3]);IF(ISBLANK([.$H23]);1;[.$H23]))))" office:value-type="float" office:value="40" calcext:value-type="float">
            <text:p>40</text:p>
          </table:table-cell>
          <table:table-cell table:formula="of:=IF(ISBLANK([.$K23]); SUM([.S23:.U23]);  ROUND([.S23] * [.T23] * [.U23] * [.$K23] * 40 / 6))" office:value-type="float" office:value="40" calcext:value-type="float">
            <text:p>40</text:p>
          </table:table-cell>
          <table:table-cell table:style-name="ce22" table:formula="of:=MAX(FLOOR([.V23] * (60 - 2) / 400); 5)" office:value-type="float" office:value="5" calcext:value-type="float">
            <text:p>5</text:p>
          </table:table-cell>
          <table:table-cell table:style-name="ce22" table:formula="of:=MAX(FLOOR([.V23] * (60 - 25) / 400); 5)" office:value-type="float" office:value="5" calcext:value-type="float">
            <text:p>5</text:p>
          </table:table-cell>
          <table:table-cell table:style-name="ce22" table:formula="of:=MAX(FLOOR([.V23] * (60 - 50) / 400); 5)" office:value-type="float" office:value="5" calcext:value-type="float">
            <text:p>5</text:p>
          </table:table-cell>
          <table:table-cell table:style-name="ce24" table:formula="of:=IF(ISBLANK([.$K23]); [.$B23] * [$Parameters.$A$4]; IF(ISBLANK([$Classic.$B23]);1;POWER([$Parameters.$A$4]; IF(ISBLANK([.$B23]);1; [.$B23]))))" office:value-type="float" office:value="0" calcext:value-type="float">
            <text:p>0</text:p>
          </table:table-cell>
          <table:table-cell table:formula="of:=IF(ISBLANK([.$K23]); [.$E23] * [$Parameters.$D$4]; IF(ISBLANK([$Classic.$E23]);1;POWER([$Parameters.$D$4]/100; IF(ISBLANK([.$E23]);1; [.$E23]))))" office:value-type="float" office:value="0" calcext:value-type="float">
            <text:p>0</text:p>
          </table:table-cell>
          <table:table-cell table:style-name="ce24" table:formula="of:=IF(ISBLANK([.$K23]);[.$H23]*AVERAGE([$Parameters.$G$4:.$H$4]);IF(ISBLANK([$Classic.$H23]);1;POWER(AVERAGE([$Parameters.$G$4:.$H$4]);IF(ISBLANK([.$H23]);1;[.$H23]))))" office:value-type="float" office:value="800" calcext:value-type="float">
            <text:p>800</text:p>
          </table:table-cell>
          <table:table-cell table:formula="of:=IF(ISBLANK([.$K23]); SUM([.Z23:.AB23]);  ROUND([.Z23] * [.AA23] * [.AB23] * [.$K23] * 40 / 6))" office:value-type="float" office:value="800" calcext:value-type="float">
            <text:p>800</text:p>
          </table:table-cell>
          <table:table-cell table:style-name="ce25" table:formula="of:=MAX(FLOOR([.AC23] * (60 - 2) / 400); 5)" office:value-type="float" office:value="116" calcext:value-type="float">
            <text:p>116</text:p>
          </table:table-cell>
          <table:table-cell table:style-name="ce25" table:formula="of:=MAX(FLOOR([.AC23] * (60 - 25) / 400); 5)" office:value-type="float" office:value="70" calcext:value-type="float">
            <text:p>70</text:p>
          </table:table-cell>
          <table:table-cell table:style-name="ce25" table:formula="of:=MAX(FLOOR([.AC23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4]); [.$B24] * [$Parameters.$A$2]; IF(ISBLANK([$Classic.$B24]);1;POWER([$Parameters.$A$2]; IF(ISBLANK([.$B24]);1; [.$B24]))))" office:value-type="float" office:value="0" calcext:value-type="float">
            <text:p>0</text:p>
          </table:table-cell>
          <table:table-cell table:formula="of:=IF(ISBLANK([.$K24]); [.$E24] * [$Parameters.$D$2]; IF(ISBLANK([$Classic.$E24]);1;POWER([$Parameters.$D$2]/100; IF(ISBLANK([.$E24]);1; [.$E24]))))" office:value-type="float" office:value="0" calcext:value-type="float">
            <text:p>0</text:p>
          </table:table-cell>
          <table:table-cell table:style-name="ce18" table:formula="of:=IF(ISBLANK([.$K24]);[.$H24]*AVERAGE([$Parameters.$G$2:.$H$2]);IF(ISBLANK([$Classic.$H24]);1;POWER(AVERAGE([$Parameters.$G$2:.$H$2]);IF(ISBLANK([.$H24]);1;[.$H24]))))" office:value-type="float" office:value="80" calcext:value-type="float">
            <text:p>80</text:p>
          </table:table-cell>
          <table:table-cell table:formula="of:=IF(ISBLANK([.$K24]); SUM([.L24:.N24]);  ROUND([.L24] * [.M24] * [.N24] * [.$K24] * 40 / 6))" office:value-type="float" office:value="80" calcext:value-type="float">
            <text:p>80</text:p>
          </table:table-cell>
          <table:table-cell table:style-name="ce19" table:formula="of:=MAX(FLOOR([.O24] * (60 - 2) / 400); 5)" office:value-type="float" office:value="11" calcext:value-type="float">
            <text:p>11</text:p>
          </table:table-cell>
          <table:table-cell table:style-name="ce19" table:formula="of:=MAX(FLOOR([.O24] * (60 - 25) / 400); 5)" office:value-type="float" office:value="7" calcext:value-type="float">
            <text:p>7</text:p>
          </table:table-cell>
          <table:table-cell table:style-name="ce19" table:formula="of:=MAX(FLOOR([.O24] * (60 - 50) / 400); 5)" office:value-type="float" office:value="5" calcext:value-type="float">
            <text:p>5</text:p>
          </table:table-cell>
          <table:table-cell table:style-name="ce21" table:formula="of:=IF(ISBLANK([.$K24]); [.$B24] * [$Parameters.$A$3]; IF(ISBLANK([$Classic.$B24]);1;POWER([$Parameters.$A$3]; IF(ISBLANK([.$B24]);1; [.$B24]))))" office:value-type="float" office:value="0" calcext:value-type="float">
            <text:p>0</text:p>
          </table:table-cell>
          <table:table-cell table:formula="of:=IF(ISBLANK([.$K24]); [.$E24] * [$Parameters.$D$3]; IF(ISBLANK([$Classic.$E24]);1;POWER([$Parameters.$D$3]/100; IF(ISBLANK([.$E24]);1; [.$E24]))))" office:value-type="float" office:value="0" calcext:value-type="float">
            <text:p>0</text:p>
          </table:table-cell>
          <table:table-cell table:style-name="ce21" table:formula="of:=IF(ISBLANK([.$K24]);[.$H24]*AVERAGE([$Parameters.$G$3:.$H$3]);IF(ISBLANK([$Classic.$H24]);1;POWER(AVERAGE([$Parameters.$G$3:.$H$3]);IF(ISBLANK([.$H24]);1;[.$H24]))))" office:value-type="float" office:value="40" calcext:value-type="float">
            <text:p>40</text:p>
          </table:table-cell>
          <table:table-cell table:formula="of:=IF(ISBLANK([.$K24]); SUM([.S24:.U24]);  ROUND([.S24] * [.T24] * [.U24] * [.$K24] * 40 / 6))" office:value-type="float" office:value="40" calcext:value-type="float">
            <text:p>40</text:p>
          </table:table-cell>
          <table:table-cell table:style-name="ce22" table:formula="of:=MAX(FLOOR([.V24] * (60 - 2) / 400); 5)" office:value-type="float" office:value="5" calcext:value-type="float">
            <text:p>5</text:p>
          </table:table-cell>
          <table:table-cell table:style-name="ce22" table:formula="of:=MAX(FLOOR([.V24] * (60 - 25) / 400); 5)" office:value-type="float" office:value="5" calcext:value-type="float">
            <text:p>5</text:p>
          </table:table-cell>
          <table:table-cell table:style-name="ce22" table:formula="of:=MAX(FLOOR([.V24] * (60 - 50) / 400); 5)" office:value-type="float" office:value="5" calcext:value-type="float">
            <text:p>5</text:p>
          </table:table-cell>
          <table:table-cell table:style-name="ce24" table:formula="of:=IF(ISBLANK([.$K24]); [.$B24] * [$Parameters.$A$4]; IF(ISBLANK([$Classic.$B24]);1;POWER([$Parameters.$A$4]; IF(ISBLANK([.$B24]);1; [.$B24]))))" office:value-type="float" office:value="0" calcext:value-type="float">
            <text:p>0</text:p>
          </table:table-cell>
          <table:table-cell table:formula="of:=IF(ISBLANK([.$K24]); [.$E24] * [$Parameters.$D$4]; IF(ISBLANK([$Classic.$E24]);1;POWER([$Parameters.$D$4]/100; IF(ISBLANK([.$E24]);1; [.$E24]))))" office:value-type="float" office:value="0" calcext:value-type="float">
            <text:p>0</text:p>
          </table:table-cell>
          <table:table-cell table:style-name="ce24" table:formula="of:=IF(ISBLANK([.$K24]);[.$H24]*AVERAGE([$Parameters.$G$4:.$H$4]);IF(ISBLANK([$Classic.$H24]);1;POWER(AVERAGE([$Parameters.$G$4:.$H$4]);IF(ISBLANK([.$H24]);1;[.$H24]))))" office:value-type="float" office:value="800" calcext:value-type="float">
            <text:p>800</text:p>
          </table:table-cell>
          <table:table-cell table:formula="of:=IF(ISBLANK([.$K24]); SUM([.Z24:.AB24]);  ROUND([.Z24] * [.AA24] * [.AB24] * [.$K24] * 40 / 6))" office:value-type="float" office:value="800" calcext:value-type="float">
            <text:p>800</text:p>
          </table:table-cell>
          <table:table-cell table:style-name="ce25" table:formula="of:=MAX(FLOOR([.AC24] * (60 - 2) / 400); 5)" office:value-type="float" office:value="116" calcext:value-type="float">
            <text:p>116</text:p>
          </table:table-cell>
          <table:table-cell table:style-name="ce25" table:formula="of:=MAX(FLOOR([.AC24] * (60 - 25) / 400); 5)" office:value-type="float" office:value="70" calcext:value-type="float">
            <text:p>70</text:p>
          </table:table-cell>
          <table:table-cell table:style-name="ce25" table:formula="of:=MAX(FLOOR([.AC24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5]); [.$B25] * [$Parameters.$A$2]; IF(ISBLANK([$Classic.$B25]);1;POWER([$Parameters.$A$2]; IF(ISBLANK([.$B25]);1; [.$B25]))))" office:value-type="float" office:value="0" calcext:value-type="float">
            <text:p>0</text:p>
          </table:table-cell>
          <table:table-cell table:formula="of:=IF(ISBLANK([.$K25]); [.$E25] * [$Parameters.$D$2]; IF(ISBLANK([$Classic.$E25]);1;POWER([$Parameters.$D$2]/100; IF(ISBLANK([.$E25]);1; [.$E25]))))" office:value-type="float" office:value="0" calcext:value-type="float">
            <text:p>0</text:p>
          </table:table-cell>
          <table:table-cell table:style-name="ce18" table:formula="of:=IF(ISBLANK([.$K25]);[.$H25]*AVERAGE([$Parameters.$G$2:.$H$2]);IF(ISBLANK([$Classic.$H25]);1;POWER(AVERAGE([$Parameters.$G$2:.$H$2]);IF(ISBLANK([.$H25]);1;[.$H25]))))" office:value-type="float" office:value="80" calcext:value-type="float">
            <text:p>80</text:p>
          </table:table-cell>
          <table:table-cell table:formula="of:=IF(ISBLANK([.$K25]); SUM([.L25:.N25]);  ROUND([.L25] * [.M25] * [.N25] * [.$K25] * 40 / 6))" office:value-type="float" office:value="80" calcext:value-type="float">
            <text:p>80</text:p>
          </table:table-cell>
          <table:table-cell table:style-name="ce19" table:formula="of:=MAX(FLOOR([.O25] * (60 - 2) / 400); 5)" office:value-type="float" office:value="11" calcext:value-type="float">
            <text:p>11</text:p>
          </table:table-cell>
          <table:table-cell table:style-name="ce19" table:formula="of:=MAX(FLOOR([.O25] * (60 - 25) / 400); 5)" office:value-type="float" office:value="7" calcext:value-type="float">
            <text:p>7</text:p>
          </table:table-cell>
          <table:table-cell table:style-name="ce19" table:formula="of:=MAX(FLOOR([.O25] * (60 - 50) / 400); 5)" office:value-type="float" office:value="5" calcext:value-type="float">
            <text:p>5</text:p>
          </table:table-cell>
          <table:table-cell table:style-name="ce21" table:formula="of:=IF(ISBLANK([.$K25]); [.$B25] * [$Parameters.$A$3]; IF(ISBLANK([$Classic.$B25]);1;POWER([$Parameters.$A$3]; IF(ISBLANK([.$B25]);1; [.$B25]))))" office:value-type="float" office:value="0" calcext:value-type="float">
            <text:p>0</text:p>
          </table:table-cell>
          <table:table-cell table:formula="of:=IF(ISBLANK([.$K25]); [.$E25] * [$Parameters.$D$3]; IF(ISBLANK([$Classic.$E25]);1;POWER([$Parameters.$D$3]/100; IF(ISBLANK([.$E25]);1; [.$E25]))))" office:value-type="float" office:value="0" calcext:value-type="float">
            <text:p>0</text:p>
          </table:table-cell>
          <table:table-cell table:style-name="ce21" table:formula="of:=IF(ISBLANK([.$K25]);[.$H25]*AVERAGE([$Parameters.$G$3:.$H$3]);IF(ISBLANK([$Classic.$H25]);1;POWER(AVERAGE([$Parameters.$G$3:.$H$3]);IF(ISBLANK([.$H25]);1;[.$H25]))))" office:value-type="float" office:value="40" calcext:value-type="float">
            <text:p>40</text:p>
          </table:table-cell>
          <table:table-cell table:formula="of:=IF(ISBLANK([.$K25]); SUM([.S25:.U25]);  ROUND([.S25] * [.T25] * [.U25] * [.$K25] * 40 / 6))" office:value-type="float" office:value="40" calcext:value-type="float">
            <text:p>40</text:p>
          </table:table-cell>
          <table:table-cell table:style-name="ce22" table:formula="of:=MAX(FLOOR([.V25] * (60 - 2) / 400); 5)" office:value-type="float" office:value="5" calcext:value-type="float">
            <text:p>5</text:p>
          </table:table-cell>
          <table:table-cell table:style-name="ce22" table:formula="of:=MAX(FLOOR([.V25] * (60 - 25) / 400); 5)" office:value-type="float" office:value="5" calcext:value-type="float">
            <text:p>5</text:p>
          </table:table-cell>
          <table:table-cell table:style-name="ce22" table:formula="of:=MAX(FLOOR([.V25] * (60 - 50) / 400); 5)" office:value-type="float" office:value="5" calcext:value-type="float">
            <text:p>5</text:p>
          </table:table-cell>
          <table:table-cell table:style-name="ce24" table:formula="of:=IF(ISBLANK([.$K25]); [.$B25] * [$Parameters.$A$4]; IF(ISBLANK([$Classic.$B25]);1;POWER([$Parameters.$A$4]; IF(ISBLANK([.$B25]);1; [.$B25]))))" office:value-type="float" office:value="0" calcext:value-type="float">
            <text:p>0</text:p>
          </table:table-cell>
          <table:table-cell table:formula="of:=IF(ISBLANK([.$K25]); [.$E25] * [$Parameters.$D$4]; IF(ISBLANK([$Classic.$E25]);1;POWER([$Parameters.$D$4]/100; IF(ISBLANK([.$E25]);1; [.$E25]))))" office:value-type="float" office:value="0" calcext:value-type="float">
            <text:p>0</text:p>
          </table:table-cell>
          <table:table-cell table:style-name="ce24" table:formula="of:=IF(ISBLANK([.$K25]);[.$H25]*AVERAGE([$Parameters.$G$4:.$H$4]);IF(ISBLANK([$Classic.$H25]);1;POWER(AVERAGE([$Parameters.$G$4:.$H$4]);IF(ISBLANK([.$H25]);1;[.$H25]))))" office:value-type="float" office:value="800" calcext:value-type="float">
            <text:p>800</text:p>
          </table:table-cell>
          <table:table-cell table:formula="of:=IF(ISBLANK([.$K25]); SUM([.Z25:.AB25]);  ROUND([.Z25] * [.AA25] * [.AB25] * [.$K25] * 40 / 6))" office:value-type="float" office:value="800" calcext:value-type="float">
            <text:p>800</text:p>
          </table:table-cell>
          <table:table-cell table:style-name="ce25" table:formula="of:=MAX(FLOOR([.AC25] * (60 - 2) / 400); 5)" office:value-type="float" office:value="116" calcext:value-type="float">
            <text:p>116</text:p>
          </table:table-cell>
          <table:table-cell table:style-name="ce25" table:formula="of:=MAX(FLOOR([.AC25] * (60 - 25) / 400); 5)" office:value-type="float" office:value="70" calcext:value-type="float">
            <text:p>70</text:p>
          </table:table-cell>
          <table:table-cell table:style-name="ce25" table:formula="of:=MAX(FLOOR([.AC25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6]); [.$B26] * [$Parameters.$A$2]; IF(ISBLANK([$Classic.$B26]);1;POWER([$Parameters.$A$2]; IF(ISBLANK([.$B26]);1; [.$B26]))))" office:value-type="float" office:value="0" calcext:value-type="float">
            <text:p>0</text:p>
          </table:table-cell>
          <table:table-cell table:formula="of:=IF(ISBLANK([.$K26]); [.$E26] * [$Parameters.$D$2]; IF(ISBLANK([$Classic.$E26]);1;POWER([$Parameters.$D$2]/100; IF(ISBLANK([.$E26]);1; [.$E26]))))" office:value-type="float" office:value="0" calcext:value-type="float">
            <text:p>0</text:p>
          </table:table-cell>
          <table:table-cell table:style-name="ce18" table:formula="of:=IF(ISBLANK([.$K26]);[.$H26]*AVERAGE([$Parameters.$G$2:.$H$2]);IF(ISBLANK([$Classic.$H26]);1;POWER(AVERAGE([$Parameters.$G$2:.$H$2]);IF(ISBLANK([.$H26]);1;[.$H26]))))" office:value-type="float" office:value="80" calcext:value-type="float">
            <text:p>80</text:p>
          </table:table-cell>
          <table:table-cell table:formula="of:=IF(ISBLANK([.$K26]); SUM([.L26:.N26]);  ROUND([.L26] * [.M26] * [.N26] * [.$K26] * 40 / 6))" office:value-type="float" office:value="80" calcext:value-type="float">
            <text:p>80</text:p>
          </table:table-cell>
          <table:table-cell table:style-name="ce19" table:formula="of:=MAX(FLOOR([.O26] * (60 - 2) / 400); 5)" office:value-type="float" office:value="11" calcext:value-type="float">
            <text:p>11</text:p>
          </table:table-cell>
          <table:table-cell table:style-name="ce19" table:formula="of:=MAX(FLOOR([.O26] * (60 - 25) / 400); 5)" office:value-type="float" office:value="7" calcext:value-type="float">
            <text:p>7</text:p>
          </table:table-cell>
          <table:table-cell table:style-name="ce19" table:formula="of:=MAX(FLOOR([.O26] * (60 - 50) / 400); 5)" office:value-type="float" office:value="5" calcext:value-type="float">
            <text:p>5</text:p>
          </table:table-cell>
          <table:table-cell table:style-name="ce21" table:formula="of:=IF(ISBLANK([.$K26]); [.$B26] * [$Parameters.$A$3]; IF(ISBLANK([$Classic.$B26]);1;POWER([$Parameters.$A$3]; IF(ISBLANK([.$B26]);1; [.$B26]))))" office:value-type="float" office:value="0" calcext:value-type="float">
            <text:p>0</text:p>
          </table:table-cell>
          <table:table-cell table:formula="of:=IF(ISBLANK([.$K26]); [.$E26] * [$Parameters.$D$3]; IF(ISBLANK([$Classic.$E26]);1;POWER([$Parameters.$D$3]/100; IF(ISBLANK([.$E26]);1; [.$E26]))))" office:value-type="float" office:value="0" calcext:value-type="float">
            <text:p>0</text:p>
          </table:table-cell>
          <table:table-cell table:style-name="ce21" table:formula="of:=IF(ISBLANK([.$K26]);[.$H26]*AVERAGE([$Parameters.$G$3:.$H$3]);IF(ISBLANK([$Classic.$H26]);1;POWER(AVERAGE([$Parameters.$G$3:.$H$3]);IF(ISBLANK([.$H26]);1;[.$H26]))))" office:value-type="float" office:value="40" calcext:value-type="float">
            <text:p>40</text:p>
          </table:table-cell>
          <table:table-cell table:formula="of:=IF(ISBLANK([.$K26]); SUM([.S26:.U26]);  ROUND([.S26] * [.T26] * [.U26] * [.$K26] * 40 / 6))" office:value-type="float" office:value="40" calcext:value-type="float">
            <text:p>40</text:p>
          </table:table-cell>
          <table:table-cell table:style-name="ce22" table:formula="of:=MAX(FLOOR([.V26] * (60 - 2) / 400); 5)" office:value-type="float" office:value="5" calcext:value-type="float">
            <text:p>5</text:p>
          </table:table-cell>
          <table:table-cell table:style-name="ce22" table:formula="of:=MAX(FLOOR([.V26] * (60 - 25) / 400); 5)" office:value-type="float" office:value="5" calcext:value-type="float">
            <text:p>5</text:p>
          </table:table-cell>
          <table:table-cell table:style-name="ce22" table:formula="of:=MAX(FLOOR([.V26] * (60 - 50) / 400); 5)" office:value-type="float" office:value="5" calcext:value-type="float">
            <text:p>5</text:p>
          </table:table-cell>
          <table:table-cell table:style-name="ce24" table:formula="of:=IF(ISBLANK([.$K26]); [.$B26] * [$Parameters.$A$4]; IF(ISBLANK([$Classic.$B26]);1;POWER([$Parameters.$A$4]; IF(ISBLANK([.$B26]);1; [.$B26]))))" office:value-type="float" office:value="0" calcext:value-type="float">
            <text:p>0</text:p>
          </table:table-cell>
          <table:table-cell table:formula="of:=IF(ISBLANK([.$K26]); [.$E26] * [$Parameters.$D$4]; IF(ISBLANK([$Classic.$E26]);1;POWER([$Parameters.$D$4]/100; IF(ISBLANK([.$E26]);1; [.$E26]))))" office:value-type="float" office:value="0" calcext:value-type="float">
            <text:p>0</text:p>
          </table:table-cell>
          <table:table-cell table:style-name="ce24" table:formula="of:=IF(ISBLANK([.$K26]);[.$H26]*AVERAGE([$Parameters.$G$4:.$H$4]);IF(ISBLANK([$Classic.$H26]);1;POWER(AVERAGE([$Parameters.$G$4:.$H$4]);IF(ISBLANK([.$H26]);1;[.$H26]))))" office:value-type="float" office:value="800" calcext:value-type="float">
            <text:p>800</text:p>
          </table:table-cell>
          <table:table-cell table:formula="of:=IF(ISBLANK([.$K26]); SUM([.Z26:.AB26]);  ROUND([.Z26] * [.AA26] * [.AB26] * [.$K26] * 40 / 6))" office:value-type="float" office:value="800" calcext:value-type="float">
            <text:p>800</text:p>
          </table:table-cell>
          <table:table-cell table:style-name="ce25" table:formula="of:=MAX(FLOOR([.AC26] * (60 - 2) / 400); 5)" office:value-type="float" office:value="116" calcext:value-type="float">
            <text:p>116</text:p>
          </table:table-cell>
          <table:table-cell table:style-name="ce25" table:formula="of:=MAX(FLOOR([.AC26] * (60 - 25) / 400); 5)" office:value-type="float" office:value="70" calcext:value-type="float">
            <text:p>70</text:p>
          </table:table-cell>
          <table:table-cell table:style-name="ce25" table:formula="of:=MAX(FLOOR([.AC26] * (60 - 50) / 400); 5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7]); [.$B27] * [$Parameters.$A$2]; IF(ISBLANK([$Classic.$B27]);1;POWER([$Parameters.$A$2]; IF(ISBLANK([.$B27]);1; [.$B27]))))" office:value-type="float" office:value="0" calcext:value-type="float">
            <text:p>0</text:p>
          </table:table-cell>
          <table:table-cell table:formula="of:=IF(ISBLANK([.$K27]); [.$E27] * [$Parameters.$D$2]; IF(ISBLANK([$Classic.$E27]);1;POWER([$Parameters.$D$2]/100; IF(ISBLANK([.$E27]);1; [.$E27]))))" office:value-type="float" office:value="0" calcext:value-type="float">
            <text:p>0</text:p>
          </table:table-cell>
          <table:table-cell table:style-name="ce18" table:formula="of:=IF(ISBLANK([.$K27]);[.$H27]*AVERAGE([$Parameters.$G$2:.$H$2]);IF(ISBLANK([$Classic.$H27]);1;POWER(AVERAGE([$Parameters.$G$2:.$H$2]);IF(ISBLANK([.$H27]);1;[.$H27]))))" office:value-type="float" office:value="80" calcext:value-type="float">
            <text:p>80</text:p>
          </table:table-cell>
          <table:table-cell table:formula="of:=IF(ISBLANK([.$K27]); SUM([.L27:.N27]);  ROUND([.L27] * [.M27] * [.N27] * [.$K27] * 40 / 6))" office:value-type="float" office:value="80" calcext:value-type="float">
            <text:p>80</text:p>
          </table:table-cell>
          <table:table-cell table:style-name="ce19" table:formula="of:=MAX(FLOOR([.O27] * (60 - 2) / 400); 5)" office:value-type="float" office:value="11" calcext:value-type="float">
            <text:p>11</text:p>
          </table:table-cell>
          <table:table-cell table:style-name="ce19" table:formula="of:=MAX(FLOOR([.O27] * (60 - 25) / 400); 5)" office:value-type="float" office:value="7" calcext:value-type="float">
            <text:p>7</text:p>
          </table:table-cell>
          <table:table-cell table:style-name="ce19" table:formula="of:=MAX(FLOOR([.O27] * (60 - 50) / 400); 5)" office:value-type="float" office:value="5" calcext:value-type="float">
            <text:p>5</text:p>
          </table:table-cell>
          <table:table-cell table:style-name="ce21" table:formula="of:=IF(ISBLANK([.$K27]); [.$B27] * [$Parameters.$A$3]; IF(ISBLANK([$Classic.$B27]);1;POWER([$Parameters.$A$3]; IF(ISBLANK([.$B27]);1; [.$B27]))))" office:value-type="float" office:value="0" calcext:value-type="float">
            <text:p>0</text:p>
          </table:table-cell>
          <table:table-cell table:formula="of:=IF(ISBLANK([.$K27]); [.$E27] * [$Parameters.$D$3]; IF(ISBLANK([$Classic.$E27]);1;POWER([$Parameters.$D$3]/100; IF(ISBLANK([.$E27]);1; [.$E27]))))" office:value-type="float" office:value="0" calcext:value-type="float">
            <text:p>0</text:p>
          </table:table-cell>
          <table:table-cell table:style-name="ce21" table:formula="of:=IF(ISBLANK([.$K27]);[.$H27]*AVERAGE([$Parameters.$G$3:.$H$3]);IF(ISBLANK([$Classic.$H27]);1;POWER(AVERAGE([$Parameters.$G$3:.$H$3]);IF(ISBLANK([.$H27]);1;[.$H27]))))" office:value-type="float" office:value="40" calcext:value-type="float">
            <text:p>40</text:p>
          </table:table-cell>
          <table:table-cell table:formula="of:=IF(ISBLANK([.$K27]); SUM([.S27:.U27]);  ROUND([.S27] * [.T27] * [.U27] * [.$K27] * 40 / 6))" office:value-type="float" office:value="40" calcext:value-type="float">
            <text:p>40</text:p>
          </table:table-cell>
          <table:table-cell table:style-name="ce22" table:formula="of:=MAX(FLOOR([.V27] * (60 - 2) / 400); 5)" office:value-type="float" office:value="5" calcext:value-type="float">
            <text:p>5</text:p>
          </table:table-cell>
          <table:table-cell table:style-name="ce22" table:formula="of:=MAX(FLOOR([.V27] * (60 - 25) / 400); 5)" office:value-type="float" office:value="5" calcext:value-type="float">
            <text:p>5</text:p>
          </table:table-cell>
          <table:table-cell table:style-name="ce22" table:formula="of:=MAX(FLOOR([.V27] * (60 - 50) / 400); 5)" office:value-type="float" office:value="5" calcext:value-type="float">
            <text:p>5</text:p>
          </table:table-cell>
          <table:table-cell table:style-name="ce24" table:formula="of:=IF(ISBLANK([.$K27]); [.$B27] * [$Parameters.$A$4]; IF(ISBLANK([$Classic.$B27]);1;POWER([$Parameters.$A$4]; IF(ISBLANK([.$B27]);1; [.$B27]))))" office:value-type="float" office:value="0" calcext:value-type="float">
            <text:p>0</text:p>
          </table:table-cell>
          <table:table-cell table:formula="of:=IF(ISBLANK([.$K27]); [.$E27] * [$Parameters.$D$4]; IF(ISBLANK([$Classic.$E27]);1;POWER([$Parameters.$D$4]/100; IF(ISBLANK([.$E27]);1; [.$E27]))))" office:value-type="float" office:value="0" calcext:value-type="float">
            <text:p>0</text:p>
          </table:table-cell>
          <table:table-cell table:style-name="ce24" table:formula="of:=IF(ISBLANK([.$K27]);[.$H27]*AVERAGE([$Parameters.$G$4:.$H$4]);IF(ISBLANK([$Classic.$H27]);1;POWER(AVERAGE([$Parameters.$G$4:.$H$4]);IF(ISBLANK([.$H27]);1;[.$H27]))))" office:value-type="float" office:value="800" calcext:value-type="float">
            <text:p>800</text:p>
          </table:table-cell>
          <table:table-cell table:formula="of:=IF(ISBLANK([.$K27]); SUM([.Z27:.AB27]);  ROUND([.Z27] * [.AA27] * [.AB27] * [.$K27] * 40 / 6))" office:value-type="float" office:value="800" calcext:value-type="float">
            <text:p>800</text:p>
          </table:table-cell>
          <table:table-cell table:style-name="ce25" table:formula="of:=MAX(FLOOR([.AC27] * (60 - 2) / 400); 5)" office:value-type="float" office:value="116" calcext:value-type="float">
            <text:p>116</text:p>
          </table:table-cell>
          <table:table-cell table:style-name="ce25" table:formula="of:=MAX(FLOOR([.AC27] * (60 - 25) / 400); 5)" office:value-type="float" office:value="70" calcext:value-type="float">
            <text:p>70</text:p>
          </table:table-cell>
          <table:table-cell table:style-name="ce25" table:formula="of:=MAX(FLOOR([.AC27] * (60 - 50) / 400); 5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fer-Agi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8]); [.$B28] * [$Parameters.$A$2]; IF(ISBLANK([$Classic.$B28]);1;POWER([$Parameters.$A$2]; IF(ISBLANK([.$B28]);1; [.$B28]))))" office:value-type="float" office:value="0" calcext:value-type="float">
            <text:p>0</text:p>
          </table:table-cell>
          <table:table-cell table:formula="of:=IF(ISBLANK([.$K28]); [.$E28] * [$Parameters.$D$2]; IF(ISBLANK([$Classic.$E28]);1;POWER([$Parameters.$D$2]/100; IF(ISBLANK([.$E28]);1; [.$E28]))))" office:value-type="float" office:value="0" calcext:value-type="float">
            <text:p>0</text:p>
          </table:table-cell>
          <table:table-cell table:style-name="ce18" table:formula="of:=IF(ISBLANK([.$K28]);[.$H28]*AVERAGE([$Parameters.$G$2:.$H$2]);IF(ISBLANK([$Classic.$H28]);1;POWER(AVERAGE([$Parameters.$G$2:.$H$2]);IF(ISBLANK([.$H28]);1;[.$H28]))))" office:value-type="float" office:value="160" calcext:value-type="float">
            <text:p>160</text:p>
          </table:table-cell>
          <table:table-cell table:formula="of:=IF(ISBLANK([.$K28]); SUM([.L28:.N28]);  ROUND([.L28] * [.M28] * [.N28] * [.$K28] * 40 / 6))" office:value-type="float" office:value="160" calcext:value-type="float">
            <text:p>160</text:p>
          </table:table-cell>
          <table:table-cell table:style-name="ce19" table:formula="of:=MAX(FLOOR([.O28] * (60 - 2) / 400); 5)" office:value-type="float" office:value="23" calcext:value-type="float">
            <text:p>23</text:p>
          </table:table-cell>
          <table:table-cell table:style-name="ce19" table:formula="of:=MAX(FLOOR([.O28] * (60 - 25) / 400); 5)" office:value-type="float" office:value="14" calcext:value-type="float">
            <text:p>14</text:p>
          </table:table-cell>
          <table:table-cell table:style-name="ce19" table:formula="of:=MAX(FLOOR([.O28] * (60 - 50) / 400); 5)" office:value-type="float" office:value="5" calcext:value-type="float">
            <text:p>5</text:p>
          </table:table-cell>
          <table:table-cell table:style-name="ce21" table:formula="of:=IF(ISBLANK([.$K28]); [.$B28] * [$Parameters.$A$3]; IF(ISBLANK([$Classic.$B28]);1;POWER([$Parameters.$A$3]; IF(ISBLANK([.$B28]);1; [.$B28]))))" office:value-type="float" office:value="0" calcext:value-type="float">
            <text:p>0</text:p>
          </table:table-cell>
          <table:table-cell table:formula="of:=IF(ISBLANK([.$K28]); [.$E28] * [$Parameters.$D$3]; IF(ISBLANK([$Classic.$E28]);1;POWER([$Parameters.$D$3]/100; IF(ISBLANK([.$E28]);1; [.$E28]))))" office:value-type="float" office:value="0" calcext:value-type="float">
            <text:p>0</text:p>
          </table:table-cell>
          <table:table-cell table:style-name="ce21" table:formula="of:=IF(ISBLANK([.$K28]);[.$H28]*AVERAGE([$Parameters.$G$3:.$H$3]);IF(ISBLANK([$Classic.$H28]);1;POWER(AVERAGE([$Parameters.$G$3:.$H$3]);IF(ISBLANK([.$H28]);1;[.$H28]))))" office:value-type="float" office:value="80" calcext:value-type="float">
            <text:p>80</text:p>
          </table:table-cell>
          <table:table-cell table:formula="of:=IF(ISBLANK([.$K28]); SUM([.S28:.U28]);  ROUND([.S28] * [.T28] * [.U28] * [.$K28] * 40 / 6))" office:value-type="float" office:value="80" calcext:value-type="float">
            <text:p>80</text:p>
          </table:table-cell>
          <table:table-cell table:style-name="ce22" table:formula="of:=MAX(FLOOR([.V28] * (60 - 2) / 400); 5)" office:value-type="float" office:value="11" calcext:value-type="float">
            <text:p>11</text:p>
          </table:table-cell>
          <table:table-cell table:style-name="ce22" table:formula="of:=MAX(FLOOR([.V28] * (60 - 25) / 400); 5)" office:value-type="float" office:value="7" calcext:value-type="float">
            <text:p>7</text:p>
          </table:table-cell>
          <table:table-cell table:style-name="ce22" table:formula="of:=MAX(FLOOR([.V28] * (60 - 50) / 400); 5)" office:value-type="float" office:value="5" calcext:value-type="float">
            <text:p>5</text:p>
          </table:table-cell>
          <table:table-cell table:style-name="ce24" table:formula="of:=IF(ISBLANK([.$K28]); [.$B28] * [$Parameters.$A$4]; IF(ISBLANK([$Classic.$B28]);1;POWER([$Parameters.$A$4]; IF(ISBLANK([.$B28]);1; [.$B28]))))" office:value-type="float" office:value="0" calcext:value-type="float">
            <text:p>0</text:p>
          </table:table-cell>
          <table:table-cell table:formula="of:=IF(ISBLANK([.$K28]); [.$E28] * [$Parameters.$D$4]; IF(ISBLANK([$Classic.$E28]);1;POWER([$Parameters.$D$4]/100; IF(ISBLANK([.$E28]);1; [.$E28]))))" office:value-type="float" office:value="0" calcext:value-type="float">
            <text:p>0</text:p>
          </table:table-cell>
          <table:table-cell table:style-name="ce24" table:formula="of:=IF(ISBLANK([.$K28]);[.$H28]*AVERAGE([$Parameters.$G$4:.$H$4]);IF(ISBLANK([$Classic.$H28]);1;POWER(AVERAGE([$Parameters.$G$4:.$H$4]);IF(ISBLANK([.$H28]);1;[.$H28]))))" office:value-type="float" office:value="1600" calcext:value-type="float">
            <text:p>1600</text:p>
          </table:table-cell>
          <table:table-cell table:formula="of:=IF(ISBLANK([.$K28]); SUM([.Z28:.AB28]);  ROUND([.Z28] * [.AA28] * [.AB28] * [.$K28] * 40 / 6))" office:value-type="float" office:value="1600" calcext:value-type="float">
            <text:p>1600</text:p>
          </table:table-cell>
          <table:table-cell table:style-name="ce25" table:formula="of:=MAX(FLOOR([.AC28] * (60 - 2) / 400); 5)" office:value-type="float" office:value="232" calcext:value-type="float">
            <text:p>232</text:p>
          </table:table-cell>
          <table:table-cell table:style-name="ce25" table:formula="of:=MAX(FLOOR([.AC28] * (60 - 25) / 400); 5)" office:value-type="float" office:value="140" calcext:value-type="float">
            <text:p>140</text:p>
          </table:table-cell>
          <table:table-cell table:style-name="ce25" table:formula="of:=MAX(FLOOR([.AC28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Endura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9]); [.$B29] * [$Parameters.$A$2]; IF(ISBLANK([$Classic.$B29]);1;POWER([$Parameters.$A$2]; IF(ISBLANK([.$B29]);1; [.$B29]))))" office:value-type="float" office:value="0" calcext:value-type="float">
            <text:p>0</text:p>
          </table:table-cell>
          <table:table-cell table:formula="of:=IF(ISBLANK([.$K29]); [.$E29] * [$Parameters.$D$2]; IF(ISBLANK([$Classic.$E29]);1;POWER([$Parameters.$D$2]/100; IF(ISBLANK([.$E29]);1; [.$E29]))))" office:value-type="float" office:value="0" calcext:value-type="float">
            <text:p>0</text:p>
          </table:table-cell>
          <table:table-cell table:style-name="ce18" table:formula="of:=IF(ISBLANK([.$K29]);[.$H29]*AVERAGE([$Parameters.$G$2:.$H$2]);IF(ISBLANK([$Classic.$H29]);1;POWER(AVERAGE([$Parameters.$G$2:.$H$2]);IF(ISBLANK([.$H29]);1;[.$H29]))))" office:value-type="float" office:value="160" calcext:value-type="float">
            <text:p>160</text:p>
          </table:table-cell>
          <table:table-cell table:formula="of:=IF(ISBLANK([.$K29]); SUM([.L29:.N29]);  ROUND([.L29] * [.M29] * [.N29] * [.$K29] * 40 / 6))" office:value-type="float" office:value="160" calcext:value-type="float">
            <text:p>160</text:p>
          </table:table-cell>
          <table:table-cell table:style-name="ce19" table:formula="of:=MAX(FLOOR([.O29] * (60 - 2) / 400); 5)" office:value-type="float" office:value="23" calcext:value-type="float">
            <text:p>23</text:p>
          </table:table-cell>
          <table:table-cell table:style-name="ce19" table:formula="of:=MAX(FLOOR([.O29] * (60 - 25) / 400); 5)" office:value-type="float" office:value="14" calcext:value-type="float">
            <text:p>14</text:p>
          </table:table-cell>
          <table:table-cell table:style-name="ce19" table:formula="of:=MAX(FLOOR([.O29] * (60 - 50) / 400); 5)" office:value-type="float" office:value="5" calcext:value-type="float">
            <text:p>5</text:p>
          </table:table-cell>
          <table:table-cell table:style-name="ce21" table:formula="of:=IF(ISBLANK([.$K29]); [.$B29] * [$Parameters.$A$3]; IF(ISBLANK([$Classic.$B29]);1;POWER([$Parameters.$A$3]; IF(ISBLANK([.$B29]);1; [.$B29]))))" office:value-type="float" office:value="0" calcext:value-type="float">
            <text:p>0</text:p>
          </table:table-cell>
          <table:table-cell table:formula="of:=IF(ISBLANK([.$K29]); [.$E29] * [$Parameters.$D$3]; IF(ISBLANK([$Classic.$E29]);1;POWER([$Parameters.$D$3]/100; IF(ISBLANK([.$E29]);1; [.$E29]))))" office:value-type="float" office:value="0" calcext:value-type="float">
            <text:p>0</text:p>
          </table:table-cell>
          <table:table-cell table:style-name="ce21" table:formula="of:=IF(ISBLANK([.$K29]);[.$H29]*AVERAGE([$Parameters.$G$3:.$H$3]);IF(ISBLANK([$Classic.$H29]);1;POWER(AVERAGE([$Parameters.$G$3:.$H$3]);IF(ISBLANK([.$H29]);1;[.$H29]))))" office:value-type="float" office:value="80" calcext:value-type="float">
            <text:p>80</text:p>
          </table:table-cell>
          <table:table-cell table:formula="of:=IF(ISBLANK([.$K29]); SUM([.S29:.U29]);  ROUND([.S29] * [.T29] * [.U29] * [.$K29] * 40 / 6))" office:value-type="float" office:value="80" calcext:value-type="float">
            <text:p>80</text:p>
          </table:table-cell>
          <table:table-cell table:style-name="ce22" table:formula="of:=MAX(FLOOR([.V29] * (60 - 2) / 400); 5)" office:value-type="float" office:value="11" calcext:value-type="float">
            <text:p>11</text:p>
          </table:table-cell>
          <table:table-cell table:style-name="ce22" table:formula="of:=MAX(FLOOR([.V29] * (60 - 25) / 400); 5)" office:value-type="float" office:value="7" calcext:value-type="float">
            <text:p>7</text:p>
          </table:table-cell>
          <table:table-cell table:style-name="ce22" table:formula="of:=MAX(FLOOR([.V29] * (60 - 50) / 400); 5)" office:value-type="float" office:value="5" calcext:value-type="float">
            <text:p>5</text:p>
          </table:table-cell>
          <table:table-cell table:style-name="ce24" table:formula="of:=IF(ISBLANK([.$K29]); [.$B29] * [$Parameters.$A$4]; IF(ISBLANK([$Classic.$B29]);1;POWER([$Parameters.$A$4]; IF(ISBLANK([.$B29]);1; [.$B29]))))" office:value-type="float" office:value="0" calcext:value-type="float">
            <text:p>0</text:p>
          </table:table-cell>
          <table:table-cell table:formula="of:=IF(ISBLANK([.$K29]); [.$E29] * [$Parameters.$D$4]; IF(ISBLANK([$Classic.$E29]);1;POWER([$Parameters.$D$4]/100; IF(ISBLANK([.$E29]);1; [.$E29]))))" office:value-type="float" office:value="0" calcext:value-type="float">
            <text:p>0</text:p>
          </table:table-cell>
          <table:table-cell table:style-name="ce24" table:formula="of:=IF(ISBLANK([.$K29]);[.$H29]*AVERAGE([$Parameters.$G$4:.$H$4]);IF(ISBLANK([$Classic.$H29]);1;POWER(AVERAGE([$Parameters.$G$4:.$H$4]);IF(ISBLANK([.$H29]);1;[.$H29]))))" office:value-type="float" office:value="1600" calcext:value-type="float">
            <text:p>1600</text:p>
          </table:table-cell>
          <table:table-cell table:formula="of:=IF(ISBLANK([.$K29]); SUM([.Z29:.AB29]);  ROUND([.Z29] * [.AA29] * [.AB29] * [.$K29] * 40 / 6))" office:value-type="float" office:value="1600" calcext:value-type="float">
            <text:p>1600</text:p>
          </table:table-cell>
          <table:table-cell table:style-name="ce25" table:formula="of:=MAX(FLOOR([.AC29] * (60 - 2) / 400); 5)" office:value-type="float" office:value="232" calcext:value-type="float">
            <text:p>232</text:p>
          </table:table-cell>
          <table:table-cell table:style-name="ce25" table:formula="of:=MAX(FLOOR([.AC29] * (60 - 25) / 400); 5)" office:value-type="float" office:value="140" calcext:value-type="float">
            <text:p>140</text:p>
          </table:table-cell>
          <table:table-cell table:style-name="ce25" table:formula="of:=MAX(FLOOR([.AC29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Intellige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0]); [.$B30] * [$Parameters.$A$2]; IF(ISBLANK([$Classic.$B30]);1;POWER([$Parameters.$A$2]; IF(ISBLANK([.$B30]);1; [.$B30]))))" office:value-type="float" office:value="0" calcext:value-type="float">
            <text:p>0</text:p>
          </table:table-cell>
          <table:table-cell table:formula="of:=IF(ISBLANK([.$K30]); [.$E30] * [$Parameters.$D$2]; IF(ISBLANK([$Classic.$E30]);1;POWER([$Parameters.$D$2]/100; IF(ISBLANK([.$E30]);1; [.$E30]))))" office:value-type="float" office:value="0" calcext:value-type="float">
            <text:p>0</text:p>
          </table:table-cell>
          <table:table-cell table:style-name="ce18" table:formula="of:=IF(ISBLANK([.$K30]);[.$H30]*AVERAGE([$Parameters.$G$2:.$H$2]);IF(ISBLANK([$Classic.$H30]);1;POWER(AVERAGE([$Parameters.$G$2:.$H$2]);IF(ISBLANK([.$H30]);1;[.$H30]))))" office:value-type="float" office:value="160" calcext:value-type="float">
            <text:p>160</text:p>
          </table:table-cell>
          <table:table-cell table:formula="of:=IF(ISBLANK([.$K30]); SUM([.L30:.N30]);  ROUND([.L30] * [.M30] * [.N30] * [.$K30] * 40 / 6))" office:value-type="float" office:value="160" calcext:value-type="float">
            <text:p>160</text:p>
          </table:table-cell>
          <table:table-cell table:style-name="ce19" table:formula="of:=MAX(FLOOR([.O30] * (60 - 2) / 400); 5)" office:value-type="float" office:value="23" calcext:value-type="float">
            <text:p>23</text:p>
          </table:table-cell>
          <table:table-cell table:style-name="ce19" table:formula="of:=MAX(FLOOR([.O30] * (60 - 25) / 400); 5)" office:value-type="float" office:value="14" calcext:value-type="float">
            <text:p>14</text:p>
          </table:table-cell>
          <table:table-cell table:style-name="ce19" table:formula="of:=MAX(FLOOR([.O30] * (60 - 50) / 400); 5)" office:value-type="float" office:value="5" calcext:value-type="float">
            <text:p>5</text:p>
          </table:table-cell>
          <table:table-cell table:style-name="ce21" table:formula="of:=IF(ISBLANK([.$K30]); [.$B30] * [$Parameters.$A$3]; IF(ISBLANK([$Classic.$B30]);1;POWER([$Parameters.$A$3]; IF(ISBLANK([.$B30]);1; [.$B30]))))" office:value-type="float" office:value="0" calcext:value-type="float">
            <text:p>0</text:p>
          </table:table-cell>
          <table:table-cell table:formula="of:=IF(ISBLANK([.$K30]); [.$E30] * [$Parameters.$D$3]; IF(ISBLANK([$Classic.$E30]);1;POWER([$Parameters.$D$3]/100; IF(ISBLANK([.$E30]);1; [.$E30]))))" office:value-type="float" office:value="0" calcext:value-type="float">
            <text:p>0</text:p>
          </table:table-cell>
          <table:table-cell table:style-name="ce21" table:formula="of:=IF(ISBLANK([.$K30]);[.$H30]*AVERAGE([$Parameters.$G$3:.$H$3]);IF(ISBLANK([$Classic.$H30]);1;POWER(AVERAGE([$Parameters.$G$3:.$H$3]);IF(ISBLANK([.$H30]);1;[.$H30]))))" office:value-type="float" office:value="80" calcext:value-type="float">
            <text:p>80</text:p>
          </table:table-cell>
          <table:table-cell table:formula="of:=IF(ISBLANK([.$K30]); SUM([.S30:.U30]);  ROUND([.S30] * [.T30] * [.U30] * [.$K30] * 40 / 6))" office:value-type="float" office:value="80" calcext:value-type="float">
            <text:p>80</text:p>
          </table:table-cell>
          <table:table-cell table:style-name="ce22" table:formula="of:=MAX(FLOOR([.V30] * (60 - 2) / 400); 5)" office:value-type="float" office:value="11" calcext:value-type="float">
            <text:p>11</text:p>
          </table:table-cell>
          <table:table-cell table:style-name="ce22" table:formula="of:=MAX(FLOOR([.V30] * (60 - 25) / 400); 5)" office:value-type="float" office:value="7" calcext:value-type="float">
            <text:p>7</text:p>
          </table:table-cell>
          <table:table-cell table:style-name="ce22" table:formula="of:=MAX(FLOOR([.V30] * (60 - 50) / 400); 5)" office:value-type="float" office:value="5" calcext:value-type="float">
            <text:p>5</text:p>
          </table:table-cell>
          <table:table-cell table:style-name="ce24" table:formula="of:=IF(ISBLANK([.$K30]); [.$B30] * [$Parameters.$A$4]; IF(ISBLANK([$Classic.$B30]);1;POWER([$Parameters.$A$4]; IF(ISBLANK([.$B30]);1; [.$B30]))))" office:value-type="float" office:value="0" calcext:value-type="float">
            <text:p>0</text:p>
          </table:table-cell>
          <table:table-cell table:formula="of:=IF(ISBLANK([.$K30]); [.$E30] * [$Parameters.$D$4]; IF(ISBLANK([$Classic.$E30]);1;POWER([$Parameters.$D$4]/100; IF(ISBLANK([.$E30]);1; [.$E30]))))" office:value-type="float" office:value="0" calcext:value-type="float">
            <text:p>0</text:p>
          </table:table-cell>
          <table:table-cell table:style-name="ce24" table:formula="of:=IF(ISBLANK([.$K30]);[.$H30]*AVERAGE([$Parameters.$G$4:.$H$4]);IF(ISBLANK([$Classic.$H30]);1;POWER(AVERAGE([$Parameters.$G$4:.$H$4]);IF(ISBLANK([.$H30]);1;[.$H30]))))" office:value-type="float" office:value="1600" calcext:value-type="float">
            <text:p>1600</text:p>
          </table:table-cell>
          <table:table-cell table:formula="of:=IF(ISBLANK([.$K30]); SUM([.Z30:.AB30]);  ROUND([.Z30] * [.AA30] * [.AB30] * [.$K30] * 40 / 6))" office:value-type="float" office:value="1600" calcext:value-type="float">
            <text:p>1600</text:p>
          </table:table-cell>
          <table:table-cell table:style-name="ce25" table:formula="of:=MAX(FLOOR([.AC30] * (60 - 2) / 400); 5)" office:value-type="float" office:value="232" calcext:value-type="float">
            <text:p>232</text:p>
          </table:table-cell>
          <table:table-cell table:style-name="ce25" table:formula="of:=MAX(FLOOR([.AC30] * (60 - 25) / 400); 5)" office:value-type="float" office:value="140" calcext:value-type="float">
            <text:p>140</text:p>
          </table:table-cell>
          <table:table-cell table:style-name="ce25" table:formula="of:=MAX(FLOOR([.AC30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Luck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1]); [.$B31] * [$Parameters.$A$2]; IF(ISBLANK([$Classic.$B31]);1;POWER([$Parameters.$A$2]; IF(ISBLANK([.$B31]);1; [.$B31]))))" office:value-type="float" office:value="0" calcext:value-type="float">
            <text:p>0</text:p>
          </table:table-cell>
          <table:table-cell table:formula="of:=IF(ISBLANK([.$K31]); [.$E31] * [$Parameters.$D$2]; IF(ISBLANK([$Classic.$E31]);1;POWER([$Parameters.$D$2]/100; IF(ISBLANK([.$E31]);1; [.$E31]))))" office:value-type="float" office:value="0" calcext:value-type="float">
            <text:p>0</text:p>
          </table:table-cell>
          <table:table-cell table:style-name="ce18" table:formula="of:=IF(ISBLANK([.$K31]);[.$H31]*AVERAGE([$Parameters.$G$2:.$H$2]);IF(ISBLANK([$Classic.$H31]);1;POWER(AVERAGE([$Parameters.$G$2:.$H$2]);IF(ISBLANK([.$H31]);1;[.$H31]))))" office:value-type="float" office:value="160" calcext:value-type="float">
            <text:p>160</text:p>
          </table:table-cell>
          <table:table-cell table:formula="of:=IF(ISBLANK([.$K31]); SUM([.L31:.N31]);  ROUND([.L31] * [.M31] * [.N31] * [.$K31] * 40 / 6))" office:value-type="float" office:value="160" calcext:value-type="float">
            <text:p>160</text:p>
          </table:table-cell>
          <table:table-cell table:style-name="ce19" table:formula="of:=MAX(FLOOR([.O31] * (60 - 2) / 400); 5)" office:value-type="float" office:value="23" calcext:value-type="float">
            <text:p>23</text:p>
          </table:table-cell>
          <table:table-cell table:style-name="ce19" table:formula="of:=MAX(FLOOR([.O31] * (60 - 25) / 400); 5)" office:value-type="float" office:value="14" calcext:value-type="float">
            <text:p>14</text:p>
          </table:table-cell>
          <table:table-cell table:style-name="ce19" table:formula="of:=MAX(FLOOR([.O31] * (60 - 50) / 400); 5)" office:value-type="float" office:value="5" calcext:value-type="float">
            <text:p>5</text:p>
          </table:table-cell>
          <table:table-cell table:style-name="ce21" table:formula="of:=IF(ISBLANK([.$K31]); [.$B31] * [$Parameters.$A$3]; IF(ISBLANK([$Classic.$B31]);1;POWER([$Parameters.$A$3]; IF(ISBLANK([.$B31]);1; [.$B31]))))" office:value-type="float" office:value="0" calcext:value-type="float">
            <text:p>0</text:p>
          </table:table-cell>
          <table:table-cell table:formula="of:=IF(ISBLANK([.$K31]); [.$E31] * [$Parameters.$D$3]; IF(ISBLANK([$Classic.$E31]);1;POWER([$Parameters.$D$3]/100; IF(ISBLANK([.$E31]);1; [.$E31]))))" office:value-type="float" office:value="0" calcext:value-type="float">
            <text:p>0</text:p>
          </table:table-cell>
          <table:table-cell table:style-name="ce21" table:formula="of:=IF(ISBLANK([.$K31]);[.$H31]*AVERAGE([$Parameters.$G$3:.$H$3]);IF(ISBLANK([$Classic.$H31]);1;POWER(AVERAGE([$Parameters.$G$3:.$H$3]);IF(ISBLANK([.$H31]);1;[.$H31]))))" office:value-type="float" office:value="80" calcext:value-type="float">
            <text:p>80</text:p>
          </table:table-cell>
          <table:table-cell table:formula="of:=IF(ISBLANK([.$K31]); SUM([.S31:.U31]);  ROUND([.S31] * [.T31] * [.U31] * [.$K31] * 40 / 6))" office:value-type="float" office:value="80" calcext:value-type="float">
            <text:p>80</text:p>
          </table:table-cell>
          <table:table-cell table:style-name="ce22" table:formula="of:=MAX(FLOOR([.V31] * (60 - 2) / 400); 5)" office:value-type="float" office:value="11" calcext:value-type="float">
            <text:p>11</text:p>
          </table:table-cell>
          <table:table-cell table:style-name="ce22" table:formula="of:=MAX(FLOOR([.V31] * (60 - 25) / 400); 5)" office:value-type="float" office:value="7" calcext:value-type="float">
            <text:p>7</text:p>
          </table:table-cell>
          <table:table-cell table:style-name="ce22" table:formula="of:=MAX(FLOOR([.V31] * (60 - 50) / 400); 5)" office:value-type="float" office:value="5" calcext:value-type="float">
            <text:p>5</text:p>
          </table:table-cell>
          <table:table-cell table:style-name="ce24" table:formula="of:=IF(ISBLANK([.$K31]); [.$B31] * [$Parameters.$A$4]; IF(ISBLANK([$Classic.$B31]);1;POWER([$Parameters.$A$4]; IF(ISBLANK([.$B31]);1; [.$B31]))))" office:value-type="float" office:value="0" calcext:value-type="float">
            <text:p>0</text:p>
          </table:table-cell>
          <table:table-cell table:formula="of:=IF(ISBLANK([.$K31]); [.$E31] * [$Parameters.$D$4]; IF(ISBLANK([$Classic.$E31]);1;POWER([$Parameters.$D$4]/100; IF(ISBLANK([.$E31]);1; [.$E31]))))" office:value-type="float" office:value="0" calcext:value-type="float">
            <text:p>0</text:p>
          </table:table-cell>
          <table:table-cell table:style-name="ce24" table:formula="of:=IF(ISBLANK([.$K31]);[.$H31]*AVERAGE([$Parameters.$G$4:.$H$4]);IF(ISBLANK([$Classic.$H31]);1;POWER(AVERAGE([$Parameters.$G$4:.$H$4]);IF(ISBLANK([.$H31]);1;[.$H31]))))" office:value-type="float" office:value="1600" calcext:value-type="float">
            <text:p>1600</text:p>
          </table:table-cell>
          <table:table-cell table:formula="of:=IF(ISBLANK([.$K31]); SUM([.Z31:.AB31]);  ROUND([.Z31] * [.AA31] * [.AB31] * [.$K31] * 40 / 6))" office:value-type="float" office:value="1600" calcext:value-type="float">
            <text:p>1600</text:p>
          </table:table-cell>
          <table:table-cell table:style-name="ce25" table:formula="of:=MAX(FLOOR([.AC31] * (60 - 2) / 400); 5)" office:value-type="float" office:value="232" calcext:value-type="float">
            <text:p>232</text:p>
          </table:table-cell>
          <table:table-cell table:style-name="ce25" table:formula="of:=MAX(FLOOR([.AC31] * (60 - 25) / 400); 5)" office:value-type="float" office:value="140" calcext:value-type="float">
            <text:p>140</text:p>
          </table:table-cell>
          <table:table-cell table:style-name="ce25" table:formula="of:=MAX(FLOOR([.AC31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Persona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2]); [.$B32] * [$Parameters.$A$2]; IF(ISBLANK([$Classic.$B32]);1;POWER([$Parameters.$A$2]; IF(ISBLANK([.$B32]);1; [.$B32]))))" office:value-type="float" office:value="0" calcext:value-type="float">
            <text:p>0</text:p>
          </table:table-cell>
          <table:table-cell table:formula="of:=IF(ISBLANK([.$K32]); [.$E32] * [$Parameters.$D$2]; IF(ISBLANK([$Classic.$E32]);1;POWER([$Parameters.$D$2]/100; IF(ISBLANK([.$E32]);1; [.$E32]))))" office:value-type="float" office:value="0" calcext:value-type="float">
            <text:p>0</text:p>
          </table:table-cell>
          <table:table-cell table:style-name="ce18" table:formula="of:=IF(ISBLANK([.$K32]);[.$H32]*AVERAGE([$Parameters.$G$2:.$H$2]);IF(ISBLANK([$Classic.$H32]);1;POWER(AVERAGE([$Parameters.$G$2:.$H$2]);IF(ISBLANK([.$H32]);1;[.$H32]))))" office:value-type="float" office:value="160" calcext:value-type="float">
            <text:p>160</text:p>
          </table:table-cell>
          <table:table-cell table:formula="of:=IF(ISBLANK([.$K32]); SUM([.L32:.N32]);  ROUND([.L32] * [.M32] * [.N32] * [.$K32] * 40 / 6))" office:value-type="float" office:value="160" calcext:value-type="float">
            <text:p>160</text:p>
          </table:table-cell>
          <table:table-cell table:style-name="ce19" table:formula="of:=MAX(FLOOR([.O32] * (60 - 2) / 400); 5)" office:value-type="float" office:value="23" calcext:value-type="float">
            <text:p>23</text:p>
          </table:table-cell>
          <table:table-cell table:style-name="ce19" table:formula="of:=MAX(FLOOR([.O32] * (60 - 25) / 400); 5)" office:value-type="float" office:value="14" calcext:value-type="float">
            <text:p>14</text:p>
          </table:table-cell>
          <table:table-cell table:style-name="ce19" table:formula="of:=MAX(FLOOR([.O32] * (60 - 50) / 400); 5)" office:value-type="float" office:value="5" calcext:value-type="float">
            <text:p>5</text:p>
          </table:table-cell>
          <table:table-cell table:style-name="ce21" table:formula="of:=IF(ISBLANK([.$K32]); [.$B32] * [$Parameters.$A$3]; IF(ISBLANK([$Classic.$B32]);1;POWER([$Parameters.$A$3]; IF(ISBLANK([.$B32]);1; [.$B32]))))" office:value-type="float" office:value="0" calcext:value-type="float">
            <text:p>0</text:p>
          </table:table-cell>
          <table:table-cell table:formula="of:=IF(ISBLANK([.$K32]); [.$E32] * [$Parameters.$D$3]; IF(ISBLANK([$Classic.$E32]);1;POWER([$Parameters.$D$3]/100; IF(ISBLANK([.$E32]);1; [.$E32]))))" office:value-type="float" office:value="0" calcext:value-type="float">
            <text:p>0</text:p>
          </table:table-cell>
          <table:table-cell table:style-name="ce21" table:formula="of:=IF(ISBLANK([.$K32]);[.$H32]*AVERAGE([$Parameters.$G$3:.$H$3]);IF(ISBLANK([$Classic.$H32]);1;POWER(AVERAGE([$Parameters.$G$3:.$H$3]);IF(ISBLANK([.$H32]);1;[.$H32]))))" office:value-type="float" office:value="80" calcext:value-type="float">
            <text:p>80</text:p>
          </table:table-cell>
          <table:table-cell table:formula="of:=IF(ISBLANK([.$K32]); SUM([.S32:.U32]);  ROUND([.S32] * [.T32] * [.U32] * [.$K32] * 40 / 6))" office:value-type="float" office:value="80" calcext:value-type="float">
            <text:p>80</text:p>
          </table:table-cell>
          <table:table-cell table:style-name="ce22" table:formula="of:=MAX(FLOOR([.V32] * (60 - 2) / 400); 5)" office:value-type="float" office:value="11" calcext:value-type="float">
            <text:p>11</text:p>
          </table:table-cell>
          <table:table-cell table:style-name="ce22" table:formula="of:=MAX(FLOOR([.V32] * (60 - 25) / 400); 5)" office:value-type="float" office:value="7" calcext:value-type="float">
            <text:p>7</text:p>
          </table:table-cell>
          <table:table-cell table:style-name="ce22" table:formula="of:=MAX(FLOOR([.V32] * (60 - 50) / 400); 5)" office:value-type="float" office:value="5" calcext:value-type="float">
            <text:p>5</text:p>
          </table:table-cell>
          <table:table-cell table:style-name="ce24" table:formula="of:=IF(ISBLANK([.$K32]); [.$B32] * [$Parameters.$A$4]; IF(ISBLANK([$Classic.$B32]);1;POWER([$Parameters.$A$4]; IF(ISBLANK([.$B32]);1; [.$B32]))))" office:value-type="float" office:value="0" calcext:value-type="float">
            <text:p>0</text:p>
          </table:table-cell>
          <table:table-cell table:formula="of:=IF(ISBLANK([.$K32]); [.$E32] * [$Parameters.$D$4]; IF(ISBLANK([$Classic.$E32]);1;POWER([$Parameters.$D$4]/100; IF(ISBLANK([.$E32]);1; [.$E32]))))" office:value-type="float" office:value="0" calcext:value-type="float">
            <text:p>0</text:p>
          </table:table-cell>
          <table:table-cell table:style-name="ce24" table:formula="of:=IF(ISBLANK([.$K32]);[.$H32]*AVERAGE([$Parameters.$G$4:.$H$4]);IF(ISBLANK([$Classic.$H32]);1;POWER(AVERAGE([$Parameters.$G$4:.$H$4]);IF(ISBLANK([.$H32]);1;[.$H32]))))" office:value-type="float" office:value="1600" calcext:value-type="float">
            <text:p>1600</text:p>
          </table:table-cell>
          <table:table-cell table:formula="of:=IF(ISBLANK([.$K32]); SUM([.Z32:.AB32]);  ROUND([.Z32] * [.AA32] * [.AB32] * [.$K32] * 40 / 6))" office:value-type="float" office:value="1600" calcext:value-type="float">
            <text:p>1600</text:p>
          </table:table-cell>
          <table:table-cell table:style-name="ce25" table:formula="of:=MAX(FLOOR([.AC32] * (60 - 2) / 400); 5)" office:value-type="float" office:value="232" calcext:value-type="float">
            <text:p>232</text:p>
          </table:table-cell>
          <table:table-cell table:style-name="ce25" table:formula="of:=MAX(FLOOR([.AC32] * (60 - 25) / 400); 5)" office:value-type="float" office:value="140" calcext:value-type="float">
            <text:p>140</text:p>
          </table:table-cell>
          <table:table-cell table:style-name="ce25" table:formula="of:=MAX(FLOOR([.AC32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peed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3]); [.$B33] * [$Parameters.$A$2]; IF(ISBLANK([$Classic.$B33]);1;POWER([$Parameters.$A$2]; IF(ISBLANK([.$B33]);1; [.$B33]))))" office:value-type="float" office:value="0" calcext:value-type="float">
            <text:p>0</text:p>
          </table:table-cell>
          <table:table-cell table:formula="of:=IF(ISBLANK([.$K33]); [.$E33] * [$Parameters.$D$2]; IF(ISBLANK([$Classic.$E33]);1;POWER([$Parameters.$D$2]/100; IF(ISBLANK([.$E33]);1; [.$E33]))))" office:value-type="float" office:value="0" calcext:value-type="float">
            <text:p>0</text:p>
          </table:table-cell>
          <table:table-cell table:style-name="ce18" table:formula="of:=IF(ISBLANK([.$K33]);[.$H33]*AVERAGE([$Parameters.$G$2:.$H$2]);IF(ISBLANK([$Classic.$H33]);1;POWER(AVERAGE([$Parameters.$G$2:.$H$2]);IF(ISBLANK([.$H33]);1;[.$H33]))))" office:value-type="float" office:value="160" calcext:value-type="float">
            <text:p>160</text:p>
          </table:table-cell>
          <table:table-cell table:formula="of:=IF(ISBLANK([.$K33]); SUM([.L33:.N33]);  ROUND([.L33] * [.M33] * [.N33] * [.$K33] * 40 / 6))" office:value-type="float" office:value="160" calcext:value-type="float">
            <text:p>160</text:p>
          </table:table-cell>
          <table:table-cell table:style-name="ce19" table:formula="of:=MAX(FLOOR([.O33] * (60 - 2) / 400); 5)" office:value-type="float" office:value="23" calcext:value-type="float">
            <text:p>23</text:p>
          </table:table-cell>
          <table:table-cell table:style-name="ce19" table:formula="of:=MAX(FLOOR([.O33] * (60 - 25) / 400); 5)" office:value-type="float" office:value="14" calcext:value-type="float">
            <text:p>14</text:p>
          </table:table-cell>
          <table:table-cell table:style-name="ce19" table:formula="of:=MAX(FLOOR([.O33] * (60 - 50) / 400); 5)" office:value-type="float" office:value="5" calcext:value-type="float">
            <text:p>5</text:p>
          </table:table-cell>
          <table:table-cell table:style-name="ce21" table:formula="of:=IF(ISBLANK([.$K33]); [.$B33] * [$Parameters.$A$3]; IF(ISBLANK([$Classic.$B33]);1;POWER([$Parameters.$A$3]; IF(ISBLANK([.$B33]);1; [.$B33]))))" office:value-type="float" office:value="0" calcext:value-type="float">
            <text:p>0</text:p>
          </table:table-cell>
          <table:table-cell table:formula="of:=IF(ISBLANK([.$K33]); [.$E33] * [$Parameters.$D$3]; IF(ISBLANK([$Classic.$E33]);1;POWER([$Parameters.$D$3]/100; IF(ISBLANK([.$E33]);1; [.$E33]))))" office:value-type="float" office:value="0" calcext:value-type="float">
            <text:p>0</text:p>
          </table:table-cell>
          <table:table-cell table:style-name="ce21" table:formula="of:=IF(ISBLANK([.$K33]);[.$H33]*AVERAGE([$Parameters.$G$3:.$H$3]);IF(ISBLANK([$Classic.$H33]);1;POWER(AVERAGE([$Parameters.$G$3:.$H$3]);IF(ISBLANK([.$H33]);1;[.$H33]))))" office:value-type="float" office:value="80" calcext:value-type="float">
            <text:p>80</text:p>
          </table:table-cell>
          <table:table-cell table:formula="of:=IF(ISBLANK([.$K33]); SUM([.S33:.U33]);  ROUND([.S33] * [.T33] * [.U33] * [.$K33] * 40 / 6))" office:value-type="float" office:value="80" calcext:value-type="float">
            <text:p>80</text:p>
          </table:table-cell>
          <table:table-cell table:style-name="ce22" table:formula="of:=MAX(FLOOR([.V33] * (60 - 2) / 400); 5)" office:value-type="float" office:value="11" calcext:value-type="float">
            <text:p>11</text:p>
          </table:table-cell>
          <table:table-cell table:style-name="ce22" table:formula="of:=MAX(FLOOR([.V33] * (60 - 25) / 400); 5)" office:value-type="float" office:value="7" calcext:value-type="float">
            <text:p>7</text:p>
          </table:table-cell>
          <table:table-cell table:style-name="ce22" table:formula="of:=MAX(FLOOR([.V33] * (60 - 50) / 400); 5)" office:value-type="float" office:value="5" calcext:value-type="float">
            <text:p>5</text:p>
          </table:table-cell>
          <table:table-cell table:style-name="ce24" table:formula="of:=IF(ISBLANK([.$K33]); [.$B33] * [$Parameters.$A$4]; IF(ISBLANK([$Classic.$B33]);1;POWER([$Parameters.$A$4]; IF(ISBLANK([.$B33]);1; [.$B33]))))" office:value-type="float" office:value="0" calcext:value-type="float">
            <text:p>0</text:p>
          </table:table-cell>
          <table:table-cell table:formula="of:=IF(ISBLANK([.$K33]); [.$E33] * [$Parameters.$D$4]; IF(ISBLANK([$Classic.$E33]);1;POWER([$Parameters.$D$4]/100; IF(ISBLANK([.$E33]);1; [.$E33]))))" office:value-type="float" office:value="0" calcext:value-type="float">
            <text:p>0</text:p>
          </table:table-cell>
          <table:table-cell table:style-name="ce24" table:formula="of:=IF(ISBLANK([.$K33]);[.$H33]*AVERAGE([$Parameters.$G$4:.$H$4]);IF(ISBLANK([$Classic.$H33]);1;POWER(AVERAGE([$Parameters.$G$4:.$H$4]);IF(ISBLANK([.$H33]);1;[.$H33]))))" office:value-type="float" office:value="1600" calcext:value-type="float">
            <text:p>1600</text:p>
          </table:table-cell>
          <table:table-cell table:formula="of:=IF(ISBLANK([.$K33]); SUM([.Z33:.AB33]);  ROUND([.Z33] * [.AA33] * [.AB33] * [.$K33] * 40 / 6))" office:value-type="float" office:value="1600" calcext:value-type="float">
            <text:p>1600</text:p>
          </table:table-cell>
          <table:table-cell table:style-name="ce25" table:formula="of:=MAX(FLOOR([.AC33] * (60 - 2) / 400); 5)" office:value-type="float" office:value="232" calcext:value-type="float">
            <text:p>232</text:p>
          </table:table-cell>
          <table:table-cell table:style-name="ce25" table:formula="of:=MAX(FLOOR([.AC33] * (60 - 25) / 400); 5)" office:value-type="float" office:value="140" calcext:value-type="float">
            <text:p>140</text:p>
          </table:table-cell>
          <table:table-cell table:style-name="ce25" table:formula="of:=MAX(FLOOR([.AC33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treng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4]); [.$B34] * [$Parameters.$A$2]; IF(ISBLANK([$Classic.$B34]);1;POWER([$Parameters.$A$2]; IF(ISBLANK([.$B34]);1; [.$B34]))))" office:value-type="float" office:value="0" calcext:value-type="float">
            <text:p>0</text:p>
          </table:table-cell>
          <table:table-cell table:formula="of:=IF(ISBLANK([.$K34]); [.$E34] * [$Parameters.$D$2]; IF(ISBLANK([$Classic.$E34]);1;POWER([$Parameters.$D$2]/100; IF(ISBLANK([.$E34]);1; [.$E34]))))" office:value-type="float" office:value="0" calcext:value-type="float">
            <text:p>0</text:p>
          </table:table-cell>
          <table:table-cell table:style-name="ce18" table:formula="of:=IF(ISBLANK([.$K34]);[.$H34]*AVERAGE([$Parameters.$G$2:.$H$2]);IF(ISBLANK([$Classic.$H34]);1;POWER(AVERAGE([$Parameters.$G$2:.$H$2]);IF(ISBLANK([.$H34]);1;[.$H34]))))" office:value-type="float" office:value="160" calcext:value-type="float">
            <text:p>160</text:p>
          </table:table-cell>
          <table:table-cell table:formula="of:=IF(ISBLANK([.$K34]); SUM([.L34:.N34]);  ROUND([.L34] * [.M34] * [.N34] * [.$K34] * 40 / 6))" office:value-type="float" office:value="160" calcext:value-type="float">
            <text:p>160</text:p>
          </table:table-cell>
          <table:table-cell table:style-name="ce19" table:formula="of:=MAX(FLOOR([.O34] * (60 - 2) / 400); 5)" office:value-type="float" office:value="23" calcext:value-type="float">
            <text:p>23</text:p>
          </table:table-cell>
          <table:table-cell table:style-name="ce19" table:formula="of:=MAX(FLOOR([.O34] * (60 - 25) / 400); 5)" office:value-type="float" office:value="14" calcext:value-type="float">
            <text:p>14</text:p>
          </table:table-cell>
          <table:table-cell table:style-name="ce19" table:formula="of:=MAX(FLOOR([.O34] * (60 - 50) / 400); 5)" office:value-type="float" office:value="5" calcext:value-type="float">
            <text:p>5</text:p>
          </table:table-cell>
          <table:table-cell table:style-name="ce21" table:formula="of:=IF(ISBLANK([.$K34]); [.$B34] * [$Parameters.$A$3]; IF(ISBLANK([$Classic.$B34]);1;POWER([$Parameters.$A$3]; IF(ISBLANK([.$B34]);1; [.$B34]))))" office:value-type="float" office:value="0" calcext:value-type="float">
            <text:p>0</text:p>
          </table:table-cell>
          <table:table-cell table:formula="of:=IF(ISBLANK([.$K34]); [.$E34] * [$Parameters.$D$3]; IF(ISBLANK([$Classic.$E34]);1;POWER([$Parameters.$D$3]/100; IF(ISBLANK([.$E34]);1; [.$E34]))))" office:value-type="float" office:value="0" calcext:value-type="float">
            <text:p>0</text:p>
          </table:table-cell>
          <table:table-cell table:style-name="ce21" table:formula="of:=IF(ISBLANK([.$K34]);[.$H34]*AVERAGE([$Parameters.$G$3:.$H$3]);IF(ISBLANK([$Classic.$H34]);1;POWER(AVERAGE([$Parameters.$G$3:.$H$3]);IF(ISBLANK([.$H34]);1;[.$H34]))))" office:value-type="float" office:value="80" calcext:value-type="float">
            <text:p>80</text:p>
          </table:table-cell>
          <table:table-cell table:formula="of:=IF(ISBLANK([.$K34]); SUM([.S34:.U34]);  ROUND([.S34] * [.T34] * [.U34] * [.$K34] * 40 / 6))" office:value-type="float" office:value="80" calcext:value-type="float">
            <text:p>80</text:p>
          </table:table-cell>
          <table:table-cell table:style-name="ce22" table:formula="of:=MAX(FLOOR([.V34] * (60 - 2) / 400); 5)" office:value-type="float" office:value="11" calcext:value-type="float">
            <text:p>11</text:p>
          </table:table-cell>
          <table:table-cell table:style-name="ce22" table:formula="of:=MAX(FLOOR([.V34] * (60 - 25) / 400); 5)" office:value-type="float" office:value="7" calcext:value-type="float">
            <text:p>7</text:p>
          </table:table-cell>
          <table:table-cell table:style-name="ce22" table:formula="of:=MAX(FLOOR([.V34] * (60 - 50) / 400); 5)" office:value-type="float" office:value="5" calcext:value-type="float">
            <text:p>5</text:p>
          </table:table-cell>
          <table:table-cell table:style-name="ce24" table:formula="of:=IF(ISBLANK([.$K34]); [.$B34] * [$Parameters.$A$4]; IF(ISBLANK([$Classic.$B34]);1;POWER([$Parameters.$A$4]; IF(ISBLANK([.$B34]);1; [.$B34]))))" office:value-type="float" office:value="0" calcext:value-type="float">
            <text:p>0</text:p>
          </table:table-cell>
          <table:table-cell table:formula="of:=IF(ISBLANK([.$K34]); [.$E34] * [$Parameters.$D$4]; IF(ISBLANK([$Classic.$E34]);1;POWER([$Parameters.$D$4]/100; IF(ISBLANK([.$E34]);1; [.$E34]))))" office:value-type="float" office:value="0" calcext:value-type="float">
            <text:p>0</text:p>
          </table:table-cell>
          <table:table-cell table:style-name="ce24" table:formula="of:=IF(ISBLANK([.$K34]);[.$H34]*AVERAGE([$Parameters.$G$4:.$H$4]);IF(ISBLANK([$Classic.$H34]);1;POWER(AVERAGE([$Parameters.$G$4:.$H$4]);IF(ISBLANK([.$H34]);1;[.$H34]))))" office:value-type="float" office:value="1600" calcext:value-type="float">
            <text:p>1600</text:p>
          </table:table-cell>
          <table:table-cell table:formula="of:=IF(ISBLANK([.$K34]); SUM([.Z34:.AB34]);  ROUND([.Z34] * [.AA34] * [.AB34] * [.$K34] * 40 / 6))" office:value-type="float" office:value="1600" calcext:value-type="float">
            <text:p>1600</text:p>
          </table:table-cell>
          <table:table-cell table:style-name="ce25" table:formula="of:=MAX(FLOOR([.AC34] * (60 - 2) / 400); 5)" office:value-type="float" office:value="232" calcext:value-type="float">
            <text:p>232</text:p>
          </table:table-cell>
          <table:table-cell table:style-name="ce25" table:formula="of:=MAX(FLOOR([.AC34] * (60 - 25) / 400); 5)" office:value-type="float" office:value="140" calcext:value-type="float">
            <text:p>140</text:p>
          </table:table-cell>
          <table:table-cell table:style-name="ce25" table:formula="of:=MAX(FLOOR([.AC34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Willpower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5]); [.$B35] * [$Parameters.$A$2]; IF(ISBLANK([$Classic.$B35]);1;POWER([$Parameters.$A$2]; IF(ISBLANK([.$B35]);1; [.$B35]))))" office:value-type="float" office:value="0" calcext:value-type="float">
            <text:p>0</text:p>
          </table:table-cell>
          <table:table-cell table:formula="of:=IF(ISBLANK([.$K35]); [.$E35] * [$Parameters.$D$2]; IF(ISBLANK([$Classic.$E35]);1;POWER([$Parameters.$D$2]/100; IF(ISBLANK([.$E35]);1; [.$E35]))))" office:value-type="float" office:value="0" calcext:value-type="float">
            <text:p>0</text:p>
          </table:table-cell>
          <table:table-cell table:style-name="ce18" table:formula="of:=IF(ISBLANK([.$K35]);[.$H35]*AVERAGE([$Parameters.$G$2:.$H$2]);IF(ISBLANK([$Classic.$H35]);1;POWER(AVERAGE([$Parameters.$G$2:.$H$2]);IF(ISBLANK([.$H35]);1;[.$H35]))))" office:value-type="float" office:value="160" calcext:value-type="float">
            <text:p>160</text:p>
          </table:table-cell>
          <table:table-cell table:formula="of:=IF(ISBLANK([.$K35]); SUM([.L35:.N35]);  ROUND([.L35] * [.M35] * [.N35] * [.$K35] * 40 / 6))" office:value-type="float" office:value="160" calcext:value-type="float">
            <text:p>160</text:p>
          </table:table-cell>
          <table:table-cell table:style-name="ce19" table:formula="of:=MAX(FLOOR([.O35] * (60 - 2) / 400); 5)" office:value-type="float" office:value="23" calcext:value-type="float">
            <text:p>23</text:p>
          </table:table-cell>
          <table:table-cell table:style-name="ce19" table:formula="of:=MAX(FLOOR([.O35] * (60 - 25) / 400); 5)" office:value-type="float" office:value="14" calcext:value-type="float">
            <text:p>14</text:p>
          </table:table-cell>
          <table:table-cell table:style-name="ce19" table:formula="of:=MAX(FLOOR([.O35] * (60 - 50) / 400); 5)" office:value-type="float" office:value="5" calcext:value-type="float">
            <text:p>5</text:p>
          </table:table-cell>
          <table:table-cell table:style-name="ce21" table:formula="of:=IF(ISBLANK([.$K35]); [.$B35] * [$Parameters.$A$3]; IF(ISBLANK([$Classic.$B35]);1;POWER([$Parameters.$A$3]; IF(ISBLANK([.$B35]);1; [.$B35]))))" office:value-type="float" office:value="0" calcext:value-type="float">
            <text:p>0</text:p>
          </table:table-cell>
          <table:table-cell table:formula="of:=IF(ISBLANK([.$K35]); [.$E35] * [$Parameters.$D$3]; IF(ISBLANK([$Classic.$E35]);1;POWER([$Parameters.$D$3]/100; IF(ISBLANK([.$E35]);1; [.$E35]))))" office:value-type="float" office:value="0" calcext:value-type="float">
            <text:p>0</text:p>
          </table:table-cell>
          <table:table-cell table:style-name="ce21" table:formula="of:=IF(ISBLANK([.$K35]);[.$H35]*AVERAGE([$Parameters.$G$3:.$H$3]);IF(ISBLANK([$Classic.$H35]);1;POWER(AVERAGE([$Parameters.$G$3:.$H$3]);IF(ISBLANK([.$H35]);1;[.$H35]))))" office:value-type="float" office:value="80" calcext:value-type="float">
            <text:p>80</text:p>
          </table:table-cell>
          <table:table-cell table:formula="of:=IF(ISBLANK([.$K35]); SUM([.S35:.U35]);  ROUND([.S35] * [.T35] * [.U35] * [.$K35] * 40 / 6))" office:value-type="float" office:value="80" calcext:value-type="float">
            <text:p>80</text:p>
          </table:table-cell>
          <table:table-cell table:style-name="ce22" table:formula="of:=MAX(FLOOR([.V35] * (60 - 2) / 400); 5)" office:value-type="float" office:value="11" calcext:value-type="float">
            <text:p>11</text:p>
          </table:table-cell>
          <table:table-cell table:style-name="ce22" table:formula="of:=MAX(FLOOR([.V35] * (60 - 25) / 400); 5)" office:value-type="float" office:value="7" calcext:value-type="float">
            <text:p>7</text:p>
          </table:table-cell>
          <table:table-cell table:style-name="ce22" table:formula="of:=MAX(FLOOR([.V35] * (60 - 50) / 400); 5)" office:value-type="float" office:value="5" calcext:value-type="float">
            <text:p>5</text:p>
          </table:table-cell>
          <table:table-cell table:style-name="ce24" table:formula="of:=IF(ISBLANK([.$K35]); [.$B35] * [$Parameters.$A$4]; IF(ISBLANK([$Classic.$B35]);1;POWER([$Parameters.$A$4]; IF(ISBLANK([.$B35]);1; [.$B35]))))" office:value-type="float" office:value="0" calcext:value-type="float">
            <text:p>0</text:p>
          </table:table-cell>
          <table:table-cell table:formula="of:=IF(ISBLANK([.$K35]); [.$E35] * [$Parameters.$D$4]; IF(ISBLANK([$Classic.$E35]);1;POWER([$Parameters.$D$4]/100; IF(ISBLANK([.$E35]);1; [.$E35]))))" office:value-type="float" office:value="0" calcext:value-type="float">
            <text:p>0</text:p>
          </table:table-cell>
          <table:table-cell table:style-name="ce24" table:formula="of:=IF(ISBLANK([.$K35]);[.$H35]*AVERAGE([$Parameters.$G$4:.$H$4]);IF(ISBLANK([$Classic.$H35]);1;POWER(AVERAGE([$Parameters.$G$4:.$H$4]);IF(ISBLANK([.$H35]);1;[.$H35]))))" office:value-type="float" office:value="1600" calcext:value-type="float">
            <text:p>1600</text:p>
          </table:table-cell>
          <table:table-cell table:formula="of:=IF(ISBLANK([.$K35]); SUM([.Z35:.AB35]);  ROUND([.Z35] * [.AA35] * [.AB35] * [.$K35] * 40 / 6))" office:value-type="float" office:value="1600" calcext:value-type="float">
            <text:p>1600</text:p>
          </table:table-cell>
          <table:table-cell table:style-name="ce25" table:formula="of:=MAX(FLOOR([.AC35] * (60 - 2) / 400); 5)" office:value-type="float" office:value="232" calcext:value-type="float">
            <text:p>232</text:p>
          </table:table-cell>
          <table:table-cell table:style-name="ce25" table:formula="of:=MAX(FLOOR([.AC35] * (60 - 25) / 400); 5)" office:value-type="float" office:value="140" calcext:value-type="float">
            <text:p>140</text:p>
          </table:table-cell>
          <table:table-cell table:style-name="ce25" table:formula="of:=MAX(FLOOR([.AC35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Fatigu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6]); [.$B36] * [$Parameters.$A$2]; IF(ISBLANK([$Classic.$B36]);1;POWER([$Parameters.$A$2]; IF(ISBLANK([.$B36]);1; [.$B36]))))" office:value-type="float" office:value="0" calcext:value-type="float">
            <text:p>0</text:p>
          </table:table-cell>
          <table:table-cell table:formula="of:=IF(ISBLANK([.$K36]); [.$E36] * [$Parameters.$D$2]; IF(ISBLANK([$Classic.$E36]);1;POWER([$Parameters.$D$2]/100; IF(ISBLANK([.$E36]);1; [.$E36]))))" office:value-type="float" office:value="0" calcext:value-type="float">
            <text:p>0</text:p>
          </table:table-cell>
          <table:table-cell table:style-name="ce18" table:formula="of:=IF(ISBLANK([.$K36]);[.$H36]*AVERAGE([$Parameters.$G$2:.$H$2]);IF(ISBLANK([$Classic.$H36]);1;POWER(AVERAGE([$Parameters.$G$2:.$H$2]);IF(ISBLANK([.$H36]);1;[.$H36]))))" office:value-type="float" office:value="160" calcext:value-type="float">
            <text:p>160</text:p>
          </table:table-cell>
          <table:table-cell table:formula="of:=IF(ISBLANK([.$K36]); SUM([.L36:.N36]);  ROUND([.L36] * [.M36] * [.N36] * [.$K36] * 40 / 6))" office:value-type="float" office:value="160" calcext:value-type="float">
            <text:p>160</text:p>
          </table:table-cell>
          <table:table-cell table:style-name="ce19" table:formula="of:=MAX(FLOOR([.O36] * (60 - 2) / 400); 5)" office:value-type="float" office:value="23" calcext:value-type="float">
            <text:p>23</text:p>
          </table:table-cell>
          <table:table-cell table:style-name="ce19" table:formula="of:=MAX(FLOOR([.O36] * (60 - 25) / 400); 5)" office:value-type="float" office:value="14" calcext:value-type="float">
            <text:p>14</text:p>
          </table:table-cell>
          <table:table-cell table:style-name="ce19" table:formula="of:=MAX(FLOOR([.O36] * (60 - 50) / 400); 5)" office:value-type="float" office:value="5" calcext:value-type="float">
            <text:p>5</text:p>
          </table:table-cell>
          <table:table-cell table:style-name="ce21" table:formula="of:=IF(ISBLANK([.$K36]); [.$B36] * [$Parameters.$A$3]; IF(ISBLANK([$Classic.$B36]);1;POWER([$Parameters.$A$3]; IF(ISBLANK([.$B36]);1; [.$B36]))))" office:value-type="float" office:value="0" calcext:value-type="float">
            <text:p>0</text:p>
          </table:table-cell>
          <table:table-cell table:formula="of:=IF(ISBLANK([.$K36]); [.$E36] * [$Parameters.$D$3]; IF(ISBLANK([$Classic.$E36]);1;POWER([$Parameters.$D$3]/100; IF(ISBLANK([.$E36]);1; [.$E36]))))" office:value-type="float" office:value="0" calcext:value-type="float">
            <text:p>0</text:p>
          </table:table-cell>
          <table:table-cell table:style-name="ce21" table:formula="of:=IF(ISBLANK([.$K36]);[.$H36]*AVERAGE([$Parameters.$G$3:.$H$3]);IF(ISBLANK([$Classic.$H36]);1;POWER(AVERAGE([$Parameters.$G$3:.$H$3]);IF(ISBLANK([.$H36]);1;[.$H36]))))" office:value-type="float" office:value="80" calcext:value-type="float">
            <text:p>80</text:p>
          </table:table-cell>
          <table:table-cell table:formula="of:=IF(ISBLANK([.$K36]); SUM([.S36:.U36]);  ROUND([.S36] * [.T36] * [.U36] * [.$K36] * 40 / 6))" office:value-type="float" office:value="80" calcext:value-type="float">
            <text:p>80</text:p>
          </table:table-cell>
          <table:table-cell table:style-name="ce22" table:formula="of:=MAX(FLOOR([.V36] * (60 - 2) / 400); 5)" office:value-type="float" office:value="11" calcext:value-type="float">
            <text:p>11</text:p>
          </table:table-cell>
          <table:table-cell table:style-name="ce22" table:formula="of:=MAX(FLOOR([.V36] * (60 - 25) / 400); 5)" office:value-type="float" office:value="7" calcext:value-type="float">
            <text:p>7</text:p>
          </table:table-cell>
          <table:table-cell table:style-name="ce22" table:formula="of:=MAX(FLOOR([.V36] * (60 - 50) / 400); 5)" office:value-type="float" office:value="5" calcext:value-type="float">
            <text:p>5</text:p>
          </table:table-cell>
          <table:table-cell table:style-name="ce24" table:formula="of:=IF(ISBLANK([.$K36]); [.$B36] * [$Parameters.$A$4]; IF(ISBLANK([$Classic.$B36]);1;POWER([$Parameters.$A$4]; IF(ISBLANK([.$B36]);1; [.$B36]))))" office:value-type="float" office:value="0" calcext:value-type="float">
            <text:p>0</text:p>
          </table:table-cell>
          <table:table-cell table:formula="of:=IF(ISBLANK([.$K36]); [.$E36] * [$Parameters.$D$4]; IF(ISBLANK([$Classic.$E36]);1;POWER([$Parameters.$D$4]/100; IF(ISBLANK([.$E36]);1; [.$E36]))))" office:value-type="float" office:value="0" calcext:value-type="float">
            <text:p>0</text:p>
          </table:table-cell>
          <table:table-cell table:style-name="ce24" table:formula="of:=IF(ISBLANK([.$K36]);[.$H36]*AVERAGE([$Parameters.$G$4:.$H$4]);IF(ISBLANK([$Classic.$H36]);1;POWER(AVERAGE([$Parameters.$G$4:.$H$4]);IF(ISBLANK([.$H36]);1;[.$H36]))))" office:value-type="float" office:value="1600" calcext:value-type="float">
            <text:p>1600</text:p>
          </table:table-cell>
          <table:table-cell table:formula="of:=IF(ISBLANK([.$K36]); SUM([.Z36:.AB36]);  ROUND([.Z36] * [.AA36] * [.AB36] * [.$K36] * 40 / 6))" office:value-type="float" office:value="1600" calcext:value-type="float">
            <text:p>1600</text:p>
          </table:table-cell>
          <table:table-cell table:style-name="ce25" table:formula="of:=MAX(FLOOR([.AC36] * (60 - 2) / 400); 5)" office:value-type="float" office:value="232" calcext:value-type="float">
            <text:p>232</text:p>
          </table:table-cell>
          <table:table-cell table:style-name="ce25" table:formula="of:=MAX(FLOOR([.AC36] * (60 - 25) / 400); 5)" office:value-type="float" office:value="140" calcext:value-type="float">
            <text:p>140</text:p>
          </table:table-cell>
          <table:table-cell table:style-name="ce25" table:formula="of:=MAX(FLOOR([.AC36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Health</text:p>
          </table:table-cell>
          <table:table-cell table:style-name="ce16" table:number-columns-repeated="6"/>
          <table:table-cell table:style-name="ce16" office:value-type="float" office:value="24" calcext:value-type="float">
            <text:p>24</text:p>
          </table:table-cell>
          <table:table-cell table:style-name="ce16" table:number-columns-repeated="3"/>
          <table:table-cell table:style-name="ce18" table:formula="of:=IF(ISBLANK([.$K37]); [.$B37] * [$Parameters.$A$2]; IF(ISBLANK([$Classic.$B37]);1;POWER([$Parameters.$A$2]; IF(ISBLANK([.$B37]);1; [.$B37]))))" office:value-type="float" office:value="0" calcext:value-type="float">
            <text:p>0</text:p>
          </table:table-cell>
          <table:table-cell table:formula="of:=IF(ISBLANK([.$K37]); [.$E37] * [$Parameters.$D$2]; IF(ISBLANK([$Classic.$E37]);1;POWER([$Parameters.$D$2]/100; IF(ISBLANK([.$E37]);1; [.$E37]))))" office:value-type="float" office:value="0" calcext:value-type="float">
            <text:p>0</text:p>
          </table:table-cell>
          <table:table-cell table:style-name="ce18" table:formula="of:=IF(ISBLANK([.$K37]);[.$H37]*AVERAGE([$Parameters.$G$2:.$H$2]);IF(ISBLANK([$Classic.$H37]);1;POWER(AVERAGE([$Parameters.$G$2:.$H$2]);IF(ISBLANK([.$H37]);1;[.$H37]))))" office:value-type="float" office:value="240" calcext:value-type="float">
            <text:p>240</text:p>
          </table:table-cell>
          <table:table-cell table:formula="of:=IF(ISBLANK([.$K37]); SUM([.L37:.N37]);  ROUND([.L37] * [.M37] * [.N37] * [.$K37] * 40 / 6))" office:value-type="float" office:value="240" calcext:value-type="float">
            <text:p>240</text:p>
          </table:table-cell>
          <table:table-cell table:style-name="ce19" table:formula="of:=MAX(FLOOR([.O37] * (60 - 2) / 400); 5)" office:value-type="float" office:value="34" calcext:value-type="float">
            <text:p>34</text:p>
          </table:table-cell>
          <table:table-cell table:style-name="ce19" table:formula="of:=MAX(FLOOR([.O37] * (60 - 25) / 400); 5)" office:value-type="float" office:value="21" calcext:value-type="float">
            <text:p>21</text:p>
          </table:table-cell>
          <table:table-cell table:style-name="ce19" table:formula="of:=MAX(FLOOR([.O37] * (60 - 50) / 400); 5)" office:value-type="float" office:value="6" calcext:value-type="float">
            <text:p>6</text:p>
          </table:table-cell>
          <table:table-cell table:style-name="ce21" table:formula="of:=IF(ISBLANK([.$K37]); [.$B37] * [$Parameters.$A$3]; IF(ISBLANK([$Classic.$B37]);1;POWER([$Parameters.$A$3]; IF(ISBLANK([.$B37]);1; [.$B37]))))" office:value-type="float" office:value="0" calcext:value-type="float">
            <text:p>0</text:p>
          </table:table-cell>
          <table:table-cell table:formula="of:=IF(ISBLANK([.$K37]); [.$E37] * [$Parameters.$D$3]; IF(ISBLANK([$Classic.$E37]);1;POWER([$Parameters.$D$3]/100; IF(ISBLANK([.$E37]);1; [.$E37]))))" office:value-type="float" office:value="0" calcext:value-type="float">
            <text:p>0</text:p>
          </table:table-cell>
          <table:table-cell table:style-name="ce21" table:formula="of:=IF(ISBLANK([.$K37]);[.$H37]*AVERAGE([$Parameters.$G$3:.$H$3]);IF(ISBLANK([$Classic.$H37]);1;POWER(AVERAGE([$Parameters.$G$3:.$H$3]);IF(ISBLANK([.$H37]);1;[.$H37]))))" office:value-type="float" office:value="120" calcext:value-type="float">
            <text:p>120</text:p>
          </table:table-cell>
          <table:table-cell table:formula="of:=IF(ISBLANK([.$K37]); SUM([.S37:.U37]);  ROUND([.S37] * [.T37] * [.U37] * [.$K37] * 40 / 6))" office:value-type="float" office:value="120" calcext:value-type="float">
            <text:p>120</text:p>
          </table:table-cell>
          <table:table-cell table:style-name="ce22" table:formula="of:=MAX(FLOOR([.V37] * (60 - 2) / 400); 5)" office:value-type="float" office:value="17" calcext:value-type="float">
            <text:p>17</text:p>
          </table:table-cell>
          <table:table-cell table:style-name="ce22" table:formula="of:=MAX(FLOOR([.V37] * (60 - 25) / 400); 5)" office:value-type="float" office:value="10" calcext:value-type="float">
            <text:p>10</text:p>
          </table:table-cell>
          <table:table-cell table:style-name="ce22" table:formula="of:=MAX(FLOOR([.V37] * (60 - 50) / 400); 5)" office:value-type="float" office:value="5" calcext:value-type="float">
            <text:p>5</text:p>
          </table:table-cell>
          <table:table-cell table:style-name="ce24" table:formula="of:=IF(ISBLANK([.$K37]); [.$B37] * [$Parameters.$A$4]; IF(ISBLANK([$Classic.$B37]);1;POWER([$Parameters.$A$4]; IF(ISBLANK([.$B37]);1; [.$B37]))))" office:value-type="float" office:value="0" calcext:value-type="float">
            <text:p>0</text:p>
          </table:table-cell>
          <table:table-cell table:formula="of:=IF(ISBLANK([.$K37]); [.$E37] * [$Parameters.$D$4]; IF(ISBLANK([$Classic.$E37]);1;POWER([$Parameters.$D$4]/100; IF(ISBLANK([.$E37]);1; [.$E37]))))" office:value-type="float" office:value="0" calcext:value-type="float">
            <text:p>0</text:p>
          </table:table-cell>
          <table:table-cell table:style-name="ce24" table:formula="of:=IF(ISBLANK([.$K37]);[.$H37]*AVERAGE([$Parameters.$G$4:.$H$4]);IF(ISBLANK([$Classic.$H37]);1;POWER(AVERAGE([$Parameters.$G$4:.$H$4]);IF(ISBLANK([.$H37]);1;[.$H37]))))" office:value-type="float" office:value="2400" calcext:value-type="float">
            <text:p>2400</text:p>
          </table:table-cell>
          <table:table-cell table:formula="of:=IF(ISBLANK([.$K37]); SUM([.Z37:.AB37]);  ROUND([.Z37] * [.AA37] * [.AB37] * [.$K37] * 40 / 6))" office:value-type="float" office:value="2400" calcext:value-type="float">
            <text:p>2400</text:p>
          </table:table-cell>
          <table:table-cell table:style-name="ce25" table:formula="of:=MAX(FLOOR([.AC37] * (60 - 2) / 400); 5)" office:value-type="float" office:value="348" calcext:value-type="float">
            <text:p>348</text:p>
          </table:table-cell>
          <table:table-cell table:style-name="ce25" table:formula="of:=MAX(FLOOR([.AC37] * (60 - 25) / 400); 5)" office:value-type="float" office:value="210" calcext:value-type="float">
            <text:p>210</text:p>
          </table:table-cell>
          <table:table-cell table:style-name="ce25" table:formula="of:=MAX(FLOOR([.AC37] * (60 - 50) / 400); 5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ameleon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38]); [.$B38] * [$Parameters.$A$2]; IF(ISBLANK([$Classic.$B38]);1;POWER([$Parameters.$A$2]; IF(ISBLANK([.$B38]);1; [.$B38]))))" office:value-type="float" office:value="200" calcext:value-type="float">
            <text:p>200</text:p>
          </table:table-cell>
          <table:table-cell table:formula="of:=IF(ISBLANK([.$K38]); [.$E38] * [$Parameters.$D$2]; IF(ISBLANK([$Classic.$E38]);1;POWER([$Parameters.$D$2]/100; IF(ISBLANK([.$E38]);1; [.$E38]))))" office:value-type="float" office:value="0" calcext:value-type="float">
            <text:p>0</text:p>
          </table:table-cell>
          <table:table-cell table:style-name="ce18" table:formula="of:=IF(ISBLANK([.$K38]);[.$H38]*AVERAGE([$Parameters.$G$2:.$H$2]);IF(ISBLANK([$Classic.$H38]);1;POWER(AVERAGE([$Parameters.$G$2:.$H$2]);IF(ISBLANK([.$H38]);1;[.$H38]))))" office:value-type="float" office:value="0" calcext:value-type="float">
            <text:p>0</text:p>
          </table:table-cell>
          <table:table-cell table:formula="of:=IF(ISBLANK([.$K38]); SUM([.L38:.N38]);  ROUND([.L38] * [.M38] * [.N38] * [.$K38] * 40 / 6))" office:value-type="float" office:value="200" calcext:value-type="float">
            <text:p>200</text:p>
          </table:table-cell>
          <table:table-cell table:style-name="ce19" table:formula="of:=MAX(FLOOR([.O38] * (60 - 2) / 400); 5)" office:value-type="float" office:value="29" calcext:value-type="float">
            <text:p>29</text:p>
          </table:table-cell>
          <table:table-cell table:style-name="ce19" table:formula="of:=MAX(FLOOR([.O38] * (60 - 25) / 400); 5)" office:value-type="float" office:value="17" calcext:value-type="float">
            <text:p>17</text:p>
          </table:table-cell>
          <table:table-cell table:style-name="ce19" table:formula="of:=MAX(FLOOR([.O38] * (60 - 50) / 400); 5)" office:value-type="float" office:value="5" calcext:value-type="float">
            <text:p>5</text:p>
          </table:table-cell>
          <table:table-cell table:style-name="ce21" table:formula="of:=IF(ISBLANK([.$K38]); [.$B38] * [$Parameters.$A$3]; IF(ISBLANK([$Classic.$B38]);1;POWER([$Parameters.$A$3]; IF(ISBLANK([.$B38]);1; [.$B38]))))" office:value-type="float" office:value="400" calcext:value-type="float">
            <text:p>400</text:p>
          </table:table-cell>
          <table:table-cell table:formula="of:=IF(ISBLANK([.$K38]); [.$E38] * [$Parameters.$D$3]; IF(ISBLANK([$Classic.$E38]);1;POWER([$Parameters.$D$3]/100; IF(ISBLANK([.$E38]);1; [.$E38]))))" office:value-type="float" office:value="0" calcext:value-type="float">
            <text:p>0</text:p>
          </table:table-cell>
          <table:table-cell table:style-name="ce21" table:formula="of:=IF(ISBLANK([.$K38]);[.$H38]*AVERAGE([$Parameters.$G$3:.$H$3]);IF(ISBLANK([$Classic.$H38]);1;POWER(AVERAGE([$Parameters.$G$3:.$H$3]);IF(ISBLANK([.$H38]);1;[.$H38]))))" office:value-type="float" office:value="0" calcext:value-type="float">
            <text:p>0</text:p>
          </table:table-cell>
          <table:table-cell table:formula="of:=IF(ISBLANK([.$K38]); SUM([.S38:.U38]);  ROUND([.S38] * [.T38] * [.U38] * [.$K38] * 40 / 6))" office:value-type="float" office:value="400" calcext:value-type="float">
            <text:p>400</text:p>
          </table:table-cell>
          <table:table-cell table:style-name="ce22" table:formula="of:=MAX(FLOOR([.V38] * (60 - 2) / 400); 5)" office:value-type="float" office:value="58" calcext:value-type="float">
            <text:p>58</text:p>
          </table:table-cell>
          <table:table-cell table:style-name="ce22" table:formula="of:=MAX(FLOOR([.V38] * (60 - 25) / 400); 5)" office:value-type="float" office:value="35" calcext:value-type="float">
            <text:p>35</text:p>
          </table:table-cell>
          <table:table-cell table:style-name="ce22" table:formula="of:=MAX(FLOOR([.V38] * (60 - 50) / 400); 5)" office:value-type="float" office:value="10" calcext:value-type="float">
            <text:p>10</text:p>
          </table:table-cell>
          <table:table-cell table:style-name="ce24" table:formula="of:=IF(ISBLANK([.$K38]); [.$B38] * [$Parameters.$A$4]; IF(ISBLANK([$Classic.$B38]);1;POWER([$Parameters.$A$4]; IF(ISBLANK([.$B38]);1; [.$B38]))))" office:value-type="float" office:value="20" calcext:value-type="float">
            <text:p>20</text:p>
          </table:table-cell>
          <table:table-cell table:formula="of:=IF(ISBLANK([.$K38]); [.$E38] * [$Parameters.$D$4]; IF(ISBLANK([$Classic.$E38]);1;POWER([$Parameters.$D$4]/100; IF(ISBLANK([.$E38]);1; [.$E38]))))" office:value-type="float" office:value="0" calcext:value-type="float">
            <text:p>0</text:p>
          </table:table-cell>
          <table:table-cell table:style-name="ce24" table:formula="of:=IF(ISBLANK([.$K38]);[.$H38]*AVERAGE([$Parameters.$G$4:.$H$4]);IF(ISBLANK([$Classic.$H38]);1;POWER(AVERAGE([$Parameters.$G$4:.$H$4]);IF(ISBLANK([.$H38]);1;[.$H38]))))" office:value-type="float" office:value="0" calcext:value-type="float">
            <text:p>0</text:p>
          </table:table-cell>
          <table:table-cell table:formula="of:=IF(ISBLANK([.$K38]); SUM([.Z38:.AB38]);  ROUND([.Z38] * [.AA38] * [.AB38] * [.$K38] * 40 / 6))" office:value-type="float" office:value="20" calcext:value-type="float">
            <text:p>20</text:p>
          </table:table-cell>
          <table:table-cell table:style-name="ce25" table:formula="of:=MAX(FLOOR([.AC38] * (60 - 2) / 400); 5)" office:value-type="float" office:value="5" calcext:value-type="float">
            <text:p>5</text:p>
          </table:table-cell>
          <table:table-cell table:style-name="ce25" table:formula="of:=MAX(FLOOR([.AC38] * (60 - 25) / 400); 5)" office:value-type="float" office:value="5" calcext:value-type="float">
            <text:p>5</text:p>
          </table:table-cell>
          <table:table-cell table:style-name="ce25" table:formula="of:=MAX(FLOOR([.AC38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meleon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39]); [.$B39] * [$Parameters.$A$2]; IF(ISBLANK([$Classic.$B39]);1;POWER([$Parameters.$A$2]; IF(ISBLANK([.$B39]);1; [.$B39]))))" office:value-type="float" office:value="400" calcext:value-type="float">
            <text:p>400</text:p>
          </table:table-cell>
          <table:table-cell table:formula="of:=IF(ISBLANK([.$K39]); [.$E39] * [$Parameters.$D$2]; IF(ISBLANK([$Classic.$E39]);1;POWER([$Parameters.$D$2]/100; IF(ISBLANK([.$E39]);1; [.$E39]))))" office:value-type="float" office:value="0" calcext:value-type="float">
            <text:p>0</text:p>
          </table:table-cell>
          <table:table-cell table:style-name="ce18" table:formula="of:=IF(ISBLANK([.$K39]);[.$H39]*AVERAGE([$Parameters.$G$2:.$H$2]);IF(ISBLANK([$Classic.$H39]);1;POWER(AVERAGE([$Parameters.$G$2:.$H$2]);IF(ISBLANK([.$H39]);1;[.$H39]))))" office:value-type="float" office:value="0" calcext:value-type="float">
            <text:p>0</text:p>
          </table:table-cell>
          <table:table-cell table:formula="of:=IF(ISBLANK([.$K39]); SUM([.L39:.N39]);  ROUND([.L39] * [.M39] * [.N39] * [.$K39] * 40 / 6))" office:value-type="float" office:value="400" calcext:value-type="float">
            <text:p>400</text:p>
          </table:table-cell>
          <table:table-cell table:style-name="ce19" table:formula="of:=MAX(FLOOR([.O39] * (60 - 2) / 400); 5)" office:value-type="float" office:value="58" calcext:value-type="float">
            <text:p>58</text:p>
          </table:table-cell>
          <table:table-cell table:style-name="ce19" table:formula="of:=MAX(FLOOR([.O39] * (60 - 25) / 400); 5)" office:value-type="float" office:value="35" calcext:value-type="float">
            <text:p>35</text:p>
          </table:table-cell>
          <table:table-cell table:style-name="ce19" table:formula="of:=MAX(FLOOR([.O39] * (60 - 50) / 400); 5)" office:value-type="float" office:value="10" calcext:value-type="float">
            <text:p>10</text:p>
          </table:table-cell>
          <table:table-cell table:style-name="ce21" table:formula="of:=IF(ISBLANK([.$K39]); [.$B39] * [$Parameters.$A$3]; IF(ISBLANK([$Classic.$B39]);1;POWER([$Parameters.$A$3]; IF(ISBLANK([.$B39]);1; [.$B39]))))" office:value-type="float" office:value="800" calcext:value-type="float">
            <text:p>800</text:p>
          </table:table-cell>
          <table:table-cell table:formula="of:=IF(ISBLANK([.$K39]); [.$E39] * [$Parameters.$D$3]; IF(ISBLANK([$Classic.$E39]);1;POWER([$Parameters.$D$3]/100; IF(ISBLANK([.$E39]);1; [.$E39]))))" office:value-type="float" office:value="0" calcext:value-type="float">
            <text:p>0</text:p>
          </table:table-cell>
          <table:table-cell table:style-name="ce21" table:formula="of:=IF(ISBLANK([.$K39]);[.$H39]*AVERAGE([$Parameters.$G$3:.$H$3]);IF(ISBLANK([$Classic.$H39]);1;POWER(AVERAGE([$Parameters.$G$3:.$H$3]);IF(ISBLANK([.$H39]);1;[.$H39]))))" office:value-type="float" office:value="0" calcext:value-type="float">
            <text:p>0</text:p>
          </table:table-cell>
          <table:table-cell table:formula="of:=IF(ISBLANK([.$K39]); SUM([.S39:.U39]);  ROUND([.S39] * [.T39] * [.U39] * [.$K39] * 40 / 6))" office:value-type="float" office:value="800" calcext:value-type="float">
            <text:p>800</text:p>
          </table:table-cell>
          <table:table-cell table:style-name="ce22" table:formula="of:=MAX(FLOOR([.V39] * (60 - 2) / 400); 5)" office:value-type="float" office:value="116" calcext:value-type="float">
            <text:p>116</text:p>
          </table:table-cell>
          <table:table-cell table:style-name="ce22" table:formula="of:=MAX(FLOOR([.V39] * (60 - 25) / 400); 5)" office:value-type="float" office:value="70" calcext:value-type="float">
            <text:p>70</text:p>
          </table:table-cell>
          <table:table-cell table:style-name="ce22" table:formula="of:=MAX(FLOOR([.V39] * (60 - 50) / 400); 5)" office:value-type="float" office:value="20" calcext:value-type="float">
            <text:p>20</text:p>
          </table:table-cell>
          <table:table-cell table:style-name="ce24" table:formula="of:=IF(ISBLANK([.$K39]); [.$B39] * [$Parameters.$A$4]; IF(ISBLANK([$Classic.$B39]);1;POWER([$Parameters.$A$4]; IF(ISBLANK([.$B39]);1; [.$B39]))))" office:value-type="float" office:value="40" calcext:value-type="float">
            <text:p>40</text:p>
          </table:table-cell>
          <table:table-cell table:formula="of:=IF(ISBLANK([.$K39]); [.$E39] * [$Parameters.$D$4]; IF(ISBLANK([$Classic.$E39]);1;POWER([$Parameters.$D$4]/100; IF(ISBLANK([.$E39]);1; [.$E39]))))" office:value-type="float" office:value="0" calcext:value-type="float">
            <text:p>0</text:p>
          </table:table-cell>
          <table:table-cell table:style-name="ce24" table:formula="of:=IF(ISBLANK([.$K39]);[.$H39]*AVERAGE([$Parameters.$G$4:.$H$4]);IF(ISBLANK([$Classic.$H39]);1;POWER(AVERAGE([$Parameters.$G$4:.$H$4]);IF(ISBLANK([.$H39]);1;[.$H39]))))" office:value-type="float" office:value="0" calcext:value-type="float">
            <text:p>0</text:p>
          </table:table-cell>
          <table:table-cell table:formula="of:=IF(ISBLANK([.$K39]); SUM([.Z39:.AB39]);  ROUND([.Z39] * [.AA39] * [.AB39] * [.$K39] * 40 / 6))" office:value-type="float" office:value="40" calcext:value-type="float">
            <text:p>40</text:p>
          </table:table-cell>
          <table:table-cell table:style-name="ce25" table:formula="of:=MAX(FLOOR([.AC39] * (60 - 2) / 400); 5)" office:value-type="float" office:value="5" calcext:value-type="float">
            <text:p>5</text:p>
          </table:table-cell>
          <table:table-cell table:style-name="ce25" table:formula="of:=MAX(FLOOR([.AC39] * (60 - 25) / 400); 5)" office:value-type="float" office:value="5" calcext:value-type="float">
            <text:p>5</text:p>
          </table:table-cell>
          <table:table-cell table:style-name="ce25" table:formula="of:=MAX(FLOOR([.AC39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visibility-Normal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0]); [.$B40] * [$Parameters.$A$2]; IF(ISBLANK([$Classic.$B40]);1;POWER([$Parameters.$A$2]; IF(ISBLANK([.$B40]);1; [.$B40]))))" office:value-type="float" office:value="400" calcext:value-type="float">
            <text:p>400</text:p>
          </table:table-cell>
          <table:table-cell table:formula="of:=IF(ISBLANK([.$K40]); [.$E40] * [$Parameters.$D$2]; IF(ISBLANK([$Classic.$E40]);1;POWER([$Parameters.$D$2]/100; IF(ISBLANK([.$E40]);1; [.$E40]))))" office:value-type="float" office:value="0" calcext:value-type="float">
            <text:p>0</text:p>
          </table:table-cell>
          <table:table-cell table:style-name="ce18" table:formula="of:=IF(ISBLANK([.$K40]);[.$H40]*AVERAGE([$Parameters.$G$2:.$H$2]);IF(ISBLANK([$Classic.$H40]);1;POWER(AVERAGE([$Parameters.$G$2:.$H$2]);IF(ISBLANK([.$H40]);1;[.$H40]))))" office:value-type="float" office:value="0" calcext:value-type="float">
            <text:p>0</text:p>
          </table:table-cell>
          <table:table-cell table:formula="of:=IF(ISBLANK([.$K40]); SUM([.L40:.N40]);  ROUND([.L40] * [.M40] * [.N40] * [.$K40] * 40 / 6))" office:value-type="float" office:value="400" calcext:value-type="float">
            <text:p>400</text:p>
          </table:table-cell>
          <table:table-cell table:style-name="ce19" table:formula="of:=MAX(FLOOR([.O40] * (60 - 2) / 400); 5)" office:value-type="float" office:value="58" calcext:value-type="float">
            <text:p>58</text:p>
          </table:table-cell>
          <table:table-cell table:style-name="ce19" table:formula="of:=MAX(FLOOR([.O40] * (60 - 25) / 400); 5)" office:value-type="float" office:value="35" calcext:value-type="float">
            <text:p>35</text:p>
          </table:table-cell>
          <table:table-cell table:style-name="ce19" table:formula="of:=MAX(FLOOR([.O40] * (60 - 50) / 400); 5)" office:value-type="float" office:value="10" calcext:value-type="float">
            <text:p>10</text:p>
          </table:table-cell>
          <table:table-cell table:style-name="ce21" table:formula="of:=IF(ISBLANK([.$K40]); [.$B40] * [$Parameters.$A$3]; IF(ISBLANK([$Classic.$B40]);1;POWER([$Parameters.$A$3]; IF(ISBLANK([.$B40]);1; [.$B40]))))" office:value-type="float" office:value="800" calcext:value-type="float">
            <text:p>800</text:p>
          </table:table-cell>
          <table:table-cell table:formula="of:=IF(ISBLANK([.$K40]); [.$E40] * [$Parameters.$D$3]; IF(ISBLANK([$Classic.$E40]);1;POWER([$Parameters.$D$3]/100; IF(ISBLANK([.$E40]);1; [.$E40]))))" office:value-type="float" office:value="0" calcext:value-type="float">
            <text:p>0</text:p>
          </table:table-cell>
          <table:table-cell table:style-name="ce21" table:formula="of:=IF(ISBLANK([.$K40]);[.$H40]*AVERAGE([$Parameters.$G$3:.$H$3]);IF(ISBLANK([$Classic.$H40]);1;POWER(AVERAGE([$Parameters.$G$3:.$H$3]);IF(ISBLANK([.$H40]);1;[.$H40]))))" office:value-type="float" office:value="0" calcext:value-type="float">
            <text:p>0</text:p>
          </table:table-cell>
          <table:table-cell table:formula="of:=IF(ISBLANK([.$K40]); SUM([.S40:.U40]);  ROUND([.S40] * [.T40] * [.U40] * [.$K40] * 40 / 6))" office:value-type="float" office:value="800" calcext:value-type="float">
            <text:p>800</text:p>
          </table:table-cell>
          <table:table-cell table:style-name="ce22" table:formula="of:=MAX(FLOOR([.V40] * (60 - 2) / 400); 5)" office:value-type="float" office:value="116" calcext:value-type="float">
            <text:p>116</text:p>
          </table:table-cell>
          <table:table-cell table:style-name="ce22" table:formula="of:=MAX(FLOOR([.V40] * (60 - 25) / 400); 5)" office:value-type="float" office:value="70" calcext:value-type="float">
            <text:p>70</text:p>
          </table:table-cell>
          <table:table-cell table:style-name="ce22" table:formula="of:=MAX(FLOOR([.V40] * (60 - 50) / 400); 5)" office:value-type="float" office:value="20" calcext:value-type="float">
            <text:p>20</text:p>
          </table:table-cell>
          <table:table-cell table:style-name="ce24" table:formula="of:=IF(ISBLANK([.$K40]); [.$B40] * [$Parameters.$A$4]; IF(ISBLANK([$Classic.$B40]);1;POWER([$Parameters.$A$4]; IF(ISBLANK([.$B40]);1; [.$B40]))))" office:value-type="float" office:value="40" calcext:value-type="float">
            <text:p>40</text:p>
          </table:table-cell>
          <table:table-cell table:formula="of:=IF(ISBLANK([.$K40]); [.$E40] * [$Parameters.$D$4]; IF(ISBLANK([$Classic.$E40]);1;POWER([$Parameters.$D$4]/100; IF(ISBLANK([.$E40]);1; [.$E40]))))" office:value-type="float" office:value="0" calcext:value-type="float">
            <text:p>0</text:p>
          </table:table-cell>
          <table:table-cell table:style-name="ce24" table:formula="of:=IF(ISBLANK([.$K40]);[.$H40]*AVERAGE([$Parameters.$G$4:.$H$4]);IF(ISBLANK([$Classic.$H40]);1;POWER(AVERAGE([$Parameters.$G$4:.$H$4]);IF(ISBLANK([.$H40]);1;[.$H40]))))" office:value-type="float" office:value="0" calcext:value-type="float">
            <text:p>0</text:p>
          </table:table-cell>
          <table:table-cell table:formula="of:=IF(ISBLANK([.$K40]); SUM([.Z40:.AB40]);  ROUND([.Z40] * [.AA40] * [.AB40] * [.$K40] * 40 / 6))" office:value-type="float" office:value="40" calcext:value-type="float">
            <text:p>40</text:p>
          </table:table-cell>
          <table:table-cell table:style-name="ce25" table:formula="of:=MAX(FLOOR([.AC40] * (60 - 2) / 400); 5)" office:value-type="float" office:value="5" calcext:value-type="float">
            <text:p>5</text:p>
          </table:table-cell>
          <table:table-cell table:style-name="ce25" table:formula="of:=MAX(FLOOR([.AC40] * (60 - 25) / 400); 5)" office:value-type="float" office:value="5" calcext:value-type="float">
            <text:p>5</text:p>
          </table:table-cell>
          <table:table-cell table:style-name="ce25" table:formula="of:=MAX(FLOOR([.AC40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visibility-Tru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1]); [.$B41] * [$Parameters.$A$2]; IF(ISBLANK([$Classic.$B41]);1;POWER([$Parameters.$A$2]; IF(ISBLANK([.$B41]);1; [.$B41]))))" office:value-type="float" office:value="600" calcext:value-type="float">
            <text:p>600</text:p>
          </table:table-cell>
          <table:table-cell table:formula="of:=IF(ISBLANK([.$K41]); [.$E41] * [$Parameters.$D$2]; IF(ISBLANK([$Classic.$E41]);1;POWER([$Parameters.$D$2]/100; IF(ISBLANK([.$E41]);1; [.$E41]))))" office:value-type="float" office:value="0" calcext:value-type="float">
            <text:p>0</text:p>
          </table:table-cell>
          <table:table-cell table:style-name="ce18" table:formula="of:=IF(ISBLANK([.$K41]);[.$H41]*AVERAGE([$Parameters.$G$2:.$H$2]);IF(ISBLANK([$Classic.$H41]);1;POWER(AVERAGE([$Parameters.$G$2:.$H$2]);IF(ISBLANK([.$H41]);1;[.$H41]))))" office:value-type="float" office:value="0" calcext:value-type="float">
            <text:p>0</text:p>
          </table:table-cell>
          <table:table-cell table:formula="of:=IF(ISBLANK([.$K41]); SUM([.L41:.N41]);  ROUND([.L41] * [.M41] * [.N41] * [.$K41] * 40 / 6))" office:value-type="float" office:value="600" calcext:value-type="float">
            <text:p>600</text:p>
          </table:table-cell>
          <table:table-cell table:style-name="ce19" table:formula="of:=MAX(FLOOR([.O41] * (60 - 2) / 400); 5)" office:value-type="float" office:value="87" calcext:value-type="float">
            <text:p>87</text:p>
          </table:table-cell>
          <table:table-cell table:style-name="ce19" table:formula="of:=MAX(FLOOR([.O41] * (60 - 25) / 400); 5)" office:value-type="float" office:value="52" calcext:value-type="float">
            <text:p>52</text:p>
          </table:table-cell>
          <table:table-cell table:style-name="ce19" table:formula="of:=MAX(FLOOR([.O41] * (60 - 50) / 400); 5)" office:value-type="float" office:value="15" calcext:value-type="float">
            <text:p>15</text:p>
          </table:table-cell>
          <table:table-cell table:style-name="ce21" table:formula="of:=IF(ISBLANK([.$K41]); [.$B41] * [$Parameters.$A$3]; IF(ISBLANK([$Classic.$B41]);1;POWER([$Parameters.$A$3]; IF(ISBLANK([.$B41]);1; [.$B41]))))" office:value-type="float" office:value="1200" calcext:value-type="float">
            <text:p>1200</text:p>
          </table:table-cell>
          <table:table-cell table:formula="of:=IF(ISBLANK([.$K41]); [.$E41] * [$Parameters.$D$3]; IF(ISBLANK([$Classic.$E41]);1;POWER([$Parameters.$D$3]/100; IF(ISBLANK([.$E41]);1; [.$E41]))))" office:value-type="float" office:value="0" calcext:value-type="float">
            <text:p>0</text:p>
          </table:table-cell>
          <table:table-cell table:style-name="ce21" table:formula="of:=IF(ISBLANK([.$K41]);[.$H41]*AVERAGE([$Parameters.$G$3:.$H$3]);IF(ISBLANK([$Classic.$H41]);1;POWER(AVERAGE([$Parameters.$G$3:.$H$3]);IF(ISBLANK([.$H41]);1;[.$H41]))))" office:value-type="float" office:value="0" calcext:value-type="float">
            <text:p>0</text:p>
          </table:table-cell>
          <table:table-cell table:formula="of:=IF(ISBLANK([.$K41]); SUM([.S41:.U41]);  ROUND([.S41] * [.T41] * [.U41] * [.$K41] * 40 / 6))" office:value-type="float" office:value="1200" calcext:value-type="float">
            <text:p>1200</text:p>
          </table:table-cell>
          <table:table-cell table:style-name="ce22" table:formula="of:=MAX(FLOOR([.V41] * (60 - 2) / 400); 5)" office:value-type="float" office:value="174" calcext:value-type="float">
            <text:p>174</text:p>
          </table:table-cell>
          <table:table-cell table:style-name="ce22" table:formula="of:=MAX(FLOOR([.V41] * (60 - 25) / 400); 5)" office:value-type="float" office:value="105" calcext:value-type="float">
            <text:p>105</text:p>
          </table:table-cell>
          <table:table-cell table:style-name="ce22" table:formula="of:=MAX(FLOOR([.V41] * (60 - 50) / 400); 5)" office:value-type="float" office:value="30" calcext:value-type="float">
            <text:p>30</text:p>
          </table:table-cell>
          <table:table-cell table:style-name="ce24" table:formula="of:=IF(ISBLANK([.$K41]); [.$B41] * [$Parameters.$A$4]; IF(ISBLANK([$Classic.$B41]);1;POWER([$Parameters.$A$4]; IF(ISBLANK([.$B41]);1; [.$B41]))))" office:value-type="float" office:value="60" calcext:value-type="float">
            <text:p>60</text:p>
          </table:table-cell>
          <table:table-cell table:formula="of:=IF(ISBLANK([.$K41]); [.$E41] * [$Parameters.$D$4]; IF(ISBLANK([$Classic.$E41]);1;POWER([$Parameters.$D$4]/100; IF(ISBLANK([.$E41]);1; [.$E41]))))" office:value-type="float" office:value="0" calcext:value-type="float">
            <text:p>0</text:p>
          </table:table-cell>
          <table:table-cell table:style-name="ce24" table:formula="of:=IF(ISBLANK([.$K41]);[.$H41]*AVERAGE([$Parameters.$G$4:.$H$4]);IF(ISBLANK([$Classic.$H41]);1;POWER(AVERAGE([$Parameters.$G$4:.$H$4]);IF(ISBLANK([.$H41]);1;[.$H41]))))" office:value-type="float" office:value="0" calcext:value-type="float">
            <text:p>0</text:p>
          </table:table-cell>
          <table:table-cell table:formula="of:=IF(ISBLANK([.$K41]); SUM([.Z41:.AB41]);  ROUND([.Z41] * [.AA41] * [.AB41] * [.$K41] * 40 / 6))" office:value-type="float" office:value="60" calcext:value-type="float">
            <text:p>60</text:p>
          </table:table-cell>
          <table:table-cell table:style-name="ce25" table:formula="of:=MAX(FLOOR([.AC41] * (60 - 2) / 400); 5)" office:value-type="float" office:value="8" calcext:value-type="float">
            <text:p>8</text:p>
          </table:table-cell>
          <table:table-cell table:style-name="ce25" table:formula="of:=MAX(FLOOR([.AC41] * (60 - 25) / 400); 5)" office:value-type="float" office:value="5" calcext:value-type="float">
            <text:p>5</text:p>
          </table:table-cell>
          <table:table-cell table:style-name="ce25" table:formula="of:=MAX(FLOOR([.AC41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42]); [.$B42] * [$Parameters.$A$2]; IF(ISBLANK([$Classic.$B42]);1;POWER([$Parameters.$A$2]; IF(ISBLANK([.$B42]);1; [.$B42]))))" office:value-type="float" office:value="80" calcext:value-type="float">
            <text:p>80</text:p>
          </table:table-cell>
          <table:table-cell table:formula="of:=IF(ISBLANK([.$K42]); [.$E42] * [$Parameters.$D$2]; IF(ISBLANK([$Classic.$E42]);1;POWER([$Parameters.$D$2]/100; IF(ISBLANK([.$E42]);1; [.$E42]))))" office:value-type="float" office:value="0" calcext:value-type="float">
            <text:p>0</text:p>
          </table:table-cell>
          <table:table-cell table:style-name="ce18" table:formula="of:=IF(ISBLANK([.$K42]);[.$H42]*AVERAGE([$Parameters.$G$2:.$H$2]);IF(ISBLANK([$Classic.$H42]);1;POWER(AVERAGE([$Parameters.$G$2:.$H$2]);IF(ISBLANK([.$H42]);1;[.$H42]))))" office:value-type="float" office:value="0" calcext:value-type="float">
            <text:p>0</text:p>
          </table:table-cell>
          <table:table-cell table:formula="of:=IF(ISBLANK([.$K42]); SUM([.L42:.N42]);  ROUND([.L42] * [.M42] * [.N42] * [.$K42] * 40 / 6))" office:value-type="float" office:value="80" calcext:value-type="float">
            <text:p>80</text:p>
          </table:table-cell>
          <table:table-cell table:style-name="ce19" table:formula="of:=MAX(FLOOR([.O42] * (60 - 2) / 400); 5)" office:value-type="float" office:value="11" calcext:value-type="float">
            <text:p>11</text:p>
          </table:table-cell>
          <table:table-cell table:style-name="ce19" table:formula="of:=MAX(FLOOR([.O42] * (60 - 25) / 400); 5)" office:value-type="float" office:value="7" calcext:value-type="float">
            <text:p>7</text:p>
          </table:table-cell>
          <table:table-cell table:style-name="ce19" table:formula="of:=MAX(FLOOR([.O42] * (60 - 50) / 400); 5)" office:value-type="float" office:value="5" calcext:value-type="float">
            <text:p>5</text:p>
          </table:table-cell>
          <table:table-cell table:style-name="ce21" table:formula="of:=IF(ISBLANK([.$K42]); [.$B42] * [$Parameters.$A$3]; IF(ISBLANK([$Classic.$B42]);1;POWER([$Parameters.$A$3]; IF(ISBLANK([.$B42]);1; [.$B42]))))" office:value-type="float" office:value="160" calcext:value-type="float">
            <text:p>160</text:p>
          </table:table-cell>
          <table:table-cell table:formula="of:=IF(ISBLANK([.$K42]); [.$E42] * [$Parameters.$D$3]; IF(ISBLANK([$Classic.$E42]);1;POWER([$Parameters.$D$3]/100; IF(ISBLANK([.$E42]);1; [.$E42]))))" office:value-type="float" office:value="0" calcext:value-type="float">
            <text:p>0</text:p>
          </table:table-cell>
          <table:table-cell table:style-name="ce21" table:formula="of:=IF(ISBLANK([.$K42]);[.$H42]*AVERAGE([$Parameters.$G$3:.$H$3]);IF(ISBLANK([$Classic.$H42]);1;POWER(AVERAGE([$Parameters.$G$3:.$H$3]);IF(ISBLANK([.$H42]);1;[.$H42]))))" office:value-type="float" office:value="0" calcext:value-type="float">
            <text:p>0</text:p>
          </table:table-cell>
          <table:table-cell table:formula="of:=IF(ISBLANK([.$K42]); SUM([.S42:.U42]);  ROUND([.S42] * [.T42] * [.U42] * [.$K42] * 40 / 6))" office:value-type="float" office:value="160" calcext:value-type="float">
            <text:p>160</text:p>
          </table:table-cell>
          <table:table-cell table:style-name="ce22" table:formula="of:=MAX(FLOOR([.V42] * (60 - 2) / 400); 5)" office:value-type="float" office:value="23" calcext:value-type="float">
            <text:p>23</text:p>
          </table:table-cell>
          <table:table-cell table:style-name="ce22" table:formula="of:=MAX(FLOOR([.V42] * (60 - 25) / 400); 5)" office:value-type="float" office:value="14" calcext:value-type="float">
            <text:p>14</text:p>
          </table:table-cell>
          <table:table-cell table:style-name="ce22" table:formula="of:=MAX(FLOOR([.V42] * (60 - 50) / 400); 5)" office:value-type="float" office:value="5" calcext:value-type="float">
            <text:p>5</text:p>
          </table:table-cell>
          <table:table-cell table:style-name="ce24" table:formula="of:=IF(ISBLANK([.$K42]); [.$B42] * [$Parameters.$A$4]; IF(ISBLANK([$Classic.$B42]);1;POWER([$Parameters.$A$4]; IF(ISBLANK([.$B42]);1; [.$B42]))))" office:value-type="float" office:value="8" calcext:value-type="float">
            <text:p>8</text:p>
          </table:table-cell>
          <table:table-cell table:formula="of:=IF(ISBLANK([.$K42]); [.$E42] * [$Parameters.$D$4]; IF(ISBLANK([$Classic.$E42]);1;POWER([$Parameters.$D$4]/100; IF(ISBLANK([.$E42]);1; [.$E42]))))" office:value-type="float" office:value="0" calcext:value-type="float">
            <text:p>0</text:p>
          </table:table-cell>
          <table:table-cell table:style-name="ce24" table:formula="of:=IF(ISBLANK([.$K42]);[.$H42]*AVERAGE([$Parameters.$G$4:.$H$4]);IF(ISBLANK([$Classic.$H42]);1;POWER(AVERAGE([$Parameters.$G$4:.$H$4]);IF(ISBLANK([.$H42]);1;[.$H42]))))" office:value-type="float" office:value="0" calcext:value-type="float">
            <text:p>0</text:p>
          </table:table-cell>
          <table:table-cell table:formula="of:=IF(ISBLANK([.$K42]); SUM([.Z42:.AB42]);  ROUND([.Z42] * [.AA42] * [.AB42] * [.$K42] * 40 / 6))" office:value-type="float" office:value="8" calcext:value-type="float">
            <text:p>8</text:p>
          </table:table-cell>
          <table:table-cell table:style-name="ce25" table:formula="of:=MAX(FLOOR([.AC42] * (60 - 2) / 400); 5)" office:value-type="float" office:value="5" calcext:value-type="float">
            <text:p>5</text:p>
          </table:table-cell>
          <table:table-cell table:style-name="ce25" table:formula="of:=MAX(FLOOR([.AC42] * (60 - 25) / 400); 5)" office:value-type="float" office:value="5" calcext:value-type="float">
            <text:p>5</text:p>
          </table:table-cell>
          <table:table-cell table:style-name="ce25" table:formula="of:=MAX(FLOOR([.AC42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dow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43]); [.$B43] * [$Parameters.$A$2]; IF(ISBLANK([$Classic.$B43]);1;POWER([$Parameters.$A$2]; IF(ISBLANK([.$B43]);1; [.$B43]))))" office:value-type="float" office:value="200" calcext:value-type="float">
            <text:p>200</text:p>
          </table:table-cell>
          <table:table-cell table:formula="of:=IF(ISBLANK([.$K43]); [.$E43] * [$Parameters.$D$2]; IF(ISBLANK([$Classic.$E43]);1;POWER([$Parameters.$D$2]/100; IF(ISBLANK([.$E43]);1; [.$E43]))))" office:value-type="float" office:value="0" calcext:value-type="float">
            <text:p>0</text:p>
          </table:table-cell>
          <table:table-cell table:style-name="ce18" table:formula="of:=IF(ISBLANK([.$K43]);[.$H43]*AVERAGE([$Parameters.$G$2:.$H$2]);IF(ISBLANK([$Classic.$H43]);1;POWER(AVERAGE([$Parameters.$G$2:.$H$2]);IF(ISBLANK([.$H43]);1;[.$H43]))))" office:value-type="float" office:value="0" calcext:value-type="float">
            <text:p>0</text:p>
          </table:table-cell>
          <table:table-cell table:formula="of:=IF(ISBLANK([.$K43]); SUM([.L43:.N43]);  ROUND([.L43] * [.M43] * [.N43] * [.$K43] * 40 / 6))" office:value-type="float" office:value="200" calcext:value-type="float">
            <text:p>200</text:p>
          </table:table-cell>
          <table:table-cell table:style-name="ce19" table:formula="of:=MAX(FLOOR([.O43] * (60 - 2) / 400); 5)" office:value-type="float" office:value="29" calcext:value-type="float">
            <text:p>29</text:p>
          </table:table-cell>
          <table:table-cell table:style-name="ce19" table:formula="of:=MAX(FLOOR([.O43] * (60 - 25) / 400); 5)" office:value-type="float" office:value="17" calcext:value-type="float">
            <text:p>17</text:p>
          </table:table-cell>
          <table:table-cell table:style-name="ce19" table:formula="of:=MAX(FLOOR([.O43] * (60 - 50) / 400); 5)" office:value-type="float" office:value="5" calcext:value-type="float">
            <text:p>5</text:p>
          </table:table-cell>
          <table:table-cell table:style-name="ce21" table:formula="of:=IF(ISBLANK([.$K43]); [.$B43] * [$Parameters.$A$3]; IF(ISBLANK([$Classic.$B43]);1;POWER([$Parameters.$A$3]; IF(ISBLANK([.$B43]);1; [.$B43]))))" office:value-type="float" office:value="400" calcext:value-type="float">
            <text:p>400</text:p>
          </table:table-cell>
          <table:table-cell table:formula="of:=IF(ISBLANK([.$K43]); [.$E43] * [$Parameters.$D$3]; IF(ISBLANK([$Classic.$E43]);1;POWER([$Parameters.$D$3]/100; IF(ISBLANK([.$E43]);1; [.$E43]))))" office:value-type="float" office:value="0" calcext:value-type="float">
            <text:p>0</text:p>
          </table:table-cell>
          <table:table-cell table:style-name="ce21" table:formula="of:=IF(ISBLANK([.$K43]);[.$H43]*AVERAGE([$Parameters.$G$3:.$H$3]);IF(ISBLANK([$Classic.$H43]);1;POWER(AVERAGE([$Parameters.$G$3:.$H$3]);IF(ISBLANK([.$H43]);1;[.$H43]))))" office:value-type="float" office:value="0" calcext:value-type="float">
            <text:p>0</text:p>
          </table:table-cell>
          <table:table-cell table:formula="of:=IF(ISBLANK([.$K43]); SUM([.S43:.U43]);  ROUND([.S43] * [.T43] * [.U43] * [.$K43] * 40 / 6))" office:value-type="float" office:value="400" calcext:value-type="float">
            <text:p>400</text:p>
          </table:table-cell>
          <table:table-cell table:style-name="ce22" table:formula="of:=MAX(FLOOR([.V43] * (60 - 2) / 400); 5)" office:value-type="float" office:value="58" calcext:value-type="float">
            <text:p>58</text:p>
          </table:table-cell>
          <table:table-cell table:style-name="ce22" table:formula="of:=MAX(FLOOR([.V43] * (60 - 25) / 400); 5)" office:value-type="float" office:value="35" calcext:value-type="float">
            <text:p>35</text:p>
          </table:table-cell>
          <table:table-cell table:style-name="ce22" table:formula="of:=MAX(FLOOR([.V43] * (60 - 50) / 400); 5)" office:value-type="float" office:value="10" calcext:value-type="float">
            <text:p>10</text:p>
          </table:table-cell>
          <table:table-cell table:style-name="ce24" table:formula="of:=IF(ISBLANK([.$K43]); [.$B43] * [$Parameters.$A$4]; IF(ISBLANK([$Classic.$B43]);1;POWER([$Parameters.$A$4]; IF(ISBLANK([.$B43]);1; [.$B43]))))" office:value-type="float" office:value="20" calcext:value-type="float">
            <text:p>20</text:p>
          </table:table-cell>
          <table:table-cell table:formula="of:=IF(ISBLANK([.$K43]); [.$E43] * [$Parameters.$D$4]; IF(ISBLANK([$Classic.$E43]);1;POWER([$Parameters.$D$4]/100; IF(ISBLANK([.$E43]);1; [.$E43]))))" office:value-type="float" office:value="0" calcext:value-type="float">
            <text:p>0</text:p>
          </table:table-cell>
          <table:table-cell table:style-name="ce24" table:formula="of:=IF(ISBLANK([.$K43]);[.$H43]*AVERAGE([$Parameters.$G$4:.$H$4]);IF(ISBLANK([$Classic.$H43]);1;POWER(AVERAGE([$Parameters.$G$4:.$H$4]);IF(ISBLANK([.$H43]);1;[.$H43]))))" office:value-type="float" office:value="0" calcext:value-type="float">
            <text:p>0</text:p>
          </table:table-cell>
          <table:table-cell table:formula="of:=IF(ISBLANK([.$K43]); SUM([.Z43:.AB43]);  ROUND([.Z43] * [.AA43] * [.AB43] * [.$K43] * 40 / 6))" office:value-type="float" office:value="20" calcext:value-type="float">
            <text:p>20</text:p>
          </table:table-cell>
          <table:table-cell table:style-name="ce25" table:formula="of:=MAX(FLOOR([.AC43] * (60 - 2) / 400); 5)" office:value-type="float" office:value="5" calcext:value-type="float">
            <text:p>5</text:p>
          </table:table-cell>
          <table:table-cell table:style-name="ce25" table:formula="of:=MAX(FLOOR([.AC43] * (60 - 25) / 400); 5)" office:value-type="float" office:value="5" calcext:value-type="float">
            <text:p>5</text:p>
          </table:table-cell>
          <table:table-cell table:style-name="ce25" table:formula="of:=MAX(FLOOR([.AC43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dow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4]); [.$B44] * [$Parameters.$A$2]; IF(ISBLANK([$Classic.$B44]);1;POWER([$Parameters.$A$2]; IF(ISBLANK([.$B44]);1; [.$B44]))))" office:value-type="float" office:value="400" calcext:value-type="float">
            <text:p>400</text:p>
          </table:table-cell>
          <table:table-cell table:formula="of:=IF(ISBLANK([.$K44]); [.$E44] * [$Parameters.$D$2]; IF(ISBLANK([$Classic.$E44]);1;POWER([$Parameters.$D$2]/100; IF(ISBLANK([.$E44]);1; [.$E44]))))" office:value-type="float" office:value="0" calcext:value-type="float">
            <text:p>0</text:p>
          </table:table-cell>
          <table:table-cell table:style-name="ce18" table:formula="of:=IF(ISBLANK([.$K44]);[.$H44]*AVERAGE([$Parameters.$G$2:.$H$2]);IF(ISBLANK([$Classic.$H44]);1;POWER(AVERAGE([$Parameters.$G$2:.$H$2]);IF(ISBLANK([.$H44]);1;[.$H44]))))" office:value-type="float" office:value="0" calcext:value-type="float">
            <text:p>0</text:p>
          </table:table-cell>
          <table:table-cell table:formula="of:=IF(ISBLANK([.$K44]); SUM([.L44:.N44]);  ROUND([.L44] * [.M44] * [.N44] * [.$K44] * 40 / 6))" office:value-type="float" office:value="400" calcext:value-type="float">
            <text:p>400</text:p>
          </table:table-cell>
          <table:table-cell table:style-name="ce19" table:formula="of:=MAX(FLOOR([.O44] * (60 - 2) / 400); 5)" office:value-type="float" office:value="58" calcext:value-type="float">
            <text:p>58</text:p>
          </table:table-cell>
          <table:table-cell table:style-name="ce19" table:formula="of:=MAX(FLOOR([.O44] * (60 - 25) / 400); 5)" office:value-type="float" office:value="35" calcext:value-type="float">
            <text:p>35</text:p>
          </table:table-cell>
          <table:table-cell table:style-name="ce19" table:formula="of:=MAX(FLOOR([.O44] * (60 - 50) / 400); 5)" office:value-type="float" office:value="10" calcext:value-type="float">
            <text:p>10</text:p>
          </table:table-cell>
          <table:table-cell table:style-name="ce21" table:formula="of:=IF(ISBLANK([.$K44]); [.$B44] * [$Parameters.$A$3]; IF(ISBLANK([$Classic.$B44]);1;POWER([$Parameters.$A$3]; IF(ISBLANK([.$B44]);1; [.$B44]))))" office:value-type="float" office:value="800" calcext:value-type="float">
            <text:p>800</text:p>
          </table:table-cell>
          <table:table-cell table:formula="of:=IF(ISBLANK([.$K44]); [.$E44] * [$Parameters.$D$3]; IF(ISBLANK([$Classic.$E44]);1;POWER([$Parameters.$D$3]/100; IF(ISBLANK([.$E44]);1; [.$E44]))))" office:value-type="float" office:value="0" calcext:value-type="float">
            <text:p>0</text:p>
          </table:table-cell>
          <table:table-cell table:style-name="ce21" table:formula="of:=IF(ISBLANK([.$K44]);[.$H44]*AVERAGE([$Parameters.$G$3:.$H$3]);IF(ISBLANK([$Classic.$H44]);1;POWER(AVERAGE([$Parameters.$G$3:.$H$3]);IF(ISBLANK([.$H44]);1;[.$H44]))))" office:value-type="float" office:value="0" calcext:value-type="float">
            <text:p>0</text:p>
          </table:table-cell>
          <table:table-cell table:formula="of:=IF(ISBLANK([.$K44]); SUM([.S44:.U44]);  ROUND([.S44] * [.T44] * [.U44] * [.$K44] * 40 / 6))" office:value-type="float" office:value="800" calcext:value-type="float">
            <text:p>800</text:p>
          </table:table-cell>
          <table:table-cell table:style-name="ce22" table:formula="of:=MAX(FLOOR([.V44] * (60 - 2) / 400); 5)" office:value-type="float" office:value="116" calcext:value-type="float">
            <text:p>116</text:p>
          </table:table-cell>
          <table:table-cell table:style-name="ce22" table:formula="of:=MAX(FLOOR([.V44] * (60 - 25) / 400); 5)" office:value-type="float" office:value="70" calcext:value-type="float">
            <text:p>70</text:p>
          </table:table-cell>
          <table:table-cell table:style-name="ce22" table:formula="of:=MAX(FLOOR([.V44] * (60 - 50) / 400); 5)" office:value-type="float" office:value="20" calcext:value-type="float">
            <text:p>20</text:p>
          </table:table-cell>
          <table:table-cell table:style-name="ce24" table:formula="of:=IF(ISBLANK([.$K44]); [.$B44] * [$Parameters.$A$4]; IF(ISBLANK([$Classic.$B44]);1;POWER([$Parameters.$A$4]; IF(ISBLANK([.$B44]);1; [.$B44]))))" office:value-type="float" office:value="40" calcext:value-type="float">
            <text:p>40</text:p>
          </table:table-cell>
          <table:table-cell table:formula="of:=IF(ISBLANK([.$K44]); [.$E44] * [$Parameters.$D$4]; IF(ISBLANK([$Classic.$E44]);1;POWER([$Parameters.$D$4]/100; IF(ISBLANK([.$E44]);1; [.$E44]))))" office:value-type="float" office:value="0" calcext:value-type="float">
            <text:p>0</text:p>
          </table:table-cell>
          <table:table-cell table:style-name="ce24" table:formula="of:=IF(ISBLANK([.$K44]);[.$H44]*AVERAGE([$Parameters.$G$4:.$H$4]);IF(ISBLANK([$Classic.$H44]);1;POWER(AVERAGE([$Parameters.$G$4:.$H$4]);IF(ISBLANK([.$H44]);1;[.$H44]))))" office:value-type="float" office:value="0" calcext:value-type="float">
            <text:p>0</text:p>
          </table:table-cell>
          <table:table-cell table:formula="of:=IF(ISBLANK([.$K44]); SUM([.Z44:.AB44]);  ROUND([.Z44] * [.AA44] * [.AB44] * [.$K44] * 40 / 6))" office:value-type="float" office:value="40" calcext:value-type="float">
            <text:p>40</text:p>
          </table:table-cell>
          <table:table-cell table:style-name="ce25" table:formula="of:=MAX(FLOOR([.AC44] * (60 - 2) / 400); 5)" office:value-type="float" office:value="5" calcext:value-type="float">
            <text:p>5</text:p>
          </table:table-cell>
          <table:table-cell table:style-name="ce25" table:formula="of:=MAX(FLOOR([.AC44] * (60 - 25) / 400); 5)" office:value-type="float" office:value="5" calcext:value-type="float">
            <text:p>5</text:p>
          </table:table-cell>
          <table:table-cell table:style-name="ce25" table:formula="of:=MAX(FLOOR([.AC44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prehendLanguages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45]); [.$B45] * [$Parameters.$A$2]; IF(ISBLANK([$Classic.$B45]);1;POWER([$Parameters.$A$2]; IF(ISBLANK([.$B45]);1; [.$B45]))))" office:value-type="float" office:value="10" calcext:value-type="float">
            <text:p>10</text:p>
          </table:table-cell>
          <table:table-cell table:formula="of:=IF(ISBLANK([.$K45]); [.$E45] * [$Parameters.$D$2]; IF(ISBLANK([$Classic.$E45]);1;POWER([$Parameters.$D$2]/100; IF(ISBLANK([.$E45]);1; [.$E45]))))" office:value-type="float" office:value="0.411795508633787" calcext:value-type="float">
            <text:p>0.411795508633787</text:p>
          </table:table-cell>
          <table:table-cell table:style-name="ce18" table:formula="of:=IF(ISBLANK([.$K45]);[.$H45]*AVERAGE([$Parameters.$G$2:.$H$2]);IF(ISBLANK([$Classic.$H45]);1;POWER(AVERAGE([$Parameters.$G$2:.$H$2]);IF(ISBLANK([.$H45]);1;[.$H45]))))" office:value-type="float" office:value="1" calcext:value-type="float">
            <text:p>1</text:p>
          </table:table-cell>
          <table:table-cell table:formula="of:=IF(ISBLANK([.$K45]); SUM([.L45:.N45]);  ROUND([.L45] * [.M45] * [.N45] * [.$K45] * 40 / 6))" office:value-type="float" office:value="1098" calcext:value-type="float">
            <text:p>1098</text:p>
          </table:table-cell>
          <table:table-cell table:style-name="ce19" table:formula="of:=MAX(FLOOR([.O45] * (60 - 2) / 400); 5)" office:value-type="float" office:value="159" calcext:value-type="float">
            <text:p>159</text:p>
          </table:table-cell>
          <table:table-cell table:style-name="ce19" table:formula="of:=MAX(FLOOR([.O45] * (60 - 25) / 400); 5)" office:value-type="float" office:value="96" calcext:value-type="float">
            <text:p>96</text:p>
          </table:table-cell>
          <table:table-cell table:style-name="ce19" table:formula="of:=MAX(FLOOR([.O45] * (60 - 50) / 400); 5)" office:value-type="float" office:value="27" calcext:value-type="float">
            <text:p>27</text:p>
          </table:table-cell>
          <table:table-cell table:style-name="ce21" table:formula="of:=IF(ISBLANK([.$K45]); [.$B45] * [$Parameters.$A$3]; IF(ISBLANK([$Classic.$B45]);1;POWER([$Parameters.$A$3]; IF(ISBLANK([.$B45]);1; [.$B45]))))" office:value-type="float" office:value="20" calcext:value-type="float">
            <text:p>20</text:p>
          </table:table-cell>
          <table:table-cell table:formula="of:=IF(ISBLANK([.$K45]); [.$E45] * [$Parameters.$D$3]; IF(ISBLANK([$Classic.$E45]);1;POWER([$Parameters.$D$3]/100; IF(ISBLANK([.$E45]);1; [.$E45]))))" office:value-type="float" office:value="0.169575540930959" calcext:value-type="float">
            <text:p>0.169575540930959</text:p>
          </table:table-cell>
          <table:table-cell table:style-name="ce21" table:formula="of:=IF(ISBLANK([.$K45]);[.$H45]*AVERAGE([$Parameters.$G$3:.$H$3]);IF(ISBLANK([$Classic.$H45]);1;POWER(AVERAGE([$Parameters.$G$3:.$H$3]);IF(ISBLANK([.$H45]);1;[.$H45]))))" office:value-type="float" office:value="1" calcext:value-type="float">
            <text:p>1</text:p>
          </table:table-cell>
          <table:table-cell table:formula="of:=IF(ISBLANK([.$K45]); SUM([.S45:.U45]);  ROUND([.S45] * [.T45] * [.U45] * [.$K45] * 40 / 6))" office:value-type="float" office:value="904" calcext:value-type="float">
            <text:p>904</text:p>
          </table:table-cell>
          <table:table-cell table:style-name="ce22" table:formula="of:=MAX(FLOOR([.V45] * (60 - 2) / 400); 5)" office:value-type="float" office:value="131" calcext:value-type="float">
            <text:p>131</text:p>
          </table:table-cell>
          <table:table-cell table:style-name="ce22" table:formula="of:=MAX(FLOOR([.V45] * (60 - 25) / 400); 5)" office:value-type="float" office:value="79" calcext:value-type="float">
            <text:p>79</text:p>
          </table:table-cell>
          <table:table-cell table:style-name="ce22" table:formula="of:=MAX(FLOOR([.V45] * (60 - 50) / 400); 5)" office:value-type="float" office:value="22" calcext:value-type="float">
            <text:p>22</text:p>
          </table:table-cell>
          <table:table-cell table:style-name="ce24" table:formula="of:=IF(ISBLANK([.$K45]); [.$B45] * [$Parameters.$A$4]; IF(ISBLANK([$Classic.$B45]);1;POWER([$Parameters.$A$4]; IF(ISBLANK([.$B45]);1; [.$B45]))))" office:value-type="float" office:value="1" calcext:value-type="float">
            <text:p>1</text:p>
          </table:table-cell>
          <table:table-cell table:formula="of:=IF(ISBLANK([.$K45]); [.$E45] * [$Parameters.$D$4]; IF(ISBLANK([$Classic.$E45]);1;POWER([$Parameters.$D$4]/100; IF(ISBLANK([.$E45]);1; [.$E45]))))" office:value-type="float" office:value="0" calcext:value-type="float">
            <text:p>0</text:p>
          </table:table-cell>
          <table:table-cell table:style-name="ce24" table:formula="of:=IF(ISBLANK([.$K45]);[.$H45]*AVERAGE([$Parameters.$G$4:.$H$4]);IF(ISBLANK([$Classic.$H45]);1;POWER(AVERAGE([$Parameters.$G$4:.$H$4]);IF(ISBLANK([.$H45]);1;[.$H45]))))" office:value-type="float" office:value="1" calcext:value-type="float">
            <text:p>1</text:p>
          </table:table-cell>
          <table:table-cell table:formula="of:=IF(ISBLANK([.$K45]); SUM([.Z45:.AB45]);  ROUND([.Z45] * [.AA45] * [.AB45] * [.$K45] * 40 / 6))" office:value-type="float" office:value="0" calcext:value-type="float">
            <text:p>0</text:p>
          </table:table-cell>
          <table:table-cell table:style-name="ce25" table:formula="of:=MAX(FLOOR([.AC45] * (60 - 2) / 400); 5)" office:value-type="float" office:value="5" calcext:value-type="float">
            <text:p>5</text:p>
          </table:table-cell>
          <table:table-cell table:style-name="ce25" table:formula="of:=MAX(FLOOR([.AC45] * (60 - 25) / 400); 5)" office:value-type="float" office:value="5" calcext:value-type="float">
            <text:p>5</text:p>
          </table:table-cell>
          <table:table-cell table:style-name="ce25" table:formula="of:=MAX(FLOOR([.AC45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teItem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6]); [.$B46] * [$Parameters.$A$2]; IF(ISBLANK([$Classic.$B46]);1;POWER([$Parameters.$A$2]; IF(ISBLANK([.$B46]);1; [.$B46]))))" office:value-type="float" office:value="600" calcext:value-type="float">
            <text:p>600</text:p>
          </table:table-cell>
          <table:table-cell table:formula="of:=IF(ISBLANK([.$K46]); [.$E46] * [$Parameters.$D$2]; IF(ISBLANK([$Classic.$E46]);1;POWER([$Parameters.$D$2]/100; IF(ISBLANK([.$E46]);1; [.$E46]))))" office:value-type="float" office:value="0" calcext:value-type="float">
            <text:p>0</text:p>
          </table:table-cell>
          <table:table-cell table:style-name="ce18" table:formula="of:=IF(ISBLANK([.$K46]);[.$H46]*AVERAGE([$Parameters.$G$2:.$H$2]);IF(ISBLANK([$Classic.$H46]);1;POWER(AVERAGE([$Parameters.$G$2:.$H$2]);IF(ISBLANK([.$H46]);1;[.$H46]))))" office:value-type="float" office:value="0" calcext:value-type="float">
            <text:p>0</text:p>
          </table:table-cell>
          <table:table-cell table:formula="of:=IF(ISBLANK([.$K46]); SUM([.L46:.N46]);  ROUND([.L46] * [.M46] * [.N46] * [.$K46] * 40 / 6))" office:value-type="float" office:value="600" calcext:value-type="float">
            <text:p>600</text:p>
          </table:table-cell>
          <table:table-cell table:style-name="ce19" table:formula="of:=MAX(FLOOR([.O46] * (60 - 2) / 400); 5)" office:value-type="float" office:value="87" calcext:value-type="float">
            <text:p>87</text:p>
          </table:table-cell>
          <table:table-cell table:style-name="ce19" table:formula="of:=MAX(FLOOR([.O46] * (60 - 25) / 400); 5)" office:value-type="float" office:value="52" calcext:value-type="float">
            <text:p>52</text:p>
          </table:table-cell>
          <table:table-cell table:style-name="ce19" table:formula="of:=MAX(FLOOR([.O46] * (60 - 50) / 400); 5)" office:value-type="float" office:value="15" calcext:value-type="float">
            <text:p>15</text:p>
          </table:table-cell>
          <table:table-cell table:style-name="ce21" table:formula="of:=IF(ISBLANK([.$K46]); [.$B46] * [$Parameters.$A$3]; IF(ISBLANK([$Classic.$B46]);1;POWER([$Parameters.$A$3]; IF(ISBLANK([.$B46]);1; [.$B46]))))" office:value-type="float" office:value="1200" calcext:value-type="float">
            <text:p>1200</text:p>
          </table:table-cell>
          <table:table-cell table:formula="of:=IF(ISBLANK([.$K46]); [.$E46] * [$Parameters.$D$3]; IF(ISBLANK([$Classic.$E46]);1;POWER([$Parameters.$D$3]/100; IF(ISBLANK([.$E46]);1; [.$E46]))))" office:value-type="float" office:value="0" calcext:value-type="float">
            <text:p>0</text:p>
          </table:table-cell>
          <table:table-cell table:style-name="ce21" table:formula="of:=IF(ISBLANK([.$K46]);[.$H46]*AVERAGE([$Parameters.$G$3:.$H$3]);IF(ISBLANK([$Classic.$H46]);1;POWER(AVERAGE([$Parameters.$G$3:.$H$3]);IF(ISBLANK([.$H46]);1;[.$H46]))))" office:value-type="float" office:value="0" calcext:value-type="float">
            <text:p>0</text:p>
          </table:table-cell>
          <table:table-cell table:formula="of:=IF(ISBLANK([.$K46]); SUM([.S46:.U46]);  ROUND([.S46] * [.T46] * [.U46] * [.$K46] * 40 / 6))" office:value-type="float" office:value="1200" calcext:value-type="float">
            <text:p>1200</text:p>
          </table:table-cell>
          <table:table-cell table:style-name="ce22" table:formula="of:=MAX(FLOOR([.V46] * (60 - 2) / 400); 5)" office:value-type="float" office:value="174" calcext:value-type="float">
            <text:p>174</text:p>
          </table:table-cell>
          <table:table-cell table:style-name="ce22" table:formula="of:=MAX(FLOOR([.V46] * (60 - 25) / 400); 5)" office:value-type="float" office:value="105" calcext:value-type="float">
            <text:p>105</text:p>
          </table:table-cell>
          <table:table-cell table:style-name="ce22" table:formula="of:=MAX(FLOOR([.V46] * (60 - 50) / 400); 5)" office:value-type="float" office:value="30" calcext:value-type="float">
            <text:p>30</text:p>
          </table:table-cell>
          <table:table-cell table:style-name="ce24" table:formula="of:=IF(ISBLANK([.$K46]); [.$B46] * [$Parameters.$A$4]; IF(ISBLANK([$Classic.$B46]);1;POWER([$Parameters.$A$4]; IF(ISBLANK([.$B46]);1; [.$B46]))))" office:value-type="float" office:value="60" calcext:value-type="float">
            <text:p>60</text:p>
          </table:table-cell>
          <table:table-cell table:formula="of:=IF(ISBLANK([.$K46]); [.$E46] * [$Parameters.$D$4]; IF(ISBLANK([$Classic.$E46]);1;POWER([$Parameters.$D$4]/100; IF(ISBLANK([.$E46]);1; [.$E46]))))" office:value-type="float" office:value="0" calcext:value-type="float">
            <text:p>0</text:p>
          </table:table-cell>
          <table:table-cell table:style-name="ce24" table:formula="of:=IF(ISBLANK([.$K46]);[.$H46]*AVERAGE([$Parameters.$G$4:.$H$4]);IF(ISBLANK([$Classic.$H46]);1;POWER(AVERAGE([$Parameters.$G$4:.$H$4]);IF(ISBLANK([.$H46]);1;[.$H46]))))" office:value-type="float" office:value="0" calcext:value-type="float">
            <text:p>0</text:p>
          </table:table-cell>
          <table:table-cell table:formula="of:=IF(ISBLANK([.$K46]); SUM([.Z46:.AB46]);  ROUND([.Z46] * [.AA46] * [.AB46] * [.$K46] * 40 / 6))" office:value-type="float" office:value="60" calcext:value-type="float">
            <text:p>60</text:p>
          </table:table-cell>
          <table:table-cell table:style-name="ce25" table:formula="of:=MAX(FLOOR([.AC46] * (60 - 2) / 400); 5)" office:value-type="float" office:value="8" calcext:value-type="float">
            <text:p>8</text:p>
          </table:table-cell>
          <table:table-cell table:style-name="ce25" table:formula="of:=MAX(FLOOR([.AC46] * (60 - 25) / 400); 5)" office:value-type="float" office:value="5" calcext:value-type="float">
            <text:p>5</text:p>
          </table:table-cell>
          <table:table-cell table:style-name="ce25" table:formula="of:=MAX(FLOOR([.AC46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el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7]); [.$B47] * [$Parameters.$A$2]; IF(ISBLANK([$Classic.$B47]);1;POWER([$Parameters.$A$2]; IF(ISBLANK([.$B47]);1; [.$B47]))))" office:value-type="float" office:value="1" calcext:value-type="float">
            <text:p>1</text:p>
          </table:table-cell>
          <table:table-cell table:formula="of:=IF(ISBLANK([.$K47]); [.$E47] * [$Parameters.$D$2]; IF(ISBLANK([$Classic.$E47]);1;POWER([$Parameters.$D$2]/100; IF(ISBLANK([.$E47]);1; [.$E47]))))" office:value-type="float" office:value="0.411795508633787" calcext:value-type="float">
            <text:p>0.411795508633787</text:p>
          </table:table-cell>
          <table:table-cell table:style-name="ce18" table:formula="of:=IF(ISBLANK([.$K47]);[.$H47]*AVERAGE([$Parameters.$G$2:.$H$2]);IF(ISBLANK([$Classic.$H47]);1;POWER(AVERAGE([$Parameters.$G$2:.$H$2]);IF(ISBLANK([.$H47]);1;[.$H47]))))" office:value-type="float" office:value="1" calcext:value-type="float">
            <text:p>1</text:p>
          </table:table-cell>
          <table:table-cell table:formula="of:=IF(ISBLANK([.$K47]); SUM([.L47:.N47]);  ROUND([.L47] * [.M47] * [.N47] * [.$K47] * 40 / 6))" office:value-type="float" office:value="329" calcext:value-type="float">
            <text:p>329</text:p>
          </table:table-cell>
          <table:table-cell table:style-name="ce19" table:formula="of:=MAX(FLOOR([.O47] * (60 - 2) / 400); 5)" office:value-type="float" office:value="47" calcext:value-type="float">
            <text:p>47</text:p>
          </table:table-cell>
          <table:table-cell table:style-name="ce19" table:formula="of:=MAX(FLOOR([.O47] * (60 - 25) / 400); 5)" office:value-type="float" office:value="28" calcext:value-type="float">
            <text:p>28</text:p>
          </table:table-cell>
          <table:table-cell table:style-name="ce19" table:formula="of:=MAX(FLOOR([.O47] * (60 - 50) / 400); 5)" office:value-type="float" office:value="8" calcext:value-type="float">
            <text:p>8</text:p>
          </table:table-cell>
          <table:table-cell table:style-name="ce21" table:formula="of:=IF(ISBLANK([.$K47]); [.$B47] * [$Parameters.$A$3]; IF(ISBLANK([$Classic.$B47]);1;POWER([$Parameters.$A$3]; IF(ISBLANK([.$B47]);1; [.$B47]))))" office:value-type="float" office:value="1" calcext:value-type="float">
            <text:p>1</text:p>
          </table:table-cell>
          <table:table-cell table:formula="of:=IF(ISBLANK([.$K47]); [.$E47] * [$Parameters.$D$3]; IF(ISBLANK([$Classic.$E47]);1;POWER([$Parameters.$D$3]/100; IF(ISBLANK([.$E47]);1; [.$E47]))))" office:value-type="float" office:value="0.169575540930959" calcext:value-type="float">
            <text:p>0.169575540930959</text:p>
          </table:table-cell>
          <table:table-cell table:style-name="ce21" table:formula="of:=IF(ISBLANK([.$K47]);[.$H47]*AVERAGE([$Parameters.$G$3:.$H$3]);IF(ISBLANK([$Classic.$H47]);1;POWER(AVERAGE([$Parameters.$G$3:.$H$3]);IF(ISBLANK([.$H47]);1;[.$H47]))))" office:value-type="float" office:value="1" calcext:value-type="float">
            <text:p>1</text:p>
          </table:table-cell>
          <table:table-cell table:formula="of:=IF(ISBLANK([.$K47]); SUM([.S47:.U47]);  ROUND([.S47] * [.T47] * [.U47] * [.$K47] * 40 / 6))" office:value-type="float" office:value="136" calcext:value-type="float">
            <text:p>136</text:p>
          </table:table-cell>
          <table:table-cell table:style-name="ce22" table:formula="of:=MAX(FLOOR([.V47] * (60 - 2) / 400); 5)" office:value-type="float" office:value="19" calcext:value-type="float">
            <text:p>19</text:p>
          </table:table-cell>
          <table:table-cell table:style-name="ce22" table:formula="of:=MAX(FLOOR([.V47] * (60 - 25) / 400); 5)" office:value-type="float" office:value="11" calcext:value-type="float">
            <text:p>11</text:p>
          </table:table-cell>
          <table:table-cell table:style-name="ce22" table:formula="of:=MAX(FLOOR([.V47] * (60 - 50) / 400); 5)" office:value-type="float" office:value="5" calcext:value-type="float">
            <text:p>5</text:p>
          </table:table-cell>
          <table:table-cell table:style-name="ce24" table:formula="of:=IF(ISBLANK([.$K47]); [.$B47] * [$Parameters.$A$4]; IF(ISBLANK([$Classic.$B47]);1;POWER([$Parameters.$A$4]; IF(ISBLANK([.$B47]);1; [.$B47]))))" office:value-type="float" office:value="1" calcext:value-type="float">
            <text:p>1</text:p>
          </table:table-cell>
          <table:table-cell table:formula="of:=IF(ISBLANK([.$K47]); [.$E47] * [$Parameters.$D$4]; IF(ISBLANK([$Classic.$E47]);1;POWER([$Parameters.$D$4]/100; IF(ISBLANK([.$E47]);1; [.$E47]))))" office:value-type="float" office:value="0" calcext:value-type="float">
            <text:p>0</text:p>
          </table:table-cell>
          <table:table-cell table:style-name="ce24" table:formula="of:=IF(ISBLANK([.$K47]);[.$H47]*AVERAGE([$Parameters.$G$4:.$H$4]);IF(ISBLANK([$Classic.$H47]);1;POWER(AVERAGE([$Parameters.$G$4:.$H$4]);IF(ISBLANK([.$H47]);1;[.$H47]))))" office:value-type="float" office:value="1" calcext:value-type="float">
            <text:p>1</text:p>
          </table:table-cell>
          <table:table-cell table:formula="of:=IF(ISBLANK([.$K47]); SUM([.Z47:.AB47]);  ROUND([.Z47] * [.AA47] * [.AB47] * [.$K47] * 40 / 6))" office:value-type="float" office:value="0" calcext:value-type="float">
            <text:p>0</text:p>
          </table:table-cell>
          <table:table-cell table:style-name="ce25" table:formula="of:=MAX(FLOOR([.AC47] * (60 - 2) / 400); 5)" office:value-type="float" office:value="5" calcext:value-type="float">
            <text:p>5</text:p>
          </table:table-cell>
          <table:table-cell table:style-name="ce25" table:formula="of:=MAX(FLOOR([.AC47] * (60 - 25) / 400); 5)" office:value-type="float" office:value="5" calcext:value-type="float">
            <text:p>5</text:p>
          </table:table-cell>
          <table:table-cell table:style-name="ce25" table:formula="of:=MAX(FLOOR([.AC47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el-Magic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8]); [.$B48] * [$Parameters.$A$2]; IF(ISBLANK([$Classic.$B48]);1;POWER([$Parameters.$A$2]; IF(ISBLANK([.$B48]);1; [.$B48]))))" office:value-type="float" office:value="1" calcext:value-type="float">
            <text:p>1</text:p>
          </table:table-cell>
          <table:table-cell table:formula="of:=IF(ISBLANK([.$K48]); [.$E48] * [$Parameters.$D$2]; IF(ISBLANK([$Classic.$E48]);1;POWER([$Parameters.$D$2]/100; IF(ISBLANK([.$E48]);1; [.$E48]))))" office:value-type="float" office:value="0.411795508633787" calcext:value-type="float">
            <text:p>0.411795508633787</text:p>
          </table:table-cell>
          <table:table-cell table:style-name="ce18" table:formula="of:=IF(ISBLANK([.$K48]);[.$H48]*AVERAGE([$Parameters.$G$2:.$H$2]);IF(ISBLANK([$Classic.$H48]);1;POWER(AVERAGE([$Parameters.$G$2:.$H$2]);IF(ISBLANK([.$H48]);1;[.$H48]))))" office:value-type="float" office:value="1" calcext:value-type="float">
            <text:p>1</text:p>
          </table:table-cell>
          <table:table-cell table:formula="of:=IF(ISBLANK([.$K48]); SUM([.L48:.N48]);  ROUND([.L48] * [.M48] * [.N48] * [.$K48] * 40 / 6))" office:value-type="float" office:value="329" calcext:value-type="float">
            <text:p>329</text:p>
          </table:table-cell>
          <table:table-cell table:style-name="ce19" table:formula="of:=MAX(FLOOR([.O48] * (60 - 2) / 400); 5)" office:value-type="float" office:value="47" calcext:value-type="float">
            <text:p>47</text:p>
          </table:table-cell>
          <table:table-cell table:style-name="ce19" table:formula="of:=MAX(FLOOR([.O48] * (60 - 25) / 400); 5)" office:value-type="float" office:value="28" calcext:value-type="float">
            <text:p>28</text:p>
          </table:table-cell>
          <table:table-cell table:style-name="ce19" table:formula="of:=MAX(FLOOR([.O48] * (60 - 50) / 400); 5)" office:value-type="float" office:value="8" calcext:value-type="float">
            <text:p>8</text:p>
          </table:table-cell>
          <table:table-cell table:style-name="ce21" table:formula="of:=IF(ISBLANK([.$K48]); [.$B48] * [$Parameters.$A$3]; IF(ISBLANK([$Classic.$B48]);1;POWER([$Parameters.$A$3]; IF(ISBLANK([.$B48]);1; [.$B48]))))" office:value-type="float" office:value="1" calcext:value-type="float">
            <text:p>1</text:p>
          </table:table-cell>
          <table:table-cell table:formula="of:=IF(ISBLANK([.$K48]); [.$E48] * [$Parameters.$D$3]; IF(ISBLANK([$Classic.$E48]);1;POWER([$Parameters.$D$3]/100; IF(ISBLANK([.$E48]);1; [.$E48]))))" office:value-type="float" office:value="0.169575540930959" calcext:value-type="float">
            <text:p>0.169575540930959</text:p>
          </table:table-cell>
          <table:table-cell table:style-name="ce21" table:formula="of:=IF(ISBLANK([.$K48]);[.$H48]*AVERAGE([$Parameters.$G$3:.$H$3]);IF(ISBLANK([$Classic.$H48]);1;POWER(AVERAGE([$Parameters.$G$3:.$H$3]);IF(ISBLANK([.$H48]);1;[.$H48]))))" office:value-type="float" office:value="1" calcext:value-type="float">
            <text:p>1</text:p>
          </table:table-cell>
          <table:table-cell table:formula="of:=IF(ISBLANK([.$K48]); SUM([.S48:.U48]);  ROUND([.S48] * [.T48] * [.U48] * [.$K48] * 40 / 6))" office:value-type="float" office:value="136" calcext:value-type="float">
            <text:p>136</text:p>
          </table:table-cell>
          <table:table-cell table:style-name="ce22" table:formula="of:=MAX(FLOOR([.V48] * (60 - 2) / 400); 5)" office:value-type="float" office:value="19" calcext:value-type="float">
            <text:p>19</text:p>
          </table:table-cell>
          <table:table-cell table:style-name="ce22" table:formula="of:=MAX(FLOOR([.V48] * (60 - 25) / 400); 5)" office:value-type="float" office:value="11" calcext:value-type="float">
            <text:p>11</text:p>
          </table:table-cell>
          <table:table-cell table:style-name="ce22" table:formula="of:=MAX(FLOOR([.V48] * (60 - 50) / 400); 5)" office:value-type="float" office:value="5" calcext:value-type="float">
            <text:p>5</text:p>
          </table:table-cell>
          <table:table-cell table:style-name="ce24" table:formula="of:=IF(ISBLANK([.$K48]); [.$B48] * [$Parameters.$A$4]; IF(ISBLANK([$Classic.$B48]);1;POWER([$Parameters.$A$4]; IF(ISBLANK([.$B48]);1; [.$B48]))))" office:value-type="float" office:value="1" calcext:value-type="float">
            <text:p>1</text:p>
          </table:table-cell>
          <table:table-cell table:formula="of:=IF(ISBLANK([.$K48]); [.$E48] * [$Parameters.$D$4]; IF(ISBLANK([$Classic.$E48]);1;POWER([$Parameters.$D$4]/100; IF(ISBLANK([.$E48]);1; [.$E48]))))" office:value-type="float" office:value="0" calcext:value-type="float">
            <text:p>0</text:p>
          </table:table-cell>
          <table:table-cell table:style-name="ce24" table:formula="of:=IF(ISBLANK([.$K48]);[.$H48]*AVERAGE([$Parameters.$G$4:.$H$4]);IF(ISBLANK([$Classic.$H48]);1;POWER(AVERAGE([$Parameters.$G$4:.$H$4]);IF(ISBLANK([.$H48]);1;[.$H48]))))" office:value-type="float" office:value="1" calcext:value-type="float">
            <text:p>1</text:p>
          </table:table-cell>
          <table:table-cell table:formula="of:=IF(ISBLANK([.$K48]); SUM([.Z48:.AB48]);  ROUND([.Z48] * [.AA48] * [.AB48] * [.$K48] * 40 / 6))" office:value-type="float" office:value="0" calcext:value-type="float">
            <text:p>0</text:p>
          </table:table-cell>
          <table:table-cell table:style-name="ce25" table:formula="of:=MAX(FLOOR([.AC48] * (60 - 2) / 400); 5)" office:value-type="float" office:value="5" calcext:value-type="float">
            <text:p>5</text:p>
          </table:table-cell>
          <table:table-cell table:style-name="ce25" table:formula="of:=MAX(FLOOR([.AC48] * (60 - 25) / 400); 5)" office:value-type="float" office:value="5" calcext:value-type="float">
            <text:p>5</text:p>
          </table:table-cell>
          <table:table-cell table:style-name="ce25" table:formula="of:=MAX(FLOOR([.AC48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el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49]); [.$B49] * [$Parameters.$A$2]; IF(ISBLANK([$Classic.$B49]);1;POWER([$Parameters.$A$2]; IF(ISBLANK([.$B49]);1; [.$B49]))))" office:value-type="float" office:value="1" calcext:value-type="float">
            <text:p>1</text:p>
          </table:table-cell>
          <table:table-cell table:formula="of:=IF(ISBLANK([.$K49]); [.$E49] * [$Parameters.$D$2]; IF(ISBLANK([$Classic.$E49]);1;POWER([$Parameters.$D$2]/100; IF(ISBLANK([.$E49]);1; [.$E49]))))" office:value-type="float" office:value="0.411795508633787" calcext:value-type="float">
            <text:p>0.411795508633787</text:p>
          </table:table-cell>
          <table:table-cell table:style-name="ce18" table:formula="of:=IF(ISBLANK([.$K49]);[.$H49]*AVERAGE([$Parameters.$G$2:.$H$2]);IF(ISBLANK([$Classic.$H49]);1;POWER(AVERAGE([$Parameters.$G$2:.$H$2]);IF(ISBLANK([.$H49]);1;[.$H49]))))" office:value-type="float" office:value="1" calcext:value-type="float">
            <text:p>1</text:p>
          </table:table-cell>
          <table:table-cell table:formula="of:=IF(ISBLANK([.$K49]); SUM([.L49:.N49]);  ROUND([.L49] * [.M49] * [.N49] * [.$K49] * 40 / 6))" office:value-type="float" office:value="220" calcext:value-type="float">
            <text:p>220</text:p>
          </table:table-cell>
          <table:table-cell table:style-name="ce19" table:formula="of:=MAX(FLOOR([.O49] * (60 - 2) / 400); 5)" office:value-type="float" office:value="31" calcext:value-type="float">
            <text:p>31</text:p>
          </table:table-cell>
          <table:table-cell table:style-name="ce19" table:formula="of:=MAX(FLOOR([.O49] * (60 - 25) / 400); 5)" office:value-type="float" office:value="19" calcext:value-type="float">
            <text:p>19</text:p>
          </table:table-cell>
          <table:table-cell table:style-name="ce19" table:formula="of:=MAX(FLOOR([.O49] * (60 - 50) / 400); 5)" office:value-type="float" office:value="5" calcext:value-type="float">
            <text:p>5</text:p>
          </table:table-cell>
          <table:table-cell table:style-name="ce21" table:formula="of:=IF(ISBLANK([.$K49]); [.$B49] * [$Parameters.$A$3]; IF(ISBLANK([$Classic.$B49]);1;POWER([$Parameters.$A$3]; IF(ISBLANK([.$B49]);1; [.$B49]))))" office:value-type="float" office:value="1" calcext:value-type="float">
            <text:p>1</text:p>
          </table:table-cell>
          <table:table-cell table:formula="of:=IF(ISBLANK([.$K49]); [.$E49] * [$Parameters.$D$3]; IF(ISBLANK([$Classic.$E49]);1;POWER([$Parameters.$D$3]/100; IF(ISBLANK([.$E49]);1; [.$E49]))))" office:value-type="float" office:value="0.169575540930959" calcext:value-type="float">
            <text:p>0.169575540930959</text:p>
          </table:table-cell>
          <table:table-cell table:style-name="ce21" table:formula="of:=IF(ISBLANK([.$K49]);[.$H49]*AVERAGE([$Parameters.$G$3:.$H$3]);IF(ISBLANK([$Classic.$H49]);1;POWER(AVERAGE([$Parameters.$G$3:.$H$3]);IF(ISBLANK([.$H49]);1;[.$H49]))))" office:value-type="float" office:value="1" calcext:value-type="float">
            <text:p>1</text:p>
          </table:table-cell>
          <table:table-cell table:formula="of:=IF(ISBLANK([.$K49]); SUM([.S49:.U49]);  ROUND([.S49] * [.T49] * [.U49] * [.$K49] * 40 / 6))" office:value-type="float" office:value="90" calcext:value-type="float">
            <text:p>90</text:p>
          </table:table-cell>
          <table:table-cell table:style-name="ce22" table:formula="of:=MAX(FLOOR([.V49] * (60 - 2) / 400); 5)" office:value-type="float" office:value="13" calcext:value-type="float">
            <text:p>13</text:p>
          </table:table-cell>
          <table:table-cell table:style-name="ce22" table:formula="of:=MAX(FLOOR([.V49] * (60 - 25) / 400); 5)" office:value-type="float" office:value="7" calcext:value-type="float">
            <text:p>7</text:p>
          </table:table-cell>
          <table:table-cell table:style-name="ce22" table:formula="of:=MAX(FLOOR([.V49] * (60 - 50) / 400); 5)" office:value-type="float" office:value="5" calcext:value-type="float">
            <text:p>5</text:p>
          </table:table-cell>
          <table:table-cell table:style-name="ce24" table:formula="of:=IF(ISBLANK([.$K49]); [.$B49] * [$Parameters.$A$4]; IF(ISBLANK([$Classic.$B49]);1;POWER([$Parameters.$A$4]; IF(ISBLANK([.$B49]);1; [.$B49]))))" office:value-type="float" office:value="1" calcext:value-type="float">
            <text:p>1</text:p>
          </table:table-cell>
          <table:table-cell table:formula="of:=IF(ISBLANK([.$K49]); [.$E49] * [$Parameters.$D$4]; IF(ISBLANK([$Classic.$E49]);1;POWER([$Parameters.$D$4]/100; IF(ISBLANK([.$E49]);1; [.$E49]))))" office:value-type="float" office:value="0" calcext:value-type="float">
            <text:p>0</text:p>
          </table:table-cell>
          <table:table-cell table:style-name="ce24" table:formula="of:=IF(ISBLANK([.$K49]);[.$H49]*AVERAGE([$Parameters.$G$4:.$H$4]);IF(ISBLANK([$Classic.$H49]);1;POWER(AVERAGE([$Parameters.$G$4:.$H$4]);IF(ISBLANK([.$H49]);1;[.$H49]))))" office:value-type="float" office:value="1" calcext:value-type="float">
            <text:p>1</text:p>
          </table:table-cell>
          <table:table-cell table:formula="of:=IF(ISBLANK([.$K49]); SUM([.Z49:.AB49]);  ROUND([.Z49] * [.AA49] * [.AB49] * [.$K49] * 40 / 6))" office:value-type="float" office:value="0" calcext:value-type="float">
            <text:p>0</text:p>
          </table:table-cell>
          <table:table-cell table:style-name="ce25" table:formula="of:=MAX(FLOOR([.AC49] * (60 - 2) / 400); 5)" office:value-type="float" office:value="5" calcext:value-type="float">
            <text:p>5</text:p>
          </table:table-cell>
          <table:table-cell table:style-name="ce25" table:formula="of:=MAX(FLOOR([.AC49] * (60 - 25) / 400); 5)" office:value-type="float" office:value="5" calcext:value-type="float">
            <text:p>5</text:p>
          </table:table-cell>
          <table:table-cell table:style-name="ce25" table:formula="of:=MAX(FLOOR([.AC49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75" calcext:value-type="float">
            <text:p>75</text:p>
          </table:table-cell>
          <table:table-cell table:style-name="ce18" table:formula="of:=IF(ISBLANK([.$K50]); [.$B50] * [$Parameters.$A$2]; IF(ISBLANK([$Classic.$B50]);1;POWER([$Parameters.$A$2]; IF(ISBLANK([.$B50]);1; [.$B50]))))" office:value-type="float" office:value="1" calcext:value-type="float">
            <text:p>1</text:p>
          </table:table-cell>
          <table:table-cell table:formula="of:=IF(ISBLANK([.$K50]); [.$E50] * [$Parameters.$D$2]; IF(ISBLANK([$Classic.$E50]);1;POWER([$Parameters.$D$2]/100; IF(ISBLANK([.$E50]);1; [.$E50]))))" office:value-type="float" office:value="0.411795508633787" calcext:value-type="float">
            <text:p>0.411795508633787</text:p>
          </table:table-cell>
          <table:table-cell table:style-name="ce18" table:formula="of:=IF(ISBLANK([.$K50]);[.$H50]*AVERAGE([$Parameters.$G$2:.$H$2]);IF(ISBLANK([$Classic.$H50]);1;POWER(AVERAGE([$Parameters.$G$2:.$H$2]);IF(ISBLANK([.$H50]);1;[.$H50]))))" office:value-type="float" office:value="1" calcext:value-type="float">
            <text:p>1</text:p>
          </table:table-cell>
          <table:table-cell table:formula="of:=IF(ISBLANK([.$K50]); SUM([.L50:.N50]);  ROUND([.L50] * [.M50] * [.N50] * [.$K50] * 40 / 6))" office:value-type="float" office:value="206" calcext:value-type="float">
            <text:p>206</text:p>
          </table:table-cell>
          <table:table-cell table:style-name="ce19" table:formula="of:=MAX(FLOOR([.O50] * (60 - 2) / 400); 5)" office:value-type="float" office:value="29" calcext:value-type="float">
            <text:p>29</text:p>
          </table:table-cell>
          <table:table-cell table:style-name="ce19" table:formula="of:=MAX(FLOOR([.O50] * (60 - 25) / 400); 5)" office:value-type="float" office:value="18" calcext:value-type="float">
            <text:p>18</text:p>
          </table:table-cell>
          <table:table-cell table:style-name="ce19" table:formula="of:=MAX(FLOOR([.O50] * (60 - 50) / 400); 5)" office:value-type="float" office:value="5" calcext:value-type="float">
            <text:p>5</text:p>
          </table:table-cell>
          <table:table-cell table:style-name="ce21" table:formula="of:=IF(ISBLANK([.$K50]); [.$B50] * [$Parameters.$A$3]; IF(ISBLANK([$Classic.$B50]);1;POWER([$Parameters.$A$3]; IF(ISBLANK([.$B50]);1; [.$B50]))))" office:value-type="float" office:value="1" calcext:value-type="float">
            <text:p>1</text:p>
          </table:table-cell>
          <table:table-cell table:formula="of:=IF(ISBLANK([.$K50]); [.$E50] * [$Parameters.$D$3]; IF(ISBLANK([$Classic.$E50]);1;POWER([$Parameters.$D$3]/100; IF(ISBLANK([.$E50]);1; [.$E50]))))" office:value-type="float" office:value="0.169575540930959" calcext:value-type="float">
            <text:p>0.169575540930959</text:p>
          </table:table-cell>
          <table:table-cell table:style-name="ce21" table:formula="of:=IF(ISBLANK([.$K50]);[.$H50]*AVERAGE([$Parameters.$G$3:.$H$3]);IF(ISBLANK([$Classic.$H50]);1;POWER(AVERAGE([$Parameters.$G$3:.$H$3]);IF(ISBLANK([.$H50]);1;[.$H50]))))" office:value-type="float" office:value="1" calcext:value-type="float">
            <text:p>1</text:p>
          </table:table-cell>
          <table:table-cell table:formula="of:=IF(ISBLANK([.$K50]); SUM([.S50:.U50]);  ROUND([.S50] * [.T50] * [.U50] * [.$K50] * 40 / 6))" office:value-type="float" office:value="85" calcext:value-type="float">
            <text:p>85</text:p>
          </table:table-cell>
          <table:table-cell table:style-name="ce22" table:formula="of:=MAX(FLOOR([.V50] * (60 - 2) / 400); 5)" office:value-type="float" office:value="12" calcext:value-type="float">
            <text:p>12</text:p>
          </table:table-cell>
          <table:table-cell table:style-name="ce22" table:formula="of:=MAX(FLOOR([.V50] * (60 - 25) / 400); 5)" office:value-type="float" office:value="7" calcext:value-type="float">
            <text:p>7</text:p>
          </table:table-cell>
          <table:table-cell table:style-name="ce22" table:formula="of:=MAX(FLOOR([.V50] * (60 - 50) / 400); 5)" office:value-type="float" office:value="5" calcext:value-type="float">
            <text:p>5</text:p>
          </table:table-cell>
          <table:table-cell table:style-name="ce24" table:formula="of:=IF(ISBLANK([.$K50]); [.$B50] * [$Parameters.$A$4]; IF(ISBLANK([$Classic.$B50]);1;POWER([$Parameters.$A$4]; IF(ISBLANK([.$B50]);1; [.$B50]))))" office:value-type="float" office:value="1" calcext:value-type="float">
            <text:p>1</text:p>
          </table:table-cell>
          <table:table-cell table:formula="of:=IF(ISBLANK([.$K50]); [.$E50] * [$Parameters.$D$4]; IF(ISBLANK([$Classic.$E50]);1;POWER([$Parameters.$D$4]/100; IF(ISBLANK([.$E50]);1; [.$E50]))))" office:value-type="float" office:value="0" calcext:value-type="float">
            <text:p>0</text:p>
          </table:table-cell>
          <table:table-cell table:style-name="ce24" table:formula="of:=IF(ISBLANK([.$K50]);[.$H50]*AVERAGE([$Parameters.$G$4:.$H$4]);IF(ISBLANK([$Classic.$H50]);1;POWER(AVERAGE([$Parameters.$G$4:.$H$4]);IF(ISBLANK([.$H50]);1;[.$H50]))))" office:value-type="float" office:value="1" calcext:value-type="float">
            <text:p>1</text:p>
          </table:table-cell>
          <table:table-cell table:formula="of:=IF(ISBLANK([.$K50]); SUM([.Z50:.AB50]);  ROUND([.Z50] * [.AA50] * [.AB50] * [.$K50] * 40 / 6))" office:value-type="float" office:value="0" calcext:value-type="float">
            <text:p>0</text:p>
          </table:table-cell>
          <table:table-cell table:style-name="ce25" table:formula="of:=MAX(FLOOR([.AC50] * (60 - 2) / 400); 5)" office:value-type="float" office:value="5" calcext:value-type="float">
            <text:p>5</text:p>
          </table:table-cell>
          <table:table-cell table:style-name="ce25" table:formula="of:=MAX(FLOOR([.AC50] * (60 - 25) / 400); 5)" office:value-type="float" office:value="5" calcext:value-type="float">
            <text:p>5</text:p>
          </table:table-cell>
          <table:table-cell table:style-name="ce25" table:formula="of:=MAX(FLOOR([.AC50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1]); [.$B51] * [$Parameters.$A$2]; IF(ISBLANK([$Classic.$B51]);1;POWER([$Parameters.$A$2]; IF(ISBLANK([.$B51]);1; [.$B51]))))" office:value-type="float" office:value="1" calcext:value-type="float">
            <text:p>1</text:p>
          </table:table-cell>
          <table:table-cell table:formula="of:=IF(ISBLANK([.$K51]); [.$E51] * [$Parameters.$D$2]; IF(ISBLANK([$Classic.$E51]);1;POWER([$Parameters.$D$2]/100; IF(ISBLANK([.$E51]);1; [.$E51]))))" office:value-type="float" office:value="0.411795508633787" calcext:value-type="float">
            <text:p>0.411795508633787</text:p>
          </table:table-cell>
          <table:table-cell table:style-name="ce18" table:formula="of:=IF(ISBLANK([.$K51]);[.$H51]*AVERAGE([$Parameters.$G$2:.$H$2]);IF(ISBLANK([$Classic.$H51]);1;POWER(AVERAGE([$Parameters.$G$2:.$H$2]);IF(ISBLANK([.$H51]);1;[.$H51]))))" office:value-type="float" office:value="1" calcext:value-type="float">
            <text:p>1</text:p>
          </table:table-cell>
          <table:table-cell table:formula="of:=IF(ISBLANK([.$K51]); SUM([.L51:.N51]);  ROUND([.L51] * [.M51] * [.N51] * [.$K51] * 40 / 6))" office:value-type="float" office:value="275" calcext:value-type="float">
            <text:p>275</text:p>
          </table:table-cell>
          <table:table-cell table:style-name="ce19" table:formula="of:=MAX(FLOOR([.O51] * (60 - 2) / 400); 5)" office:value-type="float" office:value="39" calcext:value-type="float">
            <text:p>39</text:p>
          </table:table-cell>
          <table:table-cell table:style-name="ce19" table:formula="of:=MAX(FLOOR([.O51] * (60 - 25) / 400); 5)" office:value-type="float" office:value="24" calcext:value-type="float">
            <text:p>24</text:p>
          </table:table-cell>
          <table:table-cell table:style-name="ce19" table:formula="of:=MAX(FLOOR([.O51] * (60 - 50) / 400); 5)" office:value-type="float" office:value="6" calcext:value-type="float">
            <text:p>6</text:p>
          </table:table-cell>
          <table:table-cell table:style-name="ce21" table:formula="of:=IF(ISBLANK([.$K51]); [.$B51] * [$Parameters.$A$3]; IF(ISBLANK([$Classic.$B51]);1;POWER([$Parameters.$A$3]; IF(ISBLANK([.$B51]);1; [.$B51]))))" office:value-type="float" office:value="1" calcext:value-type="float">
            <text:p>1</text:p>
          </table:table-cell>
          <table:table-cell table:formula="of:=IF(ISBLANK([.$K51]); [.$E51] * [$Parameters.$D$3]; IF(ISBLANK([$Classic.$E51]);1;POWER([$Parameters.$D$3]/100; IF(ISBLANK([.$E51]);1; [.$E51]))))" office:value-type="float" office:value="0.169575540930959" calcext:value-type="float">
            <text:p>0.169575540930959</text:p>
          </table:table-cell>
          <table:table-cell table:style-name="ce21" table:formula="of:=IF(ISBLANK([.$K51]);[.$H51]*AVERAGE([$Parameters.$G$3:.$H$3]);IF(ISBLANK([$Classic.$H51]);1;POWER(AVERAGE([$Parameters.$G$3:.$H$3]);IF(ISBLANK([.$H51]);1;[.$H51]))))" office:value-type="float" office:value="1" calcext:value-type="float">
            <text:p>1</text:p>
          </table:table-cell>
          <table:table-cell table:formula="of:=IF(ISBLANK([.$K51]); SUM([.S51:.U51]);  ROUND([.S51] * [.T51] * [.U51] * [.$K51] * 40 / 6))" office:value-type="float" office:value="113" calcext:value-type="float">
            <text:p>113</text:p>
          </table:table-cell>
          <table:table-cell table:style-name="ce22" table:formula="of:=MAX(FLOOR([.V51] * (60 - 2) / 400); 5)" office:value-type="float" office:value="16" calcext:value-type="float">
            <text:p>16</text:p>
          </table:table-cell>
          <table:table-cell table:style-name="ce22" table:formula="of:=MAX(FLOOR([.V51] * (60 - 25) / 400); 5)" office:value-type="float" office:value="9" calcext:value-type="float">
            <text:p>9</text:p>
          </table:table-cell>
          <table:table-cell table:style-name="ce22" table:formula="of:=MAX(FLOOR([.V51] * (60 - 50) / 400); 5)" office:value-type="float" office:value="5" calcext:value-type="float">
            <text:p>5</text:p>
          </table:table-cell>
          <table:table-cell table:style-name="ce24" table:formula="of:=IF(ISBLANK([.$K51]); [.$B51] * [$Parameters.$A$4]; IF(ISBLANK([$Classic.$B51]);1;POWER([$Parameters.$A$4]; IF(ISBLANK([.$B51]);1; [.$B51]))))" office:value-type="float" office:value="1" calcext:value-type="float">
            <text:p>1</text:p>
          </table:table-cell>
          <table:table-cell table:formula="of:=IF(ISBLANK([.$K51]); [.$E51] * [$Parameters.$D$4]; IF(ISBLANK([$Classic.$E51]);1;POWER([$Parameters.$D$4]/100; IF(ISBLANK([.$E51]);1; [.$E51]))))" office:value-type="float" office:value="0" calcext:value-type="float">
            <text:p>0</text:p>
          </table:table-cell>
          <table:table-cell table:style-name="ce24" table:formula="of:=IF(ISBLANK([.$K51]);[.$H51]*AVERAGE([$Parameters.$G$4:.$H$4]);IF(ISBLANK([$Classic.$H51]);1;POWER(AVERAGE([$Parameters.$G$4:.$H$4]);IF(ISBLANK([.$H51]);1;[.$H51]))))" office:value-type="float" office:value="1" calcext:value-type="float">
            <text:p>1</text:p>
          </table:table-cell>
          <table:table-cell table:formula="of:=IF(ISBLANK([.$K51]); SUM([.Z51:.AB51]);  ROUND([.Z51] * [.AA51] * [.AB51] * [.$K51] * 40 / 6))" office:value-type="float" office:value="0" calcext:value-type="float">
            <text:p>0</text:p>
          </table:table-cell>
          <table:table-cell table:style-name="ce25" table:formula="of:=MAX(FLOOR([.AC51] * (60 - 2) / 400); 5)" office:value-type="float" office:value="5" calcext:value-type="float">
            <text:p>5</text:p>
          </table:table-cell>
          <table:table-cell table:style-name="ce25" table:formula="of:=MAX(FLOOR([.AC51] * (60 - 25) / 400); 5)" office:value-type="float" office:value="5" calcext:value-type="float">
            <text:p>5</text:p>
          </table:table-cell>
          <table:table-cell table:style-name="ce25" table:formula="of:=MAX(FLOOR([.AC51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52]); [.$B52] * [$Parameters.$A$2]; IF(ISBLANK([$Classic.$B52]);1;POWER([$Parameters.$A$2]; IF(ISBLANK([.$B52]);1; [.$B52]))))" office:value-type="float" office:value="10" calcext:value-type="float">
            <text:p>10</text:p>
          </table:table-cell>
          <table:table-cell table:formula="of:=IF(ISBLANK([.$K52]); [.$E52] * [$Parameters.$D$2]; IF(ISBLANK([$Classic.$E52]);1;POWER([$Parameters.$D$2]/100; IF(ISBLANK([.$E52]);1; [.$E52]))))" office:value-type="float" office:value="0.411795508633787" calcext:value-type="float">
            <text:p>0.411795508633787</text:p>
          </table:table-cell>
          <table:table-cell table:style-name="ce18" table:formula="of:=IF(ISBLANK([.$K52]);[.$H52]*AVERAGE([$Parameters.$G$2:.$H$2]);IF(ISBLANK([$Classic.$H52]);1;POWER(AVERAGE([$Parameters.$G$2:.$H$2]);IF(ISBLANK([.$H52]);1;[.$H52]))))" office:value-type="float" office:value="1" calcext:value-type="float">
            <text:p>1</text:p>
          </table:table-cell>
          <table:table-cell table:formula="of:=IF(ISBLANK([.$K52]); SUM([.L52:.N52]);  ROUND([.L52] * [.M52] * [.N52] * [.$K52] * 40 / 6))" office:value-type="float" office:value="1098" calcext:value-type="float">
            <text:p>1098</text:p>
          </table:table-cell>
          <table:table-cell table:style-name="ce19" table:formula="of:=MAX(FLOOR([.O52] * (60 - 2) / 400); 5)" office:value-type="float" office:value="159" calcext:value-type="float">
            <text:p>159</text:p>
          </table:table-cell>
          <table:table-cell table:style-name="ce19" table:formula="of:=MAX(FLOOR([.O52] * (60 - 25) / 400); 5)" office:value-type="float" office:value="96" calcext:value-type="float">
            <text:p>96</text:p>
          </table:table-cell>
          <table:table-cell table:style-name="ce19" table:formula="of:=MAX(FLOOR([.O52] * (60 - 50) / 400); 5)" office:value-type="float" office:value="27" calcext:value-type="float">
            <text:p>27</text:p>
          </table:table-cell>
          <table:table-cell table:style-name="ce21" table:formula="of:=IF(ISBLANK([.$K52]); [.$B52] * [$Parameters.$A$3]; IF(ISBLANK([$Classic.$B52]);1;POWER([$Parameters.$A$3]; IF(ISBLANK([.$B52]);1; [.$B52]))))" office:value-type="float" office:value="20" calcext:value-type="float">
            <text:p>20</text:p>
          </table:table-cell>
          <table:table-cell table:formula="of:=IF(ISBLANK([.$K52]); [.$E52] * [$Parameters.$D$3]; IF(ISBLANK([$Classic.$E52]);1;POWER([$Parameters.$D$3]/100; IF(ISBLANK([.$E52]);1; [.$E52]))))" office:value-type="float" office:value="0.169575540930959" calcext:value-type="float">
            <text:p>0.169575540930959</text:p>
          </table:table-cell>
          <table:table-cell table:style-name="ce21" table:formula="of:=IF(ISBLANK([.$K52]);[.$H52]*AVERAGE([$Parameters.$G$3:.$H$3]);IF(ISBLANK([$Classic.$H52]);1;POWER(AVERAGE([$Parameters.$G$3:.$H$3]);IF(ISBLANK([.$H52]);1;[.$H52]))))" office:value-type="float" office:value="1" calcext:value-type="float">
            <text:p>1</text:p>
          </table:table-cell>
          <table:table-cell table:formula="of:=IF(ISBLANK([.$K52]); SUM([.S52:.U52]);  ROUND([.S52] * [.T52] * [.U52] * [.$K52] * 40 / 6))" office:value-type="float" office:value="904" calcext:value-type="float">
            <text:p>904</text:p>
          </table:table-cell>
          <table:table-cell table:style-name="ce22" table:formula="of:=MAX(FLOOR([.V52] * (60 - 2) / 400); 5)" office:value-type="float" office:value="131" calcext:value-type="float">
            <text:p>131</text:p>
          </table:table-cell>
          <table:table-cell table:style-name="ce22" table:formula="of:=MAX(FLOOR([.V52] * (60 - 25) / 400); 5)" office:value-type="float" office:value="79" calcext:value-type="float">
            <text:p>79</text:p>
          </table:table-cell>
          <table:table-cell table:style-name="ce22" table:formula="of:=MAX(FLOOR([.V52] * (60 - 50) / 400); 5)" office:value-type="float" office:value="22" calcext:value-type="float">
            <text:p>22</text:p>
          </table:table-cell>
          <table:table-cell table:style-name="ce24" table:formula="of:=IF(ISBLANK([.$K52]); [.$B52] * [$Parameters.$A$4]; IF(ISBLANK([$Classic.$B52]);1;POWER([$Parameters.$A$4]; IF(ISBLANK([.$B52]);1; [.$B52]))))" office:value-type="float" office:value="1" calcext:value-type="float">
            <text:p>1</text:p>
          </table:table-cell>
          <table:table-cell table:formula="of:=IF(ISBLANK([.$K52]); [.$E52] * [$Parameters.$D$4]; IF(ISBLANK([$Classic.$E52]);1;POWER([$Parameters.$D$4]/100; IF(ISBLANK([.$E52]);1; [.$E52]))))" office:value-type="float" office:value="0" calcext:value-type="float">
            <text:p>0</text:p>
          </table:table-cell>
          <table:table-cell table:style-name="ce24" table:formula="of:=IF(ISBLANK([.$K52]);[.$H52]*AVERAGE([$Parameters.$G$4:.$H$4]);IF(ISBLANK([$Classic.$H52]);1;POWER(AVERAGE([$Parameters.$G$4:.$H$4]);IF(ISBLANK([.$H52]);1;[.$H52]))))" office:value-type="float" office:value="1" calcext:value-type="float">
            <text:p>1</text:p>
          </table:table-cell>
          <table:table-cell table:formula="of:=IF(ISBLANK([.$K52]); SUM([.Z52:.AB52]);  ROUND([.Z52] * [.AA52] * [.AB52] * [.$K52] * 40 / 6))" office:value-type="float" office:value="0" calcext:value-type="float">
            <text:p>0</text:p>
          </table:table-cell>
          <table:table-cell table:style-name="ce25" table:formula="of:=MAX(FLOOR([.AC52] * (60 - 2) / 400); 5)" office:value-type="float" office:value="5" calcext:value-type="float">
            <text:p>5</text:p>
          </table:table-cell>
          <table:table-cell table:style-name="ce25" table:formula="of:=MAX(FLOOR([.AC52] * (60 - 25) / 400); 5)" office:value-type="float" office:value="5" calcext:value-type="float">
            <text:p>5</text:p>
          </table:table-cell>
          <table:table-cell table:style-name="ce25" table:formula="of:=MAX(FLOOR([.AC52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lTrap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8" table:formula="of:=IF(ISBLANK([.$K53]); [.$B53] * [$Parameters.$A$2]; IF(ISBLANK([$Classic.$B53]);1;POWER([$Parameters.$A$2]; IF(ISBLANK([.$B53]);1; [.$B53]))))" office:value-type="float" office:value="40" calcext:value-type="float">
            <text:p>40</text:p>
          </table:table-cell>
          <table:table-cell table:formula="of:=IF(ISBLANK([.$K53]); [.$E53] * [$Parameters.$D$2]; IF(ISBLANK([$Classic.$E53]);1;POWER([$Parameters.$D$2]/100; IF(ISBLANK([.$E53]);1; [.$E53]))))" office:value-type="float" office:value="200" calcext:value-type="float">
            <text:p>200</text:p>
          </table:table-cell>
          <table:table-cell table:style-name="ce18" table:formula="of:=IF(ISBLANK([.$K53]);[.$H53]*AVERAGE([$Parameters.$G$2:.$H$2]);IF(ISBLANK([$Classic.$H53]);1;POWER(AVERAGE([$Parameters.$G$2:.$H$2]);IF(ISBLANK([.$H53]);1;[.$H53]))))" office:value-type="float" office:value="0" calcext:value-type="float">
            <text:p>0</text:p>
          </table:table-cell>
          <table:table-cell table:formula="of:=IF(ISBLANK([.$K53]); SUM([.L53:.N53]);  ROUND([.L53] * [.M53] * [.N53] * [.$K53] * 40 / 6))" office:value-type="float" office:value="240" calcext:value-type="float">
            <text:p>240</text:p>
          </table:table-cell>
          <table:table-cell table:style-name="ce19" table:formula="of:=MAX(FLOOR([.O53] * (60 - 2) / 400); 5)" office:value-type="float" office:value="34" calcext:value-type="float">
            <text:p>34</text:p>
          </table:table-cell>
          <table:table-cell table:style-name="ce19" table:formula="of:=MAX(FLOOR([.O53] * (60 - 25) / 400); 5)" office:value-type="float" office:value="21" calcext:value-type="float">
            <text:p>21</text:p>
          </table:table-cell>
          <table:table-cell table:style-name="ce19" table:formula="of:=MAX(FLOOR([.O53] * (60 - 50) / 400); 5)" office:value-type="float" office:value="6" calcext:value-type="float">
            <text:p>6</text:p>
          </table:table-cell>
          <table:table-cell table:style-name="ce21" table:formula="of:=IF(ISBLANK([.$K53]); [.$B53] * [$Parameters.$A$3]; IF(ISBLANK([$Classic.$B53]);1;POWER([$Parameters.$A$3]; IF(ISBLANK([.$B53]);1; [.$B53]))))" office:value-type="float" office:value="80" calcext:value-type="float">
            <text:p>80</text:p>
          </table:table-cell>
          <table:table-cell table:formula="of:=IF(ISBLANK([.$K53]); [.$E53] * [$Parameters.$D$3]; IF(ISBLANK([$Classic.$E53]);1;POWER([$Parameters.$D$3]/100; IF(ISBLANK([.$E53]);1; [.$E53]))))" office:value-type="float" office:value="100" calcext:value-type="float">
            <text:p>100</text:p>
          </table:table-cell>
          <table:table-cell table:style-name="ce21" table:formula="of:=IF(ISBLANK([.$K53]);[.$H53]*AVERAGE([$Parameters.$G$3:.$H$3]);IF(ISBLANK([$Classic.$H53]);1;POWER(AVERAGE([$Parameters.$G$3:.$H$3]);IF(ISBLANK([.$H53]);1;[.$H53]))))" office:value-type="float" office:value="0" calcext:value-type="float">
            <text:p>0</text:p>
          </table:table-cell>
          <table:table-cell table:formula="of:=IF(ISBLANK([.$K53]); SUM([.S53:.U53]);  ROUND([.S53] * [.T53] * [.U53] * [.$K53] * 40 / 6))" office:value-type="float" office:value="180" calcext:value-type="float">
            <text:p>180</text:p>
          </table:table-cell>
          <table:table-cell table:style-name="ce22" table:formula="of:=MAX(FLOOR([.V53] * (60 - 2) / 400); 5)" office:value-type="float" office:value="26" calcext:value-type="float">
            <text:p>26</text:p>
          </table:table-cell>
          <table:table-cell table:style-name="ce22" table:formula="of:=MAX(FLOOR([.V53] * (60 - 25) / 400); 5)" office:value-type="float" office:value="15" calcext:value-type="float">
            <text:p>15</text:p>
          </table:table-cell>
          <table:table-cell table:style-name="ce22" table:formula="of:=MAX(FLOOR([.V53] * (60 - 50) / 400); 5)" office:value-type="float" office:value="5" calcext:value-type="float">
            <text:p>5</text:p>
          </table:table-cell>
          <table:table-cell table:style-name="ce24" table:formula="of:=IF(ISBLANK([.$K53]); [.$B53] * [$Parameters.$A$4]; IF(ISBLANK([$Classic.$B53]);1;POWER([$Parameters.$A$4]; IF(ISBLANK([.$B53]);1; [.$B53]))))" office:value-type="float" office:value="4" calcext:value-type="float">
            <text:p>4</text:p>
          </table:table-cell>
          <table:table-cell table:formula="of:=IF(ISBLANK([.$K53]); [.$E53] * [$Parameters.$D$4]; IF(ISBLANK([$Classic.$E53]);1;POWER([$Parameters.$D$4]/100; IF(ISBLANK([.$E53]);1; [.$E53]))))" office:value-type="float" office:value="0" calcext:value-type="float">
            <text:p>0</text:p>
          </table:table-cell>
          <table:table-cell table:style-name="ce24" table:formula="of:=IF(ISBLANK([.$K53]);[.$H53]*AVERAGE([$Parameters.$G$4:.$H$4]);IF(ISBLANK([$Classic.$H53]);1;POWER(AVERAGE([$Parameters.$G$4:.$H$4]);IF(ISBLANK([.$H53]);1;[.$H53]))))" office:value-type="float" office:value="0" calcext:value-type="float">
            <text:p>0</text:p>
          </table:table-cell>
          <table:table-cell table:formula="of:=IF(ISBLANK([.$K53]); SUM([.Z53:.AB53]);  ROUND([.Z53] * [.AA53] * [.AB53] * [.$K53] * 40 / 6))" office:value-type="float" office:value="4" calcext:value-type="float">
            <text:p>4</text:p>
          </table:table-cell>
          <table:table-cell table:style-name="ce25" table:formula="of:=MAX(FLOOR([.AC53] * (60 - 2) / 400); 5)" office:value-type="float" office:value="5" calcext:value-type="float">
            <text:p>5</text:p>
          </table:table-cell>
          <table:table-cell table:style-name="ce25" table:formula="of:=MAX(FLOOR([.AC53] * (60 - 25) / 400); 5)" office:value-type="float" office:value="5" calcext:value-type="float">
            <text:p>5</text:p>
          </table:table-cell>
          <table:table-cell table:style-name="ce25" table:formula="of:=MAX(FLOOR([.AC53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table:style-name="ce16" table:number-columns-repeated="10"/>
          <table:table-cell table:style-name="ce18" table:formula="of:=IF(ISBLANK([.$K54]); [.$B54] * [$Parameters.$A$2]; IF(ISBLANK([$Classic.$B54]);1;POWER([$Parameters.$A$2]; IF(ISBLANK([.$B54]);1; [.$B54]))))" office:value-type="float" office:value="0" calcext:value-type="float">
            <text:p>0</text:p>
          </table:table-cell>
          <table:table-cell table:formula="of:=IF(ISBLANK([.$K54]); [.$E54] * [$Parameters.$D$2]; IF(ISBLANK([$Classic.$E54]);1;POWER([$Parameters.$D$2]/100; IF(ISBLANK([.$E54]);1; [.$E54]))))" office:value-type="float" office:value="0" calcext:value-type="float">
            <text:p>0</text:p>
          </table:table-cell>
          <table:table-cell table:style-name="ce18" table:formula="of:=IF(ISBLANK([.$K54]);[.$H54]*AVERAGE([$Parameters.$G$2:.$H$2]);IF(ISBLANK([$Classic.$H54]);1;POWER(AVERAGE([$Parameters.$G$2:.$H$2]);IF(ISBLANK([.$H54]);1;[.$H54]))))" office:value-type="float" office:value="0" calcext:value-type="float">
            <text:p>0</text:p>
          </table:table-cell>
          <table:table-cell table:formula="of:=IF(ISBLANK([.$K54]); SUM([.L54:.N54]);  ROUND([.L54] * [.M54] * [.N54] * [.$K54] * 40 / 6))" office:value-type="float" office:value="0" calcext:value-type="float">
            <text:p>0</text:p>
          </table:table-cell>
          <table:table-cell table:style-name="ce19" table:formula="of:=MAX(FLOOR([.O54] * (60 - 2) / 400); 5)" office:value-type="float" office:value="5" calcext:value-type="float">
            <text:p>5</text:p>
          </table:table-cell>
          <table:table-cell table:style-name="ce19" table:formula="of:=MAX(FLOOR([.O54] * (60 - 25) / 400); 5)" office:value-type="float" office:value="5" calcext:value-type="float">
            <text:p>5</text:p>
          </table:table-cell>
          <table:table-cell table:style-name="ce19" table:formula="of:=MAX(FLOOR([.O54] * (60 - 50) / 400); 5)" office:value-type="float" office:value="5" calcext:value-type="float">
            <text:p>5</text:p>
          </table:table-cell>
          <table:table-cell table:style-name="ce21" table:formula="of:=IF(ISBLANK([.$K54]); [.$B54] * [$Parameters.$A$3]; IF(ISBLANK([$Classic.$B54]);1;POWER([$Parameters.$A$3]; IF(ISBLANK([.$B54]);1; [.$B54]))))" office:value-type="float" office:value="0" calcext:value-type="float">
            <text:p>0</text:p>
          </table:table-cell>
          <table:table-cell table:formula="of:=IF(ISBLANK([.$K54]); [.$E54] * [$Parameters.$D$3]; IF(ISBLANK([$Classic.$E54]);1;POWER([$Parameters.$D$3]/100; IF(ISBLANK([.$E54]);1; [.$E54]))))" office:value-type="float" office:value="0" calcext:value-type="float">
            <text:p>0</text:p>
          </table:table-cell>
          <table:table-cell table:style-name="ce21" table:formula="of:=IF(ISBLANK([.$K54]);[.$H54]*AVERAGE([$Parameters.$G$3:.$H$3]);IF(ISBLANK([$Classic.$H54]);1;POWER(AVERAGE([$Parameters.$G$3:.$H$3]);IF(ISBLANK([.$H54]);1;[.$H54]))))" office:value-type="float" office:value="0" calcext:value-type="float">
            <text:p>0</text:p>
          </table:table-cell>
          <table:table-cell table:formula="of:=IF(ISBLANK([.$K54]); SUM([.S54:.U54]);  ROUND([.S54] * [.T54] * [.U54] * [.$K54] * 40 / 6))" office:value-type="float" office:value="0" calcext:value-type="float">
            <text:p>0</text:p>
          </table:table-cell>
          <table:table-cell table:style-name="ce22" table:formula="of:=MAX(FLOOR([.V54] * (60 - 2) / 400); 5)" office:value-type="float" office:value="5" calcext:value-type="float">
            <text:p>5</text:p>
          </table:table-cell>
          <table:table-cell table:style-name="ce22" table:formula="of:=MAX(FLOOR([.V54] * (60 - 25) / 400); 5)" office:value-type="float" office:value="5" calcext:value-type="float">
            <text:p>5</text:p>
          </table:table-cell>
          <table:table-cell table:style-name="ce22" table:formula="of:=MAX(FLOOR([.V54] * (60 - 50) / 400); 5)" office:value-type="float" office:value="5" calcext:value-type="float">
            <text:p>5</text:p>
          </table:table-cell>
          <table:table-cell table:style-name="ce24" table:formula="of:=IF(ISBLANK([.$K54]); [.$B54] * [$Parameters.$A$4]; IF(ISBLANK([$Classic.$B54]);1;POWER([$Parameters.$A$4]; IF(ISBLANK([.$B54]);1; [.$B54]))))" office:value-type="float" office:value="0" calcext:value-type="float">
            <text:p>0</text:p>
          </table:table-cell>
          <table:table-cell table:formula="of:=IF(ISBLANK([.$K54]); [.$E54] * [$Parameters.$D$4]; IF(ISBLANK([$Classic.$E54]);1;POWER([$Parameters.$D$4]/100; IF(ISBLANK([.$E54]);1; [.$E54]))))" office:value-type="float" office:value="0" calcext:value-type="float">
            <text:p>0</text:p>
          </table:table-cell>
          <table:table-cell table:style-name="ce24" table:formula="of:=IF(ISBLANK([.$K54]);[.$H54]*AVERAGE([$Parameters.$G$4:.$H$4]);IF(ISBLANK([$Classic.$H54]);1;POWER(AVERAGE([$Parameters.$G$4:.$H$4]);IF(ISBLANK([.$H54]);1;[.$H54]))))" office:value-type="float" office:value="0" calcext:value-type="float">
            <text:p>0</text:p>
          </table:table-cell>
          <table:table-cell table:formula="of:=IF(ISBLANK([.$K54]); SUM([.Z54:.AB54]);  ROUND([.Z54] * [.AA54] * [.AB54] * [.$K54] * 40 / 6))" office:value-type="float" office:value="0" calcext:value-type="float">
            <text:p>0</text:p>
          </table:table-cell>
          <table:table-cell table:style-name="ce25" table:formula="of:=MAX(FLOOR([.AC54] * (60 - 2) / 400); 5)" office:value-type="float" office:value="5" calcext:value-type="float">
            <text:p>5</text:p>
          </table:table-cell>
          <table:table-cell table:style-name="ce25" table:formula="of:=MAX(FLOOR([.AC54] * (60 - 25) / 400); 5)" office:value-type="float" office:value="5" calcext:value-type="float">
            <text:p>5</text:p>
          </table:table-cell>
          <table:table-cell table:style-name="ce25" table:formula="of:=MAX(FLOOR([.AC54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e-Diseas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5]); [.$B55] * [$Parameters.$A$2]; IF(ISBLANK([$Classic.$B55]);1;POWER([$Parameters.$A$2]; IF(ISBLANK([.$B55]);1; [.$B55]))))" office:value-type="float" office:value="1" calcext:value-type="float">
            <text:p>1</text:p>
          </table:table-cell>
          <table:table-cell table:formula="of:=IF(ISBLANK([.$K55]); [.$E55] * [$Parameters.$D$2]; IF(ISBLANK([$Classic.$E55]);1;POWER([$Parameters.$D$2]/100; IF(ISBLANK([.$E55]);1; [.$E55]))))" office:value-type="float" office:value="0.411795508633787" calcext:value-type="float">
            <text:p>0.411795508633787</text:p>
          </table:table-cell>
          <table:table-cell table:style-name="ce18" table:formula="of:=IF(ISBLANK([.$K55]);[.$H55]*AVERAGE([$Parameters.$G$2:.$H$2]);IF(ISBLANK([$Classic.$H55]);1;POWER(AVERAGE([$Parameters.$G$2:.$H$2]);IF(ISBLANK([.$H55]);1;[.$H55]))))" office:value-type="float" office:value="1" calcext:value-type="float">
            <text:p>1</text:p>
          </table:table-cell>
          <table:table-cell table:formula="of:=IF(ISBLANK([.$K55]); SUM([.L55:.N55]);  ROUND([.L55] * [.M55] * [.N55] * [.$K55] * 40 / 6))" office:value-type="float" office:value="549" calcext:value-type="float">
            <text:p>549</text:p>
          </table:table-cell>
          <table:table-cell table:style-name="ce19" table:formula="of:=MAX(FLOOR([.O55] * (60 - 2) / 400); 5)" office:value-type="float" office:value="79" calcext:value-type="float">
            <text:p>79</text:p>
          </table:table-cell>
          <table:table-cell table:style-name="ce19" table:formula="of:=MAX(FLOOR([.O55] * (60 - 25) / 400); 5)" office:value-type="float" office:value="48" calcext:value-type="float">
            <text:p>48</text:p>
          </table:table-cell>
          <table:table-cell table:style-name="ce19" table:formula="of:=MAX(FLOOR([.O55] * (60 - 50) / 400); 5)" office:value-type="float" office:value="13" calcext:value-type="float">
            <text:p>13</text:p>
          </table:table-cell>
          <table:table-cell table:style-name="ce21" table:formula="of:=IF(ISBLANK([.$K55]); [.$B55] * [$Parameters.$A$3]; IF(ISBLANK([$Classic.$B55]);1;POWER([$Parameters.$A$3]; IF(ISBLANK([.$B55]);1; [.$B55]))))" office:value-type="float" office:value="1" calcext:value-type="float">
            <text:p>1</text:p>
          </table:table-cell>
          <table:table-cell table:formula="of:=IF(ISBLANK([.$K55]); [.$E55] * [$Parameters.$D$3]; IF(ISBLANK([$Classic.$E55]);1;POWER([$Parameters.$D$3]/100; IF(ISBLANK([.$E55]);1; [.$E55]))))" office:value-type="float" office:value="0.169575540930959" calcext:value-type="float">
            <text:p>0.169575540930959</text:p>
          </table:table-cell>
          <table:table-cell table:style-name="ce21" table:formula="of:=IF(ISBLANK([.$K55]);[.$H55]*AVERAGE([$Parameters.$G$3:.$H$3]);IF(ISBLANK([$Classic.$H55]);1;POWER(AVERAGE([$Parameters.$G$3:.$H$3]);IF(ISBLANK([.$H55]);1;[.$H55]))))" office:value-type="float" office:value="1" calcext:value-type="float">
            <text:p>1</text:p>
          </table:table-cell>
          <table:table-cell table:formula="of:=IF(ISBLANK([.$K55]); SUM([.S55:.U55]);  ROUND([.S55] * [.T55] * [.U55] * [.$K55] * 40 / 6))" office:value-type="float" office:value="226" calcext:value-type="float">
            <text:p>226</text:p>
          </table:table-cell>
          <table:table-cell table:style-name="ce22" table:formula="of:=MAX(FLOOR([.V55] * (60 - 2) / 400); 5)" office:value-type="float" office:value="32" calcext:value-type="float">
            <text:p>32</text:p>
          </table:table-cell>
          <table:table-cell table:style-name="ce22" table:formula="of:=MAX(FLOOR([.V55] * (60 - 25) / 400); 5)" office:value-type="float" office:value="19" calcext:value-type="float">
            <text:p>19</text:p>
          </table:table-cell>
          <table:table-cell table:style-name="ce22" table:formula="of:=MAX(FLOOR([.V55] * (60 - 50) / 400); 5)" office:value-type="float" office:value="5" calcext:value-type="float">
            <text:p>5</text:p>
          </table:table-cell>
          <table:table-cell table:style-name="ce24" table:formula="of:=IF(ISBLANK([.$K55]); [.$B55] * [$Parameters.$A$4]; IF(ISBLANK([$Classic.$B55]);1;POWER([$Parameters.$A$4]; IF(ISBLANK([.$B55]);1; [.$B55]))))" office:value-type="float" office:value="1" calcext:value-type="float">
            <text:p>1</text:p>
          </table:table-cell>
          <table:table-cell table:formula="of:=IF(ISBLANK([.$K55]); [.$E55] * [$Parameters.$D$4]; IF(ISBLANK([$Classic.$E55]);1;POWER([$Parameters.$D$4]/100; IF(ISBLANK([.$E55]);1; [.$E55]))))" office:value-type="float" office:value="0" calcext:value-type="float">
            <text:p>0</text:p>
          </table:table-cell>
          <table:table-cell table:style-name="ce24" table:formula="of:=IF(ISBLANK([.$K55]);[.$H55]*AVERAGE([$Parameters.$G$4:.$H$4]);IF(ISBLANK([$Classic.$H55]);1;POWER(AVERAGE([$Parameters.$G$4:.$H$4]);IF(ISBLANK([.$H55]);1;[.$H55]))))" office:value-type="float" office:value="1" calcext:value-type="float">
            <text:p>1</text:p>
          </table:table-cell>
          <table:table-cell table:formula="of:=IF(ISBLANK([.$K55]); SUM([.Z55:.AB55]);  ROUND([.Z55] * [.AA55] * [.AB55] * [.$K55] * 40 / 6))" office:value-type="float" office:value="0" calcext:value-type="float">
            <text:p>0</text:p>
          </table:table-cell>
          <table:table-cell table:style-name="ce25" table:formula="of:=MAX(FLOOR([.AC55] * (60 - 2) / 400); 5)" office:value-type="float" office:value="5" calcext:value-type="float">
            <text:p>5</text:p>
          </table:table-cell>
          <table:table-cell table:style-name="ce25" table:formula="of:=MAX(FLOOR([.AC55] * (60 - 25) / 400); 5)" office:value-type="float" office:value="5" calcext:value-type="float">
            <text:p>5</text:p>
          </table:table-cell>
          <table:table-cell table:style-name="ce25" table:formula="of:=MAX(FLOOR([.AC55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e-Paralyza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6]); [.$B56] * [$Parameters.$A$2]; IF(ISBLANK([$Classic.$B56]);1;POWER([$Parameters.$A$2]; IF(ISBLANK([.$B56]);1; [.$B56]))))" office:value-type="float" office:value="1" calcext:value-type="float">
            <text:p>1</text:p>
          </table:table-cell>
          <table:table-cell table:formula="of:=IF(ISBLANK([.$K56]); [.$E56] * [$Parameters.$D$2]; IF(ISBLANK([$Classic.$E56]);1;POWER([$Parameters.$D$2]/100; IF(ISBLANK([.$E56]);1; [.$E56]))))" office:value-type="float" office:value="0.411795508633787" calcext:value-type="float">
            <text:p>0.411795508633787</text:p>
          </table:table-cell>
          <table:table-cell table:style-name="ce18" table:formula="of:=IF(ISBLANK([.$K56]);[.$H56]*AVERAGE([$Parameters.$G$2:.$H$2]);IF(ISBLANK([$Classic.$H56]);1;POWER(AVERAGE([$Parameters.$G$2:.$H$2]);IF(ISBLANK([.$H56]);1;[.$H56]))))" office:value-type="float" office:value="1" calcext:value-type="float">
            <text:p>1</text:p>
          </table:table-cell>
          <table:table-cell table:formula="of:=IF(ISBLANK([.$K56]); SUM([.L56:.N56]);  ROUND([.L56] * [.M56] * [.N56] * [.$K56] * 40 / 6))" office:value-type="float" office:value="275" calcext:value-type="float">
            <text:p>275</text:p>
          </table:table-cell>
          <table:table-cell table:style-name="ce19" table:formula="of:=MAX(FLOOR([.O56] * (60 - 2) / 400); 5)" office:value-type="float" office:value="39" calcext:value-type="float">
            <text:p>39</text:p>
          </table:table-cell>
          <table:table-cell table:style-name="ce19" table:formula="of:=MAX(FLOOR([.O56] * (60 - 25) / 400); 5)" office:value-type="float" office:value="24" calcext:value-type="float">
            <text:p>24</text:p>
          </table:table-cell>
          <table:table-cell table:style-name="ce19" table:formula="of:=MAX(FLOOR([.O56] * (60 - 50) / 400); 5)" office:value-type="float" office:value="6" calcext:value-type="float">
            <text:p>6</text:p>
          </table:table-cell>
          <table:table-cell table:style-name="ce21" table:formula="of:=IF(ISBLANK([.$K56]); [.$B56] * [$Parameters.$A$3]; IF(ISBLANK([$Classic.$B56]);1;POWER([$Parameters.$A$3]; IF(ISBLANK([.$B56]);1; [.$B56]))))" office:value-type="float" office:value="1" calcext:value-type="float">
            <text:p>1</text:p>
          </table:table-cell>
          <table:table-cell table:formula="of:=IF(ISBLANK([.$K56]); [.$E56] * [$Parameters.$D$3]; IF(ISBLANK([$Classic.$E56]);1;POWER([$Parameters.$D$3]/100; IF(ISBLANK([.$E56]);1; [.$E56]))))" office:value-type="float" office:value="0.169575540930959" calcext:value-type="float">
            <text:p>0.169575540930959</text:p>
          </table:table-cell>
          <table:table-cell table:style-name="ce21" table:formula="of:=IF(ISBLANK([.$K56]);[.$H56]*AVERAGE([$Parameters.$G$3:.$H$3]);IF(ISBLANK([$Classic.$H56]);1;POWER(AVERAGE([$Parameters.$G$3:.$H$3]);IF(ISBLANK([.$H56]);1;[.$H56]))))" office:value-type="float" office:value="1" calcext:value-type="float">
            <text:p>1</text:p>
          </table:table-cell>
          <table:table-cell table:formula="of:=IF(ISBLANK([.$K56]); SUM([.S56:.U56]);  ROUND([.S56] * [.T56] * [.U56] * [.$K56] * 40 / 6))" office:value-type="float" office:value="113" calcext:value-type="float">
            <text:p>113</text:p>
          </table:table-cell>
          <table:table-cell table:style-name="ce22" table:formula="of:=MAX(FLOOR([.V56] * (60 - 2) / 400); 5)" office:value-type="float" office:value="16" calcext:value-type="float">
            <text:p>16</text:p>
          </table:table-cell>
          <table:table-cell table:style-name="ce22" table:formula="of:=MAX(FLOOR([.V56] * (60 - 25) / 400); 5)" office:value-type="float" office:value="9" calcext:value-type="float">
            <text:p>9</text:p>
          </table:table-cell>
          <table:table-cell table:style-name="ce22" table:formula="of:=MAX(FLOOR([.V56] * (60 - 50) / 400); 5)" office:value-type="float" office:value="5" calcext:value-type="float">
            <text:p>5</text:p>
          </table:table-cell>
          <table:table-cell table:style-name="ce24" table:formula="of:=IF(ISBLANK([.$K56]); [.$B56] * [$Parameters.$A$4]; IF(ISBLANK([$Classic.$B56]);1;POWER([$Parameters.$A$4]; IF(ISBLANK([.$B56]);1; [.$B56]))))" office:value-type="float" office:value="1" calcext:value-type="float">
            <text:p>1</text:p>
          </table:table-cell>
          <table:table-cell table:formula="of:=IF(ISBLANK([.$K56]); [.$E56] * [$Parameters.$D$4]; IF(ISBLANK([$Classic.$E56]);1;POWER([$Parameters.$D$4]/100; IF(ISBLANK([.$E56]);1; [.$E56]))))" office:value-type="float" office:value="0" calcext:value-type="float">
            <text:p>0</text:p>
          </table:table-cell>
          <table:table-cell table:style-name="ce24" table:formula="of:=IF(ISBLANK([.$K56]);[.$H56]*AVERAGE([$Parameters.$G$4:.$H$4]);IF(ISBLANK([$Classic.$H56]);1;POWER(AVERAGE([$Parameters.$G$4:.$H$4]);IF(ISBLANK([.$H56]);1;[.$H56]))))" office:value-type="float" office:value="1" calcext:value-type="float">
            <text:p>1</text:p>
          </table:table-cell>
          <table:table-cell table:formula="of:=IF(ISBLANK([.$K56]); SUM([.Z56:.AB56]);  ROUND([.Z56] * [.AA56] * [.AB56] * [.$K56] * 40 / 6))" office:value-type="float" office:value="0" calcext:value-type="float">
            <text:p>0</text:p>
          </table:table-cell>
          <table:table-cell table:style-name="ce25" table:formula="of:=MAX(FLOOR([.AC56] * (60 - 2) / 400); 5)" office:value-type="float" office:value="5" calcext:value-type="float">
            <text:p>5</text:p>
          </table:table-cell>
          <table:table-cell table:style-name="ce25" table:formula="of:=MAX(FLOOR([.AC56] * (60 - 25) / 400); 5)" office:value-type="float" office:value="5" calcext:value-type="float">
            <text:p>5</text:p>
          </table:table-cell>
          <table:table-cell table:style-name="ce25" table:formula="of:=MAX(FLOOR([.AC56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7]); [.$B57] * [$Parameters.$A$2]; IF(ISBLANK([$Classic.$B57]);1;POWER([$Parameters.$A$2]; IF(ISBLANK([.$B57]);1; [.$B57]))))" office:value-type="float" office:value="1" calcext:value-type="float">
            <text:p>1</text:p>
          </table:table-cell>
          <table:table-cell table:formula="of:=IF(ISBLANK([.$K57]); [.$E57] * [$Parameters.$D$2]; IF(ISBLANK([$Classic.$E57]);1;POWER([$Parameters.$D$2]/100; IF(ISBLANK([.$E57]);1; [.$E57]))))" office:value-type="float" office:value="0.411795508633787" calcext:value-type="float">
            <text:p>0.411795508633787</text:p>
          </table:table-cell>
          <table:table-cell table:style-name="ce18" table:formula="of:=IF(ISBLANK([.$K57]);[.$H57]*AVERAGE([$Parameters.$G$2:.$H$2]);IF(ISBLANK([$Classic.$H57]);1;POWER(AVERAGE([$Parameters.$G$2:.$H$2]);IF(ISBLANK([.$H57]);1;[.$H57]))))" office:value-type="float" office:value="1" calcext:value-type="float">
            <text:p>1</text:p>
          </table:table-cell>
          <table:table-cell table:formula="of:=IF(ISBLANK([.$K57]); SUM([.L57:.N57]);  ROUND([.L57] * [.M57] * [.N57] * [.$K57] * 40 / 6))" office:value-type="float" office:value="549" calcext:value-type="float">
            <text:p>549</text:p>
          </table:table-cell>
          <table:table-cell table:style-name="ce19" table:formula="of:=MAX(FLOOR([.O57] * (60 - 2) / 400); 5)" office:value-type="float" office:value="79" calcext:value-type="float">
            <text:p>79</text:p>
          </table:table-cell>
          <table:table-cell table:style-name="ce19" table:formula="of:=MAX(FLOOR([.O57] * (60 - 25) / 400); 5)" office:value-type="float" office:value="48" calcext:value-type="float">
            <text:p>48</text:p>
          </table:table-cell>
          <table:table-cell table:style-name="ce19" table:formula="of:=MAX(FLOOR([.O57] * (60 - 50) / 400); 5)" office:value-type="float" office:value="13" calcext:value-type="float">
            <text:p>13</text:p>
          </table:table-cell>
          <table:table-cell table:style-name="ce21" table:formula="of:=IF(ISBLANK([.$K57]); [.$B57] * [$Parameters.$A$3]; IF(ISBLANK([$Classic.$B57]);1;POWER([$Parameters.$A$3]; IF(ISBLANK([.$B57]);1; [.$B57]))))" office:value-type="float" office:value="1" calcext:value-type="float">
            <text:p>1</text:p>
          </table:table-cell>
          <table:table-cell table:formula="of:=IF(ISBLANK([.$K57]); [.$E57] * [$Parameters.$D$3]; IF(ISBLANK([$Classic.$E57]);1;POWER([$Parameters.$D$3]/100; IF(ISBLANK([.$E57]);1; [.$E57]))))" office:value-type="float" office:value="0.169575540930959" calcext:value-type="float">
            <text:p>0.169575540930959</text:p>
          </table:table-cell>
          <table:table-cell table:style-name="ce21" table:formula="of:=IF(ISBLANK([.$K57]);[.$H57]*AVERAGE([$Parameters.$G$3:.$H$3]);IF(ISBLANK([$Classic.$H57]);1;POWER(AVERAGE([$Parameters.$G$3:.$H$3]);IF(ISBLANK([.$H57]);1;[.$H57]))))" office:value-type="float" office:value="1" calcext:value-type="float">
            <text:p>1</text:p>
          </table:table-cell>
          <table:table-cell table:formula="of:=IF(ISBLANK([.$K57]); SUM([.S57:.U57]);  ROUND([.S57] * [.T57] * [.U57] * [.$K57] * 40 / 6))" office:value-type="float" office:value="226" calcext:value-type="float">
            <text:p>226</text:p>
          </table:table-cell>
          <table:table-cell table:style-name="ce22" table:formula="of:=MAX(FLOOR([.V57] * (60 - 2) / 400); 5)" office:value-type="float" office:value="32" calcext:value-type="float">
            <text:p>32</text:p>
          </table:table-cell>
          <table:table-cell table:style-name="ce22" table:formula="of:=MAX(FLOOR([.V57] * (60 - 25) / 400); 5)" office:value-type="float" office:value="19" calcext:value-type="float">
            <text:p>19</text:p>
          </table:table-cell>
          <table:table-cell table:style-name="ce22" table:formula="of:=MAX(FLOOR([.V57] * (60 - 50) / 400); 5)" office:value-type="float" office:value="5" calcext:value-type="float">
            <text:p>5</text:p>
          </table:table-cell>
          <table:table-cell table:style-name="ce24" table:formula="of:=IF(ISBLANK([.$K57]); [.$B57] * [$Parameters.$A$4]; IF(ISBLANK([$Classic.$B57]);1;POWER([$Parameters.$A$4]; IF(ISBLANK([.$B57]);1; [.$B57]))))" office:value-type="float" office:value="1" calcext:value-type="float">
            <text:p>1</text:p>
          </table:table-cell>
          <table:table-cell table:formula="of:=IF(ISBLANK([.$K57]); [.$E57] * [$Parameters.$D$4]; IF(ISBLANK([$Classic.$E57]);1;POWER([$Parameters.$D$4]/100; IF(ISBLANK([.$E57]);1; [.$E57]))))" office:value-type="float" office:value="0" calcext:value-type="float">
            <text:p>0</text:p>
          </table:table-cell>
          <table:table-cell table:style-name="ce24" table:formula="of:=IF(ISBLANK([.$K57]);[.$H57]*AVERAGE([$Parameters.$G$4:.$H$4]);IF(ISBLANK([$Classic.$H57]);1;POWER(AVERAGE([$Parameters.$G$4:.$H$4]);IF(ISBLANK([.$H57]);1;[.$H57]))))" office:value-type="float" office:value="1" calcext:value-type="float">
            <text:p>1</text:p>
          </table:table-cell>
          <table:table-cell table:formula="of:=IF(ISBLANK([.$K57]); SUM([.Z57:.AB57]);  ROUND([.Z57] * [.AA57] * [.AB57] * [.$K57] * 40 / 6))" office:value-type="float" office:value="0" calcext:value-type="float">
            <text:p>0</text:p>
          </table:table-cell>
          <table:table-cell table:style-name="ce25" table:formula="of:=MAX(FLOOR([.AC57] * (60 - 2) / 400); 5)" office:value-type="float" office:value="5" calcext:value-type="float">
            <text:p>5</text:p>
          </table:table-cell>
          <table:table-cell table:style-name="ce25" table:formula="of:=MAX(FLOOR([.AC57] * (60 - 25) / 400); 5)" office:value-type="float" office:value="5" calcext:value-type="float">
            <text:p>5</text:p>
          </table:table-cell>
          <table:table-cell table:style-name="ce25" table:formula="of:=MAX(FLOOR([.AC57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tify-Agi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8]); [.$B58] * [$Parameters.$A$2]; IF(ISBLANK([$Classic.$B58]);1;POWER([$Parameters.$A$2]; IF(ISBLANK([.$B58]);1; [.$B58]))))" office:value-type="float" office:value="280" calcext:value-type="float">
            <text:p>280</text:p>
          </table:table-cell>
          <table:table-cell table:formula="of:=IF(ISBLANK([.$K58]); [.$E58] * [$Parameters.$D$2]; IF(ISBLANK([$Classic.$E58]);1;POWER([$Parameters.$D$2]/100; IF(ISBLANK([.$E58]);1; [.$E58]))))" office:value-type="float" office:value="0" calcext:value-type="float">
            <text:p>0</text:p>
          </table:table-cell>
          <table:table-cell table:style-name="ce18" table:formula="of:=IF(ISBLANK([.$K58]);[.$H58]*AVERAGE([$Parameters.$G$2:.$H$2]);IF(ISBLANK([$Classic.$H58]);1;POWER(AVERAGE([$Parameters.$G$2:.$H$2]);IF(ISBLANK([.$H58]);1;[.$H58]))))" office:value-type="float" office:value="280" calcext:value-type="float">
            <text:p>280</text:p>
          </table:table-cell>
          <table:table-cell table:formula="of:=IF(ISBLANK([.$K58]); SUM([.L58:.N58]);  ROUND([.L58] * [.M58] * [.N58] * [.$K58] * 40 / 6))" office:value-type="float" office:value="560" calcext:value-type="float">
            <text:p>560</text:p>
          </table:table-cell>
          <table:table-cell table:style-name="ce19" table:formula="of:=MAX(FLOOR([.O58] * (60 - 2) / 400); 5)" office:value-type="float" office:value="81" calcext:value-type="float">
            <text:p>81</text:p>
          </table:table-cell>
          <table:table-cell table:style-name="ce19" table:formula="of:=MAX(FLOOR([.O58] * (60 - 25) / 400); 5)" office:value-type="float" office:value="49" calcext:value-type="float">
            <text:p>49</text:p>
          </table:table-cell>
          <table:table-cell table:style-name="ce19" table:formula="of:=MAX(FLOOR([.O58] * (60 - 50) / 400); 5)" office:value-type="float" office:value="14" calcext:value-type="float">
            <text:p>14</text:p>
          </table:table-cell>
          <table:table-cell table:style-name="ce21" table:formula="of:=IF(ISBLANK([.$K58]); [.$B58] * [$Parameters.$A$3]; IF(ISBLANK([$Classic.$B58]);1;POWER([$Parameters.$A$3]; IF(ISBLANK([.$B58]);1; [.$B58]))))" office:value-type="float" office:value="560" calcext:value-type="float">
            <text:p>560</text:p>
          </table:table-cell>
          <table:table-cell table:formula="of:=IF(ISBLANK([.$K58]); [.$E58] * [$Parameters.$D$3]; IF(ISBLANK([$Classic.$E58]);1;POWER([$Parameters.$D$3]/100; IF(ISBLANK([.$E58]);1; [.$E58]))))" office:value-type="float" office:value="0" calcext:value-type="float">
            <text:p>0</text:p>
          </table:table-cell>
          <table:table-cell table:style-name="ce21" table:formula="of:=IF(ISBLANK([.$K58]);[.$H58]*AVERAGE([$Parameters.$G$3:.$H$3]);IF(ISBLANK([$Classic.$H58]);1;POWER(AVERAGE([$Parameters.$G$3:.$H$3]);IF(ISBLANK([.$H58]);1;[.$H58]))))" office:value-type="float" office:value="140" calcext:value-type="float">
            <text:p>140</text:p>
          </table:table-cell>
          <table:table-cell table:formula="of:=IF(ISBLANK([.$K58]); SUM([.S58:.U58]);  ROUND([.S58] * [.T58] * [.U58] * [.$K58] * 40 / 6))" office:value-type="float" office:value="700" calcext:value-type="float">
            <text:p>700</text:p>
          </table:table-cell>
          <table:table-cell table:style-name="ce22" table:formula="of:=MAX(FLOOR([.V58] * (60 - 2) / 400); 5)" office:value-type="float" office:value="101" calcext:value-type="float">
            <text:p>101</text:p>
          </table:table-cell>
          <table:table-cell table:style-name="ce22" table:formula="of:=MAX(FLOOR([.V58] * (60 - 25) / 400); 5)" office:value-type="float" office:value="61" calcext:value-type="float">
            <text:p>61</text:p>
          </table:table-cell>
          <table:table-cell table:style-name="ce22" table:formula="of:=MAX(FLOOR([.V58] * (60 - 50) / 400); 5)" office:value-type="float" office:value="17" calcext:value-type="float">
            <text:p>17</text:p>
          </table:table-cell>
          <table:table-cell table:style-name="ce24" table:formula="of:=IF(ISBLANK([.$K58]); [.$B58] * [$Parameters.$A$4]; IF(ISBLANK([$Classic.$B58]);1;POWER([$Parameters.$A$4]; IF(ISBLANK([.$B58]);1; [.$B58]))))" office:value-type="float" office:value="28" calcext:value-type="float">
            <text:p>28</text:p>
          </table:table-cell>
          <table:table-cell table:formula="of:=IF(ISBLANK([.$K58]); [.$E58] * [$Parameters.$D$4]; IF(ISBLANK([$Classic.$E58]);1;POWER([$Parameters.$D$4]/100; IF(ISBLANK([.$E58]);1; [.$E58]))))" office:value-type="float" office:value="0" calcext:value-type="float">
            <text:p>0</text:p>
          </table:table-cell>
          <table:table-cell table:style-name="ce24" table:formula="of:=IF(ISBLANK([.$K58]);[.$H58]*AVERAGE([$Parameters.$G$4:.$H$4]);IF(ISBLANK([$Classic.$H58]);1;POWER(AVERAGE([$Parameters.$G$4:.$H$4]);IF(ISBLANK([.$H58]);1;[.$H58]))))" office:value-type="float" office:value="2800" calcext:value-type="float">
            <text:p>2800</text:p>
          </table:table-cell>
          <table:table-cell table:formula="of:=IF(ISBLANK([.$K58]); SUM([.Z58:.AB58]);  ROUND([.Z58] * [.AA58] * [.AB58] * [.$K58] * 40 / 6))" office:value-type="float" office:value="2828" calcext:value-type="float">
            <text:p>2828</text:p>
          </table:table-cell>
          <table:table-cell table:style-name="ce25" table:formula="of:=MAX(FLOOR([.AC58] * (60 - 2) / 400); 5)" office:value-type="float" office:value="410" calcext:value-type="float">
            <text:p>410</text:p>
          </table:table-cell>
          <table:table-cell table:style-name="ce25" table:formula="of:=MAX(FLOOR([.AC58] * (60 - 25) / 400); 5)" office:value-type="float" office:value="247" calcext:value-type="float">
            <text:p>247</text:p>
          </table:table-cell>
          <table:table-cell table:style-name="ce25" table:formula="of:=MAX(FLOOR([.AC58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Endura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9]); [.$B59] * [$Parameters.$A$2]; IF(ISBLANK([$Classic.$B59]);1;POWER([$Parameters.$A$2]; IF(ISBLANK([.$B59]);1; [.$B59]))))" office:value-type="float" office:value="280" calcext:value-type="float">
            <text:p>280</text:p>
          </table:table-cell>
          <table:table-cell table:formula="of:=IF(ISBLANK([.$K59]); [.$E59] * [$Parameters.$D$2]; IF(ISBLANK([$Classic.$E59]);1;POWER([$Parameters.$D$2]/100; IF(ISBLANK([.$E59]);1; [.$E59]))))" office:value-type="float" office:value="0" calcext:value-type="float">
            <text:p>0</text:p>
          </table:table-cell>
          <table:table-cell table:style-name="ce18" table:formula="of:=IF(ISBLANK([.$K59]);[.$H59]*AVERAGE([$Parameters.$G$2:.$H$2]);IF(ISBLANK([$Classic.$H59]);1;POWER(AVERAGE([$Parameters.$G$2:.$H$2]);IF(ISBLANK([.$H59]);1;[.$H59]))))" office:value-type="float" office:value="280" calcext:value-type="float">
            <text:p>280</text:p>
          </table:table-cell>
          <table:table-cell table:formula="of:=IF(ISBLANK([.$K59]); SUM([.L59:.N59]);  ROUND([.L59] * [.M59] * [.N59] * [.$K59] * 40 / 6))" office:value-type="float" office:value="560" calcext:value-type="float">
            <text:p>560</text:p>
          </table:table-cell>
          <table:table-cell table:style-name="ce19" table:formula="of:=MAX(FLOOR([.O59] * (60 - 2) / 400); 5)" office:value-type="float" office:value="81" calcext:value-type="float">
            <text:p>81</text:p>
          </table:table-cell>
          <table:table-cell table:style-name="ce19" table:formula="of:=MAX(FLOOR([.O59] * (60 - 25) / 400); 5)" office:value-type="float" office:value="49" calcext:value-type="float">
            <text:p>49</text:p>
          </table:table-cell>
          <table:table-cell table:style-name="ce19" table:formula="of:=MAX(FLOOR([.O59] * (60 - 50) / 400); 5)" office:value-type="float" office:value="14" calcext:value-type="float">
            <text:p>14</text:p>
          </table:table-cell>
          <table:table-cell table:style-name="ce21" table:formula="of:=IF(ISBLANK([.$K59]); [.$B59] * [$Parameters.$A$3]; IF(ISBLANK([$Classic.$B59]);1;POWER([$Parameters.$A$3]; IF(ISBLANK([.$B59]);1; [.$B59]))))" office:value-type="float" office:value="560" calcext:value-type="float">
            <text:p>560</text:p>
          </table:table-cell>
          <table:table-cell table:formula="of:=IF(ISBLANK([.$K59]); [.$E59] * [$Parameters.$D$3]; IF(ISBLANK([$Classic.$E59]);1;POWER([$Parameters.$D$3]/100; IF(ISBLANK([.$E59]);1; [.$E59]))))" office:value-type="float" office:value="0" calcext:value-type="float">
            <text:p>0</text:p>
          </table:table-cell>
          <table:table-cell table:style-name="ce21" table:formula="of:=IF(ISBLANK([.$K59]);[.$H59]*AVERAGE([$Parameters.$G$3:.$H$3]);IF(ISBLANK([$Classic.$H59]);1;POWER(AVERAGE([$Parameters.$G$3:.$H$3]);IF(ISBLANK([.$H59]);1;[.$H59]))))" office:value-type="float" office:value="140" calcext:value-type="float">
            <text:p>140</text:p>
          </table:table-cell>
          <table:table-cell table:formula="of:=IF(ISBLANK([.$K59]); SUM([.S59:.U59]);  ROUND([.S59] * [.T59] * [.U59] * [.$K59] * 40 / 6))" office:value-type="float" office:value="700" calcext:value-type="float">
            <text:p>700</text:p>
          </table:table-cell>
          <table:table-cell table:style-name="ce22" table:formula="of:=MAX(FLOOR([.V59] * (60 - 2) / 400); 5)" office:value-type="float" office:value="101" calcext:value-type="float">
            <text:p>101</text:p>
          </table:table-cell>
          <table:table-cell table:style-name="ce22" table:formula="of:=MAX(FLOOR([.V59] * (60 - 25) / 400); 5)" office:value-type="float" office:value="61" calcext:value-type="float">
            <text:p>61</text:p>
          </table:table-cell>
          <table:table-cell table:style-name="ce22" table:formula="of:=MAX(FLOOR([.V59] * (60 - 50) / 400); 5)" office:value-type="float" office:value="17" calcext:value-type="float">
            <text:p>17</text:p>
          </table:table-cell>
          <table:table-cell table:style-name="ce24" table:formula="of:=IF(ISBLANK([.$K59]); [.$B59] * [$Parameters.$A$4]; IF(ISBLANK([$Classic.$B59]);1;POWER([$Parameters.$A$4]; IF(ISBLANK([.$B59]);1; [.$B59]))))" office:value-type="float" office:value="28" calcext:value-type="float">
            <text:p>28</text:p>
          </table:table-cell>
          <table:table-cell table:formula="of:=IF(ISBLANK([.$K59]); [.$E59] * [$Parameters.$D$4]; IF(ISBLANK([$Classic.$E59]);1;POWER([$Parameters.$D$4]/100; IF(ISBLANK([.$E59]);1; [.$E59]))))" office:value-type="float" office:value="0" calcext:value-type="float">
            <text:p>0</text:p>
          </table:table-cell>
          <table:table-cell table:style-name="ce24" table:formula="of:=IF(ISBLANK([.$K59]);[.$H59]*AVERAGE([$Parameters.$G$4:.$H$4]);IF(ISBLANK([$Classic.$H59]);1;POWER(AVERAGE([$Parameters.$G$4:.$H$4]);IF(ISBLANK([.$H59]);1;[.$H59]))))" office:value-type="float" office:value="2800" calcext:value-type="float">
            <text:p>2800</text:p>
          </table:table-cell>
          <table:table-cell table:formula="of:=IF(ISBLANK([.$K59]); SUM([.Z59:.AB59]);  ROUND([.Z59] * [.AA59] * [.AB59] * [.$K59] * 40 / 6))" office:value-type="float" office:value="2828" calcext:value-type="float">
            <text:p>2828</text:p>
          </table:table-cell>
          <table:table-cell table:style-name="ce25" table:formula="of:=MAX(FLOOR([.AC59] * (60 - 2) / 400); 5)" office:value-type="float" office:value="410" calcext:value-type="float">
            <text:p>410</text:p>
          </table:table-cell>
          <table:table-cell table:style-name="ce25" table:formula="of:=MAX(FLOOR([.AC59] * (60 - 25) / 400); 5)" office:value-type="float" office:value="247" calcext:value-type="float">
            <text:p>247</text:p>
          </table:table-cell>
          <table:table-cell table:style-name="ce25" table:formula="of:=MAX(FLOOR([.AC59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Intellige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0]); [.$B60] * [$Parameters.$A$2]; IF(ISBLANK([$Classic.$B60]);1;POWER([$Parameters.$A$2]; IF(ISBLANK([.$B60]);1; [.$B60]))))" office:value-type="float" office:value="280" calcext:value-type="float">
            <text:p>280</text:p>
          </table:table-cell>
          <table:table-cell table:formula="of:=IF(ISBLANK([.$K60]); [.$E60] * [$Parameters.$D$2]; IF(ISBLANK([$Classic.$E60]);1;POWER([$Parameters.$D$2]/100; IF(ISBLANK([.$E60]);1; [.$E60]))))" office:value-type="float" office:value="0" calcext:value-type="float">
            <text:p>0</text:p>
          </table:table-cell>
          <table:table-cell table:style-name="ce18" table:formula="of:=IF(ISBLANK([.$K60]);[.$H60]*AVERAGE([$Parameters.$G$2:.$H$2]);IF(ISBLANK([$Classic.$H60]);1;POWER(AVERAGE([$Parameters.$G$2:.$H$2]);IF(ISBLANK([.$H60]);1;[.$H60]))))" office:value-type="float" office:value="280" calcext:value-type="float">
            <text:p>280</text:p>
          </table:table-cell>
          <table:table-cell table:formula="of:=IF(ISBLANK([.$K60]); SUM([.L60:.N60]);  ROUND([.L60] * [.M60] * [.N60] * [.$K60] * 40 / 6))" office:value-type="float" office:value="560" calcext:value-type="float">
            <text:p>560</text:p>
          </table:table-cell>
          <table:table-cell table:style-name="ce19" table:formula="of:=MAX(FLOOR([.O60] * (60 - 2) / 400); 5)" office:value-type="float" office:value="81" calcext:value-type="float">
            <text:p>81</text:p>
          </table:table-cell>
          <table:table-cell table:style-name="ce19" table:formula="of:=MAX(FLOOR([.O60] * (60 - 25) / 400); 5)" office:value-type="float" office:value="49" calcext:value-type="float">
            <text:p>49</text:p>
          </table:table-cell>
          <table:table-cell table:style-name="ce19" table:formula="of:=MAX(FLOOR([.O60] * (60 - 50) / 400); 5)" office:value-type="float" office:value="14" calcext:value-type="float">
            <text:p>14</text:p>
          </table:table-cell>
          <table:table-cell table:style-name="ce21" table:formula="of:=IF(ISBLANK([.$K60]); [.$B60] * [$Parameters.$A$3]; IF(ISBLANK([$Classic.$B60]);1;POWER([$Parameters.$A$3]; IF(ISBLANK([.$B60]);1; [.$B60]))))" office:value-type="float" office:value="560" calcext:value-type="float">
            <text:p>560</text:p>
          </table:table-cell>
          <table:table-cell table:formula="of:=IF(ISBLANK([.$K60]); [.$E60] * [$Parameters.$D$3]; IF(ISBLANK([$Classic.$E60]);1;POWER([$Parameters.$D$3]/100; IF(ISBLANK([.$E60]);1; [.$E60]))))" office:value-type="float" office:value="0" calcext:value-type="float">
            <text:p>0</text:p>
          </table:table-cell>
          <table:table-cell table:style-name="ce21" table:formula="of:=IF(ISBLANK([.$K60]);[.$H60]*AVERAGE([$Parameters.$G$3:.$H$3]);IF(ISBLANK([$Classic.$H60]);1;POWER(AVERAGE([$Parameters.$G$3:.$H$3]);IF(ISBLANK([.$H60]);1;[.$H60]))))" office:value-type="float" office:value="140" calcext:value-type="float">
            <text:p>140</text:p>
          </table:table-cell>
          <table:table-cell table:formula="of:=IF(ISBLANK([.$K60]); SUM([.S60:.U60]);  ROUND([.S60] * [.T60] * [.U60] * [.$K60] * 40 / 6))" office:value-type="float" office:value="700" calcext:value-type="float">
            <text:p>700</text:p>
          </table:table-cell>
          <table:table-cell table:style-name="ce22" table:formula="of:=MAX(FLOOR([.V60] * (60 - 2) / 400); 5)" office:value-type="float" office:value="101" calcext:value-type="float">
            <text:p>101</text:p>
          </table:table-cell>
          <table:table-cell table:style-name="ce22" table:formula="of:=MAX(FLOOR([.V60] * (60 - 25) / 400); 5)" office:value-type="float" office:value="61" calcext:value-type="float">
            <text:p>61</text:p>
          </table:table-cell>
          <table:table-cell table:style-name="ce22" table:formula="of:=MAX(FLOOR([.V60] * (60 - 50) / 400); 5)" office:value-type="float" office:value="17" calcext:value-type="float">
            <text:p>17</text:p>
          </table:table-cell>
          <table:table-cell table:style-name="ce24" table:formula="of:=IF(ISBLANK([.$K60]); [.$B60] * [$Parameters.$A$4]; IF(ISBLANK([$Classic.$B60]);1;POWER([$Parameters.$A$4]; IF(ISBLANK([.$B60]);1; [.$B60]))))" office:value-type="float" office:value="28" calcext:value-type="float">
            <text:p>28</text:p>
          </table:table-cell>
          <table:table-cell table:formula="of:=IF(ISBLANK([.$K60]); [.$E60] * [$Parameters.$D$4]; IF(ISBLANK([$Classic.$E60]);1;POWER([$Parameters.$D$4]/100; IF(ISBLANK([.$E60]);1; [.$E60]))))" office:value-type="float" office:value="0" calcext:value-type="float">
            <text:p>0</text:p>
          </table:table-cell>
          <table:table-cell table:style-name="ce24" table:formula="of:=IF(ISBLANK([.$K60]);[.$H60]*AVERAGE([$Parameters.$G$4:.$H$4]);IF(ISBLANK([$Classic.$H60]);1;POWER(AVERAGE([$Parameters.$G$4:.$H$4]);IF(ISBLANK([.$H60]);1;[.$H60]))))" office:value-type="float" office:value="2800" calcext:value-type="float">
            <text:p>2800</text:p>
          </table:table-cell>
          <table:table-cell table:formula="of:=IF(ISBLANK([.$K60]); SUM([.Z60:.AB60]);  ROUND([.Z60] * [.AA60] * [.AB60] * [.$K60] * 40 / 6))" office:value-type="float" office:value="2828" calcext:value-type="float">
            <text:p>2828</text:p>
          </table:table-cell>
          <table:table-cell table:style-name="ce25" table:formula="of:=MAX(FLOOR([.AC60] * (60 - 2) / 400); 5)" office:value-type="float" office:value="410" calcext:value-type="float">
            <text:p>410</text:p>
          </table:table-cell>
          <table:table-cell table:style-name="ce25" table:formula="of:=MAX(FLOOR([.AC60] * (60 - 25) / 400); 5)" office:value-type="float" office:value="247" calcext:value-type="float">
            <text:p>247</text:p>
          </table:table-cell>
          <table:table-cell table:style-name="ce25" table:formula="of:=MAX(FLOOR([.AC60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Luck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1]); [.$B61] * [$Parameters.$A$2]; IF(ISBLANK([$Classic.$B61]);1;POWER([$Parameters.$A$2]; IF(ISBLANK([.$B61]);1; [.$B61]))))" office:value-type="float" office:value="280" calcext:value-type="float">
            <text:p>280</text:p>
          </table:table-cell>
          <table:table-cell table:formula="of:=IF(ISBLANK([.$K61]); [.$E61] * [$Parameters.$D$2]; IF(ISBLANK([$Classic.$E61]);1;POWER([$Parameters.$D$2]/100; IF(ISBLANK([.$E61]);1; [.$E61]))))" office:value-type="float" office:value="0" calcext:value-type="float">
            <text:p>0</text:p>
          </table:table-cell>
          <table:table-cell table:style-name="ce18" table:formula="of:=IF(ISBLANK([.$K61]);[.$H61]*AVERAGE([$Parameters.$G$2:.$H$2]);IF(ISBLANK([$Classic.$H61]);1;POWER(AVERAGE([$Parameters.$G$2:.$H$2]);IF(ISBLANK([.$H61]);1;[.$H61]))))" office:value-type="float" office:value="280" calcext:value-type="float">
            <text:p>280</text:p>
          </table:table-cell>
          <table:table-cell table:formula="of:=IF(ISBLANK([.$K61]); SUM([.L61:.N61]);  ROUND([.L61] * [.M61] * [.N61] * [.$K61] * 40 / 6))" office:value-type="float" office:value="560" calcext:value-type="float">
            <text:p>560</text:p>
          </table:table-cell>
          <table:table-cell table:style-name="ce19" table:formula="of:=MAX(FLOOR([.O61] * (60 - 2) / 400); 5)" office:value-type="float" office:value="81" calcext:value-type="float">
            <text:p>81</text:p>
          </table:table-cell>
          <table:table-cell table:style-name="ce19" table:formula="of:=MAX(FLOOR([.O61] * (60 - 25) / 400); 5)" office:value-type="float" office:value="49" calcext:value-type="float">
            <text:p>49</text:p>
          </table:table-cell>
          <table:table-cell table:style-name="ce19" table:formula="of:=MAX(FLOOR([.O61] * (60 - 50) / 400); 5)" office:value-type="float" office:value="14" calcext:value-type="float">
            <text:p>14</text:p>
          </table:table-cell>
          <table:table-cell table:style-name="ce21" table:formula="of:=IF(ISBLANK([.$K61]); [.$B61] * [$Parameters.$A$3]; IF(ISBLANK([$Classic.$B61]);1;POWER([$Parameters.$A$3]; IF(ISBLANK([.$B61]);1; [.$B61]))))" office:value-type="float" office:value="560" calcext:value-type="float">
            <text:p>560</text:p>
          </table:table-cell>
          <table:table-cell table:formula="of:=IF(ISBLANK([.$K61]); [.$E61] * [$Parameters.$D$3]; IF(ISBLANK([$Classic.$E61]);1;POWER([$Parameters.$D$3]/100; IF(ISBLANK([.$E61]);1; [.$E61]))))" office:value-type="float" office:value="0" calcext:value-type="float">
            <text:p>0</text:p>
          </table:table-cell>
          <table:table-cell table:style-name="ce21" table:formula="of:=IF(ISBLANK([.$K61]);[.$H61]*AVERAGE([$Parameters.$G$3:.$H$3]);IF(ISBLANK([$Classic.$H61]);1;POWER(AVERAGE([$Parameters.$G$3:.$H$3]);IF(ISBLANK([.$H61]);1;[.$H61]))))" office:value-type="float" office:value="140" calcext:value-type="float">
            <text:p>140</text:p>
          </table:table-cell>
          <table:table-cell table:formula="of:=IF(ISBLANK([.$K61]); SUM([.S61:.U61]);  ROUND([.S61] * [.T61] * [.U61] * [.$K61] * 40 / 6))" office:value-type="float" office:value="700" calcext:value-type="float">
            <text:p>700</text:p>
          </table:table-cell>
          <table:table-cell table:style-name="ce22" table:formula="of:=MAX(FLOOR([.V61] * (60 - 2) / 400); 5)" office:value-type="float" office:value="101" calcext:value-type="float">
            <text:p>101</text:p>
          </table:table-cell>
          <table:table-cell table:style-name="ce22" table:formula="of:=MAX(FLOOR([.V61] * (60 - 25) / 400); 5)" office:value-type="float" office:value="61" calcext:value-type="float">
            <text:p>61</text:p>
          </table:table-cell>
          <table:table-cell table:style-name="ce22" table:formula="of:=MAX(FLOOR([.V61] * (60 - 50) / 400); 5)" office:value-type="float" office:value="17" calcext:value-type="float">
            <text:p>17</text:p>
          </table:table-cell>
          <table:table-cell table:style-name="ce24" table:formula="of:=IF(ISBLANK([.$K61]); [.$B61] * [$Parameters.$A$4]; IF(ISBLANK([$Classic.$B61]);1;POWER([$Parameters.$A$4]; IF(ISBLANK([.$B61]);1; [.$B61]))))" office:value-type="float" office:value="28" calcext:value-type="float">
            <text:p>28</text:p>
          </table:table-cell>
          <table:table-cell table:formula="of:=IF(ISBLANK([.$K61]); [.$E61] * [$Parameters.$D$4]; IF(ISBLANK([$Classic.$E61]);1;POWER([$Parameters.$D$4]/100; IF(ISBLANK([.$E61]);1; [.$E61]))))" office:value-type="float" office:value="0" calcext:value-type="float">
            <text:p>0</text:p>
          </table:table-cell>
          <table:table-cell table:style-name="ce24" table:formula="of:=IF(ISBLANK([.$K61]);[.$H61]*AVERAGE([$Parameters.$G$4:.$H$4]);IF(ISBLANK([$Classic.$H61]);1;POWER(AVERAGE([$Parameters.$G$4:.$H$4]);IF(ISBLANK([.$H61]);1;[.$H61]))))" office:value-type="float" office:value="2800" calcext:value-type="float">
            <text:p>2800</text:p>
          </table:table-cell>
          <table:table-cell table:formula="of:=IF(ISBLANK([.$K61]); SUM([.Z61:.AB61]);  ROUND([.Z61] * [.AA61] * [.AB61] * [.$K61] * 40 / 6))" office:value-type="float" office:value="2828" calcext:value-type="float">
            <text:p>2828</text:p>
          </table:table-cell>
          <table:table-cell table:style-name="ce25" table:formula="of:=MAX(FLOOR([.AC61] * (60 - 2) / 400); 5)" office:value-type="float" office:value="410" calcext:value-type="float">
            <text:p>410</text:p>
          </table:table-cell>
          <table:table-cell table:style-name="ce25" table:formula="of:=MAX(FLOOR([.AC61] * (60 - 25) / 400); 5)" office:value-type="float" office:value="247" calcext:value-type="float">
            <text:p>247</text:p>
          </table:table-cell>
          <table:table-cell table:style-name="ce25" table:formula="of:=MAX(FLOOR([.AC61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Persona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2]); [.$B62] * [$Parameters.$A$2]; IF(ISBLANK([$Classic.$B62]);1;POWER([$Parameters.$A$2]; IF(ISBLANK([.$B62]);1; [.$B62]))))" office:value-type="float" office:value="280" calcext:value-type="float">
            <text:p>280</text:p>
          </table:table-cell>
          <table:table-cell table:formula="of:=IF(ISBLANK([.$K62]); [.$E62] * [$Parameters.$D$2]; IF(ISBLANK([$Classic.$E62]);1;POWER([$Parameters.$D$2]/100; IF(ISBLANK([.$E62]);1; [.$E62]))))" office:value-type="float" office:value="0" calcext:value-type="float">
            <text:p>0</text:p>
          </table:table-cell>
          <table:table-cell table:style-name="ce18" table:formula="of:=IF(ISBLANK([.$K62]);[.$H62]*AVERAGE([$Parameters.$G$2:.$H$2]);IF(ISBLANK([$Classic.$H62]);1;POWER(AVERAGE([$Parameters.$G$2:.$H$2]);IF(ISBLANK([.$H62]);1;[.$H62]))))" office:value-type="float" office:value="280" calcext:value-type="float">
            <text:p>280</text:p>
          </table:table-cell>
          <table:table-cell table:formula="of:=IF(ISBLANK([.$K62]); SUM([.L62:.N62]);  ROUND([.L62] * [.M62] * [.N62] * [.$K62] * 40 / 6))" office:value-type="float" office:value="560" calcext:value-type="float">
            <text:p>560</text:p>
          </table:table-cell>
          <table:table-cell table:style-name="ce19" table:formula="of:=MAX(FLOOR([.O62] * (60 - 2) / 400); 5)" office:value-type="float" office:value="81" calcext:value-type="float">
            <text:p>81</text:p>
          </table:table-cell>
          <table:table-cell table:style-name="ce19" table:formula="of:=MAX(FLOOR([.O62] * (60 - 25) / 400); 5)" office:value-type="float" office:value="49" calcext:value-type="float">
            <text:p>49</text:p>
          </table:table-cell>
          <table:table-cell table:style-name="ce19" table:formula="of:=MAX(FLOOR([.O62] * (60 - 50) / 400); 5)" office:value-type="float" office:value="14" calcext:value-type="float">
            <text:p>14</text:p>
          </table:table-cell>
          <table:table-cell table:style-name="ce21" table:formula="of:=IF(ISBLANK([.$K62]); [.$B62] * [$Parameters.$A$3]; IF(ISBLANK([$Classic.$B62]);1;POWER([$Parameters.$A$3]; IF(ISBLANK([.$B62]);1; [.$B62]))))" office:value-type="float" office:value="560" calcext:value-type="float">
            <text:p>560</text:p>
          </table:table-cell>
          <table:table-cell table:formula="of:=IF(ISBLANK([.$K62]); [.$E62] * [$Parameters.$D$3]; IF(ISBLANK([$Classic.$E62]);1;POWER([$Parameters.$D$3]/100; IF(ISBLANK([.$E62]);1; [.$E62]))))" office:value-type="float" office:value="0" calcext:value-type="float">
            <text:p>0</text:p>
          </table:table-cell>
          <table:table-cell table:style-name="ce21" table:formula="of:=IF(ISBLANK([.$K62]);[.$H62]*AVERAGE([$Parameters.$G$3:.$H$3]);IF(ISBLANK([$Classic.$H62]);1;POWER(AVERAGE([$Parameters.$G$3:.$H$3]);IF(ISBLANK([.$H62]);1;[.$H62]))))" office:value-type="float" office:value="140" calcext:value-type="float">
            <text:p>140</text:p>
          </table:table-cell>
          <table:table-cell table:formula="of:=IF(ISBLANK([.$K62]); SUM([.S62:.U62]);  ROUND([.S62] * [.T62] * [.U62] * [.$K62] * 40 / 6))" office:value-type="float" office:value="700" calcext:value-type="float">
            <text:p>700</text:p>
          </table:table-cell>
          <table:table-cell table:style-name="ce22" table:formula="of:=MAX(FLOOR([.V62] * (60 - 2) / 400); 5)" office:value-type="float" office:value="101" calcext:value-type="float">
            <text:p>101</text:p>
          </table:table-cell>
          <table:table-cell table:style-name="ce22" table:formula="of:=MAX(FLOOR([.V62] * (60 - 25) / 400); 5)" office:value-type="float" office:value="61" calcext:value-type="float">
            <text:p>61</text:p>
          </table:table-cell>
          <table:table-cell table:style-name="ce22" table:formula="of:=MAX(FLOOR([.V62] * (60 - 50) / 400); 5)" office:value-type="float" office:value="17" calcext:value-type="float">
            <text:p>17</text:p>
          </table:table-cell>
          <table:table-cell table:style-name="ce24" table:formula="of:=IF(ISBLANK([.$K62]); [.$B62] * [$Parameters.$A$4]; IF(ISBLANK([$Classic.$B62]);1;POWER([$Parameters.$A$4]; IF(ISBLANK([.$B62]);1; [.$B62]))))" office:value-type="float" office:value="28" calcext:value-type="float">
            <text:p>28</text:p>
          </table:table-cell>
          <table:table-cell table:formula="of:=IF(ISBLANK([.$K62]); [.$E62] * [$Parameters.$D$4]; IF(ISBLANK([$Classic.$E62]);1;POWER([$Parameters.$D$4]/100; IF(ISBLANK([.$E62]);1; [.$E62]))))" office:value-type="float" office:value="0" calcext:value-type="float">
            <text:p>0</text:p>
          </table:table-cell>
          <table:table-cell table:style-name="ce24" table:formula="of:=IF(ISBLANK([.$K62]);[.$H62]*AVERAGE([$Parameters.$G$4:.$H$4]);IF(ISBLANK([$Classic.$H62]);1;POWER(AVERAGE([$Parameters.$G$4:.$H$4]);IF(ISBLANK([.$H62]);1;[.$H62]))))" office:value-type="float" office:value="2800" calcext:value-type="float">
            <text:p>2800</text:p>
          </table:table-cell>
          <table:table-cell table:formula="of:=IF(ISBLANK([.$K62]); SUM([.Z62:.AB62]);  ROUND([.Z62] * [.AA62] * [.AB62] * [.$K62] * 40 / 6))" office:value-type="float" office:value="2828" calcext:value-type="float">
            <text:p>2828</text:p>
          </table:table-cell>
          <table:table-cell table:style-name="ce25" table:formula="of:=MAX(FLOOR([.AC62] * (60 - 2) / 400); 5)" office:value-type="float" office:value="410" calcext:value-type="float">
            <text:p>410</text:p>
          </table:table-cell>
          <table:table-cell table:style-name="ce25" table:formula="of:=MAX(FLOOR([.AC62] * (60 - 25) / 400); 5)" office:value-type="float" office:value="247" calcext:value-type="float">
            <text:p>247</text:p>
          </table:table-cell>
          <table:table-cell table:style-name="ce25" table:formula="of:=MAX(FLOOR([.AC62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peed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3]); [.$B63] * [$Parameters.$A$2]; IF(ISBLANK([$Classic.$B63]);1;POWER([$Parameters.$A$2]; IF(ISBLANK([.$B63]);1; [.$B63]))))" office:value-type="float" office:value="280" calcext:value-type="float">
            <text:p>280</text:p>
          </table:table-cell>
          <table:table-cell table:formula="of:=IF(ISBLANK([.$K63]); [.$E63] * [$Parameters.$D$2]; IF(ISBLANK([$Classic.$E63]);1;POWER([$Parameters.$D$2]/100; IF(ISBLANK([.$E63]);1; [.$E63]))))" office:value-type="float" office:value="0" calcext:value-type="float">
            <text:p>0</text:p>
          </table:table-cell>
          <table:table-cell table:style-name="ce18" table:formula="of:=IF(ISBLANK([.$K63]);[.$H63]*AVERAGE([$Parameters.$G$2:.$H$2]);IF(ISBLANK([$Classic.$H63]);1;POWER(AVERAGE([$Parameters.$G$2:.$H$2]);IF(ISBLANK([.$H63]);1;[.$H63]))))" office:value-type="float" office:value="280" calcext:value-type="float">
            <text:p>280</text:p>
          </table:table-cell>
          <table:table-cell table:formula="of:=IF(ISBLANK([.$K63]); SUM([.L63:.N63]);  ROUND([.L63] * [.M63] * [.N63] * [.$K63] * 40 / 6))" office:value-type="float" office:value="560" calcext:value-type="float">
            <text:p>560</text:p>
          </table:table-cell>
          <table:table-cell table:style-name="ce19" table:formula="of:=MAX(FLOOR([.O63] * (60 - 2) / 400); 5)" office:value-type="float" office:value="81" calcext:value-type="float">
            <text:p>81</text:p>
          </table:table-cell>
          <table:table-cell table:style-name="ce19" table:formula="of:=MAX(FLOOR([.O63] * (60 - 25) / 400); 5)" office:value-type="float" office:value="49" calcext:value-type="float">
            <text:p>49</text:p>
          </table:table-cell>
          <table:table-cell table:style-name="ce19" table:formula="of:=MAX(FLOOR([.O63] * (60 - 50) / 400); 5)" office:value-type="float" office:value="14" calcext:value-type="float">
            <text:p>14</text:p>
          </table:table-cell>
          <table:table-cell table:style-name="ce21" table:formula="of:=IF(ISBLANK([.$K63]); [.$B63] * [$Parameters.$A$3]; IF(ISBLANK([$Classic.$B63]);1;POWER([$Parameters.$A$3]; IF(ISBLANK([.$B63]);1; [.$B63]))))" office:value-type="float" office:value="560" calcext:value-type="float">
            <text:p>560</text:p>
          </table:table-cell>
          <table:table-cell table:formula="of:=IF(ISBLANK([.$K63]); [.$E63] * [$Parameters.$D$3]; IF(ISBLANK([$Classic.$E63]);1;POWER([$Parameters.$D$3]/100; IF(ISBLANK([.$E63]);1; [.$E63]))))" office:value-type="float" office:value="0" calcext:value-type="float">
            <text:p>0</text:p>
          </table:table-cell>
          <table:table-cell table:style-name="ce21" table:formula="of:=IF(ISBLANK([.$K63]);[.$H63]*AVERAGE([$Parameters.$G$3:.$H$3]);IF(ISBLANK([$Classic.$H63]);1;POWER(AVERAGE([$Parameters.$G$3:.$H$3]);IF(ISBLANK([.$H63]);1;[.$H63]))))" office:value-type="float" office:value="140" calcext:value-type="float">
            <text:p>140</text:p>
          </table:table-cell>
          <table:table-cell table:formula="of:=IF(ISBLANK([.$K63]); SUM([.S63:.U63]);  ROUND([.S63] * [.T63] * [.U63] * [.$K63] * 40 / 6))" office:value-type="float" office:value="700" calcext:value-type="float">
            <text:p>700</text:p>
          </table:table-cell>
          <table:table-cell table:style-name="ce22" table:formula="of:=MAX(FLOOR([.V63] * (60 - 2) / 400); 5)" office:value-type="float" office:value="101" calcext:value-type="float">
            <text:p>101</text:p>
          </table:table-cell>
          <table:table-cell table:style-name="ce22" table:formula="of:=MAX(FLOOR([.V63] * (60 - 25) / 400); 5)" office:value-type="float" office:value="61" calcext:value-type="float">
            <text:p>61</text:p>
          </table:table-cell>
          <table:table-cell table:style-name="ce22" table:formula="of:=MAX(FLOOR([.V63] * (60 - 50) / 400); 5)" office:value-type="float" office:value="17" calcext:value-type="float">
            <text:p>17</text:p>
          </table:table-cell>
          <table:table-cell table:style-name="ce24" table:formula="of:=IF(ISBLANK([.$K63]); [.$B63] * [$Parameters.$A$4]; IF(ISBLANK([$Classic.$B63]);1;POWER([$Parameters.$A$4]; IF(ISBLANK([.$B63]);1; [.$B63]))))" office:value-type="float" office:value="28" calcext:value-type="float">
            <text:p>28</text:p>
          </table:table-cell>
          <table:table-cell table:formula="of:=IF(ISBLANK([.$K63]); [.$E63] * [$Parameters.$D$4]; IF(ISBLANK([$Classic.$E63]);1;POWER([$Parameters.$D$4]/100; IF(ISBLANK([.$E63]);1; [.$E63]))))" office:value-type="float" office:value="0" calcext:value-type="float">
            <text:p>0</text:p>
          </table:table-cell>
          <table:table-cell table:style-name="ce24" table:formula="of:=IF(ISBLANK([.$K63]);[.$H63]*AVERAGE([$Parameters.$G$4:.$H$4]);IF(ISBLANK([$Classic.$H63]);1;POWER(AVERAGE([$Parameters.$G$4:.$H$4]);IF(ISBLANK([.$H63]);1;[.$H63]))))" office:value-type="float" office:value="2800" calcext:value-type="float">
            <text:p>2800</text:p>
          </table:table-cell>
          <table:table-cell table:formula="of:=IF(ISBLANK([.$K63]); SUM([.Z63:.AB63]);  ROUND([.Z63] * [.AA63] * [.AB63] * [.$K63] * 40 / 6))" office:value-type="float" office:value="2828" calcext:value-type="float">
            <text:p>2828</text:p>
          </table:table-cell>
          <table:table-cell table:style-name="ce25" table:formula="of:=MAX(FLOOR([.AC63] * (60 - 2) / 400); 5)" office:value-type="float" office:value="410" calcext:value-type="float">
            <text:p>410</text:p>
          </table:table-cell>
          <table:table-cell table:style-name="ce25" table:formula="of:=MAX(FLOOR([.AC63] * (60 - 25) / 400); 5)" office:value-type="float" office:value="247" calcext:value-type="float">
            <text:p>247</text:p>
          </table:table-cell>
          <table:table-cell table:style-name="ce25" table:formula="of:=MAX(FLOOR([.AC63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trength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4]); [.$B64] * [$Parameters.$A$2]; IF(ISBLANK([$Classic.$B64]);1;POWER([$Parameters.$A$2]; IF(ISBLANK([.$B64]);1; [.$B64]))))" office:value-type="float" office:value="280" calcext:value-type="float">
            <text:p>280</text:p>
          </table:table-cell>
          <table:table-cell table:formula="of:=IF(ISBLANK([.$K64]); [.$E64] * [$Parameters.$D$2]; IF(ISBLANK([$Classic.$E64]);1;POWER([$Parameters.$D$2]/100; IF(ISBLANK([.$E64]);1; [.$E64]))))" office:value-type="float" office:value="0" calcext:value-type="float">
            <text:p>0</text:p>
          </table:table-cell>
          <table:table-cell table:style-name="ce18" table:formula="of:=IF(ISBLANK([.$K64]);[.$H64]*AVERAGE([$Parameters.$G$2:.$H$2]);IF(ISBLANK([$Classic.$H64]);1;POWER(AVERAGE([$Parameters.$G$2:.$H$2]);IF(ISBLANK([.$H64]);1;[.$H64]))))" office:value-type="float" office:value="280" calcext:value-type="float">
            <text:p>280</text:p>
          </table:table-cell>
          <table:table-cell table:formula="of:=IF(ISBLANK([.$K64]); SUM([.L64:.N64]);  ROUND([.L64] * [.M64] * [.N64] * [.$K64] * 40 / 6))" office:value-type="float" office:value="560" calcext:value-type="float">
            <text:p>560</text:p>
          </table:table-cell>
          <table:table-cell table:style-name="ce19" table:formula="of:=MAX(FLOOR([.O64] * (60 - 2) / 400); 5)" office:value-type="float" office:value="81" calcext:value-type="float">
            <text:p>81</text:p>
          </table:table-cell>
          <table:table-cell table:style-name="ce19" table:formula="of:=MAX(FLOOR([.O64] * (60 - 25) / 400); 5)" office:value-type="float" office:value="49" calcext:value-type="float">
            <text:p>49</text:p>
          </table:table-cell>
          <table:table-cell table:style-name="ce19" table:formula="of:=MAX(FLOOR([.O64] * (60 - 50) / 400); 5)" office:value-type="float" office:value="14" calcext:value-type="float">
            <text:p>14</text:p>
          </table:table-cell>
          <table:table-cell table:style-name="ce21" table:formula="of:=IF(ISBLANK([.$K64]); [.$B64] * [$Parameters.$A$3]; IF(ISBLANK([$Classic.$B64]);1;POWER([$Parameters.$A$3]; IF(ISBLANK([.$B64]);1; [.$B64]))))" office:value-type="float" office:value="560" calcext:value-type="float">
            <text:p>560</text:p>
          </table:table-cell>
          <table:table-cell table:formula="of:=IF(ISBLANK([.$K64]); [.$E64] * [$Parameters.$D$3]; IF(ISBLANK([$Classic.$E64]);1;POWER([$Parameters.$D$3]/100; IF(ISBLANK([.$E64]);1; [.$E64]))))" office:value-type="float" office:value="0" calcext:value-type="float">
            <text:p>0</text:p>
          </table:table-cell>
          <table:table-cell table:style-name="ce21" table:formula="of:=IF(ISBLANK([.$K64]);[.$H64]*AVERAGE([$Parameters.$G$3:.$H$3]);IF(ISBLANK([$Classic.$H64]);1;POWER(AVERAGE([$Parameters.$G$3:.$H$3]);IF(ISBLANK([.$H64]);1;[.$H64]))))" office:value-type="float" office:value="140" calcext:value-type="float">
            <text:p>140</text:p>
          </table:table-cell>
          <table:table-cell table:formula="of:=IF(ISBLANK([.$K64]); SUM([.S64:.U64]);  ROUND([.S64] * [.T64] * [.U64] * [.$K64] * 40 / 6))" office:value-type="float" office:value="700" calcext:value-type="float">
            <text:p>700</text:p>
          </table:table-cell>
          <table:table-cell table:style-name="ce22" table:formula="of:=MAX(FLOOR([.V64] * (60 - 2) / 400); 5)" office:value-type="float" office:value="101" calcext:value-type="float">
            <text:p>101</text:p>
          </table:table-cell>
          <table:table-cell table:style-name="ce22" table:formula="of:=MAX(FLOOR([.V64] * (60 - 25) / 400); 5)" office:value-type="float" office:value="61" calcext:value-type="float">
            <text:p>61</text:p>
          </table:table-cell>
          <table:table-cell table:style-name="ce22" table:formula="of:=MAX(FLOOR([.V64] * (60 - 50) / 400); 5)" office:value-type="float" office:value="17" calcext:value-type="float">
            <text:p>17</text:p>
          </table:table-cell>
          <table:table-cell table:style-name="ce24" table:formula="of:=IF(ISBLANK([.$K64]); [.$B64] * [$Parameters.$A$4]; IF(ISBLANK([$Classic.$B64]);1;POWER([$Parameters.$A$4]; IF(ISBLANK([.$B64]);1; [.$B64]))))" office:value-type="float" office:value="28" calcext:value-type="float">
            <text:p>28</text:p>
          </table:table-cell>
          <table:table-cell table:formula="of:=IF(ISBLANK([.$K64]); [.$E64] * [$Parameters.$D$4]; IF(ISBLANK([$Classic.$E64]);1;POWER([$Parameters.$D$4]/100; IF(ISBLANK([.$E64]);1; [.$E64]))))" office:value-type="float" office:value="0" calcext:value-type="float">
            <text:p>0</text:p>
          </table:table-cell>
          <table:table-cell table:style-name="ce24" table:formula="of:=IF(ISBLANK([.$K64]);[.$H64]*AVERAGE([$Parameters.$G$4:.$H$4]);IF(ISBLANK([$Classic.$H64]);1;POWER(AVERAGE([$Parameters.$G$4:.$H$4]);IF(ISBLANK([.$H64]);1;[.$H64]))))" office:value-type="float" office:value="2800" calcext:value-type="float">
            <text:p>2800</text:p>
          </table:table-cell>
          <table:table-cell table:formula="of:=IF(ISBLANK([.$K64]); SUM([.Z64:.AB64]);  ROUND([.Z64] * [.AA64] * [.AB64] * [.$K64] * 40 / 6))" office:value-type="float" office:value="2828" calcext:value-type="float">
            <text:p>2828</text:p>
          </table:table-cell>
          <table:table-cell table:style-name="ce25" table:formula="of:=MAX(FLOOR([.AC64] * (60 - 2) / 400); 5)" office:value-type="float" office:value="410" calcext:value-type="float">
            <text:p>410</text:p>
          </table:table-cell>
          <table:table-cell table:style-name="ce25" table:formula="of:=MAX(FLOOR([.AC64] * (60 - 25) / 400); 5)" office:value-type="float" office:value="247" calcext:value-type="float">
            <text:p>247</text:p>
          </table:table-cell>
          <table:table-cell table:style-name="ce25" table:formula="of:=MAX(FLOOR([.AC64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Willpower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5]); [.$B65] * [$Parameters.$A$2]; IF(ISBLANK([$Classic.$B65]);1;POWER([$Parameters.$A$2]; IF(ISBLANK([.$B65]);1; [.$B65]))))" office:value-type="float" office:value="280" calcext:value-type="float">
            <text:p>280</text:p>
          </table:table-cell>
          <table:table-cell table:formula="of:=IF(ISBLANK([.$K65]); [.$E65] * [$Parameters.$D$2]; IF(ISBLANK([$Classic.$E65]);1;POWER([$Parameters.$D$2]/100; IF(ISBLANK([.$E65]);1; [.$E65]))))" office:value-type="float" office:value="0" calcext:value-type="float">
            <text:p>0</text:p>
          </table:table-cell>
          <table:table-cell table:style-name="ce18" table:formula="of:=IF(ISBLANK([.$K65]);[.$H65]*AVERAGE([$Parameters.$G$2:.$H$2]);IF(ISBLANK([$Classic.$H65]);1;POWER(AVERAGE([$Parameters.$G$2:.$H$2]);IF(ISBLANK([.$H65]);1;[.$H65]))))" office:value-type="float" office:value="280" calcext:value-type="float">
            <text:p>280</text:p>
          </table:table-cell>
          <table:table-cell table:formula="of:=IF(ISBLANK([.$K65]); SUM([.L65:.N65]);  ROUND([.L65] * [.M65] * [.N65] * [.$K65] * 40 / 6))" office:value-type="float" office:value="560" calcext:value-type="float">
            <text:p>560</text:p>
          </table:table-cell>
          <table:table-cell table:style-name="ce19" table:formula="of:=MAX(FLOOR([.O65] * (60 - 2) / 400); 5)" office:value-type="float" office:value="81" calcext:value-type="float">
            <text:p>81</text:p>
          </table:table-cell>
          <table:table-cell table:style-name="ce19" table:formula="of:=MAX(FLOOR([.O65] * (60 - 25) / 400); 5)" office:value-type="float" office:value="49" calcext:value-type="float">
            <text:p>49</text:p>
          </table:table-cell>
          <table:table-cell table:style-name="ce19" table:formula="of:=MAX(FLOOR([.O65] * (60 - 50) / 400); 5)" office:value-type="float" office:value="14" calcext:value-type="float">
            <text:p>14</text:p>
          </table:table-cell>
          <table:table-cell table:style-name="ce21" table:formula="of:=IF(ISBLANK([.$K65]); [.$B65] * [$Parameters.$A$3]; IF(ISBLANK([$Classic.$B65]);1;POWER([$Parameters.$A$3]; IF(ISBLANK([.$B65]);1; [.$B65]))))" office:value-type="float" office:value="560" calcext:value-type="float">
            <text:p>560</text:p>
          </table:table-cell>
          <table:table-cell table:formula="of:=IF(ISBLANK([.$K65]); [.$E65] * [$Parameters.$D$3]; IF(ISBLANK([$Classic.$E65]);1;POWER([$Parameters.$D$3]/100; IF(ISBLANK([.$E65]);1; [.$E65]))))" office:value-type="float" office:value="0" calcext:value-type="float">
            <text:p>0</text:p>
          </table:table-cell>
          <table:table-cell table:style-name="ce21" table:formula="of:=IF(ISBLANK([.$K65]);[.$H65]*AVERAGE([$Parameters.$G$3:.$H$3]);IF(ISBLANK([$Classic.$H65]);1;POWER(AVERAGE([$Parameters.$G$3:.$H$3]);IF(ISBLANK([.$H65]);1;[.$H65]))))" office:value-type="float" office:value="140" calcext:value-type="float">
            <text:p>140</text:p>
          </table:table-cell>
          <table:table-cell table:formula="of:=IF(ISBLANK([.$K65]); SUM([.S65:.U65]);  ROUND([.S65] * [.T65] * [.U65] * [.$K65] * 40 / 6))" office:value-type="float" office:value="700" calcext:value-type="float">
            <text:p>700</text:p>
          </table:table-cell>
          <table:table-cell table:style-name="ce22" table:formula="of:=MAX(FLOOR([.V65] * (60 - 2) / 400); 5)" office:value-type="float" office:value="101" calcext:value-type="float">
            <text:p>101</text:p>
          </table:table-cell>
          <table:table-cell table:style-name="ce22" table:formula="of:=MAX(FLOOR([.V65] * (60 - 25) / 400); 5)" office:value-type="float" office:value="61" calcext:value-type="float">
            <text:p>61</text:p>
          </table:table-cell>
          <table:table-cell table:style-name="ce22" table:formula="of:=MAX(FLOOR([.V65] * (60 - 50) / 400); 5)" office:value-type="float" office:value="17" calcext:value-type="float">
            <text:p>17</text:p>
          </table:table-cell>
          <table:table-cell table:style-name="ce24" table:formula="of:=IF(ISBLANK([.$K65]); [.$B65] * [$Parameters.$A$4]; IF(ISBLANK([$Classic.$B65]);1;POWER([$Parameters.$A$4]; IF(ISBLANK([.$B65]);1; [.$B65]))))" office:value-type="float" office:value="28" calcext:value-type="float">
            <text:p>28</text:p>
          </table:table-cell>
          <table:table-cell table:formula="of:=IF(ISBLANK([.$K65]); [.$E65] * [$Parameters.$D$4]; IF(ISBLANK([$Classic.$E65]);1;POWER([$Parameters.$D$4]/100; IF(ISBLANK([.$E65]);1; [.$E65]))))" office:value-type="float" office:value="0" calcext:value-type="float">
            <text:p>0</text:p>
          </table:table-cell>
          <table:table-cell table:style-name="ce24" table:formula="of:=IF(ISBLANK([.$K65]);[.$H65]*AVERAGE([$Parameters.$G$4:.$H$4]);IF(ISBLANK([$Classic.$H65]);1;POWER(AVERAGE([$Parameters.$G$4:.$H$4]);IF(ISBLANK([.$H65]);1;[.$H65]))))" office:value-type="float" office:value="2800" calcext:value-type="float">
            <text:p>2800</text:p>
          </table:table-cell>
          <table:table-cell table:formula="of:=IF(ISBLANK([.$K65]); SUM([.Z65:.AB65]);  ROUND([.Z65] * [.AA65] * [.AB65] * [.$K65] * 40 / 6))" office:value-type="float" office:value="2828" calcext:value-type="float">
            <text:p>2828</text:p>
          </table:table-cell>
          <table:table-cell table:style-name="ce25" table:formula="of:=MAX(FLOOR([.AC65] * (60 - 2) / 400); 5)" office:value-type="float" office:value="410" calcext:value-type="float">
            <text:p>410</text:p>
          </table:table-cell>
          <table:table-cell table:style-name="ce25" table:formula="of:=MAX(FLOOR([.AC65] * (60 - 25) / 400); 5)" office:value-type="float" office:value="247" calcext:value-type="float">
            <text:p>247</text:p>
          </table:table-cell>
          <table:table-cell table:style-name="ce25" table:formula="of:=MAX(FLOOR([.AC65] * (60 - 50) / 400); 5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eeAction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66]); [.$B66] * [$Parameters.$A$2]; IF(ISBLANK([$Classic.$B66]);1;POWER([$Parameters.$A$2]; IF(ISBLANK([.$B66]);1; [.$B66]))))" office:value-type="float" office:value="200" calcext:value-type="float">
            <text:p>200</text:p>
          </table:table-cell>
          <table:table-cell table:formula="of:=IF(ISBLANK([.$K66]); [.$E66] * [$Parameters.$D$2]; IF(ISBLANK([$Classic.$E66]);1;POWER([$Parameters.$D$2]/100; IF(ISBLANK([.$E66]);1; [.$E66]))))" office:value-type="float" office:value="0" calcext:value-type="float">
            <text:p>0</text:p>
          </table:table-cell>
          <table:table-cell table:style-name="ce18" table:formula="of:=IF(ISBLANK([.$K66]);[.$H66]*AVERAGE([$Parameters.$G$2:.$H$2]);IF(ISBLANK([$Classic.$H66]);1;POWER(AVERAGE([$Parameters.$G$2:.$H$2]);IF(ISBLANK([.$H66]);1;[.$H66]))))" office:value-type="float" office:value="0" calcext:value-type="float">
            <text:p>0</text:p>
          </table:table-cell>
          <table:table-cell table:formula="of:=IF(ISBLANK([.$K66]); SUM([.L66:.N66]);  ROUND([.L66] * [.M66] * [.N66] * [.$K66] * 40 / 6))" office:value-type="float" office:value="200" calcext:value-type="float">
            <text:p>200</text:p>
          </table:table-cell>
          <table:table-cell table:style-name="ce19" table:formula="of:=MAX(FLOOR([.O66] * (60 - 2) / 400); 5)" office:value-type="float" office:value="29" calcext:value-type="float">
            <text:p>29</text:p>
          </table:table-cell>
          <table:table-cell table:style-name="ce19" table:formula="of:=MAX(FLOOR([.O66] * (60 - 25) / 400); 5)" office:value-type="float" office:value="17" calcext:value-type="float">
            <text:p>17</text:p>
          </table:table-cell>
          <table:table-cell table:style-name="ce19" table:formula="of:=MAX(FLOOR([.O66] * (60 - 50) / 400); 5)" office:value-type="float" office:value="5" calcext:value-type="float">
            <text:p>5</text:p>
          </table:table-cell>
          <table:table-cell table:style-name="ce21" table:formula="of:=IF(ISBLANK([.$K66]); [.$B66] * [$Parameters.$A$3]; IF(ISBLANK([$Classic.$B66]);1;POWER([$Parameters.$A$3]; IF(ISBLANK([.$B66]);1; [.$B66]))))" office:value-type="float" office:value="400" calcext:value-type="float">
            <text:p>400</text:p>
          </table:table-cell>
          <table:table-cell table:formula="of:=IF(ISBLANK([.$K66]); [.$E66] * [$Parameters.$D$3]; IF(ISBLANK([$Classic.$E66]);1;POWER([$Parameters.$D$3]/100; IF(ISBLANK([.$E66]);1; [.$E66]))))" office:value-type="float" office:value="0" calcext:value-type="float">
            <text:p>0</text:p>
          </table:table-cell>
          <table:table-cell table:style-name="ce21" table:formula="of:=IF(ISBLANK([.$K66]);[.$H66]*AVERAGE([$Parameters.$G$3:.$H$3]);IF(ISBLANK([$Classic.$H66]);1;POWER(AVERAGE([$Parameters.$G$3:.$H$3]);IF(ISBLANK([.$H66]);1;[.$H66]))))" office:value-type="float" office:value="0" calcext:value-type="float">
            <text:p>0</text:p>
          </table:table-cell>
          <table:table-cell table:formula="of:=IF(ISBLANK([.$K66]); SUM([.S66:.U66]);  ROUND([.S66] * [.T66] * [.U66] * [.$K66] * 40 / 6))" office:value-type="float" office:value="400" calcext:value-type="float">
            <text:p>400</text:p>
          </table:table-cell>
          <table:table-cell table:style-name="ce22" table:formula="of:=MAX(FLOOR([.V66] * (60 - 2) / 400); 5)" office:value-type="float" office:value="58" calcext:value-type="float">
            <text:p>58</text:p>
          </table:table-cell>
          <table:table-cell table:style-name="ce22" table:formula="of:=MAX(FLOOR([.V66] * (60 - 25) / 400); 5)" office:value-type="float" office:value="35" calcext:value-type="float">
            <text:p>35</text:p>
          </table:table-cell>
          <table:table-cell table:style-name="ce22" table:formula="of:=MAX(FLOOR([.V66] * (60 - 50) / 400); 5)" office:value-type="float" office:value="10" calcext:value-type="float">
            <text:p>10</text:p>
          </table:table-cell>
          <table:table-cell table:style-name="ce24" table:formula="of:=IF(ISBLANK([.$K66]); [.$B66] * [$Parameters.$A$4]; IF(ISBLANK([$Classic.$B66]);1;POWER([$Parameters.$A$4]; IF(ISBLANK([.$B66]);1; [.$B66]))))" office:value-type="float" office:value="20" calcext:value-type="float">
            <text:p>20</text:p>
          </table:table-cell>
          <table:table-cell table:formula="of:=IF(ISBLANK([.$K66]); [.$E66] * [$Parameters.$D$4]; IF(ISBLANK([$Classic.$E66]);1;POWER([$Parameters.$D$4]/100; IF(ISBLANK([.$E66]);1; [.$E66]))))" office:value-type="float" office:value="0" calcext:value-type="float">
            <text:p>0</text:p>
          </table:table-cell>
          <table:table-cell table:style-name="ce24" table:formula="of:=IF(ISBLANK([.$K66]);[.$H66]*AVERAGE([$Parameters.$G$4:.$H$4]);IF(ISBLANK([$Classic.$H66]);1;POWER(AVERAGE([$Parameters.$G$4:.$H$4]);IF(ISBLANK([.$H66]);1;[.$H66]))))" office:value-type="float" office:value="0" calcext:value-type="float">
            <text:p>0</text:p>
          </table:table-cell>
          <table:table-cell table:formula="of:=IF(ISBLANK([.$K66]); SUM([.Z66:.AB66]);  ROUND([.Z66] * [.AA66] * [.AB66] * [.$K66] * 40 / 6))" office:value-type="float" office:value="20" calcext:value-type="float">
            <text:p>20</text:p>
          </table:table-cell>
          <table:table-cell table:style-name="ce25" table:formula="of:=MAX(FLOOR([.AC66] * (60 - 2) / 400); 5)" office:value-type="float" office:value="5" calcext:value-type="float">
            <text:p>5</text:p>
          </table:table-cell>
          <table:table-cell table:style-name="ce25" table:formula="of:=MAX(FLOOR([.AC66] * (60 - 25) / 400); 5)" office:value-type="float" office:value="5" calcext:value-type="float">
            <text:p>5</text:p>
          </table:table-cell>
          <table:table-cell table:style-name="ce25" table:formula="of:=MAX(FLOOR([.AC66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l-Agi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7]); [.$B67] * [$Parameters.$A$2]; IF(ISBLANK([$Classic.$B67]);1;POWER([$Parameters.$A$2]; IF(ISBLANK([.$B67]);1; [.$B67]))))" office:value-type="float" office:value="0" calcext:value-type="float">
            <text:p>0</text:p>
          </table:table-cell>
          <table:table-cell table:formula="of:=IF(ISBLANK([.$K67]); [.$E67] * [$Parameters.$D$2]; IF(ISBLANK([$Classic.$E67]);1;POWER([$Parameters.$D$2]/100; IF(ISBLANK([.$E67]);1; [.$E67]))))" office:value-type="float" office:value="0" calcext:value-type="float">
            <text:p>0</text:p>
          </table:table-cell>
          <table:table-cell table:style-name="ce18" table:formula="of:=IF(ISBLANK([.$K67]);[.$H67]*AVERAGE([$Parameters.$G$2:.$H$2]);IF(ISBLANK([$Classic.$H67]);1;POWER(AVERAGE([$Parameters.$G$2:.$H$2]);IF(ISBLANK([.$H67]);1;[.$H67]))))" office:value-type="float" office:value="120" calcext:value-type="float">
            <text:p>120</text:p>
          </table:table-cell>
          <table:table-cell table:formula="of:=IF(ISBLANK([.$K67]); SUM([.L67:.N67]);  ROUND([.L67] * [.M67] * [.N67] * [.$K67] * 40 / 6))" office:value-type="float" office:value="120" calcext:value-type="float">
            <text:p>120</text:p>
          </table:table-cell>
          <table:table-cell table:style-name="ce19" table:formula="of:=MAX(FLOOR([.O67] * (60 - 2) / 400); 5)" office:value-type="float" office:value="17" calcext:value-type="float">
            <text:p>17</text:p>
          </table:table-cell>
          <table:table-cell table:style-name="ce19" table:formula="of:=MAX(FLOOR([.O67] * (60 - 25) / 400); 5)" office:value-type="float" office:value="10" calcext:value-type="float">
            <text:p>10</text:p>
          </table:table-cell>
          <table:table-cell table:style-name="ce19" table:formula="of:=MAX(FLOOR([.O67] * (60 - 50) / 400); 5)" office:value-type="float" office:value="5" calcext:value-type="float">
            <text:p>5</text:p>
          </table:table-cell>
          <table:table-cell table:style-name="ce21" table:formula="of:=IF(ISBLANK([.$K67]); [.$B67] * [$Parameters.$A$3]; IF(ISBLANK([$Classic.$B67]);1;POWER([$Parameters.$A$3]; IF(ISBLANK([.$B67]);1; [.$B67]))))" office:value-type="float" office:value="0" calcext:value-type="float">
            <text:p>0</text:p>
          </table:table-cell>
          <table:table-cell table:formula="of:=IF(ISBLANK([.$K67]); [.$E67] * [$Parameters.$D$3]; IF(ISBLANK([$Classic.$E67]);1;POWER([$Parameters.$D$3]/100; IF(ISBLANK([.$E67]);1; [.$E67]))))" office:value-type="float" office:value="0" calcext:value-type="float">
            <text:p>0</text:p>
          </table:table-cell>
          <table:table-cell table:style-name="ce21" table:formula="of:=IF(ISBLANK([.$K67]);[.$H67]*AVERAGE([$Parameters.$G$3:.$H$3]);IF(ISBLANK([$Classic.$H67]);1;POWER(AVERAGE([$Parameters.$G$3:.$H$3]);IF(ISBLANK([.$H67]);1;[.$H67]))))" office:value-type="float" office:value="60" calcext:value-type="float">
            <text:p>60</text:p>
          </table:table-cell>
          <table:table-cell table:formula="of:=IF(ISBLANK([.$K67]); SUM([.S67:.U67]);  ROUND([.S67] * [.T67] * [.U67] * [.$K67] * 40 / 6))" office:value-type="float" office:value="60" calcext:value-type="float">
            <text:p>60</text:p>
          </table:table-cell>
          <table:table-cell table:style-name="ce22" table:formula="of:=MAX(FLOOR([.V67] * (60 - 2) / 400); 5)" office:value-type="float" office:value="8" calcext:value-type="float">
            <text:p>8</text:p>
          </table:table-cell>
          <table:table-cell table:style-name="ce22" table:formula="of:=MAX(FLOOR([.V67] * (60 - 25) / 400); 5)" office:value-type="float" office:value="5" calcext:value-type="float">
            <text:p>5</text:p>
          </table:table-cell>
          <table:table-cell table:style-name="ce22" table:formula="of:=MAX(FLOOR([.V67] * (60 - 50) / 400); 5)" office:value-type="float" office:value="5" calcext:value-type="float">
            <text:p>5</text:p>
          </table:table-cell>
          <table:table-cell table:style-name="ce24" table:formula="of:=IF(ISBLANK([.$K67]); [.$B67] * [$Parameters.$A$4]; IF(ISBLANK([$Classic.$B67]);1;POWER([$Parameters.$A$4]; IF(ISBLANK([.$B67]);1; [.$B67]))))" office:value-type="float" office:value="0" calcext:value-type="float">
            <text:p>0</text:p>
          </table:table-cell>
          <table:table-cell table:formula="of:=IF(ISBLANK([.$K67]); [.$E67] * [$Parameters.$D$4]; IF(ISBLANK([$Classic.$E67]);1;POWER([$Parameters.$D$4]/100; IF(ISBLANK([.$E67]);1; [.$E67]))))" office:value-type="float" office:value="0" calcext:value-type="float">
            <text:p>0</text:p>
          </table:table-cell>
          <table:table-cell table:style-name="ce24" table:formula="of:=IF(ISBLANK([.$K67]);[.$H67]*AVERAGE([$Parameters.$G$4:.$H$4]);IF(ISBLANK([$Classic.$H67]);1;POWER(AVERAGE([$Parameters.$G$4:.$H$4]);IF(ISBLANK([.$H67]);1;[.$H67]))))" office:value-type="float" office:value="1200" calcext:value-type="float">
            <text:p>1200</text:p>
          </table:table-cell>
          <table:table-cell table:formula="of:=IF(ISBLANK([.$K67]); SUM([.Z67:.AB67]);  ROUND([.Z67] * [.AA67] * [.AB67] * [.$K67] * 40 / 6))" office:value-type="float" office:value="1200" calcext:value-type="float">
            <text:p>1200</text:p>
          </table:table-cell>
          <table:table-cell table:style-name="ce25" table:formula="of:=MAX(FLOOR([.AC67] * (60 - 2) / 400); 5)" office:value-type="float" office:value="174" calcext:value-type="float">
            <text:p>174</text:p>
          </table:table-cell>
          <table:table-cell table:style-name="ce25" table:formula="of:=MAX(FLOOR([.AC67] * (60 - 25) / 400); 5)" office:value-type="float" office:value="105" calcext:value-type="float">
            <text:p>105</text:p>
          </table:table-cell>
          <table:table-cell table:style-name="ce25" table:formula="of:=MAX(FLOOR([.AC67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Endura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8]); [.$B68] * [$Parameters.$A$2]; IF(ISBLANK([$Classic.$B68]);1;POWER([$Parameters.$A$2]; IF(ISBLANK([.$B68]);1; [.$B68]))))" office:value-type="float" office:value="0" calcext:value-type="float">
            <text:p>0</text:p>
          </table:table-cell>
          <table:table-cell table:formula="of:=IF(ISBLANK([.$K68]); [.$E68] * [$Parameters.$D$2]; IF(ISBLANK([$Classic.$E68]);1;POWER([$Parameters.$D$2]/100; IF(ISBLANK([.$E68]);1; [.$E68]))))" office:value-type="float" office:value="0" calcext:value-type="float">
            <text:p>0</text:p>
          </table:table-cell>
          <table:table-cell table:style-name="ce18" table:formula="of:=IF(ISBLANK([.$K68]);[.$H68]*AVERAGE([$Parameters.$G$2:.$H$2]);IF(ISBLANK([$Classic.$H68]);1;POWER(AVERAGE([$Parameters.$G$2:.$H$2]);IF(ISBLANK([.$H68]);1;[.$H68]))))" office:value-type="float" office:value="120" calcext:value-type="float">
            <text:p>120</text:p>
          </table:table-cell>
          <table:table-cell table:formula="of:=IF(ISBLANK([.$K68]); SUM([.L68:.N68]);  ROUND([.L68] * [.M68] * [.N68] * [.$K68] * 40 / 6))" office:value-type="float" office:value="120" calcext:value-type="float">
            <text:p>120</text:p>
          </table:table-cell>
          <table:table-cell table:style-name="ce19" table:formula="of:=MAX(FLOOR([.O68] * (60 - 2) / 400); 5)" office:value-type="float" office:value="17" calcext:value-type="float">
            <text:p>17</text:p>
          </table:table-cell>
          <table:table-cell table:style-name="ce19" table:formula="of:=MAX(FLOOR([.O68] * (60 - 25) / 400); 5)" office:value-type="float" office:value="10" calcext:value-type="float">
            <text:p>10</text:p>
          </table:table-cell>
          <table:table-cell table:style-name="ce19" table:formula="of:=MAX(FLOOR([.O68] * (60 - 50) / 400); 5)" office:value-type="float" office:value="5" calcext:value-type="float">
            <text:p>5</text:p>
          </table:table-cell>
          <table:table-cell table:style-name="ce21" table:formula="of:=IF(ISBLANK([.$K68]); [.$B68] * [$Parameters.$A$3]; IF(ISBLANK([$Classic.$B68]);1;POWER([$Parameters.$A$3]; IF(ISBLANK([.$B68]);1; [.$B68]))))" office:value-type="float" office:value="0" calcext:value-type="float">
            <text:p>0</text:p>
          </table:table-cell>
          <table:table-cell table:formula="of:=IF(ISBLANK([.$K68]); [.$E68] * [$Parameters.$D$3]; IF(ISBLANK([$Classic.$E68]);1;POWER([$Parameters.$D$3]/100; IF(ISBLANK([.$E68]);1; [.$E68]))))" office:value-type="float" office:value="0" calcext:value-type="float">
            <text:p>0</text:p>
          </table:table-cell>
          <table:table-cell table:style-name="ce21" table:formula="of:=IF(ISBLANK([.$K68]);[.$H68]*AVERAGE([$Parameters.$G$3:.$H$3]);IF(ISBLANK([$Classic.$H68]);1;POWER(AVERAGE([$Parameters.$G$3:.$H$3]);IF(ISBLANK([.$H68]);1;[.$H68]))))" office:value-type="float" office:value="60" calcext:value-type="float">
            <text:p>60</text:p>
          </table:table-cell>
          <table:table-cell table:formula="of:=IF(ISBLANK([.$K68]); SUM([.S68:.U68]);  ROUND([.S68] * [.T68] * [.U68] * [.$K68] * 40 / 6))" office:value-type="float" office:value="60" calcext:value-type="float">
            <text:p>60</text:p>
          </table:table-cell>
          <table:table-cell table:style-name="ce22" table:formula="of:=MAX(FLOOR([.V68] * (60 - 2) / 400); 5)" office:value-type="float" office:value="8" calcext:value-type="float">
            <text:p>8</text:p>
          </table:table-cell>
          <table:table-cell table:style-name="ce22" table:formula="of:=MAX(FLOOR([.V68] * (60 - 25) / 400); 5)" office:value-type="float" office:value="5" calcext:value-type="float">
            <text:p>5</text:p>
          </table:table-cell>
          <table:table-cell table:style-name="ce22" table:formula="of:=MAX(FLOOR([.V68] * (60 - 50) / 400); 5)" office:value-type="float" office:value="5" calcext:value-type="float">
            <text:p>5</text:p>
          </table:table-cell>
          <table:table-cell table:style-name="ce24" table:formula="of:=IF(ISBLANK([.$K68]); [.$B68] * [$Parameters.$A$4]; IF(ISBLANK([$Classic.$B68]);1;POWER([$Parameters.$A$4]; IF(ISBLANK([.$B68]);1; [.$B68]))))" office:value-type="float" office:value="0" calcext:value-type="float">
            <text:p>0</text:p>
          </table:table-cell>
          <table:table-cell table:formula="of:=IF(ISBLANK([.$K68]); [.$E68] * [$Parameters.$D$4]; IF(ISBLANK([$Classic.$E68]);1;POWER([$Parameters.$D$4]/100; IF(ISBLANK([.$E68]);1; [.$E68]))))" office:value-type="float" office:value="0" calcext:value-type="float">
            <text:p>0</text:p>
          </table:table-cell>
          <table:table-cell table:style-name="ce24" table:formula="of:=IF(ISBLANK([.$K68]);[.$H68]*AVERAGE([$Parameters.$G$4:.$H$4]);IF(ISBLANK([$Classic.$H68]);1;POWER(AVERAGE([$Parameters.$G$4:.$H$4]);IF(ISBLANK([.$H68]);1;[.$H68]))))" office:value-type="float" office:value="1200" calcext:value-type="float">
            <text:p>1200</text:p>
          </table:table-cell>
          <table:table-cell table:formula="of:=IF(ISBLANK([.$K68]); SUM([.Z68:.AB68]);  ROUND([.Z68] * [.AA68] * [.AB68] * [.$K68] * 40 / 6))" office:value-type="float" office:value="1200" calcext:value-type="float">
            <text:p>1200</text:p>
          </table:table-cell>
          <table:table-cell table:style-name="ce25" table:formula="of:=MAX(FLOOR([.AC68] * (60 - 2) / 400); 5)" office:value-type="float" office:value="174" calcext:value-type="float">
            <text:p>174</text:p>
          </table:table-cell>
          <table:table-cell table:style-name="ce25" table:formula="of:=MAX(FLOOR([.AC68] * (60 - 25) / 400); 5)" office:value-type="float" office:value="105" calcext:value-type="float">
            <text:p>105</text:p>
          </table:table-cell>
          <table:table-cell table:style-name="ce25" table:formula="of:=MAX(FLOOR([.AC68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Intellige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9]); [.$B69] * [$Parameters.$A$2]; IF(ISBLANK([$Classic.$B69]);1;POWER([$Parameters.$A$2]; IF(ISBLANK([.$B69]);1; [.$B69]))))" office:value-type="float" office:value="0" calcext:value-type="float">
            <text:p>0</text:p>
          </table:table-cell>
          <table:table-cell table:formula="of:=IF(ISBLANK([.$K69]); [.$E69] * [$Parameters.$D$2]; IF(ISBLANK([$Classic.$E69]);1;POWER([$Parameters.$D$2]/100; IF(ISBLANK([.$E69]);1; [.$E69]))))" office:value-type="float" office:value="0" calcext:value-type="float">
            <text:p>0</text:p>
          </table:table-cell>
          <table:table-cell table:style-name="ce18" table:formula="of:=IF(ISBLANK([.$K69]);[.$H69]*AVERAGE([$Parameters.$G$2:.$H$2]);IF(ISBLANK([$Classic.$H69]);1;POWER(AVERAGE([$Parameters.$G$2:.$H$2]);IF(ISBLANK([.$H69]);1;[.$H69]))))" office:value-type="float" office:value="120" calcext:value-type="float">
            <text:p>120</text:p>
          </table:table-cell>
          <table:table-cell table:formula="of:=IF(ISBLANK([.$K69]); SUM([.L69:.N69]);  ROUND([.L69] * [.M69] * [.N69] * [.$K69] * 40 / 6))" office:value-type="float" office:value="120" calcext:value-type="float">
            <text:p>120</text:p>
          </table:table-cell>
          <table:table-cell table:style-name="ce19" table:formula="of:=MAX(FLOOR([.O69] * (60 - 2) / 400); 5)" office:value-type="float" office:value="17" calcext:value-type="float">
            <text:p>17</text:p>
          </table:table-cell>
          <table:table-cell table:style-name="ce19" table:formula="of:=MAX(FLOOR([.O69] * (60 - 25) / 400); 5)" office:value-type="float" office:value="10" calcext:value-type="float">
            <text:p>10</text:p>
          </table:table-cell>
          <table:table-cell table:style-name="ce19" table:formula="of:=MAX(FLOOR([.O69] * (60 - 50) / 400); 5)" office:value-type="float" office:value="5" calcext:value-type="float">
            <text:p>5</text:p>
          </table:table-cell>
          <table:table-cell table:style-name="ce21" table:formula="of:=IF(ISBLANK([.$K69]); [.$B69] * [$Parameters.$A$3]; IF(ISBLANK([$Classic.$B69]);1;POWER([$Parameters.$A$3]; IF(ISBLANK([.$B69]);1; [.$B69]))))" office:value-type="float" office:value="0" calcext:value-type="float">
            <text:p>0</text:p>
          </table:table-cell>
          <table:table-cell table:formula="of:=IF(ISBLANK([.$K69]); [.$E69] * [$Parameters.$D$3]; IF(ISBLANK([$Classic.$E69]);1;POWER([$Parameters.$D$3]/100; IF(ISBLANK([.$E69]);1; [.$E69]))))" office:value-type="float" office:value="0" calcext:value-type="float">
            <text:p>0</text:p>
          </table:table-cell>
          <table:table-cell table:style-name="ce21" table:formula="of:=IF(ISBLANK([.$K69]);[.$H69]*AVERAGE([$Parameters.$G$3:.$H$3]);IF(ISBLANK([$Classic.$H69]);1;POWER(AVERAGE([$Parameters.$G$3:.$H$3]);IF(ISBLANK([.$H69]);1;[.$H69]))))" office:value-type="float" office:value="60" calcext:value-type="float">
            <text:p>60</text:p>
          </table:table-cell>
          <table:table-cell table:formula="of:=IF(ISBLANK([.$K69]); SUM([.S69:.U69]);  ROUND([.S69] * [.T69] * [.U69] * [.$K69] * 40 / 6))" office:value-type="float" office:value="60" calcext:value-type="float">
            <text:p>60</text:p>
          </table:table-cell>
          <table:table-cell table:style-name="ce22" table:formula="of:=MAX(FLOOR([.V69] * (60 - 2) / 400); 5)" office:value-type="float" office:value="8" calcext:value-type="float">
            <text:p>8</text:p>
          </table:table-cell>
          <table:table-cell table:style-name="ce22" table:formula="of:=MAX(FLOOR([.V69] * (60 - 25) / 400); 5)" office:value-type="float" office:value="5" calcext:value-type="float">
            <text:p>5</text:p>
          </table:table-cell>
          <table:table-cell table:style-name="ce22" table:formula="of:=MAX(FLOOR([.V69] * (60 - 50) / 400); 5)" office:value-type="float" office:value="5" calcext:value-type="float">
            <text:p>5</text:p>
          </table:table-cell>
          <table:table-cell table:style-name="ce24" table:formula="of:=IF(ISBLANK([.$K69]); [.$B69] * [$Parameters.$A$4]; IF(ISBLANK([$Classic.$B69]);1;POWER([$Parameters.$A$4]; IF(ISBLANK([.$B69]);1; [.$B69]))))" office:value-type="float" office:value="0" calcext:value-type="float">
            <text:p>0</text:p>
          </table:table-cell>
          <table:table-cell table:formula="of:=IF(ISBLANK([.$K69]); [.$E69] * [$Parameters.$D$4]; IF(ISBLANK([$Classic.$E69]);1;POWER([$Parameters.$D$4]/100; IF(ISBLANK([.$E69]);1; [.$E69]))))" office:value-type="float" office:value="0" calcext:value-type="float">
            <text:p>0</text:p>
          </table:table-cell>
          <table:table-cell table:style-name="ce24" table:formula="of:=IF(ISBLANK([.$K69]);[.$H69]*AVERAGE([$Parameters.$G$4:.$H$4]);IF(ISBLANK([$Classic.$H69]);1;POWER(AVERAGE([$Parameters.$G$4:.$H$4]);IF(ISBLANK([.$H69]);1;[.$H69]))))" office:value-type="float" office:value="1200" calcext:value-type="float">
            <text:p>1200</text:p>
          </table:table-cell>
          <table:table-cell table:formula="of:=IF(ISBLANK([.$K69]); SUM([.Z69:.AB69]);  ROUND([.Z69] * [.AA69] * [.AB69] * [.$K69] * 40 / 6))" office:value-type="float" office:value="1200" calcext:value-type="float">
            <text:p>1200</text:p>
          </table:table-cell>
          <table:table-cell table:style-name="ce25" table:formula="of:=MAX(FLOOR([.AC69] * (60 - 2) / 400); 5)" office:value-type="float" office:value="174" calcext:value-type="float">
            <text:p>174</text:p>
          </table:table-cell>
          <table:table-cell table:style-name="ce25" table:formula="of:=MAX(FLOOR([.AC69] * (60 - 25) / 400); 5)" office:value-type="float" office:value="105" calcext:value-type="float">
            <text:p>105</text:p>
          </table:table-cell>
          <table:table-cell table:style-name="ce25" table:formula="of:=MAX(FLOOR([.AC69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Luck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0]); [.$B70] * [$Parameters.$A$2]; IF(ISBLANK([$Classic.$B70]);1;POWER([$Parameters.$A$2]; IF(ISBLANK([.$B70]);1; [.$B70]))))" office:value-type="float" office:value="0" calcext:value-type="float">
            <text:p>0</text:p>
          </table:table-cell>
          <table:table-cell table:formula="of:=IF(ISBLANK([.$K70]); [.$E70] * [$Parameters.$D$2]; IF(ISBLANK([$Classic.$E70]);1;POWER([$Parameters.$D$2]/100; IF(ISBLANK([.$E70]);1; [.$E70]))))" office:value-type="float" office:value="0" calcext:value-type="float">
            <text:p>0</text:p>
          </table:table-cell>
          <table:table-cell table:style-name="ce18" table:formula="of:=IF(ISBLANK([.$K70]);[.$H70]*AVERAGE([$Parameters.$G$2:.$H$2]);IF(ISBLANK([$Classic.$H70]);1;POWER(AVERAGE([$Parameters.$G$2:.$H$2]);IF(ISBLANK([.$H70]);1;[.$H70]))))" office:value-type="float" office:value="120" calcext:value-type="float">
            <text:p>120</text:p>
          </table:table-cell>
          <table:table-cell table:formula="of:=IF(ISBLANK([.$K70]); SUM([.L70:.N70]);  ROUND([.L70] * [.M70] * [.N70] * [.$K70] * 40 / 6))" office:value-type="float" office:value="120" calcext:value-type="float">
            <text:p>120</text:p>
          </table:table-cell>
          <table:table-cell table:style-name="ce19" table:formula="of:=MAX(FLOOR([.O70] * (60 - 2) / 400); 5)" office:value-type="float" office:value="17" calcext:value-type="float">
            <text:p>17</text:p>
          </table:table-cell>
          <table:table-cell table:style-name="ce19" table:formula="of:=MAX(FLOOR([.O70] * (60 - 25) / 400); 5)" office:value-type="float" office:value="10" calcext:value-type="float">
            <text:p>10</text:p>
          </table:table-cell>
          <table:table-cell table:style-name="ce19" table:formula="of:=MAX(FLOOR([.O70] * (60 - 50) / 400); 5)" office:value-type="float" office:value="5" calcext:value-type="float">
            <text:p>5</text:p>
          </table:table-cell>
          <table:table-cell table:style-name="ce21" table:formula="of:=IF(ISBLANK([.$K70]); [.$B70] * [$Parameters.$A$3]; IF(ISBLANK([$Classic.$B70]);1;POWER([$Parameters.$A$3]; IF(ISBLANK([.$B70]);1; [.$B70]))))" office:value-type="float" office:value="0" calcext:value-type="float">
            <text:p>0</text:p>
          </table:table-cell>
          <table:table-cell table:formula="of:=IF(ISBLANK([.$K70]); [.$E70] * [$Parameters.$D$3]; IF(ISBLANK([$Classic.$E70]);1;POWER([$Parameters.$D$3]/100; IF(ISBLANK([.$E70]);1; [.$E70]))))" office:value-type="float" office:value="0" calcext:value-type="float">
            <text:p>0</text:p>
          </table:table-cell>
          <table:table-cell table:style-name="ce21" table:formula="of:=IF(ISBLANK([.$K70]);[.$H70]*AVERAGE([$Parameters.$G$3:.$H$3]);IF(ISBLANK([$Classic.$H70]);1;POWER(AVERAGE([$Parameters.$G$3:.$H$3]);IF(ISBLANK([.$H70]);1;[.$H70]))))" office:value-type="float" office:value="60" calcext:value-type="float">
            <text:p>60</text:p>
          </table:table-cell>
          <table:table-cell table:formula="of:=IF(ISBLANK([.$K70]); SUM([.S70:.U70]);  ROUND([.S70] * [.T70] * [.U70] * [.$K70] * 40 / 6))" office:value-type="float" office:value="60" calcext:value-type="float">
            <text:p>60</text:p>
          </table:table-cell>
          <table:table-cell table:style-name="ce22" table:formula="of:=MAX(FLOOR([.V70] * (60 - 2) / 400); 5)" office:value-type="float" office:value="8" calcext:value-type="float">
            <text:p>8</text:p>
          </table:table-cell>
          <table:table-cell table:style-name="ce22" table:formula="of:=MAX(FLOOR([.V70] * (60 - 25) / 400); 5)" office:value-type="float" office:value="5" calcext:value-type="float">
            <text:p>5</text:p>
          </table:table-cell>
          <table:table-cell table:style-name="ce22" table:formula="of:=MAX(FLOOR([.V70] * (60 - 50) / 400); 5)" office:value-type="float" office:value="5" calcext:value-type="float">
            <text:p>5</text:p>
          </table:table-cell>
          <table:table-cell table:style-name="ce24" table:formula="of:=IF(ISBLANK([.$K70]); [.$B70] * [$Parameters.$A$4]; IF(ISBLANK([$Classic.$B70]);1;POWER([$Parameters.$A$4]; IF(ISBLANK([.$B70]);1; [.$B70]))))" office:value-type="float" office:value="0" calcext:value-type="float">
            <text:p>0</text:p>
          </table:table-cell>
          <table:table-cell table:formula="of:=IF(ISBLANK([.$K70]); [.$E70] * [$Parameters.$D$4]; IF(ISBLANK([$Classic.$E70]);1;POWER([$Parameters.$D$4]/100; IF(ISBLANK([.$E70]);1; [.$E70]))))" office:value-type="float" office:value="0" calcext:value-type="float">
            <text:p>0</text:p>
          </table:table-cell>
          <table:table-cell table:style-name="ce24" table:formula="of:=IF(ISBLANK([.$K70]);[.$H70]*AVERAGE([$Parameters.$G$4:.$H$4]);IF(ISBLANK([$Classic.$H70]);1;POWER(AVERAGE([$Parameters.$G$4:.$H$4]);IF(ISBLANK([.$H70]);1;[.$H70]))))" office:value-type="float" office:value="1200" calcext:value-type="float">
            <text:p>1200</text:p>
          </table:table-cell>
          <table:table-cell table:formula="of:=IF(ISBLANK([.$K70]); SUM([.Z70:.AB70]);  ROUND([.Z70] * [.AA70] * [.AB70] * [.$K70] * 40 / 6))" office:value-type="float" office:value="1200" calcext:value-type="float">
            <text:p>1200</text:p>
          </table:table-cell>
          <table:table-cell table:style-name="ce25" table:formula="of:=MAX(FLOOR([.AC70] * (60 - 2) / 400); 5)" office:value-type="float" office:value="174" calcext:value-type="float">
            <text:p>174</text:p>
          </table:table-cell>
          <table:table-cell table:style-name="ce25" table:formula="of:=MAX(FLOOR([.AC70] * (60 - 25) / 400); 5)" office:value-type="float" office:value="105" calcext:value-type="float">
            <text:p>105</text:p>
          </table:table-cell>
          <table:table-cell table:style-name="ce25" table:formula="of:=MAX(FLOOR([.AC70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Persona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1]); [.$B71] * [$Parameters.$A$2]; IF(ISBLANK([$Classic.$B71]);1;POWER([$Parameters.$A$2]; IF(ISBLANK([.$B71]);1; [.$B71]))))" office:value-type="float" office:value="0" calcext:value-type="float">
            <text:p>0</text:p>
          </table:table-cell>
          <table:table-cell table:formula="of:=IF(ISBLANK([.$K71]); [.$E71] * [$Parameters.$D$2]; IF(ISBLANK([$Classic.$E71]);1;POWER([$Parameters.$D$2]/100; IF(ISBLANK([.$E71]);1; [.$E71]))))" office:value-type="float" office:value="0" calcext:value-type="float">
            <text:p>0</text:p>
          </table:table-cell>
          <table:table-cell table:style-name="ce18" table:formula="of:=IF(ISBLANK([.$K71]);[.$H71]*AVERAGE([$Parameters.$G$2:.$H$2]);IF(ISBLANK([$Classic.$H71]);1;POWER(AVERAGE([$Parameters.$G$2:.$H$2]);IF(ISBLANK([.$H71]);1;[.$H71]))))" office:value-type="float" office:value="120" calcext:value-type="float">
            <text:p>120</text:p>
          </table:table-cell>
          <table:table-cell table:formula="of:=IF(ISBLANK([.$K71]); SUM([.L71:.N71]);  ROUND([.L71] * [.M71] * [.N71] * [.$K71] * 40 / 6))" office:value-type="float" office:value="120" calcext:value-type="float">
            <text:p>120</text:p>
          </table:table-cell>
          <table:table-cell table:style-name="ce19" table:formula="of:=MAX(FLOOR([.O71] * (60 - 2) / 400); 5)" office:value-type="float" office:value="17" calcext:value-type="float">
            <text:p>17</text:p>
          </table:table-cell>
          <table:table-cell table:style-name="ce19" table:formula="of:=MAX(FLOOR([.O71] * (60 - 25) / 400); 5)" office:value-type="float" office:value="10" calcext:value-type="float">
            <text:p>10</text:p>
          </table:table-cell>
          <table:table-cell table:style-name="ce19" table:formula="of:=MAX(FLOOR([.O71] * (60 - 50) / 400); 5)" office:value-type="float" office:value="5" calcext:value-type="float">
            <text:p>5</text:p>
          </table:table-cell>
          <table:table-cell table:style-name="ce21" table:formula="of:=IF(ISBLANK([.$K71]); [.$B71] * [$Parameters.$A$3]; IF(ISBLANK([$Classic.$B71]);1;POWER([$Parameters.$A$3]; IF(ISBLANK([.$B71]);1; [.$B71]))))" office:value-type="float" office:value="0" calcext:value-type="float">
            <text:p>0</text:p>
          </table:table-cell>
          <table:table-cell table:formula="of:=IF(ISBLANK([.$K71]); [.$E71] * [$Parameters.$D$3]; IF(ISBLANK([$Classic.$E71]);1;POWER([$Parameters.$D$3]/100; IF(ISBLANK([.$E71]);1; [.$E71]))))" office:value-type="float" office:value="0" calcext:value-type="float">
            <text:p>0</text:p>
          </table:table-cell>
          <table:table-cell table:style-name="ce21" table:formula="of:=IF(ISBLANK([.$K71]);[.$H71]*AVERAGE([$Parameters.$G$3:.$H$3]);IF(ISBLANK([$Classic.$H71]);1;POWER(AVERAGE([$Parameters.$G$3:.$H$3]);IF(ISBLANK([.$H71]);1;[.$H71]))))" office:value-type="float" office:value="60" calcext:value-type="float">
            <text:p>60</text:p>
          </table:table-cell>
          <table:table-cell table:formula="of:=IF(ISBLANK([.$K71]); SUM([.S71:.U71]);  ROUND([.S71] * [.T71] * [.U71] * [.$K71] * 40 / 6))" office:value-type="float" office:value="60" calcext:value-type="float">
            <text:p>60</text:p>
          </table:table-cell>
          <table:table-cell table:style-name="ce22" table:formula="of:=MAX(FLOOR([.V71] * (60 - 2) / 400); 5)" office:value-type="float" office:value="8" calcext:value-type="float">
            <text:p>8</text:p>
          </table:table-cell>
          <table:table-cell table:style-name="ce22" table:formula="of:=MAX(FLOOR([.V71] * (60 - 25) / 400); 5)" office:value-type="float" office:value="5" calcext:value-type="float">
            <text:p>5</text:p>
          </table:table-cell>
          <table:table-cell table:style-name="ce22" table:formula="of:=MAX(FLOOR([.V71] * (60 - 50) / 400); 5)" office:value-type="float" office:value="5" calcext:value-type="float">
            <text:p>5</text:p>
          </table:table-cell>
          <table:table-cell table:style-name="ce24" table:formula="of:=IF(ISBLANK([.$K71]); [.$B71] * [$Parameters.$A$4]; IF(ISBLANK([$Classic.$B71]);1;POWER([$Parameters.$A$4]; IF(ISBLANK([.$B71]);1; [.$B71]))))" office:value-type="float" office:value="0" calcext:value-type="float">
            <text:p>0</text:p>
          </table:table-cell>
          <table:table-cell table:formula="of:=IF(ISBLANK([.$K71]); [.$E71] * [$Parameters.$D$4]; IF(ISBLANK([$Classic.$E71]);1;POWER([$Parameters.$D$4]/100; IF(ISBLANK([.$E71]);1; [.$E71]))))" office:value-type="float" office:value="0" calcext:value-type="float">
            <text:p>0</text:p>
          </table:table-cell>
          <table:table-cell table:style-name="ce24" table:formula="of:=IF(ISBLANK([.$K71]);[.$H71]*AVERAGE([$Parameters.$G$4:.$H$4]);IF(ISBLANK([$Classic.$H71]);1;POWER(AVERAGE([$Parameters.$G$4:.$H$4]);IF(ISBLANK([.$H71]);1;[.$H71]))))" office:value-type="float" office:value="1200" calcext:value-type="float">
            <text:p>1200</text:p>
          </table:table-cell>
          <table:table-cell table:formula="of:=IF(ISBLANK([.$K71]); SUM([.Z71:.AB71]);  ROUND([.Z71] * [.AA71] * [.AB71] * [.$K71] * 40 / 6))" office:value-type="float" office:value="1200" calcext:value-type="float">
            <text:p>1200</text:p>
          </table:table-cell>
          <table:table-cell table:style-name="ce25" table:formula="of:=MAX(FLOOR([.AC71] * (60 - 2) / 400); 5)" office:value-type="float" office:value="174" calcext:value-type="float">
            <text:p>174</text:p>
          </table:table-cell>
          <table:table-cell table:style-name="ce25" table:formula="of:=MAX(FLOOR([.AC71] * (60 - 25) / 400); 5)" office:value-type="float" office:value="105" calcext:value-type="float">
            <text:p>105</text:p>
          </table:table-cell>
          <table:table-cell table:style-name="ce25" table:formula="of:=MAX(FLOOR([.AC71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peed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2]); [.$B72] * [$Parameters.$A$2]; IF(ISBLANK([$Classic.$B72]);1;POWER([$Parameters.$A$2]; IF(ISBLANK([.$B72]);1; [.$B72]))))" office:value-type="float" office:value="0" calcext:value-type="float">
            <text:p>0</text:p>
          </table:table-cell>
          <table:table-cell table:formula="of:=IF(ISBLANK([.$K72]); [.$E72] * [$Parameters.$D$2]; IF(ISBLANK([$Classic.$E72]);1;POWER([$Parameters.$D$2]/100; IF(ISBLANK([.$E72]);1; [.$E72]))))" office:value-type="float" office:value="0" calcext:value-type="float">
            <text:p>0</text:p>
          </table:table-cell>
          <table:table-cell table:style-name="ce18" table:formula="of:=IF(ISBLANK([.$K72]);[.$H72]*AVERAGE([$Parameters.$G$2:.$H$2]);IF(ISBLANK([$Classic.$H72]);1;POWER(AVERAGE([$Parameters.$G$2:.$H$2]);IF(ISBLANK([.$H72]);1;[.$H72]))))" office:value-type="float" office:value="120" calcext:value-type="float">
            <text:p>120</text:p>
          </table:table-cell>
          <table:table-cell table:formula="of:=IF(ISBLANK([.$K72]); SUM([.L72:.N72]);  ROUND([.L72] * [.M72] * [.N72] * [.$K72] * 40 / 6))" office:value-type="float" office:value="120" calcext:value-type="float">
            <text:p>120</text:p>
          </table:table-cell>
          <table:table-cell table:style-name="ce19" table:formula="of:=MAX(FLOOR([.O72] * (60 - 2) / 400); 5)" office:value-type="float" office:value="17" calcext:value-type="float">
            <text:p>17</text:p>
          </table:table-cell>
          <table:table-cell table:style-name="ce19" table:formula="of:=MAX(FLOOR([.O72] * (60 - 25) / 400); 5)" office:value-type="float" office:value="10" calcext:value-type="float">
            <text:p>10</text:p>
          </table:table-cell>
          <table:table-cell table:style-name="ce19" table:formula="of:=MAX(FLOOR([.O72] * (60 - 50) / 400); 5)" office:value-type="float" office:value="5" calcext:value-type="float">
            <text:p>5</text:p>
          </table:table-cell>
          <table:table-cell table:style-name="ce21" table:formula="of:=IF(ISBLANK([.$K72]); [.$B72] * [$Parameters.$A$3]; IF(ISBLANK([$Classic.$B72]);1;POWER([$Parameters.$A$3]; IF(ISBLANK([.$B72]);1; [.$B72]))))" office:value-type="float" office:value="0" calcext:value-type="float">
            <text:p>0</text:p>
          </table:table-cell>
          <table:table-cell table:formula="of:=IF(ISBLANK([.$K72]); [.$E72] * [$Parameters.$D$3]; IF(ISBLANK([$Classic.$E72]);1;POWER([$Parameters.$D$3]/100; IF(ISBLANK([.$E72]);1; [.$E72]))))" office:value-type="float" office:value="0" calcext:value-type="float">
            <text:p>0</text:p>
          </table:table-cell>
          <table:table-cell table:style-name="ce21" table:formula="of:=IF(ISBLANK([.$K72]);[.$H72]*AVERAGE([$Parameters.$G$3:.$H$3]);IF(ISBLANK([$Classic.$H72]);1;POWER(AVERAGE([$Parameters.$G$3:.$H$3]);IF(ISBLANK([.$H72]);1;[.$H72]))))" office:value-type="float" office:value="60" calcext:value-type="float">
            <text:p>60</text:p>
          </table:table-cell>
          <table:table-cell table:formula="of:=IF(ISBLANK([.$K72]); SUM([.S72:.U72]);  ROUND([.S72] * [.T72] * [.U72] * [.$K72] * 40 / 6))" office:value-type="float" office:value="60" calcext:value-type="float">
            <text:p>60</text:p>
          </table:table-cell>
          <table:table-cell table:style-name="ce22" table:formula="of:=MAX(FLOOR([.V72] * (60 - 2) / 400); 5)" office:value-type="float" office:value="8" calcext:value-type="float">
            <text:p>8</text:p>
          </table:table-cell>
          <table:table-cell table:style-name="ce22" table:formula="of:=MAX(FLOOR([.V72] * (60 - 25) / 400); 5)" office:value-type="float" office:value="5" calcext:value-type="float">
            <text:p>5</text:p>
          </table:table-cell>
          <table:table-cell table:style-name="ce22" table:formula="of:=MAX(FLOOR([.V72] * (60 - 50) / 400); 5)" office:value-type="float" office:value="5" calcext:value-type="float">
            <text:p>5</text:p>
          </table:table-cell>
          <table:table-cell table:style-name="ce24" table:formula="of:=IF(ISBLANK([.$K72]); [.$B72] * [$Parameters.$A$4]; IF(ISBLANK([$Classic.$B72]);1;POWER([$Parameters.$A$4]; IF(ISBLANK([.$B72]);1; [.$B72]))))" office:value-type="float" office:value="0" calcext:value-type="float">
            <text:p>0</text:p>
          </table:table-cell>
          <table:table-cell table:formula="of:=IF(ISBLANK([.$K72]); [.$E72] * [$Parameters.$D$4]; IF(ISBLANK([$Classic.$E72]);1;POWER([$Parameters.$D$4]/100; IF(ISBLANK([.$E72]);1; [.$E72]))))" office:value-type="float" office:value="0" calcext:value-type="float">
            <text:p>0</text:p>
          </table:table-cell>
          <table:table-cell table:style-name="ce24" table:formula="of:=IF(ISBLANK([.$K72]);[.$H72]*AVERAGE([$Parameters.$G$4:.$H$4]);IF(ISBLANK([$Classic.$H72]);1;POWER(AVERAGE([$Parameters.$G$4:.$H$4]);IF(ISBLANK([.$H72]);1;[.$H72]))))" office:value-type="float" office:value="1200" calcext:value-type="float">
            <text:p>1200</text:p>
          </table:table-cell>
          <table:table-cell table:formula="of:=IF(ISBLANK([.$K72]); SUM([.Z72:.AB72]);  ROUND([.Z72] * [.AA72] * [.AB72] * [.$K72] * 40 / 6))" office:value-type="float" office:value="1200" calcext:value-type="float">
            <text:p>1200</text:p>
          </table:table-cell>
          <table:table-cell table:style-name="ce25" table:formula="of:=MAX(FLOOR([.AC72] * (60 - 2) / 400); 5)" office:value-type="float" office:value="174" calcext:value-type="float">
            <text:p>174</text:p>
          </table:table-cell>
          <table:table-cell table:style-name="ce25" table:formula="of:=MAX(FLOOR([.AC72] * (60 - 25) / 400); 5)" office:value-type="float" office:value="105" calcext:value-type="float">
            <text:p>105</text:p>
          </table:table-cell>
          <table:table-cell table:style-name="ce25" table:formula="of:=MAX(FLOOR([.AC72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trength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3]); [.$B73] * [$Parameters.$A$2]; IF(ISBLANK([$Classic.$B73]);1;POWER([$Parameters.$A$2]; IF(ISBLANK([.$B73]);1; [.$B73]))))" office:value-type="float" office:value="0" calcext:value-type="float">
            <text:p>0</text:p>
          </table:table-cell>
          <table:table-cell table:formula="of:=IF(ISBLANK([.$K73]); [.$E73] * [$Parameters.$D$2]; IF(ISBLANK([$Classic.$E73]);1;POWER([$Parameters.$D$2]/100; IF(ISBLANK([.$E73]);1; [.$E73]))))" office:value-type="float" office:value="0" calcext:value-type="float">
            <text:p>0</text:p>
          </table:table-cell>
          <table:table-cell table:style-name="ce18" table:formula="of:=IF(ISBLANK([.$K73]);[.$H73]*AVERAGE([$Parameters.$G$2:.$H$2]);IF(ISBLANK([$Classic.$H73]);1;POWER(AVERAGE([$Parameters.$G$2:.$H$2]);IF(ISBLANK([.$H73]);1;[.$H73]))))" office:value-type="float" office:value="120" calcext:value-type="float">
            <text:p>120</text:p>
          </table:table-cell>
          <table:table-cell table:formula="of:=IF(ISBLANK([.$K73]); SUM([.L73:.N73]);  ROUND([.L73] * [.M73] * [.N73] * [.$K73] * 40 / 6))" office:value-type="float" office:value="120" calcext:value-type="float">
            <text:p>120</text:p>
          </table:table-cell>
          <table:table-cell table:style-name="ce19" table:formula="of:=MAX(FLOOR([.O73] * (60 - 2) / 400); 5)" office:value-type="float" office:value="17" calcext:value-type="float">
            <text:p>17</text:p>
          </table:table-cell>
          <table:table-cell table:style-name="ce19" table:formula="of:=MAX(FLOOR([.O73] * (60 - 25) / 400); 5)" office:value-type="float" office:value="10" calcext:value-type="float">
            <text:p>10</text:p>
          </table:table-cell>
          <table:table-cell table:style-name="ce19" table:formula="of:=MAX(FLOOR([.O73] * (60 - 50) / 400); 5)" office:value-type="float" office:value="5" calcext:value-type="float">
            <text:p>5</text:p>
          </table:table-cell>
          <table:table-cell table:style-name="ce21" table:formula="of:=IF(ISBLANK([.$K73]); [.$B73] * [$Parameters.$A$3]; IF(ISBLANK([$Classic.$B73]);1;POWER([$Parameters.$A$3]; IF(ISBLANK([.$B73]);1; [.$B73]))))" office:value-type="float" office:value="0" calcext:value-type="float">
            <text:p>0</text:p>
          </table:table-cell>
          <table:table-cell table:formula="of:=IF(ISBLANK([.$K73]); [.$E73] * [$Parameters.$D$3]; IF(ISBLANK([$Classic.$E73]);1;POWER([$Parameters.$D$3]/100; IF(ISBLANK([.$E73]);1; [.$E73]))))" office:value-type="float" office:value="0" calcext:value-type="float">
            <text:p>0</text:p>
          </table:table-cell>
          <table:table-cell table:style-name="ce21" table:formula="of:=IF(ISBLANK([.$K73]);[.$H73]*AVERAGE([$Parameters.$G$3:.$H$3]);IF(ISBLANK([$Classic.$H73]);1;POWER(AVERAGE([$Parameters.$G$3:.$H$3]);IF(ISBLANK([.$H73]);1;[.$H73]))))" office:value-type="float" office:value="60" calcext:value-type="float">
            <text:p>60</text:p>
          </table:table-cell>
          <table:table-cell table:formula="of:=IF(ISBLANK([.$K73]); SUM([.S73:.U73]);  ROUND([.S73] * [.T73] * [.U73] * [.$K73] * 40 / 6))" office:value-type="float" office:value="60" calcext:value-type="float">
            <text:p>60</text:p>
          </table:table-cell>
          <table:table-cell table:style-name="ce22" table:formula="of:=MAX(FLOOR([.V73] * (60 - 2) / 400); 5)" office:value-type="float" office:value="8" calcext:value-type="float">
            <text:p>8</text:p>
          </table:table-cell>
          <table:table-cell table:style-name="ce22" table:formula="of:=MAX(FLOOR([.V73] * (60 - 25) / 400); 5)" office:value-type="float" office:value="5" calcext:value-type="float">
            <text:p>5</text:p>
          </table:table-cell>
          <table:table-cell table:style-name="ce22" table:formula="of:=MAX(FLOOR([.V73] * (60 - 50) / 400); 5)" office:value-type="float" office:value="5" calcext:value-type="float">
            <text:p>5</text:p>
          </table:table-cell>
          <table:table-cell table:style-name="ce24" table:formula="of:=IF(ISBLANK([.$K73]); [.$B73] * [$Parameters.$A$4]; IF(ISBLANK([$Classic.$B73]);1;POWER([$Parameters.$A$4]; IF(ISBLANK([.$B73]);1; [.$B73]))))" office:value-type="float" office:value="0" calcext:value-type="float">
            <text:p>0</text:p>
          </table:table-cell>
          <table:table-cell table:formula="of:=IF(ISBLANK([.$K73]); [.$E73] * [$Parameters.$D$4]; IF(ISBLANK([$Classic.$E73]);1;POWER([$Parameters.$D$4]/100; IF(ISBLANK([.$E73]);1; [.$E73]))))" office:value-type="float" office:value="0" calcext:value-type="float">
            <text:p>0</text:p>
          </table:table-cell>
          <table:table-cell table:style-name="ce24" table:formula="of:=IF(ISBLANK([.$K73]);[.$H73]*AVERAGE([$Parameters.$G$4:.$H$4]);IF(ISBLANK([$Classic.$H73]);1;POWER(AVERAGE([$Parameters.$G$4:.$H$4]);IF(ISBLANK([.$H73]);1;[.$H73]))))" office:value-type="float" office:value="1200" calcext:value-type="float">
            <text:p>1200</text:p>
          </table:table-cell>
          <table:table-cell table:formula="of:=IF(ISBLANK([.$K73]); SUM([.Z73:.AB73]);  ROUND([.Z73] * [.AA73] * [.AB73] * [.$K73] * 40 / 6))" office:value-type="float" office:value="1200" calcext:value-type="float">
            <text:p>1200</text:p>
          </table:table-cell>
          <table:table-cell table:style-name="ce25" table:formula="of:=MAX(FLOOR([.AC73] * (60 - 2) / 400); 5)" office:value-type="float" office:value="174" calcext:value-type="float">
            <text:p>174</text:p>
          </table:table-cell>
          <table:table-cell table:style-name="ce25" table:formula="of:=MAX(FLOOR([.AC73] * (60 - 25) / 400); 5)" office:value-type="float" office:value="105" calcext:value-type="float">
            <text:p>105</text:p>
          </table:table-cell>
          <table:table-cell table:style-name="ce25" table:formula="of:=MAX(FLOOR([.AC73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Willpower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4]); [.$B74] * [$Parameters.$A$2]; IF(ISBLANK([$Classic.$B74]);1;POWER([$Parameters.$A$2]; IF(ISBLANK([.$B74]);1; [.$B74]))))" office:value-type="float" office:value="0" calcext:value-type="float">
            <text:p>0</text:p>
          </table:table-cell>
          <table:table-cell table:formula="of:=IF(ISBLANK([.$K74]); [.$E74] * [$Parameters.$D$2]; IF(ISBLANK([$Classic.$E74]);1;POWER([$Parameters.$D$2]/100; IF(ISBLANK([.$E74]);1; [.$E74]))))" office:value-type="float" office:value="0" calcext:value-type="float">
            <text:p>0</text:p>
          </table:table-cell>
          <table:table-cell table:style-name="ce18" table:formula="of:=IF(ISBLANK([.$K74]);[.$H74]*AVERAGE([$Parameters.$G$2:.$H$2]);IF(ISBLANK([$Classic.$H74]);1;POWER(AVERAGE([$Parameters.$G$2:.$H$2]);IF(ISBLANK([.$H74]);1;[.$H74]))))" office:value-type="float" office:value="120" calcext:value-type="float">
            <text:p>120</text:p>
          </table:table-cell>
          <table:table-cell table:formula="of:=IF(ISBLANK([.$K74]); SUM([.L74:.N74]);  ROUND([.L74] * [.M74] * [.N74] * [.$K74] * 40 / 6))" office:value-type="float" office:value="120" calcext:value-type="float">
            <text:p>120</text:p>
          </table:table-cell>
          <table:table-cell table:style-name="ce19" table:formula="of:=MAX(FLOOR([.O74] * (60 - 2) / 400); 5)" office:value-type="float" office:value="17" calcext:value-type="float">
            <text:p>17</text:p>
          </table:table-cell>
          <table:table-cell table:style-name="ce19" table:formula="of:=MAX(FLOOR([.O74] * (60 - 25) / 400); 5)" office:value-type="float" office:value="10" calcext:value-type="float">
            <text:p>10</text:p>
          </table:table-cell>
          <table:table-cell table:style-name="ce19" table:formula="of:=MAX(FLOOR([.O74] * (60 - 50) / 400); 5)" office:value-type="float" office:value="5" calcext:value-type="float">
            <text:p>5</text:p>
          </table:table-cell>
          <table:table-cell table:style-name="ce21" table:formula="of:=IF(ISBLANK([.$K74]); [.$B74] * [$Parameters.$A$3]; IF(ISBLANK([$Classic.$B74]);1;POWER([$Parameters.$A$3]; IF(ISBLANK([.$B74]);1; [.$B74]))))" office:value-type="float" office:value="0" calcext:value-type="float">
            <text:p>0</text:p>
          </table:table-cell>
          <table:table-cell table:formula="of:=IF(ISBLANK([.$K74]); [.$E74] * [$Parameters.$D$3]; IF(ISBLANK([$Classic.$E74]);1;POWER([$Parameters.$D$3]/100; IF(ISBLANK([.$E74]);1; [.$E74]))))" office:value-type="float" office:value="0" calcext:value-type="float">
            <text:p>0</text:p>
          </table:table-cell>
          <table:table-cell table:style-name="ce21" table:formula="of:=IF(ISBLANK([.$K74]);[.$H74]*AVERAGE([$Parameters.$G$3:.$H$3]);IF(ISBLANK([$Classic.$H74]);1;POWER(AVERAGE([$Parameters.$G$3:.$H$3]);IF(ISBLANK([.$H74]);1;[.$H74]))))" office:value-type="float" office:value="60" calcext:value-type="float">
            <text:p>60</text:p>
          </table:table-cell>
          <table:table-cell table:formula="of:=IF(ISBLANK([.$K74]); SUM([.S74:.U74]);  ROUND([.S74] * [.T74] * [.U74] * [.$K74] * 40 / 6))" office:value-type="float" office:value="60" calcext:value-type="float">
            <text:p>60</text:p>
          </table:table-cell>
          <table:table-cell table:style-name="ce22" table:formula="of:=MAX(FLOOR([.V74] * (60 - 2) / 400); 5)" office:value-type="float" office:value="8" calcext:value-type="float">
            <text:p>8</text:p>
          </table:table-cell>
          <table:table-cell table:style-name="ce22" table:formula="of:=MAX(FLOOR([.V74] * (60 - 25) / 400); 5)" office:value-type="float" office:value="5" calcext:value-type="float">
            <text:p>5</text:p>
          </table:table-cell>
          <table:table-cell table:style-name="ce22" table:formula="of:=MAX(FLOOR([.V74] * (60 - 50) / 400); 5)" office:value-type="float" office:value="5" calcext:value-type="float">
            <text:p>5</text:p>
          </table:table-cell>
          <table:table-cell table:style-name="ce24" table:formula="of:=IF(ISBLANK([.$K74]); [.$B74] * [$Parameters.$A$4]; IF(ISBLANK([$Classic.$B74]);1;POWER([$Parameters.$A$4]; IF(ISBLANK([.$B74]);1; [.$B74]))))" office:value-type="float" office:value="0" calcext:value-type="float">
            <text:p>0</text:p>
          </table:table-cell>
          <table:table-cell table:formula="of:=IF(ISBLANK([.$K74]); [.$E74] * [$Parameters.$D$4]; IF(ISBLANK([$Classic.$E74]);1;POWER([$Parameters.$D$4]/100; IF(ISBLANK([.$E74]);1; [.$E74]))))" office:value-type="float" office:value="0" calcext:value-type="float">
            <text:p>0</text:p>
          </table:table-cell>
          <table:table-cell table:style-name="ce24" table:formula="of:=IF(ISBLANK([.$K74]);[.$H74]*AVERAGE([$Parameters.$G$4:.$H$4]);IF(ISBLANK([$Classic.$H74]);1;POWER(AVERAGE([$Parameters.$G$4:.$H$4]);IF(ISBLANK([.$H74]);1;[.$H74]))))" office:value-type="float" office:value="1200" calcext:value-type="float">
            <text:p>1200</text:p>
          </table:table-cell>
          <table:table-cell table:formula="of:=IF(ISBLANK([.$K74]); SUM([.Z74:.AB74]);  ROUND([.Z74] * [.AA74] * [.AB74] * [.$K74] * 40 / 6))" office:value-type="float" office:value="1200" calcext:value-type="float">
            <text:p>1200</text:p>
          </table:table-cell>
          <table:table-cell table:style-name="ce25" table:formula="of:=MAX(FLOOR([.AC74] * (60 - 2) / 400); 5)" office:value-type="float" office:value="174" calcext:value-type="float">
            <text:p>174</text:p>
          </table:table-cell>
          <table:table-cell table:style-name="ce25" table:formula="of:=MAX(FLOOR([.AC74] * (60 - 25) / 400); 5)" office:value-type="float" office:value="105" calcext:value-type="float">
            <text:p>105</text:p>
          </table:table-cell>
          <table:table-cell table:style-name="ce25" table:formula="of:=MAX(FLOOR([.AC74] * (60 - 50) / 400); 5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Fatigu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75]); [.$B75] * [$Parameters.$A$2]; IF(ISBLANK([$Classic.$B75]);1;POWER([$Parameters.$A$2]; IF(ISBLANK([.$B75]);1; [.$B75]))))" office:value-type="float" office:value="0" calcext:value-type="float">
            <text:p>0</text:p>
          </table:table-cell>
          <table:table-cell table:formula="of:=IF(ISBLANK([.$K75]); [.$E75] * [$Parameters.$D$2]; IF(ISBLANK([$Classic.$E75]);1;POWER([$Parameters.$D$2]/100; IF(ISBLANK([.$E75]);1; [.$E75]))))" office:value-type="float" office:value="0" calcext:value-type="float">
            <text:p>0</text:p>
          </table:table-cell>
          <table:table-cell table:style-name="ce18" table:formula="of:=IF(ISBLANK([.$K75]);[.$H75]*AVERAGE([$Parameters.$G$2:.$H$2]);IF(ISBLANK([$Classic.$H75]);1;POWER(AVERAGE([$Parameters.$G$2:.$H$2]);IF(ISBLANK([.$H75]);1;[.$H75]))))" office:value-type="float" office:value="80" calcext:value-type="float">
            <text:p>80</text:p>
          </table:table-cell>
          <table:table-cell table:formula="of:=IF(ISBLANK([.$K75]); SUM([.L75:.N75]);  ROUND([.L75] * [.M75] * [.N75] * [.$K75] * 40 / 6))" office:value-type="float" office:value="80" calcext:value-type="float">
            <text:p>80</text:p>
          </table:table-cell>
          <table:table-cell table:style-name="ce19" table:formula="of:=MAX(FLOOR([.O75] * (60 - 2) / 400); 5)" office:value-type="float" office:value="11" calcext:value-type="float">
            <text:p>11</text:p>
          </table:table-cell>
          <table:table-cell table:style-name="ce19" table:formula="of:=MAX(FLOOR([.O75] * (60 - 25) / 400); 5)" office:value-type="float" office:value="7" calcext:value-type="float">
            <text:p>7</text:p>
          </table:table-cell>
          <table:table-cell table:style-name="ce19" table:formula="of:=MAX(FLOOR([.O75] * (60 - 50) / 400); 5)" office:value-type="float" office:value="5" calcext:value-type="float">
            <text:p>5</text:p>
          </table:table-cell>
          <table:table-cell table:style-name="ce21" table:formula="of:=IF(ISBLANK([.$K75]); [.$B75] * [$Parameters.$A$3]; IF(ISBLANK([$Classic.$B75]);1;POWER([$Parameters.$A$3]; IF(ISBLANK([.$B75]);1; [.$B75]))))" office:value-type="float" office:value="0" calcext:value-type="float">
            <text:p>0</text:p>
          </table:table-cell>
          <table:table-cell table:formula="of:=IF(ISBLANK([.$K75]); [.$E75] * [$Parameters.$D$3]; IF(ISBLANK([$Classic.$E75]);1;POWER([$Parameters.$D$3]/100; IF(ISBLANK([.$E75]);1; [.$E75]))))" office:value-type="float" office:value="0" calcext:value-type="float">
            <text:p>0</text:p>
          </table:table-cell>
          <table:table-cell table:style-name="ce21" table:formula="of:=IF(ISBLANK([.$K75]);[.$H75]*AVERAGE([$Parameters.$G$3:.$H$3]);IF(ISBLANK([$Classic.$H75]);1;POWER(AVERAGE([$Parameters.$G$3:.$H$3]);IF(ISBLANK([.$H75]);1;[.$H75]))))" office:value-type="float" office:value="40" calcext:value-type="float">
            <text:p>40</text:p>
          </table:table-cell>
          <table:table-cell table:formula="of:=IF(ISBLANK([.$K75]); SUM([.S75:.U75]);  ROUND([.S75] * [.T75] * [.U75] * [.$K75] * 40 / 6))" office:value-type="float" office:value="40" calcext:value-type="float">
            <text:p>40</text:p>
          </table:table-cell>
          <table:table-cell table:style-name="ce22" table:formula="of:=MAX(FLOOR([.V75] * (60 - 2) / 400); 5)" office:value-type="float" office:value="5" calcext:value-type="float">
            <text:p>5</text:p>
          </table:table-cell>
          <table:table-cell table:style-name="ce22" table:formula="of:=MAX(FLOOR([.V75] * (60 - 25) / 400); 5)" office:value-type="float" office:value="5" calcext:value-type="float">
            <text:p>5</text:p>
          </table:table-cell>
          <table:table-cell table:style-name="ce22" table:formula="of:=MAX(FLOOR([.V75] * (60 - 50) / 400); 5)" office:value-type="float" office:value="5" calcext:value-type="float">
            <text:p>5</text:p>
          </table:table-cell>
          <table:table-cell table:style-name="ce24" table:formula="of:=IF(ISBLANK([.$K75]); [.$B75] * [$Parameters.$A$4]; IF(ISBLANK([$Classic.$B75]);1;POWER([$Parameters.$A$4]; IF(ISBLANK([.$B75]);1; [.$B75]))))" office:value-type="float" office:value="0" calcext:value-type="float">
            <text:p>0</text:p>
          </table:table-cell>
          <table:table-cell table:formula="of:=IF(ISBLANK([.$K75]); [.$E75] * [$Parameters.$D$4]; IF(ISBLANK([$Classic.$E75]);1;POWER([$Parameters.$D$4]/100; IF(ISBLANK([.$E75]);1; [.$E75]))))" office:value-type="float" office:value="0" calcext:value-type="float">
            <text:p>0</text:p>
          </table:table-cell>
          <table:table-cell table:style-name="ce24" table:formula="of:=IF(ISBLANK([.$K75]);[.$H75]*AVERAGE([$Parameters.$G$4:.$H$4]);IF(ISBLANK([$Classic.$H75]);1;POWER(AVERAGE([$Parameters.$G$4:.$H$4]);IF(ISBLANK([.$H75]);1;[.$H75]))))" office:value-type="float" office:value="800" calcext:value-type="float">
            <text:p>800</text:p>
          </table:table-cell>
          <table:table-cell table:formula="of:=IF(ISBLANK([.$K75]); SUM([.Z75:.AB75]);  ROUND([.Z75] * [.AA75] * [.AB75] * [.$K75] * 40 / 6))" office:value-type="float" office:value="800" calcext:value-type="float">
            <text:p>800</text:p>
          </table:table-cell>
          <table:table-cell table:style-name="ce25" table:formula="of:=MAX(FLOOR([.AC75] * (60 - 2) / 400); 5)" office:value-type="float" office:value="116" calcext:value-type="float">
            <text:p>116</text:p>
          </table:table-cell>
          <table:table-cell table:style-name="ce25" table:formula="of:=MAX(FLOOR([.AC75] * (60 - 25) / 400); 5)" office:value-type="float" office:value="70" calcext:value-type="float">
            <text:p>70</text:p>
          </table:table-cell>
          <table:table-cell table:style-name="ce25" table:formula="of:=MAX(FLOOR([.AC75] * (60 - 50) / 400); 5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al-Heal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76]); [.$B76] * [$Parameters.$A$2]; IF(ISBLANK([$Classic.$B76]);1;POWER([$Parameters.$A$2]; IF(ISBLANK([.$B76]);1; [.$B76]))))" office:value-type="float" office:value="0" calcext:value-type="float">
            <text:p>0</text:p>
          </table:table-cell>
          <table:table-cell table:formula="of:=IF(ISBLANK([.$K76]); [.$E76] * [$Parameters.$D$2]; IF(ISBLANK([$Classic.$E76]);1;POWER([$Parameters.$D$2]/100; IF(ISBLANK([.$E76]);1; [.$E76]))))" office:value-type="float" office:value="0" calcext:value-type="float">
            <text:p>0</text:p>
          </table:table-cell>
          <table:table-cell table:style-name="ce18" table:formula="of:=IF(ISBLANK([.$K76]);[.$H76]*AVERAGE([$Parameters.$G$2:.$H$2]);IF(ISBLANK([$Classic.$H76]);1;POWER(AVERAGE([$Parameters.$G$2:.$H$2]);IF(ISBLANK([.$H76]);1;[.$H76]))))" office:value-type="float" office:value="160" calcext:value-type="float">
            <text:p>160</text:p>
          </table:table-cell>
          <table:table-cell table:formula="of:=IF(ISBLANK([.$K76]); SUM([.L76:.N76]);  ROUND([.L76] * [.M76] * [.N76] * [.$K76] * 40 / 6))" office:value-type="float" office:value="160" calcext:value-type="float">
            <text:p>160</text:p>
          </table:table-cell>
          <table:table-cell table:style-name="ce19" table:formula="of:=MAX(FLOOR([.O76] * (60 - 2) / 400); 5)" office:value-type="float" office:value="23" calcext:value-type="float">
            <text:p>23</text:p>
          </table:table-cell>
          <table:table-cell table:style-name="ce19" table:formula="of:=MAX(FLOOR([.O76] * (60 - 25) / 400); 5)" office:value-type="float" office:value="14" calcext:value-type="float">
            <text:p>14</text:p>
          </table:table-cell>
          <table:table-cell table:style-name="ce19" table:formula="of:=MAX(FLOOR([.O76] * (60 - 50) / 400); 5)" office:value-type="float" office:value="5" calcext:value-type="float">
            <text:p>5</text:p>
          </table:table-cell>
          <table:table-cell table:style-name="ce21" table:formula="of:=IF(ISBLANK([.$K76]); [.$B76] * [$Parameters.$A$3]; IF(ISBLANK([$Classic.$B76]);1;POWER([$Parameters.$A$3]; IF(ISBLANK([.$B76]);1; [.$B76]))))" office:value-type="float" office:value="0" calcext:value-type="float">
            <text:p>0</text:p>
          </table:table-cell>
          <table:table-cell table:formula="of:=IF(ISBLANK([.$K76]); [.$E76] * [$Parameters.$D$3]; IF(ISBLANK([$Classic.$E76]);1;POWER([$Parameters.$D$3]/100; IF(ISBLANK([.$E76]);1; [.$E76]))))" office:value-type="float" office:value="0" calcext:value-type="float">
            <text:p>0</text:p>
          </table:table-cell>
          <table:table-cell table:style-name="ce21" table:formula="of:=IF(ISBLANK([.$K76]);[.$H76]*AVERAGE([$Parameters.$G$3:.$H$3]);IF(ISBLANK([$Classic.$H76]);1;POWER(AVERAGE([$Parameters.$G$3:.$H$3]);IF(ISBLANK([.$H76]);1;[.$H76]))))" office:value-type="float" office:value="80" calcext:value-type="float">
            <text:p>80</text:p>
          </table:table-cell>
          <table:table-cell table:formula="of:=IF(ISBLANK([.$K76]); SUM([.S76:.U76]);  ROUND([.S76] * [.T76] * [.U76] * [.$K76] * 40 / 6))" office:value-type="float" office:value="80" calcext:value-type="float">
            <text:p>80</text:p>
          </table:table-cell>
          <table:table-cell table:style-name="ce22" table:formula="of:=MAX(FLOOR([.V76] * (60 - 2) / 400); 5)" office:value-type="float" office:value="11" calcext:value-type="float">
            <text:p>11</text:p>
          </table:table-cell>
          <table:table-cell table:style-name="ce22" table:formula="of:=MAX(FLOOR([.V76] * (60 - 25) / 400); 5)" office:value-type="float" office:value="7" calcext:value-type="float">
            <text:p>7</text:p>
          </table:table-cell>
          <table:table-cell table:style-name="ce22" table:formula="of:=MAX(FLOOR([.V76] * (60 - 50) / 400); 5)" office:value-type="float" office:value="5" calcext:value-type="float">
            <text:p>5</text:p>
          </table:table-cell>
          <table:table-cell table:style-name="ce24" table:formula="of:=IF(ISBLANK([.$K76]); [.$B76] * [$Parameters.$A$4]; IF(ISBLANK([$Classic.$B76]);1;POWER([$Parameters.$A$4]; IF(ISBLANK([.$B76]);1; [.$B76]))))" office:value-type="float" office:value="0" calcext:value-type="float">
            <text:p>0</text:p>
          </table:table-cell>
          <table:table-cell table:formula="of:=IF(ISBLANK([.$K76]); [.$E76] * [$Parameters.$D$4]; IF(ISBLANK([$Classic.$E76]);1;POWER([$Parameters.$D$4]/100; IF(ISBLANK([.$E76]);1; [.$E76]))))" office:value-type="float" office:value="0" calcext:value-type="float">
            <text:p>0</text:p>
          </table:table-cell>
          <table:table-cell table:style-name="ce24" table:formula="of:=IF(ISBLANK([.$K76]);[.$H76]*AVERAGE([$Parameters.$G$4:.$H$4]);IF(ISBLANK([$Classic.$H76]);1;POWER(AVERAGE([$Parameters.$G$4:.$H$4]);IF(ISBLANK([.$H76]);1;[.$H76]))))" office:value-type="float" office:value="1600" calcext:value-type="float">
            <text:p>1600</text:p>
          </table:table-cell>
          <table:table-cell table:formula="of:=IF(ISBLANK([.$K76]); SUM([.Z76:.AB76]);  ROUND([.Z76] * [.AA76] * [.AB76] * [.$K76] * 40 / 6))" office:value-type="float" office:value="1600" calcext:value-type="float">
            <text:p>1600</text:p>
          </table:table-cell>
          <table:table-cell table:style-name="ce25" table:formula="of:=MAX(FLOOR([.AC76] * (60 - 2) / 400); 5)" office:value-type="float" office:value="232" calcext:value-type="float">
            <text:p>232</text:p>
          </table:table-cell>
          <table:table-cell table:style-name="ce25" table:formula="of:=MAX(FLOOR([.AC76] * (60 - 25) / 400); 5)" office:value-type="float" office:value="140" calcext:value-type="float">
            <text:p>140</text:p>
          </table:table-cell>
          <table:table-cell table:style-name="ce25" table:formula="of:=MAX(FLOOR([.AC76] * (60 - 50) / 400); 5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generate</text:p>
          </table:table-cell>
          <table:table-cell table:style-name="ce16" table:number-columns-repeated="6"/>
          <table:table-cell table:style-name="ce16" office:value-type="float" office:value="1.1" calcext:value-type="float">
            <text:p>1.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8" table:formula="of:=IF(ISBLANK([.$K77]); [.$B77] * [$Parameters.$A$2]; IF(ISBLANK([$Classic.$B77]);1;POWER([$Parameters.$A$2]; IF(ISBLANK([.$B77]);1; [.$B77]))))" office:value-type="float" office:value="10" calcext:value-type="float">
            <text:p>10</text:p>
          </table:table-cell>
          <table:table-cell table:formula="of:=IF(ISBLANK([.$K77]); [.$E77] * [$Parameters.$D$2]; IF(ISBLANK([$Classic.$E77]);1;POWER([$Parameters.$D$2]/100; IF(ISBLANK([.$E77]);1; [.$E77]))))" office:value-type="float" office:value="1" calcext:value-type="float">
            <text:p>1</text:p>
          </table:table-cell>
          <table:table-cell table:style-name="ce18" table:formula="of:=IF(ISBLANK([.$K77]);[.$H77]*AVERAGE([$Parameters.$G$2:.$H$2]);IF(ISBLANK([$Classic.$H77]);1;POWER(AVERAGE([$Parameters.$G$2:.$H$2]);IF(ISBLANK([.$H77]);1;[.$H77]))))" office:value-type="float" office:value="12.5892541179417" calcext:value-type="float">
            <text:p>12.5892541179417</text:p>
          </table:table-cell>
          <table:table-cell table:formula="of:=IF(ISBLANK([.$K77]); SUM([.L77:.N77]);  ROUND([.L77] * [.M77] * [.N77] * [.$K77] * 40 / 6))" office:value-type="float" office:value="839" calcext:value-type="float">
            <text:p>839</text:p>
          </table:table-cell>
          <table:table-cell table:style-name="ce19" table:formula="of:=MAX(FLOOR([.O77] * (60 - 2) / 400); 5)" office:value-type="float" office:value="121" calcext:value-type="float">
            <text:p>121</text:p>
          </table:table-cell>
          <table:table-cell table:style-name="ce19" table:formula="of:=MAX(FLOOR([.O77] * (60 - 25) / 400); 5)" office:value-type="float" office:value="73" calcext:value-type="float">
            <text:p>73</text:p>
          </table:table-cell>
          <table:table-cell table:style-name="ce19" table:formula="of:=MAX(FLOOR([.O77] * (60 - 50) / 400); 5)" office:value-type="float" office:value="20" calcext:value-type="float">
            <text:p>20</text:p>
          </table:table-cell>
          <table:table-cell table:style-name="ce21" table:formula="of:=IF(ISBLANK([.$K77]); [.$B77] * [$Parameters.$A$3]; IF(ISBLANK([$Classic.$B77]);1;POWER([$Parameters.$A$3]; IF(ISBLANK([.$B77]);1; [.$B77]))))" office:value-type="float" office:value="20" calcext:value-type="float">
            <text:p>20</text:p>
          </table:table-cell>
          <table:table-cell table:formula="of:=IF(ISBLANK([.$K77]); [.$E77] * [$Parameters.$D$3]; IF(ISBLANK([$Classic.$E77]);1;POWER([$Parameters.$D$3]/100; IF(ISBLANK([.$E77]);1; [.$E77]))))" office:value-type="float" office:value="1" calcext:value-type="float">
            <text:p>1</text:p>
          </table:table-cell>
          <table:table-cell table:style-name="ce21" table:formula="of:=IF(ISBLANK([.$K77]);[.$H77]*AVERAGE([$Parameters.$G$3:.$H$3]);IF(ISBLANK([$Classic.$H77]);1;POWER(AVERAGE([$Parameters.$G$3:.$H$3]);IF(ISBLANK([.$H77]);1;[.$H77]))))" office:value-type="float" office:value="5.8730947154401" calcext:value-type="float">
            <text:p>5.8730947154401</text:p>
          </table:table-cell>
          <table:table-cell table:formula="of:=IF(ISBLANK([.$K77]); SUM([.S77:.U77]);  ROUND([.S77] * [.T77] * [.U77] * [.$K77] * 40 / 6))" office:value-type="float" office:value="783" calcext:value-type="float">
            <text:p>783</text:p>
          </table:table-cell>
          <table:table-cell table:style-name="ce22" table:formula="of:=MAX(FLOOR([.V77] * (60 - 2) / 400); 5)" office:value-type="float" office:value="113" calcext:value-type="float">
            <text:p>113</text:p>
          </table:table-cell>
          <table:table-cell table:style-name="ce22" table:formula="of:=MAX(FLOOR([.V77] * (60 - 25) / 400); 5)" office:value-type="float" office:value="68" calcext:value-type="float">
            <text:p>68</text:p>
          </table:table-cell>
          <table:table-cell table:style-name="ce22" table:formula="of:=MAX(FLOOR([.V77] * (60 - 50) / 400); 5)" office:value-type="float" office:value="19" calcext:value-type="float">
            <text:p>19</text:p>
          </table:table-cell>
          <table:table-cell table:style-name="ce24" table:formula="of:=IF(ISBLANK([.$K77]); [.$B77] * [$Parameters.$A$4]; IF(ISBLANK([$Classic.$B77]);1;POWER([$Parameters.$A$4]; IF(ISBLANK([.$B77]);1; [.$B77]))))" office:value-type="float" office:value="1" calcext:value-type="float">
            <text:p>1</text:p>
          </table:table-cell>
          <table:table-cell table:formula="of:=IF(ISBLANK([.$K77]); [.$E77] * [$Parameters.$D$4]; IF(ISBLANK([$Classic.$E77]);1;POWER([$Parameters.$D$4]/100; IF(ISBLANK([.$E77]);1; [.$E77]))))" office:value-type="float" office:value="1" calcext:value-type="float">
            <text:p>1</text:p>
          </table:table-cell>
          <table:table-cell table:style-name="ce24" table:formula="of:=IF(ISBLANK([.$K77]);[.$H77]*AVERAGE([$Parameters.$G$4:.$H$4]);IF(ISBLANK([$Classic.$H77]);1;POWER(AVERAGE([$Parameters.$G$4:.$H$4]);IF(ISBLANK([.$H77]);1;[.$H77]))))" office:value-type="float" office:value="158.489319246111" calcext:value-type="float">
            <text:p>158.489319246111</text:p>
          </table:table-cell>
          <table:table-cell table:formula="of:=IF(ISBLANK([.$K77]); SUM([.Z77:.AB77]);  ROUND([.Z77] * [.AA77] * [.AB77] * [.$K77] * 40 / 6))" office:value-type="float" office:value="1057" calcext:value-type="float">
            <text:p>1057</text:p>
          </table:table-cell>
          <table:table-cell table:style-name="ce25" table:formula="of:=MAX(FLOOR([.AC77] * (60 - 2) / 400); 5)" office:value-type="float" office:value="153" calcext:value-type="float">
            <text:p>153</text:p>
          </table:table-cell>
          <table:table-cell table:style-name="ce25" table:formula="of:=MAX(FLOOR([.AC77] * (60 - 25) / 400); 5)" office:value-type="float" office:value="92" calcext:value-type="float">
            <text:p>92</text:p>
          </table:table-cell>
          <table:table-cell table:style-name="ce25" table:formula="of:=MAX(FLOOR([.AC77] * (60 - 50) / 400); 5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pellAbsorp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8]); [.$B78] * [$Parameters.$A$2]; IF(ISBLANK([$Classic.$B78]);1;POWER([$Parameters.$A$2]; IF(ISBLANK([.$B78]);1; [.$B78]))))" office:value-type="float" office:value="10" calcext:value-type="float">
            <text:p>10</text:p>
          </table:table-cell>
          <table:table-cell table:formula="of:=IF(ISBLANK([.$K78]); [.$E78] * [$Parameters.$D$2]; IF(ISBLANK([$Classic.$E78]);1;POWER([$Parameters.$D$2]/100; IF(ISBLANK([.$E78]);1; [.$E78]))))" office:value-type="float" office:value="0.411795508633787" calcext:value-type="float">
            <text:p>0.411795508633787</text:p>
          </table:table-cell>
          <table:table-cell table:style-name="ce18" table:formula="of:=IF(ISBLANK([.$K78]);[.$H78]*AVERAGE([$Parameters.$G$2:.$H$2]);IF(ISBLANK([$Classic.$H78]);1;POWER(AVERAGE([$Parameters.$G$2:.$H$2]);IF(ISBLANK([.$H78]);1;[.$H78]))))" office:value-type="float" office:value="1" calcext:value-type="float">
            <text:p>1</text:p>
          </table:table-cell>
          <table:table-cell table:formula="of:=IF(ISBLANK([.$K78]); SUM([.L78:.N78]);  ROUND([.L78] * [.M78] * [.N78] * [.$K78] * 40 / 6))" office:value-type="float" office:value="2745" calcext:value-type="float">
            <text:p>2745</text:p>
          </table:table-cell>
          <table:table-cell table:style-name="ce19" table:formula="of:=MAX(FLOOR([.O78] * (60 - 2) / 400); 5)" office:value-type="float" office:value="398" calcext:value-type="float">
            <text:p>398</text:p>
          </table:table-cell>
          <table:table-cell table:style-name="ce19" table:formula="of:=MAX(FLOOR([.O78] * (60 - 25) / 400); 5)" office:value-type="float" office:value="240" calcext:value-type="float">
            <text:p>240</text:p>
          </table:table-cell>
          <table:table-cell table:style-name="ce19" table:formula="of:=MAX(FLOOR([.O78] * (60 - 50) / 400); 5)" office:value-type="float" office:value="68" calcext:value-type="float">
            <text:p>68</text:p>
          </table:table-cell>
          <table:table-cell table:style-name="ce21" table:formula="of:=IF(ISBLANK([.$K78]); [.$B78] * [$Parameters.$A$3]; IF(ISBLANK([$Classic.$B78]);1;POWER([$Parameters.$A$3]; IF(ISBLANK([.$B78]);1; [.$B78]))))" office:value-type="float" office:value="20" calcext:value-type="float">
            <text:p>20</text:p>
          </table:table-cell>
          <table:table-cell table:formula="of:=IF(ISBLANK([.$K78]); [.$E78] * [$Parameters.$D$3]; IF(ISBLANK([$Classic.$E78]);1;POWER([$Parameters.$D$3]/100; IF(ISBLANK([.$E78]);1; [.$E78]))))" office:value-type="float" office:value="0.169575540930959" calcext:value-type="float">
            <text:p>0.169575540930959</text:p>
          </table:table-cell>
          <table:table-cell table:style-name="ce21" table:formula="of:=IF(ISBLANK([.$K78]);[.$H78]*AVERAGE([$Parameters.$G$3:.$H$3]);IF(ISBLANK([$Classic.$H78]);1;POWER(AVERAGE([$Parameters.$G$3:.$H$3]);IF(ISBLANK([.$H78]);1;[.$H78]))))" office:value-type="float" office:value="1" calcext:value-type="float">
            <text:p>1</text:p>
          </table:table-cell>
          <table:table-cell table:formula="of:=IF(ISBLANK([.$K78]); SUM([.S78:.U78]);  ROUND([.S78] * [.T78] * [.U78] * [.$K78] * 40 / 6))" office:value-type="float" office:value="2261" calcext:value-type="float">
            <text:p>2261</text:p>
          </table:table-cell>
          <table:table-cell table:style-name="ce22" table:formula="of:=MAX(FLOOR([.V78] * (60 - 2) / 400); 5)" office:value-type="float" office:value="327" calcext:value-type="float">
            <text:p>327</text:p>
          </table:table-cell>
          <table:table-cell table:style-name="ce22" table:formula="of:=MAX(FLOOR([.V78] * (60 - 25) / 400); 5)" office:value-type="float" office:value="197" calcext:value-type="float">
            <text:p>197</text:p>
          </table:table-cell>
          <table:table-cell table:style-name="ce22" table:formula="of:=MAX(FLOOR([.V78] * (60 - 50) / 400); 5)" office:value-type="float" office:value="56" calcext:value-type="float">
            <text:p>56</text:p>
          </table:table-cell>
          <table:table-cell table:style-name="ce24" table:formula="of:=IF(ISBLANK([.$K78]); [.$B78] * [$Parameters.$A$4]; IF(ISBLANK([$Classic.$B78]);1;POWER([$Parameters.$A$4]; IF(ISBLANK([.$B78]);1; [.$B78]))))" office:value-type="float" office:value="1" calcext:value-type="float">
            <text:p>1</text:p>
          </table:table-cell>
          <table:table-cell table:formula="of:=IF(ISBLANK([.$K78]); [.$E78] * [$Parameters.$D$4]; IF(ISBLANK([$Classic.$E78]);1;POWER([$Parameters.$D$4]/100; IF(ISBLANK([.$E78]);1; [.$E78]))))" office:value-type="float" office:value="0" calcext:value-type="float">
            <text:p>0</text:p>
          </table:table-cell>
          <table:table-cell table:style-name="ce24" table:formula="of:=IF(ISBLANK([.$K78]);[.$H78]*AVERAGE([$Parameters.$G$4:.$H$4]);IF(ISBLANK([$Classic.$H78]);1;POWER(AVERAGE([$Parameters.$G$4:.$H$4]);IF(ISBLANK([.$H78]);1;[.$H78]))))" office:value-type="float" office:value="1" calcext:value-type="float">
            <text:p>1</text:p>
          </table:table-cell>
          <table:table-cell table:formula="of:=IF(ISBLANK([.$K78]); SUM([.Z78:.AB78]);  ROUND([.Z78] * [.AA78] * [.AB78] * [.$K78] * 40 / 6))" office:value-type="float" office:value="0" calcext:value-type="float">
            <text:p>0</text:p>
          </table:table-cell>
          <table:table-cell table:style-name="ce25" table:formula="of:=MAX(FLOOR([.AC78] * (60 - 2) / 400); 5)" office:value-type="float" office:value="5" calcext:value-type="float">
            <text:p>5</text:p>
          </table:table-cell>
          <table:table-cell table:style-name="ce25" table:formula="of:=MAX(FLOOR([.AC78] * (60 - 25) / 400); 5)" office:value-type="float" office:value="5" calcext:value-type="float">
            <text:p>5</text:p>
          </table:table-cell>
          <table:table-cell table:style-name="ce25" table:formula="of:=MAX(FLOOR([.AC78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9]); [.$B79] * [$Parameters.$A$2]; IF(ISBLANK([$Classic.$B79]);1;POWER([$Parameters.$A$2]; IF(ISBLANK([.$B79]);1; [.$B79]))))" office:value-type="float" office:value="1" calcext:value-type="float">
            <text:p>1</text:p>
          </table:table-cell>
          <table:table-cell table:formula="of:=IF(ISBLANK([.$K79]); [.$E79] * [$Parameters.$D$2]; IF(ISBLANK([$Classic.$E79]);1;POWER([$Parameters.$D$2]/100; IF(ISBLANK([.$E79]);1; [.$E79]))))" office:value-type="float" office:value="0.411795508633787" calcext:value-type="float">
            <text:p>0.411795508633787</text:p>
          </table:table-cell>
          <table:table-cell table:style-name="ce18" table:formula="of:=IF(ISBLANK([.$K79]);[.$H79]*AVERAGE([$Parameters.$G$2:.$H$2]);IF(ISBLANK([$Classic.$H79]);1;POWER(AVERAGE([$Parameters.$G$2:.$H$2]);IF(ISBLANK([.$H79]);1;[.$H79]))))" office:value-type="float" office:value="1" calcext:value-type="float">
            <text:p>1</text:p>
          </table:table-cell>
          <table:table-cell table:formula="of:=IF(ISBLANK([.$K79]); SUM([.L79:.N79]);  ROUND([.L79] * [.M79] * [.N79] * [.$K79] * 40 / 6))" office:value-type="float" office:value="275" calcext:value-type="float">
            <text:p>275</text:p>
          </table:table-cell>
          <table:table-cell table:style-name="ce19" table:formula="of:=MAX(FLOOR([.O79] * (60 - 2) / 400); 5)" office:value-type="float" office:value="39" calcext:value-type="float">
            <text:p>39</text:p>
          </table:table-cell>
          <table:table-cell table:style-name="ce19" table:formula="of:=MAX(FLOOR([.O79] * (60 - 25) / 400); 5)" office:value-type="float" office:value="24" calcext:value-type="float">
            <text:p>24</text:p>
          </table:table-cell>
          <table:table-cell table:style-name="ce19" table:formula="of:=MAX(FLOOR([.O79] * (60 - 50) / 400); 5)" office:value-type="float" office:value="6" calcext:value-type="float">
            <text:p>6</text:p>
          </table:table-cell>
          <table:table-cell table:style-name="ce21" table:formula="of:=IF(ISBLANK([.$K79]); [.$B79] * [$Parameters.$A$3]; IF(ISBLANK([$Classic.$B79]);1;POWER([$Parameters.$A$3]; IF(ISBLANK([.$B79]);1; [.$B79]))))" office:value-type="float" office:value="1" calcext:value-type="float">
            <text:p>1</text:p>
          </table:table-cell>
          <table:table-cell table:formula="of:=IF(ISBLANK([.$K79]); [.$E79] * [$Parameters.$D$3]; IF(ISBLANK([$Classic.$E79]);1;POWER([$Parameters.$D$3]/100; IF(ISBLANK([.$E79]);1; [.$E79]))))" office:value-type="float" office:value="0.169575540930959" calcext:value-type="float">
            <text:p>0.169575540930959</text:p>
          </table:table-cell>
          <table:table-cell table:style-name="ce21" table:formula="of:=IF(ISBLANK([.$K79]);[.$H79]*AVERAGE([$Parameters.$G$3:.$H$3]);IF(ISBLANK([$Classic.$H79]);1;POWER(AVERAGE([$Parameters.$G$3:.$H$3]);IF(ISBLANK([.$H79]);1;[.$H79]))))" office:value-type="float" office:value="1" calcext:value-type="float">
            <text:p>1</text:p>
          </table:table-cell>
          <table:table-cell table:formula="of:=IF(ISBLANK([.$K79]); SUM([.S79:.U79]);  ROUND([.S79] * [.T79] * [.U79] * [.$K79] * 40 / 6))" office:value-type="float" office:value="113" calcext:value-type="float">
            <text:p>113</text:p>
          </table:table-cell>
          <table:table-cell table:style-name="ce22" table:formula="of:=MAX(FLOOR([.V79] * (60 - 2) / 400); 5)" office:value-type="float" office:value="16" calcext:value-type="float">
            <text:p>16</text:p>
          </table:table-cell>
          <table:table-cell table:style-name="ce22" table:formula="of:=MAX(FLOOR([.V79] * (60 - 25) / 400); 5)" office:value-type="float" office:value="9" calcext:value-type="float">
            <text:p>9</text:p>
          </table:table-cell>
          <table:table-cell table:style-name="ce22" table:formula="of:=MAX(FLOOR([.V79] * (60 - 50) / 400); 5)" office:value-type="float" office:value="5" calcext:value-type="float">
            <text:p>5</text:p>
          </table:table-cell>
          <table:table-cell table:style-name="ce24" table:formula="of:=IF(ISBLANK([.$K79]); [.$B79] * [$Parameters.$A$4]; IF(ISBLANK([$Classic.$B79]);1;POWER([$Parameters.$A$4]; IF(ISBLANK([.$B79]);1; [.$B79]))))" office:value-type="float" office:value="1" calcext:value-type="float">
            <text:p>1</text:p>
          </table:table-cell>
          <table:table-cell table:formula="of:=IF(ISBLANK([.$K79]); [.$E79] * [$Parameters.$D$4]; IF(ISBLANK([$Classic.$E79]);1;POWER([$Parameters.$D$4]/100; IF(ISBLANK([.$E79]);1; [.$E79]))))" office:value-type="float" office:value="0" calcext:value-type="float">
            <text:p>0</text:p>
          </table:table-cell>
          <table:table-cell table:style-name="ce24" table:formula="of:=IF(ISBLANK([.$K79]);[.$H79]*AVERAGE([$Parameters.$G$4:.$H$4]);IF(ISBLANK([$Classic.$H79]);1;POWER(AVERAGE([$Parameters.$G$4:.$H$4]);IF(ISBLANK([.$H79]);1;[.$H79]))))" office:value-type="float" office:value="1" calcext:value-type="float">
            <text:p>1</text:p>
          </table:table-cell>
          <table:table-cell table:formula="of:=IF(ISBLANK([.$K79]); SUM([.Z79:.AB79]);  ROUND([.Z79] * [.AA79] * [.AB79] * [.$K79] * 40 / 6))" office:value-type="float" office:value="0" calcext:value-type="float">
            <text:p>0</text:p>
          </table:table-cell>
          <table:table-cell table:style-name="ce25" table:formula="of:=MAX(FLOOR([.AC79] * (60 - 2) / 400); 5)" office:value-type="float" office:value="5" calcext:value-type="float">
            <text:p>5</text:p>
          </table:table-cell>
          <table:table-cell table:style-name="ce25" table:formula="of:=MAX(FLOOR([.AC79] * (60 - 25) / 400); 5)" office:value-type="float" office:value="5" calcext:value-type="float">
            <text:p>5</text:p>
          </table:table-cell>
          <table:table-cell table:style-name="ce25" table:formula="of:=MAX(FLOOR([.AC79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ect-Enemy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0]); [.$B80] * [$Parameters.$A$2]; IF(ISBLANK([$Classic.$B80]);1;POWER([$Parameters.$A$2]; IF(ISBLANK([.$B80]);1; [.$B80]))))" office:value-type="float" office:value="80" calcext:value-type="float">
            <text:p>80</text:p>
          </table:table-cell>
          <table:table-cell table:formula="of:=IF(ISBLANK([.$K80]); [.$E80] * [$Parameters.$D$2]; IF(ISBLANK([$Classic.$E80]);1;POWER([$Parameters.$D$2]/100; IF(ISBLANK([.$E80]);1; [.$E80]))))" office:value-type="float" office:value="0" calcext:value-type="float">
            <text:p>0</text:p>
          </table:table-cell>
          <table:table-cell table:style-name="ce18" table:formula="of:=IF(ISBLANK([.$K80]);[.$H80]*AVERAGE([$Parameters.$G$2:.$H$2]);IF(ISBLANK([$Classic.$H80]);1;POWER(AVERAGE([$Parameters.$G$2:.$H$2]);IF(ISBLANK([.$H80]);1;[.$H80]))))" office:value-type="float" office:value="0" calcext:value-type="float">
            <text:p>0</text:p>
          </table:table-cell>
          <table:table-cell table:formula="of:=IF(ISBLANK([.$K80]); SUM([.L80:.N80]);  ROUND([.L80] * [.M80] * [.N80] * [.$K80] * 40 / 6))" office:value-type="float" office:value="80" calcext:value-type="float">
            <text:p>80</text:p>
          </table:table-cell>
          <table:table-cell table:style-name="ce19" table:formula="of:=MAX(FLOOR([.O80] * (60 - 2) / 400); 5)" office:value-type="float" office:value="11" calcext:value-type="float">
            <text:p>11</text:p>
          </table:table-cell>
          <table:table-cell table:style-name="ce19" table:formula="of:=MAX(FLOOR([.O80] * (60 - 25) / 400); 5)" office:value-type="float" office:value="7" calcext:value-type="float">
            <text:p>7</text:p>
          </table:table-cell>
          <table:table-cell table:style-name="ce19" table:formula="of:=MAX(FLOOR([.O80] * (60 - 50) / 400); 5)" office:value-type="float" office:value="5" calcext:value-type="float">
            <text:p>5</text:p>
          </table:table-cell>
          <table:table-cell table:style-name="ce21" table:formula="of:=IF(ISBLANK([.$K80]); [.$B80] * [$Parameters.$A$3]; IF(ISBLANK([$Classic.$B80]);1;POWER([$Parameters.$A$3]; IF(ISBLANK([.$B80]);1; [.$B80]))))" office:value-type="float" office:value="160" calcext:value-type="float">
            <text:p>160</text:p>
          </table:table-cell>
          <table:table-cell table:formula="of:=IF(ISBLANK([.$K80]); [.$E80] * [$Parameters.$D$3]; IF(ISBLANK([$Classic.$E80]);1;POWER([$Parameters.$D$3]/100; IF(ISBLANK([.$E80]);1; [.$E80]))))" office:value-type="float" office:value="0" calcext:value-type="float">
            <text:p>0</text:p>
          </table:table-cell>
          <table:table-cell table:style-name="ce21" table:formula="of:=IF(ISBLANK([.$K80]);[.$H80]*AVERAGE([$Parameters.$G$3:.$H$3]);IF(ISBLANK([$Classic.$H80]);1;POWER(AVERAGE([$Parameters.$G$3:.$H$3]);IF(ISBLANK([.$H80]);1;[.$H80]))))" office:value-type="float" office:value="0" calcext:value-type="float">
            <text:p>0</text:p>
          </table:table-cell>
          <table:table-cell table:formula="of:=IF(ISBLANK([.$K80]); SUM([.S80:.U80]);  ROUND([.S80] * [.T80] * [.U80] * [.$K80] * 40 / 6))" office:value-type="float" office:value="160" calcext:value-type="float">
            <text:p>160</text:p>
          </table:table-cell>
          <table:table-cell table:style-name="ce22" table:formula="of:=MAX(FLOOR([.V80] * (60 - 2) / 400); 5)" office:value-type="float" office:value="23" calcext:value-type="float">
            <text:p>23</text:p>
          </table:table-cell>
          <table:table-cell table:style-name="ce22" table:formula="of:=MAX(FLOOR([.V80] * (60 - 25) / 400); 5)" office:value-type="float" office:value="14" calcext:value-type="float">
            <text:p>14</text:p>
          </table:table-cell>
          <table:table-cell table:style-name="ce22" table:formula="of:=MAX(FLOOR([.V80] * (60 - 50) / 400); 5)" office:value-type="float" office:value="5" calcext:value-type="float">
            <text:p>5</text:p>
          </table:table-cell>
          <table:table-cell table:style-name="ce24" table:formula="of:=IF(ISBLANK([.$K80]); [.$B80] * [$Parameters.$A$4]; IF(ISBLANK([$Classic.$B80]);1;POWER([$Parameters.$A$4]; IF(ISBLANK([.$B80]);1; [.$B80]))))" office:value-type="float" office:value="8" calcext:value-type="float">
            <text:p>8</text:p>
          </table:table-cell>
          <table:table-cell table:formula="of:=IF(ISBLANK([.$K80]); [.$E80] * [$Parameters.$D$4]; IF(ISBLANK([$Classic.$E80]);1;POWER([$Parameters.$D$4]/100; IF(ISBLANK([.$E80]);1; [.$E80]))))" office:value-type="float" office:value="0" calcext:value-type="float">
            <text:p>0</text:p>
          </table:table-cell>
          <table:table-cell table:style-name="ce24" table:formula="of:=IF(ISBLANK([.$K80]);[.$H80]*AVERAGE([$Parameters.$G$4:.$H$4]);IF(ISBLANK([$Classic.$H80]);1;POWER(AVERAGE([$Parameters.$G$4:.$H$4]);IF(ISBLANK([.$H80]);1;[.$H80]))))" office:value-type="float" office:value="0" calcext:value-type="float">
            <text:p>0</text:p>
          </table:table-cell>
          <table:table-cell table:formula="of:=IF(ISBLANK([.$K80]); SUM([.Z80:.AB80]);  ROUND([.Z80] * [.AA80] * [.AB80] * [.$K80] * 40 / 6))" office:value-type="float" office:value="8" calcext:value-type="float">
            <text:p>8</text:p>
          </table:table-cell>
          <table:table-cell table:style-name="ce25" table:formula="of:=MAX(FLOOR([.AC80] * (60 - 2) / 400); 5)" office:value-type="float" office:value="5" calcext:value-type="float">
            <text:p>5</text:p>
          </table:table-cell>
          <table:table-cell table:style-name="ce25" table:formula="of:=MAX(FLOOR([.AC80] * (60 - 25) / 400); 5)" office:value-type="float" office:value="5" calcext:value-type="float">
            <text:p>5</text:p>
          </table:table-cell>
          <table:table-cell table:style-name="ce25" table:formula="of:=MAX(FLOOR([.AC80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ect-Magic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1]); [.$B81] * [$Parameters.$A$2]; IF(ISBLANK([$Classic.$B81]);1;POWER([$Parameters.$A$2]; IF(ISBLANK([.$B81]);1; [.$B81]))))" office:value-type="float" office:value="80" calcext:value-type="float">
            <text:p>80</text:p>
          </table:table-cell>
          <table:table-cell table:formula="of:=IF(ISBLANK([.$K81]); [.$E81] * [$Parameters.$D$2]; IF(ISBLANK([$Classic.$E81]);1;POWER([$Parameters.$D$2]/100; IF(ISBLANK([.$E81]);1; [.$E81]))))" office:value-type="float" office:value="0" calcext:value-type="float">
            <text:p>0</text:p>
          </table:table-cell>
          <table:table-cell table:style-name="ce18" table:formula="of:=IF(ISBLANK([.$K81]);[.$H81]*AVERAGE([$Parameters.$G$2:.$H$2]);IF(ISBLANK([$Classic.$H81]);1;POWER(AVERAGE([$Parameters.$G$2:.$H$2]);IF(ISBLANK([.$H81]);1;[.$H81]))))" office:value-type="float" office:value="0" calcext:value-type="float">
            <text:p>0</text:p>
          </table:table-cell>
          <table:table-cell table:formula="of:=IF(ISBLANK([.$K81]); SUM([.L81:.N81]);  ROUND([.L81] * [.M81] * [.N81] * [.$K81] * 40 / 6))" office:value-type="float" office:value="80" calcext:value-type="float">
            <text:p>80</text:p>
          </table:table-cell>
          <table:table-cell table:style-name="ce19" table:formula="of:=MAX(FLOOR([.O81] * (60 - 2) / 400); 5)" office:value-type="float" office:value="11" calcext:value-type="float">
            <text:p>11</text:p>
          </table:table-cell>
          <table:table-cell table:style-name="ce19" table:formula="of:=MAX(FLOOR([.O81] * (60 - 25) / 400); 5)" office:value-type="float" office:value="7" calcext:value-type="float">
            <text:p>7</text:p>
          </table:table-cell>
          <table:table-cell table:style-name="ce19" table:formula="of:=MAX(FLOOR([.O81] * (60 - 50) / 400); 5)" office:value-type="float" office:value="5" calcext:value-type="float">
            <text:p>5</text:p>
          </table:table-cell>
          <table:table-cell table:style-name="ce21" table:formula="of:=IF(ISBLANK([.$K81]); [.$B81] * [$Parameters.$A$3]; IF(ISBLANK([$Classic.$B81]);1;POWER([$Parameters.$A$3]; IF(ISBLANK([.$B81]);1; [.$B81]))))" office:value-type="float" office:value="160" calcext:value-type="float">
            <text:p>160</text:p>
          </table:table-cell>
          <table:table-cell table:formula="of:=IF(ISBLANK([.$K81]); [.$E81] * [$Parameters.$D$3]; IF(ISBLANK([$Classic.$E81]);1;POWER([$Parameters.$D$3]/100; IF(ISBLANK([.$E81]);1; [.$E81]))))" office:value-type="float" office:value="0" calcext:value-type="float">
            <text:p>0</text:p>
          </table:table-cell>
          <table:table-cell table:style-name="ce21" table:formula="of:=IF(ISBLANK([.$K81]);[.$H81]*AVERAGE([$Parameters.$G$3:.$H$3]);IF(ISBLANK([$Classic.$H81]);1;POWER(AVERAGE([$Parameters.$G$3:.$H$3]);IF(ISBLANK([.$H81]);1;[.$H81]))))" office:value-type="float" office:value="0" calcext:value-type="float">
            <text:p>0</text:p>
          </table:table-cell>
          <table:table-cell table:formula="of:=IF(ISBLANK([.$K81]); SUM([.S81:.U81]);  ROUND([.S81] * [.T81] * [.U81] * [.$K81] * 40 / 6))" office:value-type="float" office:value="160" calcext:value-type="float">
            <text:p>160</text:p>
          </table:table-cell>
          <table:table-cell table:style-name="ce22" table:formula="of:=MAX(FLOOR([.V81] * (60 - 2) / 400); 5)" office:value-type="float" office:value="23" calcext:value-type="float">
            <text:p>23</text:p>
          </table:table-cell>
          <table:table-cell table:style-name="ce22" table:formula="of:=MAX(FLOOR([.V81] * (60 - 25) / 400); 5)" office:value-type="float" office:value="14" calcext:value-type="float">
            <text:p>14</text:p>
          </table:table-cell>
          <table:table-cell table:style-name="ce22" table:formula="of:=MAX(FLOOR([.V81] * (60 - 50) / 400); 5)" office:value-type="float" office:value="5" calcext:value-type="float">
            <text:p>5</text:p>
          </table:table-cell>
          <table:table-cell table:style-name="ce24" table:formula="of:=IF(ISBLANK([.$K81]); [.$B81] * [$Parameters.$A$4]; IF(ISBLANK([$Classic.$B81]);1;POWER([$Parameters.$A$4]; IF(ISBLANK([.$B81]);1; [.$B81]))))" office:value-type="float" office:value="8" calcext:value-type="float">
            <text:p>8</text:p>
          </table:table-cell>
          <table:table-cell table:formula="of:=IF(ISBLANK([.$K81]); [.$E81] * [$Parameters.$D$4]; IF(ISBLANK([$Classic.$E81]);1;POWER([$Parameters.$D$4]/100; IF(ISBLANK([.$E81]);1; [.$E81]))))" office:value-type="float" office:value="0" calcext:value-type="float">
            <text:p>0</text:p>
          </table:table-cell>
          <table:table-cell table:style-name="ce24" table:formula="of:=IF(ISBLANK([.$K81]);[.$H81]*AVERAGE([$Parameters.$G$4:.$H$4]);IF(ISBLANK([$Classic.$H81]);1;POWER(AVERAGE([$Parameters.$G$4:.$H$4]);IF(ISBLANK([.$H81]);1;[.$H81]))))" office:value-type="float" office:value="0" calcext:value-type="float">
            <text:p>0</text:p>
          </table:table-cell>
          <table:table-cell table:formula="of:=IF(ISBLANK([.$K81]); SUM([.Z81:.AB81]);  ROUND([.Z81] * [.AA81] * [.AB81] * [.$K81] * 40 / 6))" office:value-type="float" office:value="8" calcext:value-type="float">
            <text:p>8</text:p>
          </table:table-cell>
          <table:table-cell table:style-name="ce25" table:formula="of:=MAX(FLOOR([.AC81] * (60 - 2) / 400); 5)" office:value-type="float" office:value="5" calcext:value-type="float">
            <text:p>5</text:p>
          </table:table-cell>
          <table:table-cell table:style-name="ce25" table:formula="of:=MAX(FLOOR([.AC81] * (60 - 25) / 400); 5)" office:value-type="float" office:value="5" calcext:value-type="float">
            <text:p>5</text:p>
          </table:table-cell>
          <table:table-cell table:style-name="ce25" table:formula="of:=MAX(FLOOR([.AC81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ect-Treasur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2]); [.$B82] * [$Parameters.$A$2]; IF(ISBLANK([$Classic.$B82]);1;POWER([$Parameters.$A$2]; IF(ISBLANK([.$B82]);1; [.$B82]))))" office:value-type="float" office:value="80" calcext:value-type="float">
            <text:p>80</text:p>
          </table:table-cell>
          <table:table-cell table:formula="of:=IF(ISBLANK([.$K82]); [.$E82] * [$Parameters.$D$2]; IF(ISBLANK([$Classic.$E82]);1;POWER([$Parameters.$D$2]/100; IF(ISBLANK([.$E82]);1; [.$E82]))))" office:value-type="float" office:value="0" calcext:value-type="float">
            <text:p>0</text:p>
          </table:table-cell>
          <table:table-cell table:style-name="ce18" table:formula="of:=IF(ISBLANK([.$K82]);[.$H82]*AVERAGE([$Parameters.$G$2:.$H$2]);IF(ISBLANK([$Classic.$H82]);1;POWER(AVERAGE([$Parameters.$G$2:.$H$2]);IF(ISBLANK([.$H82]);1;[.$H82]))))" office:value-type="float" office:value="0" calcext:value-type="float">
            <text:p>0</text:p>
          </table:table-cell>
          <table:table-cell table:formula="of:=IF(ISBLANK([.$K82]); SUM([.L82:.N82]);  ROUND([.L82] * [.M82] * [.N82] * [.$K82] * 40 / 6))" office:value-type="float" office:value="80" calcext:value-type="float">
            <text:p>80</text:p>
          </table:table-cell>
          <table:table-cell table:style-name="ce19" table:formula="of:=MAX(FLOOR([.O82] * (60 - 2) / 400); 5)" office:value-type="float" office:value="11" calcext:value-type="float">
            <text:p>11</text:p>
          </table:table-cell>
          <table:table-cell table:style-name="ce19" table:formula="of:=MAX(FLOOR([.O82] * (60 - 25) / 400); 5)" office:value-type="float" office:value="7" calcext:value-type="float">
            <text:p>7</text:p>
          </table:table-cell>
          <table:table-cell table:style-name="ce19" table:formula="of:=MAX(FLOOR([.O82] * (60 - 50) / 400); 5)" office:value-type="float" office:value="5" calcext:value-type="float">
            <text:p>5</text:p>
          </table:table-cell>
          <table:table-cell table:style-name="ce21" table:formula="of:=IF(ISBLANK([.$K82]); [.$B82] * [$Parameters.$A$3]; IF(ISBLANK([$Classic.$B82]);1;POWER([$Parameters.$A$3]; IF(ISBLANK([.$B82]);1; [.$B82]))))" office:value-type="float" office:value="160" calcext:value-type="float">
            <text:p>160</text:p>
          </table:table-cell>
          <table:table-cell table:formula="of:=IF(ISBLANK([.$K82]); [.$E82] * [$Parameters.$D$3]; IF(ISBLANK([$Classic.$E82]);1;POWER([$Parameters.$D$3]/100; IF(ISBLANK([.$E82]);1; [.$E82]))))" office:value-type="float" office:value="0" calcext:value-type="float">
            <text:p>0</text:p>
          </table:table-cell>
          <table:table-cell table:style-name="ce21" table:formula="of:=IF(ISBLANK([.$K82]);[.$H82]*AVERAGE([$Parameters.$G$3:.$H$3]);IF(ISBLANK([$Classic.$H82]);1;POWER(AVERAGE([$Parameters.$G$3:.$H$3]);IF(ISBLANK([.$H82]);1;[.$H82]))))" office:value-type="float" office:value="0" calcext:value-type="float">
            <text:p>0</text:p>
          </table:table-cell>
          <table:table-cell table:formula="of:=IF(ISBLANK([.$K82]); SUM([.S82:.U82]);  ROUND([.S82] * [.T82] * [.U82] * [.$K82] * 40 / 6))" office:value-type="float" office:value="160" calcext:value-type="float">
            <text:p>160</text:p>
          </table:table-cell>
          <table:table-cell table:style-name="ce22" table:formula="of:=MAX(FLOOR([.V82] * (60 - 2) / 400); 5)" office:value-type="float" office:value="23" calcext:value-type="float">
            <text:p>23</text:p>
          </table:table-cell>
          <table:table-cell table:style-name="ce22" table:formula="of:=MAX(FLOOR([.V82] * (60 - 25) / 400); 5)" office:value-type="float" office:value="14" calcext:value-type="float">
            <text:p>14</text:p>
          </table:table-cell>
          <table:table-cell table:style-name="ce22" table:formula="of:=MAX(FLOOR([.V82] * (60 - 50) / 400); 5)" office:value-type="float" office:value="5" calcext:value-type="float">
            <text:p>5</text:p>
          </table:table-cell>
          <table:table-cell table:style-name="ce24" table:formula="of:=IF(ISBLANK([.$K82]); [.$B82] * [$Parameters.$A$4]; IF(ISBLANK([$Classic.$B82]);1;POWER([$Parameters.$A$4]; IF(ISBLANK([.$B82]);1; [.$B82]))))" office:value-type="float" office:value="8" calcext:value-type="float">
            <text:p>8</text:p>
          </table:table-cell>
          <table:table-cell table:formula="of:=IF(ISBLANK([.$K82]); [.$E82] * [$Parameters.$D$4]; IF(ISBLANK([$Classic.$E82]);1;POWER([$Parameters.$D$4]/100; IF(ISBLANK([.$E82]);1; [.$E82]))))" office:value-type="float" office:value="0" calcext:value-type="float">
            <text:p>0</text:p>
          </table:table-cell>
          <table:table-cell table:style-name="ce24" table:formula="of:=IF(ISBLANK([.$K82]);[.$H82]*AVERAGE([$Parameters.$G$4:.$H$4]);IF(ISBLANK([$Classic.$H82]);1;POWER(AVERAGE([$Parameters.$G$4:.$H$4]);IF(ISBLANK([.$H82]);1;[.$H82]))))" office:value-type="float" office:value="0" calcext:value-type="float">
            <text:p>0</text:p>
          </table:table-cell>
          <table:table-cell table:formula="of:=IF(ISBLANK([.$K82]); SUM([.Z82:.AB82]);  ROUND([.Z82] * [.AA82] * [.AB82] * [.$K82] * 40 / 6))" office:value-type="float" office:value="8" calcext:value-type="float">
            <text:p>8</text:p>
          </table:table-cell>
          <table:table-cell table:style-name="ce25" table:formula="of:=MAX(FLOOR([.AC82] * (60 - 2) / 400); 5)" office:value-type="float" office:value="5" calcext:value-type="float">
            <text:p>5</text:p>
          </table:table-cell>
          <table:table-cell table:style-name="ce25" table:formula="of:=MAX(FLOOR([.AC82] * (60 - 25) / 400); 5)" office:value-type="float" office:value="5" calcext:value-type="float">
            <text:p>5</text:p>
          </table:table-cell>
          <table:table-cell table:style-name="ce25" table:formula="of:=MAX(FLOOR([.AC82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table:style-name="ce16" table:number-columns-repeated="10"/>
          <table:table-cell table:style-name="ce18" table:formula="of:=IF(ISBLANK([.$K83]); [.$B83] * [$Parameters.$A$2]; IF(ISBLANK([$Classic.$B83]);1;POWER([$Parameters.$A$2]; IF(ISBLANK([.$B83]);1; [.$B83]))))" office:value-type="float" office:value="0" calcext:value-type="float">
            <text:p>0</text:p>
          </table:table-cell>
          <table:table-cell table:formula="of:=IF(ISBLANK([.$K83]); [.$E83] * [$Parameters.$D$2]; IF(ISBLANK([$Classic.$E83]);1;POWER([$Parameters.$D$2]/100; IF(ISBLANK([.$E83]);1; [.$E83]))))" office:value-type="float" office:value="0" calcext:value-type="float">
            <text:p>0</text:p>
          </table:table-cell>
          <table:table-cell table:style-name="ce18" table:formula="of:=IF(ISBLANK([.$K83]);[.$H83]*AVERAGE([$Parameters.$G$2:.$H$2]);IF(ISBLANK([$Classic.$H83]);1;POWER(AVERAGE([$Parameters.$G$2:.$H$2]);IF(ISBLANK([.$H83]);1;[.$H83]))))" office:value-type="float" office:value="0" calcext:value-type="float">
            <text:p>0</text:p>
          </table:table-cell>
          <table:table-cell table:formula="of:=IF(ISBLANK([.$K83]); SUM([.L83:.N83]);  ROUND([.L83] * [.M83] * [.N83] * [.$K83] * 40 / 6))" office:value-type="float" office:value="0" calcext:value-type="float">
            <text:p>0</text:p>
          </table:table-cell>
          <table:table-cell table:style-name="ce19" table:formula="of:=MAX(FLOOR([.O83] * (60 - 2) / 400); 5)" office:value-type="float" office:value="5" calcext:value-type="float">
            <text:p>5</text:p>
          </table:table-cell>
          <table:table-cell table:style-name="ce19" table:formula="of:=MAX(FLOOR([.O83] * (60 - 25) / 400); 5)" office:value-type="float" office:value="5" calcext:value-type="float">
            <text:p>5</text:p>
          </table:table-cell>
          <table:table-cell table:style-name="ce19" table:formula="of:=MAX(FLOOR([.O83] * (60 - 50) / 400); 5)" office:value-type="float" office:value="5" calcext:value-type="float">
            <text:p>5</text:p>
          </table:table-cell>
          <table:table-cell table:style-name="ce21" table:formula="of:=IF(ISBLANK([.$K83]); [.$B83] * [$Parameters.$A$3]; IF(ISBLANK([$Classic.$B83]);1;POWER([$Parameters.$A$3]; IF(ISBLANK([.$B83]);1; [.$B83]))))" office:value-type="float" office:value="0" calcext:value-type="float">
            <text:p>0</text:p>
          </table:table-cell>
          <table:table-cell table:formula="of:=IF(ISBLANK([.$K83]); [.$E83] * [$Parameters.$D$3]; IF(ISBLANK([$Classic.$E83]);1;POWER([$Parameters.$D$3]/100; IF(ISBLANK([.$E83]);1; [.$E83]))))" office:value-type="float" office:value="0" calcext:value-type="float">
            <text:p>0</text:p>
          </table:table-cell>
          <table:table-cell table:style-name="ce21" table:formula="of:=IF(ISBLANK([.$K83]);[.$H83]*AVERAGE([$Parameters.$G$3:.$H$3]);IF(ISBLANK([$Classic.$H83]);1;POWER(AVERAGE([$Parameters.$G$3:.$H$3]);IF(ISBLANK([.$H83]);1;[.$H83]))))" office:value-type="float" office:value="0" calcext:value-type="float">
            <text:p>0</text:p>
          </table:table-cell>
          <table:table-cell table:formula="of:=IF(ISBLANK([.$K83]); SUM([.S83:.U83]);  ROUND([.S83] * [.T83] * [.U83] * [.$K83] * 40 / 6))" office:value-type="float" office:value="0" calcext:value-type="float">
            <text:p>0</text:p>
          </table:table-cell>
          <table:table-cell table:style-name="ce22" table:formula="of:=MAX(FLOOR([.V83] * (60 - 2) / 400); 5)" office:value-type="float" office:value="5" calcext:value-type="float">
            <text:p>5</text:p>
          </table:table-cell>
          <table:table-cell table:style-name="ce22" table:formula="of:=MAX(FLOOR([.V83] * (60 - 25) / 400); 5)" office:value-type="float" office:value="5" calcext:value-type="float">
            <text:p>5</text:p>
          </table:table-cell>
          <table:table-cell table:style-name="ce22" table:formula="of:=MAX(FLOOR([.V83] * (60 - 50) / 400); 5)" office:value-type="float" office:value="5" calcext:value-type="float">
            <text:p>5</text:p>
          </table:table-cell>
          <table:table-cell table:style-name="ce24" table:formula="of:=IF(ISBLANK([.$K83]); [.$B83] * [$Parameters.$A$4]; IF(ISBLANK([$Classic.$B83]);1;POWER([$Parameters.$A$4]; IF(ISBLANK([.$B83]);1; [.$B83]))))" office:value-type="float" office:value="0" calcext:value-type="float">
            <text:p>0</text:p>
          </table:table-cell>
          <table:table-cell table:formula="of:=IF(ISBLANK([.$K83]); [.$E83] * [$Parameters.$D$4]; IF(ISBLANK([$Classic.$E83]);1;POWER([$Parameters.$D$4]/100; IF(ISBLANK([.$E83]);1; [.$E83]))))" office:value-type="float" office:value="0" calcext:value-type="float">
            <text:p>0</text:p>
          </table:table-cell>
          <table:table-cell table:style-name="ce24" table:formula="of:=IF(ISBLANK([.$K83]);[.$H83]*AVERAGE([$Parameters.$G$4:.$H$4]);IF(ISBLANK([$Classic.$H83]);1;POWER(AVERAGE([$Parameters.$G$4:.$H$4]);IF(ISBLANK([.$H83]);1;[.$H83]))))" office:value-type="float" office:value="0" calcext:value-type="float">
            <text:p>0</text:p>
          </table:table-cell>
          <table:table-cell table:formula="of:=IF(ISBLANK([.$K83]); SUM([.Z83:.AB83]);  ROUND([.Z83] * [.AA83] * [.AB83] * [.$K83] * 40 / 6))" office:value-type="float" office:value="0" calcext:value-type="float">
            <text:p>0</text:p>
          </table:table-cell>
          <table:table-cell table:style-name="ce25" table:formula="of:=MAX(FLOOR([.AC83] * (60 - 2) / 400); 5)" office:value-type="float" office:value="5" calcext:value-type="float">
            <text:p>5</text:p>
          </table:table-cell>
          <table:table-cell table:style-name="ce25" table:formula="of:=MAX(FLOOR([.AC83] * (60 - 25) / 400); 5)" office:value-type="float" office:value="5" calcext:value-type="float">
            <text:p>5</text:p>
          </table:table-cell>
          <table:table-cell table:style-name="ce25" table:formula="of:=MAX(FLOOR([.AC83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84]); [.$B84] * [$Parameters.$A$2]; IF(ISBLANK([$Classic.$B84]);1;POWER([$Parameters.$A$2]; IF(ISBLANK([.$B84]);1; [.$B84]))))" office:value-type="float" office:value="600" calcext:value-type="float">
            <text:p>600</text:p>
          </table:table-cell>
          <table:table-cell table:formula="of:=IF(ISBLANK([.$K84]); [.$E84] * [$Parameters.$D$2]; IF(ISBLANK([$Classic.$E84]);1;POWER([$Parameters.$D$2]/100; IF(ISBLANK([.$E84]);1; [.$E84]))))" office:value-type="float" office:value="0" calcext:value-type="float">
            <text:p>0</text:p>
          </table:table-cell>
          <table:table-cell table:style-name="ce18" table:formula="of:=IF(ISBLANK([.$K84]);[.$H84]*AVERAGE([$Parameters.$G$2:.$H$2]);IF(ISBLANK([$Classic.$H84]);1;POWER(AVERAGE([$Parameters.$G$2:.$H$2]);IF(ISBLANK([.$H84]);1;[.$H84]))))" office:value-type="float" office:value="0" calcext:value-type="float">
            <text:p>0</text:p>
          </table:table-cell>
          <table:table-cell table:formula="of:=IF(ISBLANK([.$K84]); SUM([.L84:.N84]);  ROUND([.L84] * [.M84] * [.N84] * [.$K84] * 40 / 6))" office:value-type="float" office:value="600" calcext:value-type="float">
            <text:p>600</text:p>
          </table:table-cell>
          <table:table-cell table:style-name="ce19" table:formula="of:=MAX(FLOOR([.O84] * (60 - 2) / 400); 5)" office:value-type="float" office:value="87" calcext:value-type="float">
            <text:p>87</text:p>
          </table:table-cell>
          <table:table-cell table:style-name="ce19" table:formula="of:=MAX(FLOOR([.O84] * (60 - 25) / 400); 5)" office:value-type="float" office:value="52" calcext:value-type="float">
            <text:p>52</text:p>
          </table:table-cell>
          <table:table-cell table:style-name="ce19" table:formula="of:=MAX(FLOOR([.O84] * (60 - 50) / 400); 5)" office:value-type="float" office:value="15" calcext:value-type="float">
            <text:p>15</text:p>
          </table:table-cell>
          <table:table-cell table:style-name="ce21" table:formula="of:=IF(ISBLANK([.$K84]); [.$B84] * [$Parameters.$A$3]; IF(ISBLANK([$Classic.$B84]);1;POWER([$Parameters.$A$3]; IF(ISBLANK([.$B84]);1; [.$B84]))))" office:value-type="float" office:value="1200" calcext:value-type="float">
            <text:p>1200</text:p>
          </table:table-cell>
          <table:table-cell table:formula="of:=IF(ISBLANK([.$K84]); [.$E84] * [$Parameters.$D$3]; IF(ISBLANK([$Classic.$E84]);1;POWER([$Parameters.$D$3]/100; IF(ISBLANK([.$E84]);1; [.$E84]))))" office:value-type="float" office:value="0" calcext:value-type="float">
            <text:p>0</text:p>
          </table:table-cell>
          <table:table-cell table:style-name="ce21" table:formula="of:=IF(ISBLANK([.$K84]);[.$H84]*AVERAGE([$Parameters.$G$3:.$H$3]);IF(ISBLANK([$Classic.$H84]);1;POWER(AVERAGE([$Parameters.$G$3:.$H$3]);IF(ISBLANK([.$H84]);1;[.$H84]))))" office:value-type="float" office:value="0" calcext:value-type="float">
            <text:p>0</text:p>
          </table:table-cell>
          <table:table-cell table:formula="of:=IF(ISBLANK([.$K84]); SUM([.S84:.U84]);  ROUND([.S84] * [.T84] * [.U84] * [.$K84] * 40 / 6))" office:value-type="float" office:value="1200" calcext:value-type="float">
            <text:p>1200</text:p>
          </table:table-cell>
          <table:table-cell table:style-name="ce22" table:formula="of:=MAX(FLOOR([.V84] * (60 - 2) / 400); 5)" office:value-type="float" office:value="174" calcext:value-type="float">
            <text:p>174</text:p>
          </table:table-cell>
          <table:table-cell table:style-name="ce22" table:formula="of:=MAX(FLOOR([.V84] * (60 - 25) / 400); 5)" office:value-type="float" office:value="105" calcext:value-type="float">
            <text:p>105</text:p>
          </table:table-cell>
          <table:table-cell table:style-name="ce22" table:formula="of:=MAX(FLOOR([.V84] * (60 - 50) / 400); 5)" office:value-type="float" office:value="30" calcext:value-type="float">
            <text:p>30</text:p>
          </table:table-cell>
          <table:table-cell table:style-name="ce24" table:formula="of:=IF(ISBLANK([.$K84]); [.$B84] * [$Parameters.$A$4]; IF(ISBLANK([$Classic.$B84]);1;POWER([$Parameters.$A$4]; IF(ISBLANK([.$B84]);1; [.$B84]))))" office:value-type="float" office:value="60" calcext:value-type="float">
            <text:p>60</text:p>
          </table:table-cell>
          <table:table-cell table:formula="of:=IF(ISBLANK([.$K84]); [.$E84] * [$Parameters.$D$4]; IF(ISBLANK([$Classic.$E84]);1;POWER([$Parameters.$D$4]/100; IF(ISBLANK([.$E84]);1; [.$E84]))))" office:value-type="float" office:value="0" calcext:value-type="float">
            <text:p>0</text:p>
          </table:table-cell>
          <table:table-cell table:style-name="ce24" table:formula="of:=IF(ISBLANK([.$K84]);[.$H84]*AVERAGE([$Parameters.$G$4:.$H$4]);IF(ISBLANK([$Classic.$H84]);1;POWER(AVERAGE([$Parameters.$G$4:.$H$4]);IF(ISBLANK([.$H84]);1;[.$H84]))))" office:value-type="float" office:value="0" calcext:value-type="float">
            <text:p>0</text:p>
          </table:table-cell>
          <table:table-cell table:formula="of:=IF(ISBLANK([.$K84]); SUM([.Z84:.AB84]);  ROUND([.Z84] * [.AA84] * [.AB84] * [.$K84] * 40 / 6))" office:value-type="float" office:value="60" calcext:value-type="float">
            <text:p>60</text:p>
          </table:table-cell>
          <table:table-cell table:style-name="ce25" table:formula="of:=MAX(FLOOR([.AC84] * (60 - 2) / 400); 5)" office:value-type="float" office:value="8" calcext:value-type="float">
            <text:p>8</text:p>
          </table:table-cell>
          <table:table-cell table:style-name="ce25" table:formula="of:=MAX(FLOOR([.AC84] * (60 - 25) / 400); 5)" office:value-type="float" office:value="5" calcext:value-type="float">
            <text:p>5</text:p>
          </table:table-cell>
          <table:table-cell table:style-name="ce25" table:formula="of:=MAX(FLOOR([.AC84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ify-Animal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85]); [.$B85] * [$Parameters.$A$2]; IF(ISBLANK([$Classic.$B85]);1;POWER([$Parameters.$A$2]; IF(ISBLANK([.$B85]);1; [.$B85]))))" office:value-type="float" office:value="1" calcext:value-type="float">
            <text:p>1</text:p>
          </table:table-cell>
          <table:table-cell table:formula="of:=IF(ISBLANK([.$K85]); [.$E85] * [$Parameters.$D$2]; IF(ISBLANK([$Classic.$E85]);1;POWER([$Parameters.$D$2]/100; IF(ISBLANK([.$E85]);1; [.$E85]))))" office:value-type="float" office:value="0.411795508633787" calcext:value-type="float">
            <text:p>0.411795508633787</text:p>
          </table:table-cell>
          <table:table-cell table:style-name="ce18" table:formula="of:=IF(ISBLANK([.$K85]);[.$H85]*AVERAGE([$Parameters.$G$2:.$H$2]);IF(ISBLANK([$Classic.$H85]);1;POWER(AVERAGE([$Parameters.$G$2:.$H$2]);IF(ISBLANK([.$H85]);1;[.$H85]))))" office:value-type="float" office:value="1" calcext:value-type="float">
            <text:p>1</text:p>
          </table:table-cell>
          <table:table-cell table:formula="of:=IF(ISBLANK([.$K85]); SUM([.L85:.N85]);  ROUND([.L85] * [.M85] * [.N85] * [.$K85] * 40 / 6))" office:value-type="float" office:value="220" calcext:value-type="float">
            <text:p>220</text:p>
          </table:table-cell>
          <table:table-cell table:style-name="ce19" table:formula="of:=MAX(FLOOR([.O85] * (60 - 2) / 400); 5)" office:value-type="float" office:value="31" calcext:value-type="float">
            <text:p>31</text:p>
          </table:table-cell>
          <table:table-cell table:style-name="ce19" table:formula="of:=MAX(FLOOR([.O85] * (60 - 25) / 400); 5)" office:value-type="float" office:value="19" calcext:value-type="float">
            <text:p>19</text:p>
          </table:table-cell>
          <table:table-cell table:style-name="ce19" table:formula="of:=MAX(FLOOR([.O85] * (60 - 50) / 400); 5)" office:value-type="float" office:value="5" calcext:value-type="float">
            <text:p>5</text:p>
          </table:table-cell>
          <table:table-cell table:style-name="ce21" table:formula="of:=IF(ISBLANK([.$K85]); [.$B85] * [$Parameters.$A$3]; IF(ISBLANK([$Classic.$B85]);1;POWER([$Parameters.$A$3]; IF(ISBLANK([.$B85]);1; [.$B85]))))" office:value-type="float" office:value="1" calcext:value-type="float">
            <text:p>1</text:p>
          </table:table-cell>
          <table:table-cell table:formula="of:=IF(ISBLANK([.$K85]); [.$E85] * [$Parameters.$D$3]; IF(ISBLANK([$Classic.$E85]);1;POWER([$Parameters.$D$3]/100; IF(ISBLANK([.$E85]);1; [.$E85]))))" office:value-type="float" office:value="0.169575540930959" calcext:value-type="float">
            <text:p>0.169575540930959</text:p>
          </table:table-cell>
          <table:table-cell table:style-name="ce21" table:formula="of:=IF(ISBLANK([.$K85]);[.$H85]*AVERAGE([$Parameters.$G$3:.$H$3]);IF(ISBLANK([$Classic.$H85]);1;POWER(AVERAGE([$Parameters.$G$3:.$H$3]);IF(ISBLANK([.$H85]);1;[.$H85]))))" office:value-type="float" office:value="1" calcext:value-type="float">
            <text:p>1</text:p>
          </table:table-cell>
          <table:table-cell table:formula="of:=IF(ISBLANK([.$K85]); SUM([.S85:.U85]);  ROUND([.S85] * [.T85] * [.U85] * [.$K85] * 40 / 6))" office:value-type="float" office:value="90" calcext:value-type="float">
            <text:p>90</text:p>
          </table:table-cell>
          <table:table-cell table:style-name="ce22" table:formula="of:=MAX(FLOOR([.V85] * (60 - 2) / 400); 5)" office:value-type="float" office:value="13" calcext:value-type="float">
            <text:p>13</text:p>
          </table:table-cell>
          <table:table-cell table:style-name="ce22" table:formula="of:=MAX(FLOOR([.V85] * (60 - 25) / 400); 5)" office:value-type="float" office:value="7" calcext:value-type="float">
            <text:p>7</text:p>
          </table:table-cell>
          <table:table-cell table:style-name="ce22" table:formula="of:=MAX(FLOOR([.V85] * (60 - 50) / 400); 5)" office:value-type="float" office:value="5" calcext:value-type="float">
            <text:p>5</text:p>
          </table:table-cell>
          <table:table-cell table:style-name="ce24" table:formula="of:=IF(ISBLANK([.$K85]); [.$B85] * [$Parameters.$A$4]; IF(ISBLANK([$Classic.$B85]);1;POWER([$Parameters.$A$4]; IF(ISBLANK([.$B85]);1; [.$B85]))))" office:value-type="float" office:value="1" calcext:value-type="float">
            <text:p>1</text:p>
          </table:table-cell>
          <table:table-cell table:formula="of:=IF(ISBLANK([.$K85]); [.$E85] * [$Parameters.$D$4]; IF(ISBLANK([$Classic.$E85]);1;POWER([$Parameters.$D$4]/100; IF(ISBLANK([.$E85]);1; [.$E85]))))" office:value-type="float" office:value="0" calcext:value-type="float">
            <text:p>0</text:p>
          </table:table-cell>
          <table:table-cell table:style-name="ce24" table:formula="of:=IF(ISBLANK([.$K85]);[.$H85]*AVERAGE([$Parameters.$G$4:.$H$4]);IF(ISBLANK([$Classic.$H85]);1;POWER(AVERAGE([$Parameters.$G$4:.$H$4]);IF(ISBLANK([.$H85]);1;[.$H85]))))" office:value-type="float" office:value="1" calcext:value-type="float">
            <text:p>1</text:p>
          </table:table-cell>
          <table:table-cell table:formula="of:=IF(ISBLANK([.$K85]); SUM([.Z85:.AB85]);  ROUND([.Z85] * [.AA85] * [.AB85] * [.$K85] * 40 / 6))" office:value-type="float" office:value="0" calcext:value-type="float">
            <text:p>0</text:p>
          </table:table-cell>
          <table:table-cell table:style-name="ce25" table:formula="of:=MAX(FLOOR([.AC85] * (60 - 2) / 400); 5)" office:value-type="float" office:value="5" calcext:value-type="float">
            <text:p>5</text:p>
          </table:table-cell>
          <table:table-cell table:style-name="ce25" table:formula="of:=MAX(FLOOR([.AC85] * (60 - 25) / 400); 5)" office:value-type="float" office:value="5" calcext:value-type="float">
            <text:p>5</text:p>
          </table:table-cell>
          <table:table-cell table:style-name="ce25" table:formula="of:=MAX(FLOOR([.AC85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ify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86]); [.$B86] * [$Parameters.$A$2]; IF(ISBLANK([$Classic.$B86]);1;POWER([$Parameters.$A$2]; IF(ISBLANK([.$B86]);1; [.$B86]))))" office:value-type="float" office:value="1" calcext:value-type="float">
            <text:p>1</text:p>
          </table:table-cell>
          <table:table-cell table:formula="of:=IF(ISBLANK([.$K86]); [.$E86] * [$Parameters.$D$2]; IF(ISBLANK([$Classic.$E86]);1;POWER([$Parameters.$D$2]/100; IF(ISBLANK([.$E86]);1; [.$E86]))))" office:value-type="float" office:value="0.411795508633787" calcext:value-type="float">
            <text:p>0.411795508633787</text:p>
          </table:table-cell>
          <table:table-cell table:style-name="ce18" table:formula="of:=IF(ISBLANK([.$K86]);[.$H86]*AVERAGE([$Parameters.$G$2:.$H$2]);IF(ISBLANK([$Classic.$H86]);1;POWER(AVERAGE([$Parameters.$G$2:.$H$2]);IF(ISBLANK([.$H86]);1;[.$H86]))))" office:value-type="float" office:value="1" calcext:value-type="float">
            <text:p>1</text:p>
          </table:table-cell>
          <table:table-cell table:formula="of:=IF(ISBLANK([.$K86]); SUM([.L86:.N86]);  ROUND([.L86] * [.M86] * [.N86] * [.$K86] * 40 / 6))" office:value-type="float" office:value="275" calcext:value-type="float">
            <text:p>275</text:p>
          </table:table-cell>
          <table:table-cell table:style-name="ce19" table:formula="of:=MAX(FLOOR([.O86] * (60 - 2) / 400); 5)" office:value-type="float" office:value="39" calcext:value-type="float">
            <text:p>39</text:p>
          </table:table-cell>
          <table:table-cell table:style-name="ce19" table:formula="of:=MAX(FLOOR([.O86] * (60 - 25) / 400); 5)" office:value-type="float" office:value="24" calcext:value-type="float">
            <text:p>24</text:p>
          </table:table-cell>
          <table:table-cell table:style-name="ce19" table:formula="of:=MAX(FLOOR([.O86] * (60 - 50) / 400); 5)" office:value-type="float" office:value="6" calcext:value-type="float">
            <text:p>6</text:p>
          </table:table-cell>
          <table:table-cell table:style-name="ce21" table:formula="of:=IF(ISBLANK([.$K86]); [.$B86] * [$Parameters.$A$3]; IF(ISBLANK([$Classic.$B86]);1;POWER([$Parameters.$A$3]; IF(ISBLANK([.$B86]);1; [.$B86]))))" office:value-type="float" office:value="1" calcext:value-type="float">
            <text:p>1</text:p>
          </table:table-cell>
          <table:table-cell table:formula="of:=IF(ISBLANK([.$K86]); [.$E86] * [$Parameters.$D$3]; IF(ISBLANK([$Classic.$E86]);1;POWER([$Parameters.$D$3]/100; IF(ISBLANK([.$E86]);1; [.$E86]))))" office:value-type="float" office:value="0.169575540930959" calcext:value-type="float">
            <text:p>0.169575540930959</text:p>
          </table:table-cell>
          <table:table-cell table:style-name="ce21" table:formula="of:=IF(ISBLANK([.$K86]);[.$H86]*AVERAGE([$Parameters.$G$3:.$H$3]);IF(ISBLANK([$Classic.$H86]);1;POWER(AVERAGE([$Parameters.$G$3:.$H$3]);IF(ISBLANK([.$H86]);1;[.$H86]))))" office:value-type="float" office:value="1" calcext:value-type="float">
            <text:p>1</text:p>
          </table:table-cell>
          <table:table-cell table:formula="of:=IF(ISBLANK([.$K86]); SUM([.S86:.U86]);  ROUND([.S86] * [.T86] * [.U86] * [.$K86] * 40 / 6))" office:value-type="float" office:value="113" calcext:value-type="float">
            <text:p>113</text:p>
          </table:table-cell>
          <table:table-cell table:style-name="ce22" table:formula="of:=MAX(FLOOR([.V86] * (60 - 2) / 400); 5)" office:value-type="float" office:value="16" calcext:value-type="float">
            <text:p>16</text:p>
          </table:table-cell>
          <table:table-cell table:style-name="ce22" table:formula="of:=MAX(FLOOR([.V86] * (60 - 25) / 400); 5)" office:value-type="float" office:value="9" calcext:value-type="float">
            <text:p>9</text:p>
          </table:table-cell>
          <table:table-cell table:style-name="ce22" table:formula="of:=MAX(FLOOR([.V86] * (60 - 50) / 400); 5)" office:value-type="float" office:value="5" calcext:value-type="float">
            <text:p>5</text:p>
          </table:table-cell>
          <table:table-cell table:style-name="ce24" table:formula="of:=IF(ISBLANK([.$K86]); [.$B86] * [$Parameters.$A$4]; IF(ISBLANK([$Classic.$B86]);1;POWER([$Parameters.$A$4]; IF(ISBLANK([.$B86]);1; [.$B86]))))" office:value-type="float" office:value="1" calcext:value-type="float">
            <text:p>1</text:p>
          </table:table-cell>
          <table:table-cell table:formula="of:=IF(ISBLANK([.$K86]); [.$E86] * [$Parameters.$D$4]; IF(ISBLANK([$Classic.$E86]);1;POWER([$Parameters.$D$4]/100; IF(ISBLANK([.$E86]);1; [.$E86]))))" office:value-type="float" office:value="0" calcext:value-type="float">
            <text:p>0</text:p>
          </table:table-cell>
          <table:table-cell table:style-name="ce24" table:formula="of:=IF(ISBLANK([.$K86]);[.$H86]*AVERAGE([$Parameters.$G$4:.$H$4]);IF(ISBLANK([$Classic.$H86]);1;POWER(AVERAGE([$Parameters.$G$4:.$H$4]);IF(ISBLANK([.$H86]);1;[.$H86]))))" office:value-type="float" office:value="1" calcext:value-type="float">
            <text:p>1</text:p>
          </table:table-cell>
          <table:table-cell table:formula="of:=IF(ISBLANK([.$K86]); SUM([.Z86:.AB86]);  ROUND([.Z86] * [.AA86] * [.AB86] * [.$K86] * 40 / 6))" office:value-type="float" office:value="0" calcext:value-type="float">
            <text:p>0</text:p>
          </table:table-cell>
          <table:table-cell table:style-name="ce25" table:formula="of:=MAX(FLOOR([.AC86] * (60 - 2) / 400); 5)" office:value-type="float" office:value="5" calcext:value-type="float">
            <text:p>5</text:p>
          </table:table-cell>
          <table:table-cell table:style-name="ce25" table:formula="of:=MAX(FLOOR([.AC86] * (60 - 25) / 400); 5)" office:value-type="float" office:value="5" calcext:value-type="float">
            <text:p>5</text:p>
          </table:table-cell>
          <table:table-cell table:style-name="ce25" table:formula="of:=MAX(FLOOR([.AC86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ify-Humanoi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7]); [.$B87] * [$Parameters.$A$2]; IF(ISBLANK([$Classic.$B87]);1;POWER([$Parameters.$A$2]; IF(ISBLANK([.$B87]);1; [.$B87]))))" office:value-type="float" office:value="1" calcext:value-type="float">
            <text:p>1</text:p>
          </table:table-cell>
          <table:table-cell table:formula="of:=IF(ISBLANK([.$K87]); [.$E87] * [$Parameters.$D$2]; IF(ISBLANK([$Classic.$E87]);1;POWER([$Parameters.$D$2]/100; IF(ISBLANK([.$E87]);1; [.$E87]))))" office:value-type="float" office:value="0.411795508633787" calcext:value-type="float">
            <text:p>0.411795508633787</text:p>
          </table:table-cell>
          <table:table-cell table:style-name="ce18" table:formula="of:=IF(ISBLANK([.$K87]);[.$H87]*AVERAGE([$Parameters.$G$2:.$H$2]);IF(ISBLANK([$Classic.$H87]);1;POWER(AVERAGE([$Parameters.$G$2:.$H$2]);IF(ISBLANK([.$H87]);1;[.$H87]))))" office:value-type="float" office:value="1" calcext:value-type="float">
            <text:p>1</text:p>
          </table:table-cell>
          <table:table-cell table:formula="of:=IF(ISBLANK([.$K87]); SUM([.L87:.N87]);  ROUND([.L87] * [.M87] * [.N87] * [.$K87] * 40 / 6))" office:value-type="float" office:value="329" calcext:value-type="float">
            <text:p>329</text:p>
          </table:table-cell>
          <table:table-cell table:style-name="ce19" table:formula="of:=MAX(FLOOR([.O87] * (60 - 2) / 400); 5)" office:value-type="float" office:value="47" calcext:value-type="float">
            <text:p>47</text:p>
          </table:table-cell>
          <table:table-cell table:style-name="ce19" table:formula="of:=MAX(FLOOR([.O87] * (60 - 25) / 400); 5)" office:value-type="float" office:value="28" calcext:value-type="float">
            <text:p>28</text:p>
          </table:table-cell>
          <table:table-cell table:style-name="ce19" table:formula="of:=MAX(FLOOR([.O87] * (60 - 50) / 400); 5)" office:value-type="float" office:value="8" calcext:value-type="float">
            <text:p>8</text:p>
          </table:table-cell>
          <table:table-cell table:style-name="ce21" table:formula="of:=IF(ISBLANK([.$K87]); [.$B87] * [$Parameters.$A$3]; IF(ISBLANK([$Classic.$B87]);1;POWER([$Parameters.$A$3]; IF(ISBLANK([.$B87]);1; [.$B87]))))" office:value-type="float" office:value="1" calcext:value-type="float">
            <text:p>1</text:p>
          </table:table-cell>
          <table:table-cell table:formula="of:=IF(ISBLANK([.$K87]); [.$E87] * [$Parameters.$D$3]; IF(ISBLANK([$Classic.$E87]);1;POWER([$Parameters.$D$3]/100; IF(ISBLANK([.$E87]);1; [.$E87]))))" office:value-type="float" office:value="0.169575540930959" calcext:value-type="float">
            <text:p>0.169575540930959</text:p>
          </table:table-cell>
          <table:table-cell table:style-name="ce21" table:formula="of:=IF(ISBLANK([.$K87]);[.$H87]*AVERAGE([$Parameters.$G$3:.$H$3]);IF(ISBLANK([$Classic.$H87]);1;POWER(AVERAGE([$Parameters.$G$3:.$H$3]);IF(ISBLANK([.$H87]);1;[.$H87]))))" office:value-type="float" office:value="1" calcext:value-type="float">
            <text:p>1</text:p>
          </table:table-cell>
          <table:table-cell table:formula="of:=IF(ISBLANK([.$K87]); SUM([.S87:.U87]);  ROUND([.S87] * [.T87] * [.U87] * [.$K87] * 40 / 6))" office:value-type="float" office:value="136" calcext:value-type="float">
            <text:p>136</text:p>
          </table:table-cell>
          <table:table-cell table:style-name="ce22" table:formula="of:=MAX(FLOOR([.V87] * (60 - 2) / 400); 5)" office:value-type="float" office:value="19" calcext:value-type="float">
            <text:p>19</text:p>
          </table:table-cell>
          <table:table-cell table:style-name="ce22" table:formula="of:=MAX(FLOOR([.V87] * (60 - 25) / 400); 5)" office:value-type="float" office:value="11" calcext:value-type="float">
            <text:p>11</text:p>
          </table:table-cell>
          <table:table-cell table:style-name="ce22" table:formula="of:=MAX(FLOOR([.V87] * (60 - 50) / 400); 5)" office:value-type="float" office:value="5" calcext:value-type="float">
            <text:p>5</text:p>
          </table:table-cell>
          <table:table-cell table:style-name="ce24" table:formula="of:=IF(ISBLANK([.$K87]); [.$B87] * [$Parameters.$A$4]; IF(ISBLANK([$Classic.$B87]);1;POWER([$Parameters.$A$4]; IF(ISBLANK([.$B87]);1; [.$B87]))))" office:value-type="float" office:value="1" calcext:value-type="float">
            <text:p>1</text:p>
          </table:table-cell>
          <table:table-cell table:formula="of:=IF(ISBLANK([.$K87]); [.$E87] * [$Parameters.$D$4]; IF(ISBLANK([$Classic.$E87]);1;POWER([$Parameters.$D$4]/100; IF(ISBLANK([.$E87]);1; [.$E87]))))" office:value-type="float" office:value="0" calcext:value-type="float">
            <text:p>0</text:p>
          </table:table-cell>
          <table:table-cell table:style-name="ce24" table:formula="of:=IF(ISBLANK([.$K87]);[.$H87]*AVERAGE([$Parameters.$G$4:.$H$4]);IF(ISBLANK([$Classic.$H87]);1;POWER(AVERAGE([$Parameters.$G$4:.$H$4]);IF(ISBLANK([.$H87]);1;[.$H87]))))" office:value-type="float" office:value="1" calcext:value-type="float">
            <text:p>1</text:p>
          </table:table-cell>
          <table:table-cell table:formula="of:=IF(ISBLANK([.$K87]); SUM([.Z87:.AB87]);  ROUND([.Z87] * [.AA87] * [.AB87] * [.$K87] * 40 / 6))" office:value-type="float" office:value="0" calcext:value-type="float">
            <text:p>0</text:p>
          </table:table-cell>
          <table:table-cell table:style-name="ce25" table:formula="of:=MAX(FLOOR([.AC87] * (60 - 2) / 400); 5)" office:value-type="float" office:value="5" calcext:value-type="float">
            <text:p>5</text:p>
          </table:table-cell>
          <table:table-cell table:style-name="ce25" table:formula="of:=MAX(FLOOR([.AC87] * (60 - 25) / 400); 5)" office:value-type="float" office:value="5" calcext:value-type="float">
            <text:p>5</text:p>
          </table:table-cell>
          <table:table-cell table:style-name="ce25" table:formula="of:=MAX(FLOOR([.AC87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ify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8]); [.$B88] * [$Parameters.$A$2]; IF(ISBLANK([$Classic.$B88]);1;POWER([$Parameters.$A$2]; IF(ISBLANK([.$B88]);1; [.$B88]))))" office:value-type="float" office:value="1" calcext:value-type="float">
            <text:p>1</text:p>
          </table:table-cell>
          <table:table-cell table:formula="of:=IF(ISBLANK([.$K88]); [.$E88] * [$Parameters.$D$2]; IF(ISBLANK([$Classic.$E88]);1;POWER([$Parameters.$D$2]/100; IF(ISBLANK([.$E88]);1; [.$E88]))))" office:value-type="float" office:value="0.411795508633787" calcext:value-type="float">
            <text:p>0.411795508633787</text:p>
          </table:table-cell>
          <table:table-cell table:style-name="ce18" table:formula="of:=IF(ISBLANK([.$K88]);[.$H88]*AVERAGE([$Parameters.$G$2:.$H$2]);IF(ISBLANK([$Classic.$H88]);1;POWER(AVERAGE([$Parameters.$G$2:.$H$2]);IF(ISBLANK([.$H88]);1;[.$H88]))))" office:value-type="float" office:value="1" calcext:value-type="float">
            <text:p>1</text:p>
          </table:table-cell>
          <table:table-cell table:formula="of:=IF(ISBLANK([.$K88]); SUM([.L88:.N88]);  ROUND([.L88] * [.M88] * [.N88] * [.$K88] * 40 / 6))" office:value-type="float" office:value="329" calcext:value-type="float">
            <text:p>329</text:p>
          </table:table-cell>
          <table:table-cell table:style-name="ce19" table:formula="of:=MAX(FLOOR([.O88] * (60 - 2) / 400); 5)" office:value-type="float" office:value="47" calcext:value-type="float">
            <text:p>47</text:p>
          </table:table-cell>
          <table:table-cell table:style-name="ce19" table:formula="of:=MAX(FLOOR([.O88] * (60 - 25) / 400); 5)" office:value-type="float" office:value="28" calcext:value-type="float">
            <text:p>28</text:p>
          </table:table-cell>
          <table:table-cell table:style-name="ce19" table:formula="of:=MAX(FLOOR([.O88] * (60 - 50) / 400); 5)" office:value-type="float" office:value="8" calcext:value-type="float">
            <text:p>8</text:p>
          </table:table-cell>
          <table:table-cell table:style-name="ce21" table:formula="of:=IF(ISBLANK([.$K88]); [.$B88] * [$Parameters.$A$3]; IF(ISBLANK([$Classic.$B88]);1;POWER([$Parameters.$A$3]; IF(ISBLANK([.$B88]);1; [.$B88]))))" office:value-type="float" office:value="1" calcext:value-type="float">
            <text:p>1</text:p>
          </table:table-cell>
          <table:table-cell table:formula="of:=IF(ISBLANK([.$K88]); [.$E88] * [$Parameters.$D$3]; IF(ISBLANK([$Classic.$E88]);1;POWER([$Parameters.$D$3]/100; IF(ISBLANK([.$E88]);1; [.$E88]))))" office:value-type="float" office:value="0.169575540930959" calcext:value-type="float">
            <text:p>0.169575540930959</text:p>
          </table:table-cell>
          <table:table-cell table:style-name="ce21" table:formula="of:=IF(ISBLANK([.$K88]);[.$H88]*AVERAGE([$Parameters.$G$3:.$H$3]);IF(ISBLANK([$Classic.$H88]);1;POWER(AVERAGE([$Parameters.$G$3:.$H$3]);IF(ISBLANK([.$H88]);1;[.$H88]))))" office:value-type="float" office:value="1" calcext:value-type="float">
            <text:p>1</text:p>
          </table:table-cell>
          <table:table-cell table:formula="of:=IF(ISBLANK([.$K88]); SUM([.S88:.U88]);  ROUND([.S88] * [.T88] * [.U88] * [.$K88] * 40 / 6))" office:value-type="float" office:value="136" calcext:value-type="float">
            <text:p>136</text:p>
          </table:table-cell>
          <table:table-cell table:style-name="ce22" table:formula="of:=MAX(FLOOR([.V88] * (60 - 2) / 400); 5)" office:value-type="float" office:value="19" calcext:value-type="float">
            <text:p>19</text:p>
          </table:table-cell>
          <table:table-cell table:style-name="ce22" table:formula="of:=MAX(FLOOR([.V88] * (60 - 25) / 400); 5)" office:value-type="float" office:value="11" calcext:value-type="float">
            <text:p>11</text:p>
          </table:table-cell>
          <table:table-cell table:style-name="ce22" table:formula="of:=MAX(FLOOR([.V88] * (60 - 50) / 400); 5)" office:value-type="float" office:value="5" calcext:value-type="float">
            <text:p>5</text:p>
          </table:table-cell>
          <table:table-cell table:style-name="ce24" table:formula="of:=IF(ISBLANK([.$K88]); [.$B88] * [$Parameters.$A$4]; IF(ISBLANK([$Classic.$B88]);1;POWER([$Parameters.$A$4]; IF(ISBLANK([.$B88]);1; [.$B88]))))" office:value-type="float" office:value="1" calcext:value-type="float">
            <text:p>1</text:p>
          </table:table-cell>
          <table:table-cell table:formula="of:=IF(ISBLANK([.$K88]); [.$E88] * [$Parameters.$D$4]; IF(ISBLANK([$Classic.$E88]);1;POWER([$Parameters.$D$4]/100; IF(ISBLANK([.$E88]);1; [.$E88]))))" office:value-type="float" office:value="0" calcext:value-type="float">
            <text:p>0</text:p>
          </table:table-cell>
          <table:table-cell table:style-name="ce24" table:formula="of:=IF(ISBLANK([.$K88]);[.$H88]*AVERAGE([$Parameters.$G$4:.$H$4]);IF(ISBLANK([$Classic.$H88]);1;POWER(AVERAGE([$Parameters.$G$4:.$H$4]);IF(ISBLANK([.$H88]);1;[.$H88]))))" office:value-type="float" office:value="1" calcext:value-type="float">
            <text:p>1</text:p>
          </table:table-cell>
          <table:table-cell table:formula="of:=IF(ISBLANK([.$K88]); SUM([.Z88:.AB88]);  ROUND([.Z88] * [.AA88] * [.AB88] * [.$K88] * 40 / 6))" office:value-type="float" office:value="0" calcext:value-type="float">
            <text:p>0</text:p>
          </table:table-cell>
          <table:table-cell table:style-name="ce25" table:formula="of:=MAX(FLOOR([.AC88] * (60 - 2) / 400); 5)" office:value-type="float" office:value="5" calcext:value-type="float">
            <text:p>5</text:p>
          </table:table-cell>
          <table:table-cell table:style-name="ce25" table:formula="of:=MAX(FLOOR([.AC88] * (60 - 25) / 400); 5)" office:value-type="float" office:value="5" calcext:value-type="float">
            <text:p>5</text:p>
          </table:table-cell>
          <table:table-cell table:style-name="ce25" table:formula="of:=MAX(FLOOR([.AC88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llReflec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9]); [.$B89] * [$Parameters.$A$2]; IF(ISBLANK([$Classic.$B89]);1;POWER([$Parameters.$A$2]; IF(ISBLANK([.$B89]);1; [.$B89]))))" office:value-type="float" office:value="10" calcext:value-type="float">
            <text:p>10</text:p>
          </table:table-cell>
          <table:table-cell table:formula="of:=IF(ISBLANK([.$K89]); [.$E89] * [$Parameters.$D$2]; IF(ISBLANK([$Classic.$E89]);1;POWER([$Parameters.$D$2]/100; IF(ISBLANK([.$E89]);1; [.$E89]))))" office:value-type="float" office:value="0.411795508633787" calcext:value-type="float">
            <text:p>0.411795508633787</text:p>
          </table:table-cell>
          <table:table-cell table:style-name="ce18" table:formula="of:=IF(ISBLANK([.$K89]);[.$H89]*AVERAGE([$Parameters.$G$2:.$H$2]);IF(ISBLANK([$Classic.$H89]);1;POWER(AVERAGE([$Parameters.$G$2:.$H$2]);IF(ISBLANK([.$H89]);1;[.$H89]))))" office:value-type="float" office:value="1" calcext:value-type="float">
            <text:p>1</text:p>
          </table:table-cell>
          <table:table-cell table:formula="of:=IF(ISBLANK([.$K89]); SUM([.L89:.N89]);  ROUND([.L89] * [.M89] * [.N89] * [.$K89] * 40 / 6))" office:value-type="float" office:value="3294" calcext:value-type="float">
            <text:p>3294</text:p>
          </table:table-cell>
          <table:table-cell table:style-name="ce19" table:formula="of:=MAX(FLOOR([.O89] * (60 - 2) / 400); 5)" office:value-type="float" office:value="477" calcext:value-type="float">
            <text:p>477</text:p>
          </table:table-cell>
          <table:table-cell table:style-name="ce19" table:formula="of:=MAX(FLOOR([.O89] * (60 - 25) / 400); 5)" office:value-type="float" office:value="288" calcext:value-type="float">
            <text:p>288</text:p>
          </table:table-cell>
          <table:table-cell table:style-name="ce19" table:formula="of:=MAX(FLOOR([.O89] * (60 - 50) / 400); 5)" office:value-type="float" office:value="82" calcext:value-type="float">
            <text:p>82</text:p>
          </table:table-cell>
          <table:table-cell table:style-name="ce21" table:formula="of:=IF(ISBLANK([.$K89]); [.$B89] * [$Parameters.$A$3]; IF(ISBLANK([$Classic.$B89]);1;POWER([$Parameters.$A$3]; IF(ISBLANK([.$B89]);1; [.$B89]))))" office:value-type="float" office:value="20" calcext:value-type="float">
            <text:p>20</text:p>
          </table:table-cell>
          <table:table-cell table:formula="of:=IF(ISBLANK([.$K89]); [.$E89] * [$Parameters.$D$3]; IF(ISBLANK([$Classic.$E89]);1;POWER([$Parameters.$D$3]/100; IF(ISBLANK([.$E89]);1; [.$E89]))))" office:value-type="float" office:value="0.169575540930959" calcext:value-type="float">
            <text:p>0.169575540930959</text:p>
          </table:table-cell>
          <table:table-cell table:style-name="ce21" table:formula="of:=IF(ISBLANK([.$K89]);[.$H89]*AVERAGE([$Parameters.$G$3:.$H$3]);IF(ISBLANK([$Classic.$H89]);1;POWER(AVERAGE([$Parameters.$G$3:.$H$3]);IF(ISBLANK([.$H89]);1;[.$H89]))))" office:value-type="float" office:value="1" calcext:value-type="float">
            <text:p>1</text:p>
          </table:table-cell>
          <table:table-cell table:formula="of:=IF(ISBLANK([.$K89]); SUM([.S89:.U89]);  ROUND([.S89] * [.T89] * [.U89] * [.$K89] * 40 / 6))" office:value-type="float" office:value="2713" calcext:value-type="float">
            <text:p>2713</text:p>
          </table:table-cell>
          <table:table-cell table:style-name="ce22" table:formula="of:=MAX(FLOOR([.V89] * (60 - 2) / 400); 5)" office:value-type="float" office:value="393" calcext:value-type="float">
            <text:p>393</text:p>
          </table:table-cell>
          <table:table-cell table:style-name="ce22" table:formula="of:=MAX(FLOOR([.V89] * (60 - 25) / 400); 5)" office:value-type="float" office:value="237" calcext:value-type="float">
            <text:p>237</text:p>
          </table:table-cell>
          <table:table-cell table:style-name="ce22" table:formula="of:=MAX(FLOOR([.V89] * (60 - 50) / 400); 5)" office:value-type="float" office:value="67" calcext:value-type="float">
            <text:p>67</text:p>
          </table:table-cell>
          <table:table-cell table:style-name="ce24" table:formula="of:=IF(ISBLANK([.$K89]); [.$B89] * [$Parameters.$A$4]; IF(ISBLANK([$Classic.$B89]);1;POWER([$Parameters.$A$4]; IF(ISBLANK([.$B89]);1; [.$B89]))))" office:value-type="float" office:value="1" calcext:value-type="float">
            <text:p>1</text:p>
          </table:table-cell>
          <table:table-cell table:formula="of:=IF(ISBLANK([.$K89]); [.$E89] * [$Parameters.$D$4]; IF(ISBLANK([$Classic.$E89]);1;POWER([$Parameters.$D$4]/100; IF(ISBLANK([.$E89]);1; [.$E89]))))" office:value-type="float" office:value="0" calcext:value-type="float">
            <text:p>0</text:p>
          </table:table-cell>
          <table:table-cell table:style-name="ce24" table:formula="of:=IF(ISBLANK([.$K89]);[.$H89]*AVERAGE([$Parameters.$G$4:.$H$4]);IF(ISBLANK([$Classic.$H89]);1;POWER(AVERAGE([$Parameters.$G$4:.$H$4]);IF(ISBLANK([.$H89]);1;[.$H89]))))" office:value-type="float" office:value="1" calcext:value-type="float">
            <text:p>1</text:p>
          </table:table-cell>
          <table:table-cell table:formula="of:=IF(ISBLANK([.$K89]); SUM([.Z89:.AB89]);  ROUND([.Z89] * [.AA89] * [.AB89] * [.$K89] * 40 / 6))" office:value-type="float" office:value="0" calcext:value-type="float">
            <text:p>0</text:p>
          </table:table-cell>
          <table:table-cell table:style-name="ce25" table:formula="of:=MAX(FLOOR([.AC89] * (60 - 2) / 400); 5)" office:value-type="float" office:value="5" calcext:value-type="float">
            <text:p>5</text:p>
          </table:table-cell>
          <table:table-cell table:style-name="ce25" table:formula="of:=MAX(FLOOR([.AC89] * (60 - 25) / 400); 5)" office:value-type="float" office:value="5" calcext:value-type="float">
            <text:p>5</text:p>
          </table:table-cell>
          <table:table-cell table:style-name="ce25" table:formula="of:=MAX(FLOOR([.AC89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llResista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90]); [.$B90] * [$Parameters.$A$2]; IF(ISBLANK([$Classic.$B90]);1;POWER([$Parameters.$A$2]; IF(ISBLANK([.$B90]);1; [.$B90]))))" office:value-type="float" office:value="10" calcext:value-type="float">
            <text:p>10</text:p>
          </table:table-cell>
          <table:table-cell table:formula="of:=IF(ISBLANK([.$K90]); [.$E90] * [$Parameters.$D$2]; IF(ISBLANK([$Classic.$E90]);1;POWER([$Parameters.$D$2]/100; IF(ISBLANK([.$E90]);1; [.$E90]))))" office:value-type="float" office:value="0.411795508633787" calcext:value-type="float">
            <text:p>0.411795508633787</text:p>
          </table:table-cell>
          <table:table-cell table:style-name="ce18" table:formula="of:=IF(ISBLANK([.$K90]);[.$H90]*AVERAGE([$Parameters.$G$2:.$H$2]);IF(ISBLANK([$Classic.$H90]);1;POWER(AVERAGE([$Parameters.$G$2:.$H$2]);IF(ISBLANK([.$H90]);1;[.$H90]))))" office:value-type="float" office:value="1" calcext:value-type="float">
            <text:p>1</text:p>
          </table:table-cell>
          <table:table-cell table:formula="of:=IF(ISBLANK([.$K90]); SUM([.L90:.N90]);  ROUND([.L90] * [.M90] * [.N90] * [.$K90] * 40 / 6))" office:value-type="float" office:value="2196" calcext:value-type="float">
            <text:p>2196</text:p>
          </table:table-cell>
          <table:table-cell table:style-name="ce19" table:formula="of:=MAX(FLOOR([.O90] * (60 - 2) / 400); 5)" office:value-type="float" office:value="318" calcext:value-type="float">
            <text:p>318</text:p>
          </table:table-cell>
          <table:table-cell table:style-name="ce19" table:formula="of:=MAX(FLOOR([.O90] * (60 - 25) / 400); 5)" office:value-type="float" office:value="192" calcext:value-type="float">
            <text:p>192</text:p>
          </table:table-cell>
          <table:table-cell table:style-name="ce19" table:formula="of:=MAX(FLOOR([.O90] * (60 - 50) / 400); 5)" office:value-type="float" office:value="54" calcext:value-type="float">
            <text:p>54</text:p>
          </table:table-cell>
          <table:table-cell table:style-name="ce21" table:formula="of:=IF(ISBLANK([.$K90]); [.$B90] * [$Parameters.$A$3]; IF(ISBLANK([$Classic.$B90]);1;POWER([$Parameters.$A$3]; IF(ISBLANK([.$B90]);1; [.$B90]))))" office:value-type="float" office:value="20" calcext:value-type="float">
            <text:p>20</text:p>
          </table:table-cell>
          <table:table-cell table:formula="of:=IF(ISBLANK([.$K90]); [.$E90] * [$Parameters.$D$3]; IF(ISBLANK([$Classic.$E90]);1;POWER([$Parameters.$D$3]/100; IF(ISBLANK([.$E90]);1; [.$E90]))))" office:value-type="float" office:value="0.169575540930959" calcext:value-type="float">
            <text:p>0.169575540930959</text:p>
          </table:table-cell>
          <table:table-cell table:style-name="ce21" table:formula="of:=IF(ISBLANK([.$K90]);[.$H90]*AVERAGE([$Parameters.$G$3:.$H$3]);IF(ISBLANK([$Classic.$H90]);1;POWER(AVERAGE([$Parameters.$G$3:.$H$3]);IF(ISBLANK([.$H90]);1;[.$H90]))))" office:value-type="float" office:value="1" calcext:value-type="float">
            <text:p>1</text:p>
          </table:table-cell>
          <table:table-cell table:formula="of:=IF(ISBLANK([.$K90]); SUM([.S90:.U90]);  ROUND([.S90] * [.T90] * [.U90] * [.$K90] * 40 / 6))" office:value-type="float" office:value="1809" calcext:value-type="float">
            <text:p>1809</text:p>
          </table:table-cell>
          <table:table-cell table:style-name="ce22" table:formula="of:=MAX(FLOOR([.V90] * (60 - 2) / 400); 5)" office:value-type="float" office:value="262" calcext:value-type="float">
            <text:p>262</text:p>
          </table:table-cell>
          <table:table-cell table:style-name="ce22" table:formula="of:=MAX(FLOOR([.V90] * (60 - 25) / 400); 5)" office:value-type="float" office:value="158" calcext:value-type="float">
            <text:p>158</text:p>
          </table:table-cell>
          <table:table-cell table:style-name="ce22" table:formula="of:=MAX(FLOOR([.V90] * (60 - 50) / 400); 5)" office:value-type="float" office:value="45" calcext:value-type="float">
            <text:p>45</text:p>
          </table:table-cell>
          <table:table-cell table:style-name="ce24" table:formula="of:=IF(ISBLANK([.$K90]); [.$B90] * [$Parameters.$A$4]; IF(ISBLANK([$Classic.$B90]);1;POWER([$Parameters.$A$4]; IF(ISBLANK([.$B90]);1; [.$B90]))))" office:value-type="float" office:value="1" calcext:value-type="float">
            <text:p>1</text:p>
          </table:table-cell>
          <table:table-cell table:formula="of:=IF(ISBLANK([.$K90]); [.$E90] * [$Parameters.$D$4]; IF(ISBLANK([$Classic.$E90]);1;POWER([$Parameters.$D$4]/100; IF(ISBLANK([.$E90]);1; [.$E90]))))" office:value-type="float" office:value="0" calcext:value-type="float">
            <text:p>0</text:p>
          </table:table-cell>
          <table:table-cell table:style-name="ce24" table:formula="of:=IF(ISBLANK([.$K90]);[.$H90]*AVERAGE([$Parameters.$G$4:.$H$4]);IF(ISBLANK([$Classic.$H90]);1;POWER(AVERAGE([$Parameters.$G$4:.$H$4]);IF(ISBLANK([.$H90]);1;[.$H90]))))" office:value-type="float" office:value="1" calcext:value-type="float">
            <text:p>1</text:p>
          </table:table-cell>
          <table:table-cell table:formula="of:=IF(ISBLANK([.$K90]); SUM([.Z90:.AB90]);  ROUND([.Z90] * [.AA90] * [.AB90] * [.$K90] * 40 / 6))" office:value-type="float" office:value="0" calcext:value-type="float">
            <text:p>0</text:p>
          </table:table-cell>
          <table:table-cell table:style-name="ce25" table:formula="of:=MAX(FLOOR([.AC90] * (60 - 2) / 400); 5)" office:value-type="float" office:value="5" calcext:value-type="float">
            <text:p>5</text:p>
          </table:table-cell>
          <table:table-cell table:style-name="ce25" table:formula="of:=MAX(FLOOR([.AC90] * (60 - 25) / 400); 5)" office:value-type="float" office:value="5" calcext:value-type="float">
            <text:p>5</text:p>
          </table:table-cell>
          <table:table-cell table:style-name="ce25" table:formula="of:=MAX(FLOOR([.AC90] * (60 - 50) / 400); 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Walk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number-columns-repeated="21"/>
        </table:table-row>
        <table:table-row table:style-name="ro1" table:number-rows-repeated="1048484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Unleveled.B2:Unleveled.K91">
            <calcext:condition calcext:apply-style-name="Accent 3" calcext:value="!=[$Classic.B2:$Classic.J91]" calcext:base-cell-address="Unleveled.B2"/>
          </calcext:conditional-format>
        </calcext:conditional-formats>
      </table:table>
      <table:table table:name="Spells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1 Dur</text:p>
          </table:table-cell>
          <table:table-cell office:value-type="string" calcext:value-type="string">
            <text:p>E1 %</text:p>
          </table:table-cell>
          <table:table-cell office:value-type="string" calcext:value-type="string">
            <text:p>E1 Mag Min</text:p>
          </table:table-cell>
          <table:table-cell office:value-type="string" calcext:value-type="string">
            <text:p>E1 Mag Max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2 Dur</text:p>
          </table:table-cell>
          <table:table-cell office:value-type="string" calcext:value-type="string">
            <text:p>E2 %</text:p>
          </table:table-cell>
          <table:table-cell office:value-type="string" calcext:value-type="string">
            <text:p>E2 Mag Min</text:p>
          </table:table-cell>
          <table:table-cell office:value-type="string" calcext:value-type="string">
            <text:p>E2 Mag Max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Dur</text:p>
          </table:table-cell>
          <table:table-cell office:value-type="string" calcext:value-type="string">
            <text:p>E3 %</text:p>
          </table:table-cell>
          <table:table-cell office:value-type="string" calcext:value-type="string">
            <text:p>E3 Mag Min</text:p>
          </table:table-cell>
          <table:table-cell office:value-type="string" calcext:value-type="string">
            <text:p>E3 Mag 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 A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ree Actio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ll 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r 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alidor's Mirror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usa's Gaz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oul Tra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oul Trap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ider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oyanc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evitat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isibilit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Invisibility (Normal)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ros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ir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 Sh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Shock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oll's Bloo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Regenerat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Poiso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ild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Health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lowfall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lowfall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ll Resista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nd of 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Fatig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icka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Spell Poi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rc Strengt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treng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Intellige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Willpow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mblenes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Agil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et of Notorgo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pee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Endura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Personal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ck of Trad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Lu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ater Breath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Breathing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hameleon (Normal)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adow (Normal)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ll Refle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ell Absorp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Absorp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ngu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omprehend Language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Fatig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Jumping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ight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ter Walk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nrik's Door Ja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o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zard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ength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rain Strengt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re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e 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zard L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lyna's Bal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ser Fire 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ll Drai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xic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ds'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zard Ren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rce Bo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Fatig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mpiric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here of Neg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nd of Deca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nish Daedr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Daedra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ll Magick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Magic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lyna's Antido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e Diseas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Disea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ergy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Fatigu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rm Mort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lm Humanoi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Humanoi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iet Undea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ure Paralyz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aralyzati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inking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pprentice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lyna's Salv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eater Flam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!Cold Screa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ater Ice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jor Fir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eater 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!Ancient Vampire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!Acid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nrik's Lockpi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!Stormhand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!Lesse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!Dissolving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ate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!Frostball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!Fire Bol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no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3" table:target-range-address="Spells.A1:Spells.S9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1T08:55:40.954000000</meta:creation-date>
    <dc:date>2023-11-07T22:13:12.922000000</dc:date>
    <meta:editing-duration>P11DT2H18M29S</meta:editing-duration>
    <meta:editing-cycles>61</meta:editing-cycles>
    <meta:generator>LibreOffice/7.5.2.2$Windows_X86_64 LibreOffice_project/53bb9681a964705cf672590721dbc85eb4d0c3a2</meta:generator>
    <meta:document-statistic meta:table-count="4" meta:cell-count="3186" meta:object-count="0"/>
  </office:meta>
</office:document-meta>
</file>